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3.7570000000000006in"/>
    </style:style>
    <style:style style:name="ta1co2" style:family="table-column">
      <style:table-column-properties fo:break-before="auto" style:column-width="0.928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2.7220000000000004in"/>
    </style:style>
    <style:style style:name="ta2co2" style:family="table-column">
      <style:table-column-properties fo:break-before="auto" style:column-width="0.928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row table:style-name="ro1">
          <table:table-cell office:value-type="string">
            <text:p/>
          </table:table-cell>
          <table:table-cell office:value-type="string">
            <text:p>empty-1/ba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</table:table-row>
        <table:table-row table:style-name="ro1">
          <table:table-cell office:value-type="string">
            <text:p>HanoiTower/0004-hanoi_tower-60-0.asp</text:p>
          </table:table-cell>
          <table:table-cell office:value-type="float" office:value="415.55"/>
          <table:table-cell office:value-type="float" office:value="415.459"/>
          <table:table-cell office:value-type="float" office:value="3140130.0"/>
          <table:table-cell office:value-type="float" office:value="2715388.0"/>
          <table:table-cell office:value-type="float" office:value="84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</table:table-row>
        <table:table-row table:style-name="ro1">
          <table:table-cell office:value-type="string">
            <text:p>HanoiTower/0005-hanoi_tower-60-0.asp</text:p>
          </table:table-cell>
          <table:table-cell office:value-type="float" office:value="900.0"/>
          <table:table-cell office:value-type="float" office:value="900.0"/>
          <table:table-cell office:value-type="float" office:value="5835844.0"/>
          <table:table-cell office:value-type="float" office:value="5036308.0"/>
          <table:table-cell office:value-type="float" office:value="113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</table:table-row>
        <table:table-row table:style-name="ro1">
          <table:table-cell office:value-type="string">
            <text:p>HanoiTower/0007-hanoi_tower-60-0.asp</text:p>
          </table:table-cell>
          <table:table-cell office:value-type="float" office:value="900.0"/>
          <table:table-cell office:value-type="float" office:value="900.0"/>
          <table:table-cell office:value-type="float" office:value="6263690.0"/>
          <table:table-cell office:value-type="float" office:value="5353913.0"/>
          <table:table-cell office:value-type="float" office:value="118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</table:table-row>
        <table:table-row table:style-name="ro1">
          <table:table-cell office:value-type="string">
            <text:p>HanoiTower/0008-hanoi_tower-60-0.asp</text:p>
          </table:table-cell>
          <table:table-cell office:value-type="float" office:value="900.0"/>
          <table:table-cell office:value-type="float" office:value="900.0"/>
          <table:table-cell office:value-type="float" office:value="6743592.0"/>
          <table:table-cell office:value-type="float" office:value="5690599.0"/>
          <table:table-cell office:value-type="float" office:value="12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</table:table-row>
        <table:table-row table:style-name="ro1">
          <table:table-cell office:value-type="string">
            <text:p>HanoiTower/0013-hanoi_tower-32-0.asp</text:p>
          </table:table-cell>
          <table:table-cell office:value-type="float" office:value="525.39"/>
          <table:table-cell office:value-type="float" office:value="525.305"/>
          <table:table-cell office:value-type="float" office:value="4626910.0"/>
          <table:table-cell office:value-type="float" office:value="4108903.0"/>
          <table:table-cell office:value-type="float" office:value="59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</table:table-row>
        <table:table-row table:style-name="ro1">
          <table:table-cell office:value-type="string">
            <text:p>HanoiTower/0021-hanoi_tower-40-0.asp</text:p>
          </table:table-cell>
          <table:table-cell office:value-type="float" office:value="220.29"/>
          <table:table-cell office:value-type="float" office:value="220.209"/>
          <table:table-cell office:value-type="float" office:value="2001644.0"/>
          <table:table-cell office:value-type="float" office:value="1734777.0"/>
          <table:table-cell office:value-type="float" office:value="57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</table:table-row>
        <table:table-row table:style-name="ro1">
          <table:table-cell office:value-type="string">
            <text:p>HanoiTower/0022-hanoi_tower-60-0.asp</text:p>
          </table:table-cell>
          <table:table-cell office:value-type="float" office:value="31.32"/>
          <table:table-cell office:value-type="float" office:value="31.255"/>
          <table:table-cell office:value-type="float" office:value="413204.0"/>
          <table:table-cell office:value-type="float" office:value="365688.0"/>
          <table:table-cell office:value-type="float" office:value="29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</table:table-row>
        <table:table-row table:style-name="ro1">
          <table:table-cell office:value-type="string">
            <text:p>HanoiTower/0023-hanoi_tower-60-0.asp</text:p>
          </table:table-cell>
          <table:table-cell office:value-type="float" office:value="34.01"/>
          <table:table-cell office:value-type="float" office:value="33.926"/>
          <table:table-cell office:value-type="float" office:value="427140.0"/>
          <table:table-cell office:value-type="float" office:value="373319.0"/>
          <table:table-cell office:value-type="float" office:value="33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</table:table-row>
        <table:table-row table:style-name="ro1">
          <table:table-cell office:value-type="string">
            <text:p>HanoiTower/0025-hanoi_tower-60-0.asp</text:p>
          </table:table-cell>
          <table:table-cell office:value-type="float" office:value="135.17"/>
          <table:table-cell office:value-type="float" office:value="135.096"/>
          <table:table-cell office:value-type="float" office:value="1364637.0"/>
          <table:table-cell office:value-type="float" office:value="1202135.0"/>
          <table:table-cell office:value-type="float" office:value="46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</table:table-row>
        <table:table-row table:style-name="ro1">
          <table:table-cell office:value-type="string">
            <text:p>HanoiTower/0032-hanoi_tower-60-0.asp</text:p>
          </table:table-cell>
          <table:table-cell office:value-type="float" office:value="11.57"/>
          <table:table-cell office:value-type="float" office:value="11.483"/>
          <table:table-cell office:value-type="float" office:value="156680.0"/>
          <table:table-cell office:value-type="float" office:value="123747.0"/>
          <table:table-cell office:value-type="float" office:value="33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</table:table-row>
        <table:table-row table:style-name="ro1">
          <table:table-cell office:value-type="string">
            <text:p>HanoiTower/0036-hanoi_tower-80-0.asp</text:p>
          </table:table-cell>
          <table:table-cell office:value-type="float" office:value="14.6"/>
          <table:table-cell office:value-type="float" office:value="14.523"/>
          <table:table-cell office:value-type="float" office:value="188204.0"/>
          <table:table-cell office:value-type="float" office:value="153938.0"/>
          <table:table-cell office:value-type="float" office:value="31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</table:table-row>
        <table:table-row table:style-name="ro1">
          <table:table-cell office:value-type="string">
            <text:p>HanoiTower/0039-hanoi_tower-80-0.asp</text:p>
          </table:table-cell>
          <table:table-cell office:value-type="float" office:value="46.34"/>
          <table:table-cell office:value-type="float" office:value="46.252"/>
          <table:table-cell office:value-type="float" office:value="489535.0"/>
          <table:table-cell office:value-type="float" office:value="404366.0"/>
          <table:table-cell office:value-type="float" office:value="41.0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</table:table-row>
        <table:table-row table:style-name="ro1">
          <table:table-cell office:value-type="string">
            <text:p>HanoiTower/0040-hanoi_tower-80-0.asp</text:p>
          </table:table-cell>
          <table:table-cell office:value-type="float" office:value="79.15"/>
          <table:table-cell office:value-type="float" office:value="79.057"/>
          <table:table-cell office:value-type="float" office:value="746769.0"/>
          <table:table-cell office:value-type="float" office:value="623577.0"/>
          <table:table-cell office:value-type="float" office:value="49.0"/>
          <table:table-cell office:value-type="float" office:value="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</table:table-row>
        <table:table-row table:style-name="ro1">
          <table:table-cell office:value-type="string">
            <text:p>HanoiTower/0046-hanoi_tower-100-0.asp</text:p>
          </table:table-cell>
          <table:table-cell office:value-type="float" office:value="125.27"/>
          <table:table-cell office:value-type="float" office:value="125.189"/>
          <table:table-cell office:value-type="float" office:value="1114104.0"/>
          <table:table-cell office:value-type="float" office:value="961071.0"/>
          <table:table-cell office:value-type="float" office:value="45.0"/>
          <table:table-cell office:value-type="float" office:value="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</table:table-row>
        <table:table-row table:style-name="ro1">
          <table:table-cell office:value-type="string">
            <text:p>HanoiTower/0047-hanoi_tower-120-0.asp</text:p>
          </table:table-cell>
          <table:table-cell office:value-type="float" office:value="12.62"/>
          <table:table-cell office:value-type="float" office:value="12.554"/>
          <table:table-cell office:value-type="float" office:value="180784.0"/>
          <table:table-cell office:value-type="float" office:value="151730.0"/>
          <table:table-cell office:value-type="float" office:value="25.0"/>
          <table:table-cell office:value-type="float" office:value="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</table:table-row>
        <table:table-row table:style-name="ro1">
          <table:table-cell office:value-type="string">
            <text:p>HanoiTower/0048-hanoi_tower-120-0.asp</text:p>
          </table:table-cell>
          <table:table-cell office:value-type="float" office:value="33.91"/>
          <table:table-cell office:value-type="float" office:value="33.846"/>
          <table:table-cell office:value-type="float" office:value="393623.0"/>
          <table:table-cell office:value-type="float" office:value="336404.0"/>
          <table:table-cell office:value-type="float" office:value="32.0"/>
          <table:table-cell office:value-type="float" office:value="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</table:table-row>
        <table:table-row table:style-name="ro1">
          <table:table-cell office:value-type="string">
            <text:p>HanoiTower/0050-hanoi_tower-120-0.asp</text:p>
          </table:table-cell>
          <table:table-cell office:value-type="float" office:value="123.82"/>
          <table:table-cell office:value-type="float" office:value="123.746"/>
          <table:table-cell office:value-type="float" office:value="1192307.0"/>
          <table:table-cell office:value-type="float" office:value="1014124.0"/>
          <table:table-cell office:value-type="float" office:value="44.0"/>
          <table:table-cell office:value-type="float" office:value="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</table:table-row>
        <table:table-row table:style-name="ro1">
          <table:table-cell office:value-type="string">
            <text:p>HanoiTower/0056-hanoi_tower-120-0.asp</text:p>
          </table:table-cell>
          <table:table-cell office:value-type="float" office:value="900.0"/>
          <table:table-cell office:value-type="float" office:value="900.0"/>
          <table:table-cell office:value-type="float" office:value="6541723.0"/>
          <table:table-cell office:value-type="float" office:value="5530615.0"/>
          <table:table-cell office:value-type="float" office:value="98.0"/>
          <table:table-cell office:value-type="float" office:value="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</table:table-row>
        <table:table-row table:style-name="ro1">
          <table:table-cell office:value-type="string">
            <text:p>HanoiTower/0059-hanoi_tower-120-0.asp</text:p>
          </table:table-cell>
          <table:table-cell office:value-type="float" office:value="900.0"/>
          <table:table-cell office:value-type="float" office:value="900.0"/>
          <table:table-cell office:value-type="float" office:value="6408510.0"/>
          <table:table-cell office:value-type="float" office:value="5449978.0"/>
          <table:table-cell office:value-type="float" office:value="108.0"/>
          <table:table-cell office:value-type="float" office:value="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</table:table-row>
        <table:table-row table:style-name="ro1">
          <table:table-cell office:value-type="string">
            <text:p>HanoiTower/0060-hanoi_tower-120-0.asp</text:p>
          </table:table-cell>
          <table:table-cell office:value-type="float" office:value="900.0"/>
          <table:table-cell office:value-type="float" office:value="900.0"/>
          <table:table-cell office:value-type="float" office:value="6766544.0"/>
          <table:table-cell office:value-type="float" office:value="5705195.0"/>
          <table:table-cell office:value-type="float" office:value="93.0"/>
          <table:table-cell office:value-type="float" office:value="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</table:table-row>
        <table:table-row table:style-name="ro1">
          <table:table-cell office:value-type="string">
            <text:p>Labyrinth/0025-labyrinth-14-0.asp</text:p>
          </table:table-cell>
          <table:table-cell office:value-type="float" office:value="0.74"/>
          <table:table-cell office:value-type="float" office:value="0.679"/>
          <table:table-cell office:value-type="float" office:value="3346.0"/>
          <table:table-cell office:value-type="float" office:value="2357.0"/>
          <table:table-cell office:value-type="float" office:value="22.0"/>
          <table:table-cell office:value-type="float" office:value="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</table:table-row>
        <table:table-row table:style-name="ro1">
          <table:table-cell office:value-type="string">
            <text:p>Labyrinth/0045-labyrinth-11-0.asp</text:p>
          </table:table-cell>
          <table:table-cell office:value-type="float" office:value="15.3"/>
          <table:table-cell office:value-type="float" office:value="15.249"/>
          <table:table-cell office:value-type="float" office:value="83388.0"/>
          <table:table-cell office:value-type="float" office:value="63384.0"/>
          <table:table-cell office:value-type="float" office:value="22.0"/>
          <table:table-cell office:value-type="float" office:value="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</table:table-row>
        <table:table-row table:style-name="ro1">
          <table:table-cell office:value-type="string">
            <text:p>Labyrinth/0060-labyrinth-13-0.asp</text:p>
          </table:table-cell>
          <table:table-cell office:value-type="float" office:value="1.36"/>
          <table:table-cell office:value-type="float" office:value="1.294"/>
          <table:table-cell office:value-type="float" office:value="6900.0"/>
          <table:table-cell office:value-type="float" office:value="4837.0"/>
          <table:table-cell office:value-type="float" office:value="21.0"/>
          <table:table-cell office:value-type="float" office:value="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</table:table-row>
        <table:table-row table:style-name="ro1">
          <table:table-cell office:value-type="string">
            <text:p>Labyrinth/0075-labyrinth-13-0.asp</text:p>
          </table:table-cell>
          <table:table-cell office:value-type="float" office:value="149.75"/>
          <table:table-cell office:value-type="float" office:value="149.675"/>
          <table:table-cell office:value-type="float" office:value="502769.0"/>
          <table:table-cell office:value-type="float" office:value="400909.0"/>
          <table:table-cell office:value-type="float" office:value="40.0"/>
          <table:table-cell office:value-type="float" office:value="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</table:table-row>
        <table:table-row table:style-name="ro1">
          <table:table-cell office:value-type="string">
            <text:p>Labyrinth/0082-labyrinth-14-0.asp</text:p>
          </table:table-cell>
          <table:table-cell office:value-type="float" office:value="162.41"/>
          <table:table-cell office:value-type="float" office:value="162.339"/>
          <table:table-cell office:value-type="float" office:value="545608.0"/>
          <table:table-cell office:value-type="float" office:value="447719.0"/>
          <table:table-cell office:value-type="float" office:value="45.0"/>
          <table:table-cell office:value-type="float" office:value="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</table:table-row>
        <table:table-row table:style-name="ro1">
          <table:table-cell office:value-type="string">
            <text:p>Labyrinth/0083-labyrinth-23-0.asp</text:p>
          </table:table-cell>
          <table:table-cell office:value-type="float" office:value="900.0"/>
          <table:table-cell office:value-type="float" office:value="900.0"/>
          <table:table-cell office:value-type="float" office:value="1299222.0"/>
          <table:table-cell office:value-type="float" office:value="1074646.0"/>
          <table:table-cell office:value-type="float" office:value="88.0"/>
          <table:table-cell office:value-type="float" office:value="0.0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</table:table-row>
        <table:table-row table:style-name="ro1">
          <table:table-cell office:value-type="string">
            <text:p>Labyrinth/0094-labyrinth-17-0.asp</text:p>
          </table:table-cell>
          <table:table-cell office:value-type="float" office:value="35.54"/>
          <table:table-cell office:value-type="float" office:value="35.478"/>
          <table:table-cell office:value-type="float" office:value="104974.0"/>
          <table:table-cell office:value-type="float" office:value="79066.0"/>
          <table:table-cell office:value-type="float" office:value="35.0"/>
          <table:table-cell office:value-type="float" office:value="0.0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</table:table-row>
        <table:table-row table:style-name="ro1">
          <table:table-cell office:value-type="string">
            <text:p>Labyrinth/0117-labyrinth-23-0.asp</text:p>
          </table:table-cell>
          <table:table-cell office:value-type="float" office:value="900.0"/>
          <table:table-cell office:value-type="float" office:value="900.0"/>
          <table:table-cell office:value-type="float" office:value="1295320.0"/>
          <table:table-cell office:value-type="float" office:value="1080720.0"/>
          <table:table-cell office:value-type="float" office:value="80.0"/>
          <table:table-cell office:value-type="float" office:value="0.0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</table:table-row>
        <table:table-row table:style-name="ro1">
          <table:table-cell office:value-type="string">
            <text:p>Labyrinth/0130-labyrinth-14-0.asp</text:p>
          </table:table-cell>
          <table:table-cell office:value-type="float" office:value="419.32"/>
          <table:table-cell office:value-type="float" office:value="419.24"/>
          <table:table-cell office:value-type="float" office:value="1170219.0"/>
          <table:table-cell office:value-type="float" office:value="979262.0"/>
          <table:table-cell office:value-type="float" office:value="51.0"/>
          <table:table-cell office:value-type="float" office:value="0.0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</table:table-row>
        <table:table-row table:style-name="ro1">
          <table:table-cell office:value-type="string">
            <text:p>Labyrinth/0151-labyrinth-19-0.asp</text:p>
          </table:table-cell>
          <table:table-cell office:value-type="float" office:value="900.0"/>
          <table:table-cell office:value-type="float" office:value="900.0"/>
          <table:table-cell office:value-type="float" office:value="1438293.0"/>
          <table:table-cell office:value-type="float" office:value="1143456.0"/>
          <table:table-cell office:value-type="float" office:value="79.0"/>
          <table:table-cell office:value-type="float" office:value="0.0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</table:table-row>
        <table:table-row table:style-name="ro1">
          <table:table-cell office:value-type="string">
            <text:p>Labyrinth/0157-labyrinth-13-0.asp</text:p>
          </table:table-cell>
          <table:table-cell office:value-type="float" office:value="900.0"/>
          <table:table-cell office:value-type="float" office:value="900.0"/>
          <table:table-cell office:value-type="float" office:value="2078370.0"/>
          <table:table-cell office:value-type="float" office:value="1762446.0"/>
          <table:table-cell office:value-type="float" office:value="68.0"/>
          <table:table-cell office:value-type="float" office:value="0.0"/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</table:table-row>
        <table:table-row table:style-name="ro1">
          <table:table-cell office:value-type="string">
            <text:p>Labyrinth/0192-labyrinth-18-0.asp</text:p>
          </table:table-cell>
          <table:table-cell office:value-type="float" office:value="900.0"/>
          <table:table-cell office:value-type="float" office:value="900.0"/>
          <table:table-cell office:value-type="float" office:value="1502880.0"/>
          <table:table-cell office:value-type="float" office:value="1279218.0"/>
          <table:table-cell office:value-type="float" office:value="69.0"/>
          <table:table-cell office:value-type="float" office:value="0.0"/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</table:table-row>
        <table:table-row table:style-name="ro1">
          <table:table-cell office:value-type="string">
            <text:p>Labyrinth/0204-labyrinth-20-0.asp</text:p>
          </table:table-cell>
          <table:table-cell office:value-type="float" office:value="900.0"/>
          <table:table-cell office:value-type="float" office:value="900.0"/>
          <table:table-cell office:value-type="float" office:value="3652338.0"/>
          <table:table-cell office:value-type="float" office:value="1036425.0"/>
          <table:table-cell office:value-type="float" office:value="195.0"/>
          <table:table-cell office:value-type="float" office:value="0.0"/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</table:table-row>
        <table:table-row table:style-name="ro1">
          <table:table-cell office:value-type="string">
            <text:p>Labyrinth/0205-labyrinth-20-0.asp</text:p>
          </table:table-cell>
          <table:table-cell office:value-type="float" office:value="900.0"/>
          <table:table-cell office:value-type="float" office:value="900.0"/>
          <table:table-cell office:value-type="float" office:value="1593163.0"/>
          <table:table-cell office:value-type="float" office:value="1222620.0"/>
          <table:table-cell office:value-type="float" office:value="81.0"/>
          <table:table-cell office:value-type="float" office:value="0.0"/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</table:table-row>
        <table:table-row table:style-name="ro1">
          <table:table-cell office:value-type="string">
            <text:p>Labyrinth/0207-labyrinth-20-0.asp</text:p>
          </table:table-cell>
          <table:table-cell office:value-type="float" office:value="900.0"/>
          <table:table-cell office:value-type="float" office:value="900.0"/>
          <table:table-cell office:value-type="float" office:value="1598733.0"/>
          <table:table-cell office:value-type="float" office:value="1320386.0"/>
          <table:table-cell office:value-type="float" office:value="80.0"/>
          <table:table-cell office:value-type="float" office:value="0.0"/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</table:table-row>
        <table:table-row table:style-name="ro1">
          <table:table-cell office:value-type="string">
            <text:p>Labyrinth/0209-labyrinth-20-0.asp</text:p>
          </table:table-cell>
          <table:table-cell office:value-type="float" office:value="900.0"/>
          <table:table-cell office:value-type="float" office:value="900.0"/>
          <table:table-cell office:value-type="float" office:value="1579402.0"/>
          <table:table-cell office:value-type="float" office:value="1331591.0"/>
          <table:table-cell office:value-type="float" office:value="70.0"/>
          <table:table-cell office:value-type="float" office:value="0.0"/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</table:table-row>
        <table:table-row table:style-name="ro1">
          <table:table-cell office:value-type="string">
            <text:p>Labyrinth/0210-labyrinth-20-0.asp</text:p>
          </table:table-cell>
          <table:table-cell office:value-type="float" office:value="900.0"/>
          <table:table-cell office:value-type="float" office:value="900.0"/>
          <table:table-cell office:value-type="float" office:value="1315391.0"/>
          <table:table-cell office:value-type="float" office:value="1034848.0"/>
          <table:table-cell office:value-type="float" office:value="81.0"/>
          <table:table-cell office:value-type="float" office:value="0.0"/>
          <table:table-cell table:formula="of:=MIN([.$B39])" office:value-type="float"/>
          <table:table-cell table:formula="of:=MIN([.$C39])" office:value-type="float"/>
          <table:table-cell table:formula="of:=MIN([.$D39])" office:value-type="float"/>
          <table:table-cell table:formula="of:=MIN([.$E39])" office:value-type="float"/>
          <table:table-cell table:formula="of:=MIN([.$F39])" office:value-type="float"/>
          <table:table-cell table:formula="of:=MIN([.$G39])" office:value-type="float"/>
          <table:table-cell table:formula="of:=MEDIAN([.$B39])" office:value-type="float"/>
          <table:table-cell table:formula="of:=MEDIAN([.$C39])" office:value-type="float"/>
          <table:table-cell table:formula="of:=MEDIAN([.$D39])" office:value-type="float"/>
          <table:table-cell table:formula="of:=MEDIAN([.$E39])" office:value-type="float"/>
          <table:table-cell table:formula="of:=MEDIAN([.$F39])" office:value-type="float"/>
          <table:table-cell table:formula="of:=MEDIAN([.$G39])" office:value-type="float"/>
          <table:table-cell table:formula="of:=MAX([.$B39])" office:value-type="float"/>
          <table:table-cell table:formula="of:=MAX([.$C39])" office:value-type="float"/>
          <table:table-cell table:formula="of:=MAX([.$D39])" office:value-type="float"/>
          <table:table-cell table:formula="of:=MAX([.$E39])" office:value-type="float"/>
          <table:table-cell table:formula="of:=MAX([.$F39])" office:value-type="float"/>
          <table:table-cell table:formula="of:=MAX([.$G39])" office:value-type="float"/>
        </table:table-row>
        <table:table-row table:style-name="ro1">
          <table:table-cell office:value-type="string">
            <text:p>Labyrinth/0215-labyrinth-21-0.asp</text:p>
          </table:table-cell>
          <table:table-cell office:value-type="float" office:value="900.0"/>
          <table:table-cell office:value-type="float" office:value="900.0"/>
          <table:table-cell office:value-type="float" office:value="1408810.0"/>
          <table:table-cell office:value-type="float" office:value="1106438.0"/>
          <table:table-cell office:value-type="float" office:value="83.0"/>
          <table:table-cell office:value-type="float" office:value="0.0"/>
          <table:table-cell table:formula="of:=MIN([.$B40])" office:value-type="float"/>
          <table:table-cell table:formula="of:=MIN([.$C40])" office:value-type="float"/>
          <table:table-cell table:formula="of:=MIN([.$D40])" office:value-type="float"/>
          <table:table-cell table:formula="of:=MIN([.$E40])" office:value-type="float"/>
          <table:table-cell table:formula="of:=MIN([.$F40])" office:value-type="float"/>
          <table:table-cell table:formula="of:=MIN([.$G40])" office:value-type="float"/>
          <table:table-cell table:formula="of:=MEDIAN([.$B40])" office:value-type="float"/>
          <table:table-cell table:formula="of:=MEDIAN([.$C40])" office:value-type="float"/>
          <table:table-cell table:formula="of:=MEDIAN([.$D40])" office:value-type="float"/>
          <table:table-cell table:formula="of:=MEDIAN([.$E40])" office:value-type="float"/>
          <table:table-cell table:formula="of:=MEDIAN([.$F40])" office:value-type="float"/>
          <table:table-cell table:formula="of:=MEDIAN([.$G40])" office:value-type="float"/>
          <table:table-cell table:formula="of:=MAX([.$B40])" office:value-type="float"/>
          <table:table-cell table:formula="of:=MAX([.$C40])" office:value-type="float"/>
          <table:table-cell table:formula="of:=MAX([.$D40])" office:value-type="float"/>
          <table:table-cell table:formula="of:=MAX([.$E40])" office:value-type="float"/>
          <table:table-cell table:formula="of:=MAX([.$F40])" office:value-type="float"/>
          <table:table-cell table:formula="of:=MAX([.$G40])" office:value-type="float"/>
        </table:table-row>
        <table:table-row table:style-name="ro1">
          <table:table-cell office:value-type="string">
            <text:p>Labyrinth/0238-labyrinth-22-0.asp</text:p>
          </table:table-cell>
          <table:table-cell office:value-type="float" office:value="900.0"/>
          <table:table-cell office:value-type="float" office:value="900.0"/>
          <table:table-cell office:value-type="float" office:value="1397425.0"/>
          <table:table-cell office:value-type="float" office:value="1152992.0"/>
          <table:table-cell office:value-type="float" office:value="90.0"/>
          <table:table-cell office:value-type="float" office:value="0.0"/>
          <table:table-cell table:formula="of:=MIN([.$B41])" office:value-type="float"/>
          <table:table-cell table:formula="of:=MIN([.$C41])" office:value-type="float"/>
          <table:table-cell table:formula="of:=MIN([.$D41])" office:value-type="float"/>
          <table:table-cell table:formula="of:=MIN([.$E41])" office:value-type="float"/>
          <table:table-cell table:formula="of:=MIN([.$F41])" office:value-type="float"/>
          <table:table-cell table:formula="of:=MIN([.$G41])" office:value-type="float"/>
          <table:table-cell table:formula="of:=MEDIAN([.$B41])" office:value-type="float"/>
          <table:table-cell table:formula="of:=MEDIAN([.$C41])" office:value-type="float"/>
          <table:table-cell table:formula="of:=MEDIAN([.$D41])" office:value-type="float"/>
          <table:table-cell table:formula="of:=MEDIAN([.$E41])" office:value-type="float"/>
          <table:table-cell table:formula="of:=MEDIAN([.$F41])" office:value-type="float"/>
          <table:table-cell table:formula="of:=MEDIAN([.$G41])" office:value-type="float"/>
          <table:table-cell table:formula="of:=MAX([.$B41])" office:value-type="float"/>
          <table:table-cell table:formula="of:=MAX([.$C41])" office:value-type="float"/>
          <table:table-cell table:formula="of:=MAX([.$D41])" office:value-type="float"/>
          <table:table-cell table:formula="of:=MAX([.$E41])" office:value-type="float"/>
          <table:table-cell table:formula="of:=MAX([.$F41])" office:value-type="float"/>
          <table:table-cell table:formula="of:=MAX([.$G41])" office:value-type="float"/>
        </table:table-row>
        <table:table-row table:style-name="ro1">
          <table:table-cell office:value-type="string">
            <text:p>Labyrinth/0241-labyrinth-22-0.asp</text:p>
          </table:table-cell>
          <table:table-cell office:value-type="float" office:value="900.0"/>
          <table:table-cell office:value-type="float" office:value="900.0"/>
          <table:table-cell office:value-type="float" office:value="1343513.0"/>
          <table:table-cell office:value-type="float" office:value="1117756.0"/>
          <table:table-cell office:value-type="float" office:value="79.0"/>
          <table:table-cell office:value-type="float" office:value="0.0"/>
          <table:table-cell table:formula="of:=MIN([.$B42])" office:value-type="float"/>
          <table:table-cell table:formula="of:=MIN([.$C42])" office:value-type="float"/>
          <table:table-cell table:formula="of:=MIN([.$D42])" office:value-type="float"/>
          <table:table-cell table:formula="of:=MIN([.$E42])" office:value-type="float"/>
          <table:table-cell table:formula="of:=MIN([.$F42])" office:value-type="float"/>
          <table:table-cell table:formula="of:=MIN([.$G42])" office:value-type="float"/>
          <table:table-cell table:formula="of:=MEDIAN([.$B42])" office:value-type="float"/>
          <table:table-cell table:formula="of:=MEDIAN([.$C42])" office:value-type="float"/>
          <table:table-cell table:formula="of:=MEDIAN([.$D42])" office:value-type="float"/>
          <table:table-cell table:formula="of:=MEDIAN([.$E42])" office:value-type="float"/>
          <table:table-cell table:formula="of:=MEDIAN([.$F42])" office:value-type="float"/>
          <table:table-cell table:formula="of:=MEDIAN([.$G42])" office:value-type="float"/>
          <table:table-cell table:formula="of:=MAX([.$B42])" office:value-type="float"/>
          <table:table-cell table:formula="of:=MAX([.$C42])" office:value-type="float"/>
          <table:table-cell table:formula="of:=MAX([.$D42])" office:value-type="float"/>
          <table:table-cell table:formula="of:=MAX([.$E42])" office:value-type="float"/>
          <table:table-cell table:formula="of:=MAX([.$F42])" office:value-type="float"/>
          <table:table-cell table:formula="of:=MAX([.$G42])" office:value-type="float"/>
        </table:table-row>
        <table:table-row table:style-name="ro1">
          <table:table-cell office:value-type="string">
            <text:p>Nomistery/0006-nomystery-55-0.asp</text:p>
          </table:table-cell>
          <table:table-cell office:value-type="float" office:value="11.93"/>
          <table:table-cell office:value-type="float" office:value="11.869"/>
          <table:table-cell office:value-type="float" office:value="94442.0"/>
          <table:table-cell office:value-type="float" office:value="67119.0"/>
          <table:table-cell office:value-type="float" office:value="23.0"/>
          <table:table-cell office:value-type="float" office:value="0.0"/>
          <table:table-cell table:formula="of:=MIN([.$B43])" office:value-type="float"/>
          <table:table-cell table:formula="of:=MIN([.$C43])" office:value-type="float"/>
          <table:table-cell table:formula="of:=MIN([.$D43])" office:value-type="float"/>
          <table:table-cell table:formula="of:=MIN([.$E43])" office:value-type="float"/>
          <table:table-cell table:formula="of:=MIN([.$F43])" office:value-type="float"/>
          <table:table-cell table:formula="of:=MIN([.$G43])" office:value-type="float"/>
          <table:table-cell table:formula="of:=MEDIAN([.$B43])" office:value-type="float"/>
          <table:table-cell table:formula="of:=MEDIAN([.$C43])" office:value-type="float"/>
          <table:table-cell table:formula="of:=MEDIAN([.$D43])" office:value-type="float"/>
          <table:table-cell table:formula="of:=MEDIAN([.$E43])" office:value-type="float"/>
          <table:table-cell table:formula="of:=MEDIAN([.$F43])" office:value-type="float"/>
          <table:table-cell table:formula="of:=MEDIAN([.$G43])" office:value-type="float"/>
          <table:table-cell table:formula="of:=MAX([.$B43])" office:value-type="float"/>
          <table:table-cell table:formula="of:=MAX([.$C43])" office:value-type="float"/>
          <table:table-cell table:formula="of:=MAX([.$D43])" office:value-type="float"/>
          <table:table-cell table:formula="of:=MAX([.$E43])" office:value-type="float"/>
          <table:table-cell table:formula="of:=MAX([.$F43])" office:value-type="float"/>
          <table:table-cell table:formula="of:=MAX([.$G43])" office:value-type="float"/>
        </table:table-row>
        <table:table-row table:style-name="ro1">
          <table:table-cell office:value-type="string">
            <text:p>Nomistery/0007-nomystery-57-0.asp</text:p>
          </table:table-cell>
          <table:table-cell office:value-type="float" office:value="3.52"/>
          <table:table-cell office:value-type="float" office:value="3.47"/>
          <table:table-cell office:value-type="float" office:value="36196.0"/>
          <table:table-cell office:value-type="float" office:value="23319.0"/>
          <table:table-cell office:value-type="float" office:value="22.0"/>
          <table:table-cell office:value-type="float" office:value="0.0"/>
          <table:table-cell table:formula="of:=MIN([.$B44])" office:value-type="float"/>
          <table:table-cell table:formula="of:=MIN([.$C44])" office:value-type="float"/>
          <table:table-cell table:formula="of:=MIN([.$D44])" office:value-type="float"/>
          <table:table-cell table:formula="of:=MIN([.$E44])" office:value-type="float"/>
          <table:table-cell table:formula="of:=MIN([.$F44])" office:value-type="float"/>
          <table:table-cell table:formula="of:=MIN([.$G44])" office:value-type="float"/>
          <table:table-cell table:formula="of:=MEDIAN([.$B44])" office:value-type="float"/>
          <table:table-cell table:formula="of:=MEDIAN([.$C44])" office:value-type="float"/>
          <table:table-cell table:formula="of:=MEDIAN([.$D44])" office:value-type="float"/>
          <table:table-cell table:formula="of:=MEDIAN([.$E44])" office:value-type="float"/>
          <table:table-cell table:formula="of:=MEDIAN([.$F44])" office:value-type="float"/>
          <table:table-cell table:formula="of:=MEDIAN([.$G44])" office:value-type="float"/>
          <table:table-cell table:formula="of:=MAX([.$B44])" office:value-type="float"/>
          <table:table-cell table:formula="of:=MAX([.$C44])" office:value-type="float"/>
          <table:table-cell table:formula="of:=MAX([.$D44])" office:value-type="float"/>
          <table:table-cell table:formula="of:=MAX([.$E44])" office:value-type="float"/>
          <table:table-cell table:formula="of:=MAX([.$F44])" office:value-type="float"/>
          <table:table-cell table:formula="of:=MAX([.$G44])" office:value-type="float"/>
        </table:table-row>
        <table:table-row table:style-name="ro1">
          <table:table-cell office:value-type="string">
            <text:p>Nomistery/0009-nomystery-63-0.asp</text:p>
          </table:table-cell>
          <table:table-cell office:value-type="float" office:value="6.43"/>
          <table:table-cell office:value-type="float" office:value="6.377"/>
          <table:table-cell office:value-type="float" office:value="58638.0"/>
          <table:table-cell office:value-type="float" office:value="40026.0"/>
          <table:table-cell office:value-type="float" office:value="23.0"/>
          <table:table-cell office:value-type="float" office:value="0.0"/>
          <table:table-cell table:formula="of:=MIN([.$B45])" office:value-type="float"/>
          <table:table-cell table:formula="of:=MIN([.$C45])" office:value-type="float"/>
          <table:table-cell table:formula="of:=MIN([.$D45])" office:value-type="float"/>
          <table:table-cell table:formula="of:=MIN([.$E45])" office:value-type="float"/>
          <table:table-cell table:formula="of:=MIN([.$F45])" office:value-type="float"/>
          <table:table-cell table:formula="of:=MIN([.$G45])" office:value-type="float"/>
          <table:table-cell table:formula="of:=MEDIAN([.$B45])" office:value-type="float"/>
          <table:table-cell table:formula="of:=MEDIAN([.$C45])" office:value-type="float"/>
          <table:table-cell table:formula="of:=MEDIAN([.$D45])" office:value-type="float"/>
          <table:table-cell table:formula="of:=MEDIAN([.$E45])" office:value-type="float"/>
          <table:table-cell table:formula="of:=MEDIAN([.$F45])" office:value-type="float"/>
          <table:table-cell table:formula="of:=MEDIAN([.$G45])" office:value-type="float"/>
          <table:table-cell table:formula="of:=MAX([.$B45])" office:value-type="float"/>
          <table:table-cell table:formula="of:=MAX([.$C45])" office:value-type="float"/>
          <table:table-cell table:formula="of:=MAX([.$D45])" office:value-type="float"/>
          <table:table-cell table:formula="of:=MAX([.$E45])" office:value-type="float"/>
          <table:table-cell table:formula="of:=MAX([.$F45])" office:value-type="float"/>
          <table:table-cell table:formula="of:=MAX([.$G45])" office:value-type="float"/>
        </table:table-row>
        <table:table-row table:style-name="ro1">
          <table:table-cell office:value-type="string">
            <text:p>Nomistery/0012-nomystery-84-0.asp</text:p>
          </table:table-cell>
          <table:table-cell office:value-type="float" office:value="61.82"/>
          <table:table-cell office:value-type="float" office:value="61.749"/>
          <table:table-cell office:value-type="float" office:value="282399.0"/>
          <table:table-cell office:value-type="float" office:value="186562.0"/>
          <table:table-cell office:value-type="float" office:value="42.0"/>
          <table:table-cell office:value-type="float" office:value="0.0"/>
          <table:table-cell table:formula="of:=MIN([.$B46])" office:value-type="float"/>
          <table:table-cell table:formula="of:=MIN([.$C46])" office:value-type="float"/>
          <table:table-cell table:formula="of:=MIN([.$D46])" office:value-type="float"/>
          <table:table-cell table:formula="of:=MIN([.$E46])" office:value-type="float"/>
          <table:table-cell table:formula="of:=MIN([.$F46])" office:value-type="float"/>
          <table:table-cell table:formula="of:=MIN([.$G46])" office:value-type="float"/>
          <table:table-cell table:formula="of:=MEDIAN([.$B46])" office:value-type="float"/>
          <table:table-cell table:formula="of:=MEDIAN([.$C46])" office:value-type="float"/>
          <table:table-cell table:formula="of:=MEDIAN([.$D46])" office:value-type="float"/>
          <table:table-cell table:formula="of:=MEDIAN([.$E46])" office:value-type="float"/>
          <table:table-cell table:formula="of:=MEDIAN([.$F46])" office:value-type="float"/>
          <table:table-cell table:formula="of:=MEDIAN([.$G46])" office:value-type="float"/>
          <table:table-cell table:formula="of:=MAX([.$B46])" office:value-type="float"/>
          <table:table-cell table:formula="of:=MAX([.$C46])" office:value-type="float"/>
          <table:table-cell table:formula="of:=MAX([.$D46])" office:value-type="float"/>
          <table:table-cell table:formula="of:=MAX([.$E46])" office:value-type="float"/>
          <table:table-cell table:formula="of:=MAX([.$F46])" office:value-type="float"/>
          <table:table-cell table:formula="of:=MAX([.$G46])" office:value-type="float"/>
        </table:table-row>
        <table:table-row table:style-name="ro1">
          <table:table-cell office:value-type="string">
            <text:p>Nomistery/0014-nomystery-73-0.asp</text:p>
          </table:table-cell>
          <table:table-cell office:value-type="float" office:value="167.94"/>
          <table:table-cell office:value-type="float" office:value="167.873"/>
          <table:table-cell office:value-type="float" office:value="663027.0"/>
          <table:table-cell office:value-type="float" office:value="463961.0"/>
          <table:table-cell office:value-type="float" office:value="57.0"/>
          <table:table-cell office:value-type="float" office:value="0.0"/>
          <table:table-cell table:formula="of:=MIN([.$B47])" office:value-type="float"/>
          <table:table-cell table:formula="of:=MIN([.$C47])" office:value-type="float"/>
          <table:table-cell table:formula="of:=MIN([.$D47])" office:value-type="float"/>
          <table:table-cell table:formula="of:=MIN([.$E47])" office:value-type="float"/>
          <table:table-cell table:formula="of:=MIN([.$F47])" office:value-type="float"/>
          <table:table-cell table:formula="of:=MIN([.$G47])" office:value-type="float"/>
          <table:table-cell table:formula="of:=MEDIAN([.$B47])" office:value-type="float"/>
          <table:table-cell table:formula="of:=MEDIAN([.$C47])" office:value-type="float"/>
          <table:table-cell table:formula="of:=MEDIAN([.$D47])" office:value-type="float"/>
          <table:table-cell table:formula="of:=MEDIAN([.$E47])" office:value-type="float"/>
          <table:table-cell table:formula="of:=MEDIAN([.$F47])" office:value-type="float"/>
          <table:table-cell table:formula="of:=MEDIAN([.$G47])" office:value-type="float"/>
          <table:table-cell table:formula="of:=MAX([.$B47])" office:value-type="float"/>
          <table:table-cell table:formula="of:=MAX([.$C47])" office:value-type="float"/>
          <table:table-cell table:formula="of:=MAX([.$D47])" office:value-type="float"/>
          <table:table-cell table:formula="of:=MAX([.$E47])" office:value-type="float"/>
          <table:table-cell table:formula="of:=MAX([.$F47])" office:value-type="float"/>
          <table:table-cell table:formula="of:=MAX([.$G47])" office:value-type="float"/>
        </table:table-row>
        <table:table-row table:style-name="ro1">
          <table:table-cell office:value-type="string">
            <text:p>Nomistery/0024-nomystery-86-0.asp</text:p>
          </table:table-cell>
          <table:table-cell office:value-type="float" office:value="900.0"/>
          <table:table-cell office:value-type="float" office:value="900.0"/>
          <table:table-cell office:value-type="float" office:value="2100036.0"/>
          <table:table-cell office:value-type="float" office:value="1455567.0"/>
          <table:table-cell office:value-type="float" office:value="110.0"/>
          <table:table-cell office:value-type="float" office:value="0.0"/>
          <table:table-cell table:formula="of:=MIN([.$B48])" office:value-type="float"/>
          <table:table-cell table:formula="of:=MIN([.$C48])" office:value-type="float"/>
          <table:table-cell table:formula="of:=MIN([.$D48])" office:value-type="float"/>
          <table:table-cell table:formula="of:=MIN([.$E48])" office:value-type="float"/>
          <table:table-cell table:formula="of:=MIN([.$F48])" office:value-type="float"/>
          <table:table-cell table:formula="of:=MIN([.$G48])" office:value-type="float"/>
          <table:table-cell table:formula="of:=MEDIAN([.$B48])" office:value-type="float"/>
          <table:table-cell table:formula="of:=MEDIAN([.$C48])" office:value-type="float"/>
          <table:table-cell table:formula="of:=MEDIAN([.$D48])" office:value-type="float"/>
          <table:table-cell table:formula="of:=MEDIAN([.$E48])" office:value-type="float"/>
          <table:table-cell table:formula="of:=MEDIAN([.$F48])" office:value-type="float"/>
          <table:table-cell table:formula="of:=MEDIAN([.$G48])" office:value-type="float"/>
          <table:table-cell table:formula="of:=MAX([.$B48])" office:value-type="float"/>
          <table:table-cell table:formula="of:=MAX([.$C48])" office:value-type="float"/>
          <table:table-cell table:formula="of:=MAX([.$D48])" office:value-type="float"/>
          <table:table-cell table:formula="of:=MAX([.$E48])" office:value-type="float"/>
          <table:table-cell table:formula="of:=MAX([.$F48])" office:value-type="float"/>
          <table:table-cell table:formula="of:=MAX([.$G48])" office:value-type="float"/>
        </table:table-row>
        <table:table-row table:style-name="ro1">
          <table:table-cell office:value-type="string">
            <text:p>Nomistery/0025-nomystery-85-0.asp</text:p>
          </table:table-cell>
          <table:table-cell office:value-type="float" office:value="900.0"/>
          <table:table-cell office:value-type="float" office:value="900.0"/>
          <table:table-cell office:value-type="float" office:value="1679171.0"/>
          <table:table-cell office:value-type="float" office:value="1259007.0"/>
          <table:table-cell office:value-type="float" office:value="124.0"/>
          <table:table-cell office:value-type="float" office:value="0.0"/>
          <table:table-cell table:formula="of:=MIN([.$B49])" office:value-type="float"/>
          <table:table-cell table:formula="of:=MIN([.$C49])" office:value-type="float"/>
          <table:table-cell table:formula="of:=MIN([.$D49])" office:value-type="float"/>
          <table:table-cell table:formula="of:=MIN([.$E49])" office:value-type="float"/>
          <table:table-cell table:formula="of:=MIN([.$F49])" office:value-type="float"/>
          <table:table-cell table:formula="of:=MIN([.$G49])" office:value-type="float"/>
          <table:table-cell table:formula="of:=MEDIAN([.$B49])" office:value-type="float"/>
          <table:table-cell table:formula="of:=MEDIAN([.$C49])" office:value-type="float"/>
          <table:table-cell table:formula="of:=MEDIAN([.$D49])" office:value-type="float"/>
          <table:table-cell table:formula="of:=MEDIAN([.$E49])" office:value-type="float"/>
          <table:table-cell table:formula="of:=MEDIAN([.$F49])" office:value-type="float"/>
          <table:table-cell table:formula="of:=MEDIAN([.$G49])" office:value-type="float"/>
          <table:table-cell table:formula="of:=MAX([.$B49])" office:value-type="float"/>
          <table:table-cell table:formula="of:=MAX([.$C49])" office:value-type="float"/>
          <table:table-cell table:formula="of:=MAX([.$D49])" office:value-type="float"/>
          <table:table-cell table:formula="of:=MAX([.$E49])" office:value-type="float"/>
          <table:table-cell table:formula="of:=MAX([.$F49])" office:value-type="float"/>
          <table:table-cell table:formula="of:=MAX([.$G49])" office:value-type="float"/>
        </table:table-row>
        <table:table-row table:style-name="ro1">
          <table:table-cell office:value-type="string">
            <text:p>Nomistery/0027-nomystery-172-0.asp</text:p>
          </table:table-cell>
          <table:table-cell office:value-type="float" office:value="900.0"/>
          <table:table-cell office:value-type="float" office:value="900.0"/>
          <table:table-cell office:value-type="float" office:value="1588098.0"/>
          <table:table-cell office:value-type="float" office:value="1045881.0"/>
          <table:table-cell office:value-type="float" office:value="116.0"/>
          <table:table-cell office:value-type="float" office:value="0.0"/>
          <table:table-cell table:formula="of:=MIN([.$B50])" office:value-type="float"/>
          <table:table-cell table:formula="of:=MIN([.$C50])" office:value-type="float"/>
          <table:table-cell table:formula="of:=MIN([.$D50])" office:value-type="float"/>
          <table:table-cell table:formula="of:=MIN([.$E50])" office:value-type="float"/>
          <table:table-cell table:formula="of:=MIN([.$F50])" office:value-type="float"/>
          <table:table-cell table:formula="of:=MIN([.$G50])" office:value-type="float"/>
          <table:table-cell table:formula="of:=MEDIAN([.$B50])" office:value-type="float"/>
          <table:table-cell table:formula="of:=MEDIAN([.$C50])" office:value-type="float"/>
          <table:table-cell table:formula="of:=MEDIAN([.$D50])" office:value-type="float"/>
          <table:table-cell table:formula="of:=MEDIAN([.$E50])" office:value-type="float"/>
          <table:table-cell table:formula="of:=MEDIAN([.$F50])" office:value-type="float"/>
          <table:table-cell table:formula="of:=MEDIAN([.$G50])" office:value-type="float"/>
          <table:table-cell table:formula="of:=MAX([.$B50])" office:value-type="float"/>
          <table:table-cell table:formula="of:=MAX([.$C50])" office:value-type="float"/>
          <table:table-cell table:formula="of:=MAX([.$D50])" office:value-type="float"/>
          <table:table-cell table:formula="of:=MAX([.$E50])" office:value-type="float"/>
          <table:table-cell table:formula="of:=MAX([.$F50])" office:value-type="float"/>
          <table:table-cell table:formula="of:=MAX([.$G50])" office:value-type="float"/>
        </table:table-row>
        <table:table-row table:style-name="ro1">
          <table:table-cell office:value-type="string">
            <text:p>Nomistery/0028-nomystery-167-0.asp</text:p>
          </table:table-cell>
          <table:table-cell office:value-type="float" office:value="900.0"/>
          <table:table-cell office:value-type="float" office:value="900.0"/>
          <table:table-cell office:value-type="float" office:value="4053943.0"/>
          <table:table-cell office:value-type="float" office:value="1143095.0"/>
          <table:table-cell office:value-type="float" office:value="138.0"/>
          <table:table-cell office:value-type="float" office:value="0.0"/>
          <table:table-cell table:formula="of:=MIN([.$B51])" office:value-type="float"/>
          <table:table-cell table:formula="of:=MIN([.$C51])" office:value-type="float"/>
          <table:table-cell table:formula="of:=MIN([.$D51])" office:value-type="float"/>
          <table:table-cell table:formula="of:=MIN([.$E51])" office:value-type="float"/>
          <table:table-cell table:formula="of:=MIN([.$F51])" office:value-type="float"/>
          <table:table-cell table:formula="of:=MIN([.$G51])" office:value-type="float"/>
          <table:table-cell table:formula="of:=MEDIAN([.$B51])" office:value-type="float"/>
          <table:table-cell table:formula="of:=MEDIAN([.$C51])" office:value-type="float"/>
          <table:table-cell table:formula="of:=MEDIAN([.$D51])" office:value-type="float"/>
          <table:table-cell table:formula="of:=MEDIAN([.$E51])" office:value-type="float"/>
          <table:table-cell table:formula="of:=MEDIAN([.$F51])" office:value-type="float"/>
          <table:table-cell table:formula="of:=MEDIAN([.$G51])" office:value-type="float"/>
          <table:table-cell table:formula="of:=MAX([.$B51])" office:value-type="float"/>
          <table:table-cell table:formula="of:=MAX([.$C51])" office:value-type="float"/>
          <table:table-cell table:formula="of:=MAX([.$D51])" office:value-type="float"/>
          <table:table-cell table:formula="of:=MAX([.$E51])" office:value-type="float"/>
          <table:table-cell table:formula="of:=MAX([.$F51])" office:value-type="float"/>
          <table:table-cell table:formula="of:=MAX([.$G51])" office:value-type="float"/>
        </table:table-row>
        <table:table-row table:style-name="ro1">
          <table:table-cell office:value-type="string">
            <text:p>Nomistery/0029-nomystery-123-0.asp</text:p>
          </table:table-cell>
          <table:table-cell office:value-type="float" office:value="900.0"/>
          <table:table-cell office:value-type="float" office:value="900.0"/>
          <table:table-cell office:value-type="float" office:value="1717301.0"/>
          <table:table-cell office:value-type="float" office:value="1213352.0"/>
          <table:table-cell office:value-type="float" office:value="118.0"/>
          <table:table-cell office:value-type="float" office:value="0.0"/>
          <table:table-cell table:formula="of:=MIN([.$B52])" office:value-type="float"/>
          <table:table-cell table:formula="of:=MIN([.$C52])" office:value-type="float"/>
          <table:table-cell table:formula="of:=MIN([.$D52])" office:value-type="float"/>
          <table:table-cell table:formula="of:=MIN([.$E52])" office:value-type="float"/>
          <table:table-cell table:formula="of:=MIN([.$F52])" office:value-type="float"/>
          <table:table-cell table:formula="of:=MIN([.$G52])" office:value-type="float"/>
          <table:table-cell table:formula="of:=MEDIAN([.$B52])" office:value-type="float"/>
          <table:table-cell table:formula="of:=MEDIAN([.$C52])" office:value-type="float"/>
          <table:table-cell table:formula="of:=MEDIAN([.$D52])" office:value-type="float"/>
          <table:table-cell table:formula="of:=MEDIAN([.$E52])" office:value-type="float"/>
          <table:table-cell table:formula="of:=MEDIAN([.$F52])" office:value-type="float"/>
          <table:table-cell table:formula="of:=MEDIAN([.$G52])" office:value-type="float"/>
          <table:table-cell table:formula="of:=MAX([.$B52])" office:value-type="float"/>
          <table:table-cell table:formula="of:=MAX([.$C52])" office:value-type="float"/>
          <table:table-cell table:formula="of:=MAX([.$D52])" office:value-type="float"/>
          <table:table-cell table:formula="of:=MAX([.$E52])" office:value-type="float"/>
          <table:table-cell table:formula="of:=MAX([.$F52])" office:value-type="float"/>
          <table:table-cell table:formula="of:=MAX([.$G52])" office:value-type="float"/>
        </table:table-row>
        <table:table-row table:style-name="ro1">
          <table:table-cell office:value-type="string">
            <text:p>Nomistery/0030-nomystery-117-0.asp</text:p>
          </table:table-cell>
          <table:table-cell office:value-type="float" office:value="900.0"/>
          <table:table-cell office:value-type="float" office:value="900.0"/>
          <table:table-cell office:value-type="float" office:value="1645901.0"/>
          <table:table-cell office:value-type="float" office:value="1189970.0"/>
          <table:table-cell office:value-type="float" office:value="102.0"/>
          <table:table-cell office:value-type="float" office:value="0.0"/>
          <table:table-cell table:formula="of:=MIN([.$B53])" office:value-type="float"/>
          <table:table-cell table:formula="of:=MIN([.$C53])" office:value-type="float"/>
          <table:table-cell table:formula="of:=MIN([.$D53])" office:value-type="float"/>
          <table:table-cell table:formula="of:=MIN([.$E53])" office:value-type="float"/>
          <table:table-cell table:formula="of:=MIN([.$F53])" office:value-type="float"/>
          <table:table-cell table:formula="of:=MIN([.$G53])" office:value-type="float"/>
          <table:table-cell table:formula="of:=MEDIAN([.$B53])" office:value-type="float"/>
          <table:table-cell table:formula="of:=MEDIAN([.$C53])" office:value-type="float"/>
          <table:table-cell table:formula="of:=MEDIAN([.$D53])" office:value-type="float"/>
          <table:table-cell table:formula="of:=MEDIAN([.$E53])" office:value-type="float"/>
          <table:table-cell table:formula="of:=MEDIAN([.$F53])" office:value-type="float"/>
          <table:table-cell table:formula="of:=MEDIAN([.$G53])" office:value-type="float"/>
          <table:table-cell table:formula="of:=MAX([.$B53])" office:value-type="float"/>
          <table:table-cell table:formula="of:=MAX([.$C53])" office:value-type="float"/>
          <table:table-cell table:formula="of:=MAX([.$D53])" office:value-type="float"/>
          <table:table-cell table:formula="of:=MAX([.$E53])" office:value-type="float"/>
          <table:table-cell table:formula="of:=MAX([.$F53])" office:value-type="float"/>
          <table:table-cell table:formula="of:=MAX([.$G53])" office:value-type="float"/>
        </table:table-row>
        <table:table-row table:style-name="ro1">
          <table:table-cell office:value-type="string">
            <text:p>Nomistery/0031-nomystery-52-0.asp</text:p>
          </table:table-cell>
          <table:table-cell office:value-type="float" office:value="3.92"/>
          <table:table-cell office:value-type="float" office:value="3.864"/>
          <table:table-cell office:value-type="float" office:value="44037.0"/>
          <table:table-cell office:value-type="float" office:value="31308.0"/>
          <table:table-cell office:value-type="float" office:value="19.0"/>
          <table:table-cell office:value-type="float" office:value="0.0"/>
          <table:table-cell table:formula="of:=MIN([.$B54])" office:value-type="float"/>
          <table:table-cell table:formula="of:=MIN([.$C54])" office:value-type="float"/>
          <table:table-cell table:formula="of:=MIN([.$D54])" office:value-type="float"/>
          <table:table-cell table:formula="of:=MIN([.$E54])" office:value-type="float"/>
          <table:table-cell table:formula="of:=MIN([.$F54])" office:value-type="float"/>
          <table:table-cell table:formula="of:=MIN([.$G54])" office:value-type="float"/>
          <table:table-cell table:formula="of:=MEDIAN([.$B54])" office:value-type="float"/>
          <table:table-cell table:formula="of:=MEDIAN([.$C54])" office:value-type="float"/>
          <table:table-cell table:formula="of:=MEDIAN([.$D54])" office:value-type="float"/>
          <table:table-cell table:formula="of:=MEDIAN([.$E54])" office:value-type="float"/>
          <table:table-cell table:formula="of:=MEDIAN([.$F54])" office:value-type="float"/>
          <table:table-cell table:formula="of:=MEDIAN([.$G54])" office:value-type="float"/>
          <table:table-cell table:formula="of:=MAX([.$B54])" office:value-type="float"/>
          <table:table-cell table:formula="of:=MAX([.$C54])" office:value-type="float"/>
          <table:table-cell table:formula="of:=MAX([.$D54])" office:value-type="float"/>
          <table:table-cell table:formula="of:=MAX([.$E54])" office:value-type="float"/>
          <table:table-cell table:formula="of:=MAX([.$F54])" office:value-type="float"/>
          <table:table-cell table:formula="of:=MAX([.$G54])" office:value-type="float"/>
        </table:table-row>
        <table:table-row table:style-name="ro1">
          <table:table-cell office:value-type="string">
            <text:p>Nomistery/0033-nomystery-32-0.asp</text:p>
          </table:table-cell>
          <table:table-cell office:value-type="float" office:value="1.34"/>
          <table:table-cell office:value-type="float" office:value="1.276"/>
          <table:table-cell office:value-type="float" office:value="17489.0"/>
          <table:table-cell office:value-type="float" office:value="12370.0"/>
          <table:table-cell office:value-type="float" office:value="17.0"/>
          <table:table-cell office:value-type="float" office:value="0.0"/>
          <table:table-cell table:formula="of:=MIN([.$B55])" office:value-type="float"/>
          <table:table-cell table:formula="of:=MIN([.$C55])" office:value-type="float"/>
          <table:table-cell table:formula="of:=MIN([.$D55])" office:value-type="float"/>
          <table:table-cell table:formula="of:=MIN([.$E55])" office:value-type="float"/>
          <table:table-cell table:formula="of:=MIN([.$F55])" office:value-type="float"/>
          <table:table-cell table:formula="of:=MIN([.$G55])" office:value-type="float"/>
          <table:table-cell table:formula="of:=MEDIAN([.$B55])" office:value-type="float"/>
          <table:table-cell table:formula="of:=MEDIAN([.$C55])" office:value-type="float"/>
          <table:table-cell table:formula="of:=MEDIAN([.$D55])" office:value-type="float"/>
          <table:table-cell table:formula="of:=MEDIAN([.$E55])" office:value-type="float"/>
          <table:table-cell table:formula="of:=MEDIAN([.$F55])" office:value-type="float"/>
          <table:table-cell table:formula="of:=MEDIAN([.$G55])" office:value-type="float"/>
          <table:table-cell table:formula="of:=MAX([.$B55])" office:value-type="float"/>
          <table:table-cell table:formula="of:=MAX([.$C55])" office:value-type="float"/>
          <table:table-cell table:formula="of:=MAX([.$D55])" office:value-type="float"/>
          <table:table-cell table:formula="of:=MAX([.$E55])" office:value-type="float"/>
          <table:table-cell table:formula="of:=MAX([.$F55])" office:value-type="float"/>
          <table:table-cell table:formula="of:=MAX([.$G55])" office:value-type="float"/>
        </table:table-row>
        <table:table-row table:style-name="ro1">
          <table:table-cell office:value-type="string">
            <text:p>Nomistery/0034-nomystery-64-0.asp</text:p>
          </table:table-cell>
          <table:table-cell office:value-type="float" office:value="1.19"/>
          <table:table-cell office:value-type="float" office:value="1.133"/>
          <table:table-cell office:value-type="float" office:value="14349.0"/>
          <table:table-cell office:value-type="float" office:value="9076.0"/>
          <table:table-cell office:value-type="float" office:value="17.0"/>
          <table:table-cell office:value-type="float" office:value="0.0"/>
          <table:table-cell table:formula="of:=MIN([.$B56])" office:value-type="float"/>
          <table:table-cell table:formula="of:=MIN([.$C56])" office:value-type="float"/>
          <table:table-cell table:formula="of:=MIN([.$D56])" office:value-type="float"/>
          <table:table-cell table:formula="of:=MIN([.$E56])" office:value-type="float"/>
          <table:table-cell table:formula="of:=MIN([.$F56])" office:value-type="float"/>
          <table:table-cell table:formula="of:=MIN([.$G56])" office:value-type="float"/>
          <table:table-cell table:formula="of:=MEDIAN([.$B56])" office:value-type="float"/>
          <table:table-cell table:formula="of:=MEDIAN([.$C56])" office:value-type="float"/>
          <table:table-cell table:formula="of:=MEDIAN([.$D56])" office:value-type="float"/>
          <table:table-cell table:formula="of:=MEDIAN([.$E56])" office:value-type="float"/>
          <table:table-cell table:formula="of:=MEDIAN([.$F56])" office:value-type="float"/>
          <table:table-cell table:formula="of:=MEDIAN([.$G56])" office:value-type="float"/>
          <table:table-cell table:formula="of:=MAX([.$B56])" office:value-type="float"/>
          <table:table-cell table:formula="of:=MAX([.$C56])" office:value-type="float"/>
          <table:table-cell table:formula="of:=MAX([.$D56])" office:value-type="float"/>
          <table:table-cell table:formula="of:=MAX([.$E56])" office:value-type="float"/>
          <table:table-cell table:formula="of:=MAX([.$F56])" office:value-type="float"/>
          <table:table-cell table:formula="of:=MAX([.$G56])" office:value-type="float"/>
        </table:table-row>
        <table:table-row table:style-name="ro1">
          <table:table-cell office:value-type="string">
            <text:p>Nomistery/0037-nomystery-36-0.asp</text:p>
          </table:table-cell>
          <table:table-cell office:value-type="float" office:value="18.44"/>
          <table:table-cell office:value-type="float" office:value="18.384"/>
          <table:table-cell office:value-type="float" office:value="151429.0"/>
          <table:table-cell office:value-type="float" office:value="109634.0"/>
          <table:table-cell office:value-type="float" office:value="23.0"/>
          <table:table-cell office:value-type="float" office:value="0.0"/>
          <table:table-cell table:formula="of:=MIN([.$B57])" office:value-type="float"/>
          <table:table-cell table:formula="of:=MIN([.$C57])" office:value-type="float"/>
          <table:table-cell table:formula="of:=MIN([.$D57])" office:value-type="float"/>
          <table:table-cell table:formula="of:=MIN([.$E57])" office:value-type="float"/>
          <table:table-cell table:formula="of:=MIN([.$F57])" office:value-type="float"/>
          <table:table-cell table:formula="of:=MIN([.$G57])" office:value-type="float"/>
          <table:table-cell table:formula="of:=MEDIAN([.$B57])" office:value-type="float"/>
          <table:table-cell table:formula="of:=MEDIAN([.$C57])" office:value-type="float"/>
          <table:table-cell table:formula="of:=MEDIAN([.$D57])" office:value-type="float"/>
          <table:table-cell table:formula="of:=MEDIAN([.$E57])" office:value-type="float"/>
          <table:table-cell table:formula="of:=MEDIAN([.$F57])" office:value-type="float"/>
          <table:table-cell table:formula="of:=MEDIAN([.$G57])" office:value-type="float"/>
          <table:table-cell table:formula="of:=MAX([.$B57])" office:value-type="float"/>
          <table:table-cell table:formula="of:=MAX([.$C57])" office:value-type="float"/>
          <table:table-cell table:formula="of:=MAX([.$D57])" office:value-type="float"/>
          <table:table-cell table:formula="of:=MAX([.$E57])" office:value-type="float"/>
          <table:table-cell table:formula="of:=MAX([.$F57])" office:value-type="float"/>
          <table:table-cell table:formula="of:=MAX([.$G57])" office:value-type="float"/>
        </table:table-row>
        <table:table-row table:style-name="ro1">
          <table:table-cell office:value-type="string">
            <text:p>Nomistery/0038-nomystery-63-0.asp</text:p>
          </table:table-cell>
          <table:table-cell office:value-type="float" office:value="26.82"/>
          <table:table-cell office:value-type="float" office:value="26.768"/>
          <table:table-cell office:value-type="float" office:value="162731.0"/>
          <table:table-cell office:value-type="float" office:value="113956.0"/>
          <table:table-cell office:value-type="float" office:value="27.0"/>
          <table:table-cell office:value-type="float" office:value="0.0"/>
          <table:table-cell table:formula="of:=MIN([.$B58])" office:value-type="float"/>
          <table:table-cell table:formula="of:=MIN([.$C58])" office:value-type="float"/>
          <table:table-cell table:formula="of:=MIN([.$D58])" office:value-type="float"/>
          <table:table-cell table:formula="of:=MIN([.$E58])" office:value-type="float"/>
          <table:table-cell table:formula="of:=MIN([.$F58])" office:value-type="float"/>
          <table:table-cell table:formula="of:=MIN([.$G58])" office:value-type="float"/>
          <table:table-cell table:formula="of:=MEDIAN([.$B58])" office:value-type="float"/>
          <table:table-cell table:formula="of:=MEDIAN([.$C58])" office:value-type="float"/>
          <table:table-cell table:formula="of:=MEDIAN([.$D58])" office:value-type="float"/>
          <table:table-cell table:formula="of:=MEDIAN([.$E58])" office:value-type="float"/>
          <table:table-cell table:formula="of:=MEDIAN([.$F58])" office:value-type="float"/>
          <table:table-cell table:formula="of:=MEDIAN([.$G58])" office:value-type="float"/>
          <table:table-cell table:formula="of:=MAX([.$B58])" office:value-type="float"/>
          <table:table-cell table:formula="of:=MAX([.$C58])" office:value-type="float"/>
          <table:table-cell table:formula="of:=MAX([.$D58])" office:value-type="float"/>
          <table:table-cell table:formula="of:=MAX([.$E58])" office:value-type="float"/>
          <table:table-cell table:formula="of:=MAX([.$F58])" office:value-type="float"/>
          <table:table-cell table:formula="of:=MAX([.$G58])" office:value-type="float"/>
        </table:table-row>
        <table:table-row table:style-name="ro1">
          <table:table-cell office:value-type="string">
            <text:p>Nomistery/0039-nomystery-42-0.asp</text:p>
          </table:table-cell>
          <table:table-cell office:value-type="float" office:value="4.13"/>
          <table:table-cell office:value-type="float" office:value="4.082"/>
          <table:table-cell office:value-type="float" office:value="48666.0"/>
          <table:table-cell office:value-type="float" office:value="33830.0"/>
          <table:table-cell office:value-type="float" office:value="20.0"/>
          <table:table-cell office:value-type="float" office:value="0.0"/>
          <table:table-cell table:formula="of:=MIN([.$B59])" office:value-type="float"/>
          <table:table-cell table:formula="of:=MIN([.$C59])" office:value-type="float"/>
          <table:table-cell table:formula="of:=MIN([.$D59])" office:value-type="float"/>
          <table:table-cell table:formula="of:=MIN([.$E59])" office:value-type="float"/>
          <table:table-cell table:formula="of:=MIN([.$F59])" office:value-type="float"/>
          <table:table-cell table:formula="of:=MIN([.$G59])" office:value-type="float"/>
          <table:table-cell table:formula="of:=MEDIAN([.$B59])" office:value-type="float"/>
          <table:table-cell table:formula="of:=MEDIAN([.$C59])" office:value-type="float"/>
          <table:table-cell table:formula="of:=MEDIAN([.$D59])" office:value-type="float"/>
          <table:table-cell table:formula="of:=MEDIAN([.$E59])" office:value-type="float"/>
          <table:table-cell table:formula="of:=MEDIAN([.$F59])" office:value-type="float"/>
          <table:table-cell table:formula="of:=MEDIAN([.$G59])" office:value-type="float"/>
          <table:table-cell table:formula="of:=MAX([.$B59])" office:value-type="float"/>
          <table:table-cell table:formula="of:=MAX([.$C59])" office:value-type="float"/>
          <table:table-cell table:formula="of:=MAX([.$D59])" office:value-type="float"/>
          <table:table-cell table:formula="of:=MAX([.$E59])" office:value-type="float"/>
          <table:table-cell table:formula="of:=MAX([.$F59])" office:value-type="float"/>
          <table:table-cell table:formula="of:=MAX([.$G59])" office:value-type="float"/>
        </table:table-row>
        <table:table-row table:style-name="ro1">
          <table:table-cell office:value-type="string">
            <text:p>Nomistery/0041-nomystery-88-0.asp</text:p>
          </table:table-cell>
          <table:table-cell office:value-type="float" office:value="103.31"/>
          <table:table-cell office:value-type="float" office:value="103.238"/>
          <table:table-cell office:value-type="float" office:value="389298.0"/>
          <table:table-cell office:value-type="float" office:value="270417.0"/>
          <table:table-cell office:value-type="float" office:value="47.0"/>
          <table:table-cell office:value-type="float" office:value="0.0"/>
          <table:table-cell table:formula="of:=MIN([.$B60])" office:value-type="float"/>
          <table:table-cell table:formula="of:=MIN([.$C60])" office:value-type="float"/>
          <table:table-cell table:formula="of:=MIN([.$D60])" office:value-type="float"/>
          <table:table-cell table:formula="of:=MIN([.$E60])" office:value-type="float"/>
          <table:table-cell table:formula="of:=MIN([.$F60])" office:value-type="float"/>
          <table:table-cell table:formula="of:=MIN([.$G60])" office:value-type="float"/>
          <table:table-cell table:formula="of:=MEDIAN([.$B60])" office:value-type="float"/>
          <table:table-cell table:formula="of:=MEDIAN([.$C60])" office:value-type="float"/>
          <table:table-cell table:formula="of:=MEDIAN([.$D60])" office:value-type="float"/>
          <table:table-cell table:formula="of:=MEDIAN([.$E60])" office:value-type="float"/>
          <table:table-cell table:formula="of:=MEDIAN([.$F60])" office:value-type="float"/>
          <table:table-cell table:formula="of:=MEDIAN([.$G60])" office:value-type="float"/>
          <table:table-cell table:formula="of:=MAX([.$B60])" office:value-type="float"/>
          <table:table-cell table:formula="of:=MAX([.$C60])" office:value-type="float"/>
          <table:table-cell table:formula="of:=MAX([.$D60])" office:value-type="float"/>
          <table:table-cell table:formula="of:=MAX([.$E60])" office:value-type="float"/>
          <table:table-cell table:formula="of:=MAX([.$F60])" office:value-type="float"/>
          <table:table-cell table:formula="of:=MAX([.$G60])" office:value-type="float"/>
        </table:table-row>
        <table:table-row table:style-name="ro1">
          <table:table-cell office:value-type="string">
            <text:p>Nomistery/0042-nomystery-56-0.asp</text:p>
          </table:table-cell>
          <table:table-cell office:value-type="float" office:value="78.22"/>
          <table:table-cell office:value-type="float" office:value="78.158"/>
          <table:table-cell office:value-type="float" office:value="358267.0"/>
          <table:table-cell office:value-type="float" office:value="264326.0"/>
          <table:table-cell office:value-type="float" office:value="38.0"/>
          <table:table-cell office:value-type="float" office:value="0.0"/>
          <table:table-cell table:formula="of:=MIN([.$B61])" office:value-type="float"/>
          <table:table-cell table:formula="of:=MIN([.$C61])" office:value-type="float"/>
          <table:table-cell table:formula="of:=MIN([.$D61])" office:value-type="float"/>
          <table:table-cell table:formula="of:=MIN([.$E61])" office:value-type="float"/>
          <table:table-cell table:formula="of:=MIN([.$F61])" office:value-type="float"/>
          <table:table-cell table:formula="of:=MIN([.$G61])" office:value-type="float"/>
          <table:table-cell table:formula="of:=MEDIAN([.$B61])" office:value-type="float"/>
          <table:table-cell table:formula="of:=MEDIAN([.$C61])" office:value-type="float"/>
          <table:table-cell table:formula="of:=MEDIAN([.$D61])" office:value-type="float"/>
          <table:table-cell table:formula="of:=MEDIAN([.$E61])" office:value-type="float"/>
          <table:table-cell table:formula="of:=MEDIAN([.$F61])" office:value-type="float"/>
          <table:table-cell table:formula="of:=MEDIAN([.$G61])" office:value-type="float"/>
          <table:table-cell table:formula="of:=MAX([.$B61])" office:value-type="float"/>
          <table:table-cell table:formula="of:=MAX([.$C61])" office:value-type="float"/>
          <table:table-cell table:formula="of:=MAX([.$D61])" office:value-type="float"/>
          <table:table-cell table:formula="of:=MAX([.$E61])" office:value-type="float"/>
          <table:table-cell table:formula="of:=MAX([.$F61])" office:value-type="float"/>
          <table:table-cell table:formula="of:=MAX([.$G61])" office:value-type="float"/>
        </table:table-row>
        <table:table-row table:style-name="ro1">
          <table:table-cell office:value-type="string">
            <text:p>Nomistery/0045-nomystery-44-0.asp</text:p>
          </table:table-cell>
          <table:table-cell office:value-type="float" office:value="36.12"/>
          <table:table-cell office:value-type="float" office:value="36.047"/>
          <table:table-cell office:value-type="float" office:value="225634.0"/>
          <table:table-cell office:value-type="float" office:value="167201.0"/>
          <table:table-cell office:value-type="float" office:value="36.0"/>
          <table:table-cell office:value-type="float" office:value="0.0"/>
          <table:table-cell table:formula="of:=MIN([.$B62])" office:value-type="float"/>
          <table:table-cell table:formula="of:=MIN([.$C62])" office:value-type="float"/>
          <table:table-cell table:formula="of:=MIN([.$D62])" office:value-type="float"/>
          <table:table-cell table:formula="of:=MIN([.$E62])" office:value-type="float"/>
          <table:table-cell table:formula="of:=MIN([.$F62])" office:value-type="float"/>
          <table:table-cell table:formula="of:=MIN([.$G62])" office:value-type="float"/>
          <table:table-cell table:formula="of:=MEDIAN([.$B62])" office:value-type="float"/>
          <table:table-cell table:formula="of:=MEDIAN([.$C62])" office:value-type="float"/>
          <table:table-cell table:formula="of:=MEDIAN([.$D62])" office:value-type="float"/>
          <table:table-cell table:formula="of:=MEDIAN([.$E62])" office:value-type="float"/>
          <table:table-cell table:formula="of:=MEDIAN([.$F62])" office:value-type="float"/>
          <table:table-cell table:formula="of:=MEDIAN([.$G62])" office:value-type="float"/>
          <table:table-cell table:formula="of:=MAX([.$B62])" office:value-type="float"/>
          <table:table-cell table:formula="of:=MAX([.$C62])" office:value-type="float"/>
          <table:table-cell table:formula="of:=MAX([.$D62])" office:value-type="float"/>
          <table:table-cell table:formula="of:=MAX([.$E62])" office:value-type="float"/>
          <table:table-cell table:formula="of:=MAX([.$F62])" office:value-type="float"/>
          <table:table-cell table:formula="of:=MAX([.$G62])" office:value-type="float"/>
        </table:table-row>
        <table:table-row table:style-name="ro1">
          <table:table-cell office:value-type="string">
            <text:p>RicochetRobots/007-ricochetrobot-17-0.asp</text:p>
          </table:table-cell>
          <table:table-cell office:value-type="float" office:value="900.0"/>
          <table:table-cell office:value-type="float" office:value="900.0"/>
          <table:table-cell office:value-type="float" office:value="2656422.0"/>
          <table:table-cell office:value-type="float" office:value="2137203.0"/>
          <table:table-cell office:value-type="float" office:value="67.0"/>
          <table:table-cell office:value-type="float" office:value="0.0"/>
          <table:table-cell table:formula="of:=MIN([.$B63])" office:value-type="float"/>
          <table:table-cell table:formula="of:=MIN([.$C63])" office:value-type="float"/>
          <table:table-cell table:formula="of:=MIN([.$D63])" office:value-type="float"/>
          <table:table-cell table:formula="of:=MIN([.$E63])" office:value-type="float"/>
          <table:table-cell table:formula="of:=MIN([.$F63])" office:value-type="float"/>
          <table:table-cell table:formula="of:=MIN([.$G63])" office:value-type="float"/>
          <table:table-cell table:formula="of:=MEDIAN([.$B63])" office:value-type="float"/>
          <table:table-cell table:formula="of:=MEDIAN([.$C63])" office:value-type="float"/>
          <table:table-cell table:formula="of:=MEDIAN([.$D63])" office:value-type="float"/>
          <table:table-cell table:formula="of:=MEDIAN([.$E63])" office:value-type="float"/>
          <table:table-cell table:formula="of:=MEDIAN([.$F63])" office:value-type="float"/>
          <table:table-cell table:formula="of:=MEDIAN([.$G63])" office:value-type="float"/>
          <table:table-cell table:formula="of:=MAX([.$B63])" office:value-type="float"/>
          <table:table-cell table:formula="of:=MAX([.$C63])" office:value-type="float"/>
          <table:table-cell table:formula="of:=MAX([.$D63])" office:value-type="float"/>
          <table:table-cell table:formula="of:=MAX([.$E63])" office:value-type="float"/>
          <table:table-cell table:formula="of:=MAX([.$F63])" office:value-type="float"/>
          <table:table-cell table:formula="of:=MAX([.$G63])" office:value-type="float"/>
        </table:table-row>
        <table:table-row table:style-name="ro1">
          <table:table-cell office:value-type="string">
            <text:p>RicochetRobots/018-ricochetrobot-14-0.asp</text:p>
          </table:table-cell>
          <table:table-cell office:value-type="float" office:value="682.42"/>
          <table:table-cell office:value-type="float" office:value="682.346"/>
          <table:table-cell office:value-type="float" office:value="1988760.0"/>
          <table:table-cell office:value-type="float" office:value="1586588.0"/>
          <table:table-cell office:value-type="float" office:value="67.0"/>
          <table:table-cell office:value-type="float" office:value="0.0"/>
          <table:table-cell table:formula="of:=MIN([.$B64])" office:value-type="float"/>
          <table:table-cell table:formula="of:=MIN([.$C64])" office:value-type="float"/>
          <table:table-cell table:formula="of:=MIN([.$D64])" office:value-type="float"/>
          <table:table-cell table:formula="of:=MIN([.$E64])" office:value-type="float"/>
          <table:table-cell table:formula="of:=MIN([.$F64])" office:value-type="float"/>
          <table:table-cell table:formula="of:=MIN([.$G64])" office:value-type="float"/>
          <table:table-cell table:formula="of:=MEDIAN([.$B64])" office:value-type="float"/>
          <table:table-cell table:formula="of:=MEDIAN([.$C64])" office:value-type="float"/>
          <table:table-cell table:formula="of:=MEDIAN([.$D64])" office:value-type="float"/>
          <table:table-cell table:formula="of:=MEDIAN([.$E64])" office:value-type="float"/>
          <table:table-cell table:formula="of:=MEDIAN([.$F64])" office:value-type="float"/>
          <table:table-cell table:formula="of:=MEDIAN([.$G64])" office:value-type="float"/>
          <table:table-cell table:formula="of:=MAX([.$B64])" office:value-type="float"/>
          <table:table-cell table:formula="of:=MAX([.$C64])" office:value-type="float"/>
          <table:table-cell table:formula="of:=MAX([.$D64])" office:value-type="float"/>
          <table:table-cell table:formula="of:=MAX([.$E64])" office:value-type="float"/>
          <table:table-cell table:formula="of:=MAX([.$F64])" office:value-type="float"/>
          <table:table-cell table:formula="of:=MAX([.$G64])" office:value-type="float"/>
        </table:table-row>
        <table:table-row table:style-name="ro1">
          <table:table-cell office:value-type="string">
            <text:p>RicochetRobots/025-ricochetrobot-14-0.asp</text:p>
          </table:table-cell>
          <table:table-cell office:value-type="float" office:value="690.62"/>
          <table:table-cell office:value-type="float" office:value="690.544"/>
          <table:table-cell office:value-type="float" office:value="2259456.0"/>
          <table:table-cell office:value-type="float" office:value="1824200.0"/>
          <table:table-cell office:value-type="float" office:value="57.0"/>
          <table:table-cell office:value-type="float" office:value="0.0"/>
          <table:table-cell table:formula="of:=MIN([.$B65])" office:value-type="float"/>
          <table:table-cell table:formula="of:=MIN([.$C65])" office:value-type="float"/>
          <table:table-cell table:formula="of:=MIN([.$D65])" office:value-type="float"/>
          <table:table-cell table:formula="of:=MIN([.$E65])" office:value-type="float"/>
          <table:table-cell table:formula="of:=MIN([.$F65])" office:value-type="float"/>
          <table:table-cell table:formula="of:=MIN([.$G65])" office:value-type="float"/>
          <table:table-cell table:formula="of:=MEDIAN([.$B65])" office:value-type="float"/>
          <table:table-cell table:formula="of:=MEDIAN([.$C65])" office:value-type="float"/>
          <table:table-cell table:formula="of:=MEDIAN([.$D65])" office:value-type="float"/>
          <table:table-cell table:formula="of:=MEDIAN([.$E65])" office:value-type="float"/>
          <table:table-cell table:formula="of:=MEDIAN([.$F65])" office:value-type="float"/>
          <table:table-cell table:formula="of:=MEDIAN([.$G65])" office:value-type="float"/>
          <table:table-cell table:formula="of:=MAX([.$B65])" office:value-type="float"/>
          <table:table-cell table:formula="of:=MAX([.$C65])" office:value-type="float"/>
          <table:table-cell table:formula="of:=MAX([.$D65])" office:value-type="float"/>
          <table:table-cell table:formula="of:=MAX([.$E65])" office:value-type="float"/>
          <table:table-cell table:formula="of:=MAX([.$F65])" office:value-type="float"/>
          <table:table-cell table:formula="of:=MAX([.$G65])" office:value-type="float"/>
        </table:table-row>
        <table:table-row table:style-name="ro1">
          <table:table-cell office:value-type="string">
            <text:p>RicochetRobots/030-ricochetrobot-16-0.asp</text:p>
          </table:table-cell>
          <table:table-cell office:value-type="float" office:value="900.0"/>
          <table:table-cell office:value-type="float" office:value="900.0"/>
          <table:table-cell office:value-type="float" office:value="2579258.0"/>
          <table:table-cell office:value-type="float" office:value="2076941.0"/>
          <table:table-cell office:value-type="float" office:value="68.0"/>
          <table:table-cell office:value-type="float" office:value="0.0"/>
          <table:table-cell table:formula="of:=MIN([.$B66])" office:value-type="float"/>
          <table:table-cell table:formula="of:=MIN([.$C66])" office:value-type="float"/>
          <table:table-cell table:formula="of:=MIN([.$D66])" office:value-type="float"/>
          <table:table-cell table:formula="of:=MIN([.$E66])" office:value-type="float"/>
          <table:table-cell table:formula="of:=MIN([.$F66])" office:value-type="float"/>
          <table:table-cell table:formula="of:=MIN([.$G66])" office:value-type="float"/>
          <table:table-cell table:formula="of:=MEDIAN([.$B66])" office:value-type="float"/>
          <table:table-cell table:formula="of:=MEDIAN([.$C66])" office:value-type="float"/>
          <table:table-cell table:formula="of:=MEDIAN([.$D66])" office:value-type="float"/>
          <table:table-cell table:formula="of:=MEDIAN([.$E66])" office:value-type="float"/>
          <table:table-cell table:formula="of:=MEDIAN([.$F66])" office:value-type="float"/>
          <table:table-cell table:formula="of:=MEDIAN([.$G66])" office:value-type="float"/>
          <table:table-cell table:formula="of:=MAX([.$B66])" office:value-type="float"/>
          <table:table-cell table:formula="of:=MAX([.$C66])" office:value-type="float"/>
          <table:table-cell table:formula="of:=MAX([.$D66])" office:value-type="float"/>
          <table:table-cell table:formula="of:=MAX([.$E66])" office:value-type="float"/>
          <table:table-cell table:formula="of:=MAX([.$F66])" office:value-type="float"/>
          <table:table-cell table:formula="of:=MAX([.$G66])" office:value-type="float"/>
        </table:table-row>
        <table:table-row table:style-name="ro1">
          <table:table-cell office:value-type="string">
            <text:p>RicochetRobots/038-ricochetrobot-13-0.asp</text:p>
          </table:table-cell>
          <table:table-cell office:value-type="float" office:value="36.36"/>
          <table:table-cell office:value-type="float" office:value="36.309"/>
          <table:table-cell office:value-type="float" office:value="181421.0"/>
          <table:table-cell office:value-type="float" office:value="132335.0"/>
          <table:table-cell office:value-type="float" office:value="33.0"/>
          <table:table-cell office:value-type="float" office:value="0.0"/>
          <table:table-cell table:formula="of:=MIN([.$B67])" office:value-type="float"/>
          <table:table-cell table:formula="of:=MIN([.$C67])" office:value-type="float"/>
          <table:table-cell table:formula="of:=MIN([.$D67])" office:value-type="float"/>
          <table:table-cell table:formula="of:=MIN([.$E67])" office:value-type="float"/>
          <table:table-cell table:formula="of:=MIN([.$F67])" office:value-type="float"/>
          <table:table-cell table:formula="of:=MIN([.$G67])" office:value-type="float"/>
          <table:table-cell table:formula="of:=MEDIAN([.$B67])" office:value-type="float"/>
          <table:table-cell table:formula="of:=MEDIAN([.$C67])" office:value-type="float"/>
          <table:table-cell table:formula="of:=MEDIAN([.$D67])" office:value-type="float"/>
          <table:table-cell table:formula="of:=MEDIAN([.$E67])" office:value-type="float"/>
          <table:table-cell table:formula="of:=MEDIAN([.$F67])" office:value-type="float"/>
          <table:table-cell table:formula="of:=MEDIAN([.$G67])" office:value-type="float"/>
          <table:table-cell table:formula="of:=MAX([.$B67])" office:value-type="float"/>
          <table:table-cell table:formula="of:=MAX([.$C67])" office:value-type="float"/>
          <table:table-cell table:formula="of:=MAX([.$D67])" office:value-type="float"/>
          <table:table-cell table:formula="of:=MAX([.$E67])" office:value-type="float"/>
          <table:table-cell table:formula="of:=MAX([.$F67])" office:value-type="float"/>
          <table:table-cell table:formula="of:=MAX([.$G67])" office:value-type="float"/>
        </table:table-row>
        <table:table-row table:style-name="ro1">
          <table:table-cell office:value-type="string">
            <text:p>RicochetRobots/040-ricochetrobot-14-0.asp</text:p>
          </table:table-cell>
          <table:table-cell office:value-type="float" office:value="375.47"/>
          <table:table-cell office:value-type="float" office:value="375.402"/>
          <table:table-cell office:value-type="float" office:value="1351369.0"/>
          <table:table-cell office:value-type="float" office:value="1082164.0"/>
          <table:table-cell office:value-type="float" office:value="48.0"/>
          <table:table-cell office:value-type="float" office:value="0.0"/>
          <table:table-cell table:formula="of:=MIN([.$B68])" office:value-type="float"/>
          <table:table-cell table:formula="of:=MIN([.$C68])" office:value-type="float"/>
          <table:table-cell table:formula="of:=MIN([.$D68])" office:value-type="float"/>
          <table:table-cell table:formula="of:=MIN([.$E68])" office:value-type="float"/>
          <table:table-cell table:formula="of:=MIN([.$F68])" office:value-type="float"/>
          <table:table-cell table:formula="of:=MIN([.$G68])" office:value-type="float"/>
          <table:table-cell table:formula="of:=MEDIAN([.$B68])" office:value-type="float"/>
          <table:table-cell table:formula="of:=MEDIAN([.$C68])" office:value-type="float"/>
          <table:table-cell table:formula="of:=MEDIAN([.$D68])" office:value-type="float"/>
          <table:table-cell table:formula="of:=MEDIAN([.$E68])" office:value-type="float"/>
          <table:table-cell table:formula="of:=MEDIAN([.$F68])" office:value-type="float"/>
          <table:table-cell table:formula="of:=MEDIAN([.$G68])" office:value-type="float"/>
          <table:table-cell table:formula="of:=MAX([.$B68])" office:value-type="float"/>
          <table:table-cell table:formula="of:=MAX([.$C68])" office:value-type="float"/>
          <table:table-cell table:formula="of:=MAX([.$D68])" office:value-type="float"/>
          <table:table-cell table:formula="of:=MAX([.$E68])" office:value-type="float"/>
          <table:table-cell table:formula="of:=MAX([.$F68])" office:value-type="float"/>
          <table:table-cell table:formula="of:=MAX([.$G68])" office:value-type="float"/>
        </table:table-row>
        <table:table-row table:style-name="ro1">
          <table:table-cell office:value-type="string">
            <text:p>RicochetRobots/046-ricochetrobot-13-0.asp</text:p>
          </table:table-cell>
          <table:table-cell office:value-type="float" office:value="53.91"/>
          <table:table-cell office:value-type="float" office:value="53.851"/>
          <table:table-cell office:value-type="float" office:value="246282.0"/>
          <table:table-cell office:value-type="float" office:value="181832.0"/>
          <table:table-cell office:value-type="float" office:value="35.0"/>
          <table:table-cell office:value-type="float" office:value="0.0"/>
          <table:table-cell table:formula="of:=MIN([.$B69])" office:value-type="float"/>
          <table:table-cell table:formula="of:=MIN([.$C69])" office:value-type="float"/>
          <table:table-cell table:formula="of:=MIN([.$D69])" office:value-type="float"/>
          <table:table-cell table:formula="of:=MIN([.$E69])" office:value-type="float"/>
          <table:table-cell table:formula="of:=MIN([.$F69])" office:value-type="float"/>
          <table:table-cell table:formula="of:=MIN([.$G69])" office:value-type="float"/>
          <table:table-cell table:formula="of:=MEDIAN([.$B69])" office:value-type="float"/>
          <table:table-cell table:formula="of:=MEDIAN([.$C69])" office:value-type="float"/>
          <table:table-cell table:formula="of:=MEDIAN([.$D69])" office:value-type="float"/>
          <table:table-cell table:formula="of:=MEDIAN([.$E69])" office:value-type="float"/>
          <table:table-cell table:formula="of:=MEDIAN([.$F69])" office:value-type="float"/>
          <table:table-cell table:formula="of:=MEDIAN([.$G69])" office:value-type="float"/>
          <table:table-cell table:formula="of:=MAX([.$B69])" office:value-type="float"/>
          <table:table-cell table:formula="of:=MAX([.$C69])" office:value-type="float"/>
          <table:table-cell table:formula="of:=MAX([.$D69])" office:value-type="float"/>
          <table:table-cell table:formula="of:=MAX([.$E69])" office:value-type="float"/>
          <table:table-cell table:formula="of:=MAX([.$F69])" office:value-type="float"/>
          <table:table-cell table:formula="of:=MAX([.$G69])" office:value-type="float"/>
        </table:table-row>
        <table:table-row table:style-name="ro1">
          <table:table-cell office:value-type="string">
            <text:p>RicochetRobots/059-ricochetrobot-15-0.asp</text:p>
          </table:table-cell>
          <table:table-cell office:value-type="float" office:value="900.0"/>
          <table:table-cell office:value-type="float" office:value="900.0"/>
          <table:table-cell office:value-type="float" office:value="2793337.0"/>
          <table:table-cell office:value-type="float" office:value="2248247.0"/>
          <table:table-cell office:value-type="float" office:value="62.0"/>
          <table:table-cell office:value-type="float" office:value="0.0"/>
          <table:table-cell table:formula="of:=MIN([.$B70])" office:value-type="float"/>
          <table:table-cell table:formula="of:=MIN([.$C70])" office:value-type="float"/>
          <table:table-cell table:formula="of:=MIN([.$D70])" office:value-type="float"/>
          <table:table-cell table:formula="of:=MIN([.$E70])" office:value-type="float"/>
          <table:table-cell table:formula="of:=MIN([.$F70])" office:value-type="float"/>
          <table:table-cell table:formula="of:=MIN([.$G70])" office:value-type="float"/>
          <table:table-cell table:formula="of:=MEDIAN([.$B70])" office:value-type="float"/>
          <table:table-cell table:formula="of:=MEDIAN([.$C70])" office:value-type="float"/>
          <table:table-cell table:formula="of:=MEDIAN([.$D70])" office:value-type="float"/>
          <table:table-cell table:formula="of:=MEDIAN([.$E70])" office:value-type="float"/>
          <table:table-cell table:formula="of:=MEDIAN([.$F70])" office:value-type="float"/>
          <table:table-cell table:formula="of:=MEDIAN([.$G70])" office:value-type="float"/>
          <table:table-cell table:formula="of:=MAX([.$B70])" office:value-type="float"/>
          <table:table-cell table:formula="of:=MAX([.$C70])" office:value-type="float"/>
          <table:table-cell table:formula="of:=MAX([.$D70])" office:value-type="float"/>
          <table:table-cell table:formula="of:=MAX([.$E70])" office:value-type="float"/>
          <table:table-cell table:formula="of:=MAX([.$F70])" office:value-type="float"/>
          <table:table-cell table:formula="of:=MAX([.$G70])" office:value-type="float"/>
        </table:table-row>
        <table:table-row table:style-name="ro1">
          <table:table-cell office:value-type="string">
            <text:p>RicochetRobots/060-ricochetrobot-14-0.asp</text:p>
          </table:table-cell>
          <table:table-cell office:value-type="float" office:value="298.62"/>
          <table:table-cell office:value-type="float" office:value="298.555"/>
          <table:table-cell office:value-type="float" office:value="1067830.0"/>
          <table:table-cell office:value-type="float" office:value="850990.0"/>
          <table:table-cell office:value-type="float" office:value="49.0"/>
          <table:table-cell office:value-type="float" office:value="0.0"/>
          <table:table-cell table:formula="of:=MIN([.$B71])" office:value-type="float"/>
          <table:table-cell table:formula="of:=MIN([.$C71])" office:value-type="float"/>
          <table:table-cell table:formula="of:=MIN([.$D71])" office:value-type="float"/>
          <table:table-cell table:formula="of:=MIN([.$E71])" office:value-type="float"/>
          <table:table-cell table:formula="of:=MIN([.$F71])" office:value-type="float"/>
          <table:table-cell table:formula="of:=MIN([.$G71])" office:value-type="float"/>
          <table:table-cell table:formula="of:=MEDIAN([.$B71])" office:value-type="float"/>
          <table:table-cell table:formula="of:=MEDIAN([.$C71])" office:value-type="float"/>
          <table:table-cell table:formula="of:=MEDIAN([.$D71])" office:value-type="float"/>
          <table:table-cell table:formula="of:=MEDIAN([.$E71])" office:value-type="float"/>
          <table:table-cell table:formula="of:=MEDIAN([.$F71])" office:value-type="float"/>
          <table:table-cell table:formula="of:=MEDIAN([.$G71])" office:value-type="float"/>
          <table:table-cell table:formula="of:=MAX([.$B71])" office:value-type="float"/>
          <table:table-cell table:formula="of:=MAX([.$C71])" office:value-type="float"/>
          <table:table-cell table:formula="of:=MAX([.$D71])" office:value-type="float"/>
          <table:table-cell table:formula="of:=MAX([.$E71])" office:value-type="float"/>
          <table:table-cell table:formula="of:=MAX([.$F71])" office:value-type="float"/>
          <table:table-cell table:formula="of:=MAX([.$G71])" office:value-type="float"/>
        </table:table-row>
        <table:table-row table:style-name="ro1">
          <table:table-cell office:value-type="string">
            <text:p>RicochetRobots/061-ricochetrobot-14-0.asp</text:p>
          </table:table-cell>
          <table:table-cell office:value-type="float" office:value="375.38"/>
          <table:table-cell office:value-type="float" office:value="375.308"/>
          <table:table-cell office:value-type="float" office:value="1315399.0"/>
          <table:table-cell office:value-type="float" office:value="1050582.0"/>
          <table:table-cell office:value-type="float" office:value="50.0"/>
          <table:table-cell office:value-type="float" office:value="0.0"/>
          <table:table-cell table:formula="of:=MIN([.$B72])" office:value-type="float"/>
          <table:table-cell table:formula="of:=MIN([.$C72])" office:value-type="float"/>
          <table:table-cell table:formula="of:=MIN([.$D72])" office:value-type="float"/>
          <table:table-cell table:formula="of:=MIN([.$E72])" office:value-type="float"/>
          <table:table-cell table:formula="of:=MIN([.$F72])" office:value-type="float"/>
          <table:table-cell table:formula="of:=MIN([.$G72])" office:value-type="float"/>
          <table:table-cell table:formula="of:=MEDIAN([.$B72])" office:value-type="float"/>
          <table:table-cell table:formula="of:=MEDIAN([.$C72])" office:value-type="float"/>
          <table:table-cell table:formula="of:=MEDIAN([.$D72])" office:value-type="float"/>
          <table:table-cell table:formula="of:=MEDIAN([.$E72])" office:value-type="float"/>
          <table:table-cell table:formula="of:=MEDIAN([.$F72])" office:value-type="float"/>
          <table:table-cell table:formula="of:=MEDIAN([.$G72])" office:value-type="float"/>
          <table:table-cell table:formula="of:=MAX([.$B72])" office:value-type="float"/>
          <table:table-cell table:formula="of:=MAX([.$C72])" office:value-type="float"/>
          <table:table-cell table:formula="of:=MAX([.$D72])" office:value-type="float"/>
          <table:table-cell table:formula="of:=MAX([.$E72])" office:value-type="float"/>
          <table:table-cell table:formula="of:=MAX([.$F72])" office:value-type="float"/>
          <table:table-cell table:formula="of:=MAX([.$G72])" office:value-type="float"/>
        </table:table-row>
        <table:table-row table:style-name="ro1">
          <table:table-cell office:value-type="string">
            <text:p>RicochetRobots/062-ricochetrobot-25-0.asp</text:p>
          </table:table-cell>
          <table:table-cell office:value-type="float" office:value="900.0"/>
          <table:table-cell office:value-type="float" office:value="900.0"/>
          <table:table-cell office:value-type="float" office:value="2816534.0"/>
          <table:table-cell office:value-type="float" office:value="2275690.0"/>
          <table:table-cell office:value-type="float" office:value="64.0"/>
          <table:table-cell office:value-type="float" office:value="0.0"/>
          <table:table-cell table:formula="of:=MIN([.$B73])" office:value-type="float"/>
          <table:table-cell table:formula="of:=MIN([.$C73])" office:value-type="float"/>
          <table:table-cell table:formula="of:=MIN([.$D73])" office:value-type="float"/>
          <table:table-cell table:formula="of:=MIN([.$E73])" office:value-type="float"/>
          <table:table-cell table:formula="of:=MIN([.$F73])" office:value-type="float"/>
          <table:table-cell table:formula="of:=MIN([.$G73])" office:value-type="float"/>
          <table:table-cell table:formula="of:=MEDIAN([.$B73])" office:value-type="float"/>
          <table:table-cell table:formula="of:=MEDIAN([.$C73])" office:value-type="float"/>
          <table:table-cell table:formula="of:=MEDIAN([.$D73])" office:value-type="float"/>
          <table:table-cell table:formula="of:=MEDIAN([.$E73])" office:value-type="float"/>
          <table:table-cell table:formula="of:=MEDIAN([.$F73])" office:value-type="float"/>
          <table:table-cell table:formula="of:=MEDIAN([.$G73])" office:value-type="float"/>
          <table:table-cell table:formula="of:=MAX([.$B73])" office:value-type="float"/>
          <table:table-cell table:formula="of:=MAX([.$C73])" office:value-type="float"/>
          <table:table-cell table:formula="of:=MAX([.$D73])" office:value-type="float"/>
          <table:table-cell table:formula="of:=MAX([.$E73])" office:value-type="float"/>
          <table:table-cell table:formula="of:=MAX([.$F73])" office:value-type="float"/>
          <table:table-cell table:formula="of:=MAX([.$G73])" office:value-type="float"/>
        </table:table-row>
        <table:table-row table:style-name="ro1">
          <table:table-cell office:value-type="string">
            <text:p>RicochetRobots/074-ricochetrobot-18-0.asp</text:p>
          </table:table-cell>
          <table:table-cell office:value-type="float" office:value="900.0"/>
          <table:table-cell office:value-type="float" office:value="900.0"/>
          <table:table-cell office:value-type="float" office:value="2875556.0"/>
          <table:table-cell office:value-type="float" office:value="2340367.0"/>
          <table:table-cell office:value-type="float" office:value="60.0"/>
          <table:table-cell office:value-type="float" office:value="0.0"/>
          <table:table-cell table:formula="of:=MIN([.$B74])" office:value-type="float"/>
          <table:table-cell table:formula="of:=MIN([.$C74])" office:value-type="float"/>
          <table:table-cell table:formula="of:=MIN([.$D74])" office:value-type="float"/>
          <table:table-cell table:formula="of:=MIN([.$E74])" office:value-type="float"/>
          <table:table-cell table:formula="of:=MIN([.$F74])" office:value-type="float"/>
          <table:table-cell table:formula="of:=MIN([.$G74])" office:value-type="float"/>
          <table:table-cell table:formula="of:=MEDIAN([.$B74])" office:value-type="float"/>
          <table:table-cell table:formula="of:=MEDIAN([.$C74])" office:value-type="float"/>
          <table:table-cell table:formula="of:=MEDIAN([.$D74])" office:value-type="float"/>
          <table:table-cell table:formula="of:=MEDIAN([.$E74])" office:value-type="float"/>
          <table:table-cell table:formula="of:=MEDIAN([.$F74])" office:value-type="float"/>
          <table:table-cell table:formula="of:=MEDIAN([.$G74])" office:value-type="float"/>
          <table:table-cell table:formula="of:=MAX([.$B74])" office:value-type="float"/>
          <table:table-cell table:formula="of:=MAX([.$C74])" office:value-type="float"/>
          <table:table-cell table:formula="of:=MAX([.$D74])" office:value-type="float"/>
          <table:table-cell table:formula="of:=MAX([.$E74])" office:value-type="float"/>
          <table:table-cell table:formula="of:=MAX([.$F74])" office:value-type="float"/>
          <table:table-cell table:formula="of:=MAX([.$G74])" office:value-type="float"/>
        </table:table-row>
        <table:table-row table:style-name="ro1">
          <table:table-cell office:value-type="string">
            <text:p>RicochetRobots/078-ricochetrobot-17-0.asp</text:p>
          </table:table-cell>
          <table:table-cell office:value-type="float" office:value="900.0"/>
          <table:table-cell office:value-type="float" office:value="900.0"/>
          <table:table-cell office:value-type="float" office:value="2749617.0"/>
          <table:table-cell office:value-type="float" office:value="2242227.0"/>
          <table:table-cell office:value-type="float" office:value="68.0"/>
          <table:table-cell office:value-type="float" office:value="0.0"/>
          <table:table-cell table:formula="of:=MIN([.$B75])" office:value-type="float"/>
          <table:table-cell table:formula="of:=MIN([.$C75])" office:value-type="float"/>
          <table:table-cell table:formula="of:=MIN([.$D75])" office:value-type="float"/>
          <table:table-cell table:formula="of:=MIN([.$E75])" office:value-type="float"/>
          <table:table-cell table:formula="of:=MIN([.$F75])" office:value-type="float"/>
          <table:table-cell table:formula="of:=MIN([.$G75])" office:value-type="float"/>
          <table:table-cell table:formula="of:=MEDIAN([.$B75])" office:value-type="float"/>
          <table:table-cell table:formula="of:=MEDIAN([.$C75])" office:value-type="float"/>
          <table:table-cell table:formula="of:=MEDIAN([.$D75])" office:value-type="float"/>
          <table:table-cell table:formula="of:=MEDIAN([.$E75])" office:value-type="float"/>
          <table:table-cell table:formula="of:=MEDIAN([.$F75])" office:value-type="float"/>
          <table:table-cell table:formula="of:=MEDIAN([.$G75])" office:value-type="float"/>
          <table:table-cell table:formula="of:=MAX([.$B75])" office:value-type="float"/>
          <table:table-cell table:formula="of:=MAX([.$C75])" office:value-type="float"/>
          <table:table-cell table:formula="of:=MAX([.$D75])" office:value-type="float"/>
          <table:table-cell table:formula="of:=MAX([.$E75])" office:value-type="float"/>
          <table:table-cell table:formula="of:=MAX([.$F75])" office:value-type="float"/>
          <table:table-cell table:formula="of:=MAX([.$G75])" office:value-type="float"/>
        </table:table-row>
        <table:table-row table:style-name="ro1">
          <table:table-cell office:value-type="string">
            <text:p>RicochetRobots/084-ricochetrobot-15-0.asp</text:p>
          </table:table-cell>
          <table:table-cell office:value-type="float" office:value="900.0"/>
          <table:table-cell office:value-type="float" office:value="900.0"/>
          <table:table-cell office:value-type="float" office:value="2737725.0"/>
          <table:table-cell office:value-type="float" office:value="2192653.0"/>
          <table:table-cell office:value-type="float" office:value="69.0"/>
          <table:table-cell office:value-type="float" office:value="0.0"/>
          <table:table-cell table:formula="of:=MIN([.$B76])" office:value-type="float"/>
          <table:table-cell table:formula="of:=MIN([.$C76])" office:value-type="float"/>
          <table:table-cell table:formula="of:=MIN([.$D76])" office:value-type="float"/>
          <table:table-cell table:formula="of:=MIN([.$E76])" office:value-type="float"/>
          <table:table-cell table:formula="of:=MIN([.$F76])" office:value-type="float"/>
          <table:table-cell table:formula="of:=MIN([.$G76])" office:value-type="float"/>
          <table:table-cell table:formula="of:=MEDIAN([.$B76])" office:value-type="float"/>
          <table:table-cell table:formula="of:=MEDIAN([.$C76])" office:value-type="float"/>
          <table:table-cell table:formula="of:=MEDIAN([.$D76])" office:value-type="float"/>
          <table:table-cell table:formula="of:=MEDIAN([.$E76])" office:value-type="float"/>
          <table:table-cell table:formula="of:=MEDIAN([.$F76])" office:value-type="float"/>
          <table:table-cell table:formula="of:=MEDIAN([.$G76])" office:value-type="float"/>
          <table:table-cell table:formula="of:=MAX([.$B76])" office:value-type="float"/>
          <table:table-cell table:formula="of:=MAX([.$C76])" office:value-type="float"/>
          <table:table-cell table:formula="of:=MAX([.$D76])" office:value-type="float"/>
          <table:table-cell table:formula="of:=MAX([.$E76])" office:value-type="float"/>
          <table:table-cell table:formula="of:=MAX([.$F76])" office:value-type="float"/>
          <table:table-cell table:formula="of:=MAX([.$G76])" office:value-type="float"/>
        </table:table-row>
        <table:table-row table:style-name="ro1">
          <table:table-cell office:value-type="string">
            <text:p>RicochetRobots/097-ricochetrobot-17-0.asp</text:p>
          </table:table-cell>
          <table:table-cell office:value-type="float" office:value="900.0"/>
          <table:table-cell office:value-type="float" office:value="900.0"/>
          <table:table-cell office:value-type="float" office:value="2852718.0"/>
          <table:table-cell office:value-type="float" office:value="2285882.0"/>
          <table:table-cell office:value-type="float" office:value="66.0"/>
          <table:table-cell office:value-type="float" office:value="0.0"/>
          <table:table-cell table:formula="of:=MIN([.$B77])" office:value-type="float"/>
          <table:table-cell table:formula="of:=MIN([.$C77])" office:value-type="float"/>
          <table:table-cell table:formula="of:=MIN([.$D77])" office:value-type="float"/>
          <table:table-cell table:formula="of:=MIN([.$E77])" office:value-type="float"/>
          <table:table-cell table:formula="of:=MIN([.$F77])" office:value-type="float"/>
          <table:table-cell table:formula="of:=MIN([.$G77])" office:value-type="float"/>
          <table:table-cell table:formula="of:=MEDIAN([.$B77])" office:value-type="float"/>
          <table:table-cell table:formula="of:=MEDIAN([.$C77])" office:value-type="float"/>
          <table:table-cell table:formula="of:=MEDIAN([.$D77])" office:value-type="float"/>
          <table:table-cell table:formula="of:=MEDIAN([.$E77])" office:value-type="float"/>
          <table:table-cell table:formula="of:=MEDIAN([.$F77])" office:value-type="float"/>
          <table:table-cell table:formula="of:=MEDIAN([.$G77])" office:value-type="float"/>
          <table:table-cell table:formula="of:=MAX([.$B77])" office:value-type="float"/>
          <table:table-cell table:formula="of:=MAX([.$C77])" office:value-type="float"/>
          <table:table-cell table:formula="of:=MAX([.$D77])" office:value-type="float"/>
          <table:table-cell table:formula="of:=MAX([.$E77])" office:value-type="float"/>
          <table:table-cell table:formula="of:=MAX([.$F77])" office:value-type="float"/>
          <table:table-cell table:formula="of:=MAX([.$G77])" office:value-type="float"/>
        </table:table-row>
        <table:table-row table:style-name="ro1">
          <table:table-cell office:value-type="string">
            <text:p>RicochetRobots/105-ricochetrobot-19-0.asp</text:p>
          </table:table-cell>
          <table:table-cell office:value-type="float" office:value="900.0"/>
          <table:table-cell office:value-type="float" office:value="900.0"/>
          <table:table-cell office:value-type="float" office:value="2787343.0"/>
          <table:table-cell office:value-type="float" office:value="2253552.0"/>
          <table:table-cell office:value-type="float" office:value="63.0"/>
          <table:table-cell office:value-type="float" office:value="0.0"/>
          <table:table-cell table:formula="of:=MIN([.$B78])" office:value-type="float"/>
          <table:table-cell table:formula="of:=MIN([.$C78])" office:value-type="float"/>
          <table:table-cell table:formula="of:=MIN([.$D78])" office:value-type="float"/>
          <table:table-cell table:formula="of:=MIN([.$E78])" office:value-type="float"/>
          <table:table-cell table:formula="of:=MIN([.$F78])" office:value-type="float"/>
          <table:table-cell table:formula="of:=MIN([.$G78])" office:value-type="float"/>
          <table:table-cell table:formula="of:=MEDIAN([.$B78])" office:value-type="float"/>
          <table:table-cell table:formula="of:=MEDIAN([.$C78])" office:value-type="float"/>
          <table:table-cell table:formula="of:=MEDIAN([.$D78])" office:value-type="float"/>
          <table:table-cell table:formula="of:=MEDIAN([.$E78])" office:value-type="float"/>
          <table:table-cell table:formula="of:=MEDIAN([.$F78])" office:value-type="float"/>
          <table:table-cell table:formula="of:=MEDIAN([.$G78])" office:value-type="float"/>
          <table:table-cell table:formula="of:=MAX([.$B78])" office:value-type="float"/>
          <table:table-cell table:formula="of:=MAX([.$C78])" office:value-type="float"/>
          <table:table-cell table:formula="of:=MAX([.$D78])" office:value-type="float"/>
          <table:table-cell table:formula="of:=MAX([.$E78])" office:value-type="float"/>
          <table:table-cell table:formula="of:=MAX([.$F78])" office:value-type="float"/>
          <table:table-cell table:formula="of:=MAX([.$G78])" office:value-type="float"/>
        </table:table-row>
        <table:table-row table:style-name="ro1">
          <table:table-cell office:value-type="string">
            <text:p>RicochetRobots/120-ricochetrobot-22-0.asp</text:p>
          </table:table-cell>
          <table:table-cell office:value-type="float" office:value="900.0"/>
          <table:table-cell office:value-type="float" office:value="900.0"/>
          <table:table-cell office:value-type="float" office:value="3037720.0"/>
          <table:table-cell office:value-type="float" office:value="2493859.0"/>
          <table:table-cell office:value-type="float" office:value="59.0"/>
          <table:table-cell office:value-type="float" office:value="0.0"/>
          <table:table-cell table:formula="of:=MIN([.$B79])" office:value-type="float"/>
          <table:table-cell table:formula="of:=MIN([.$C79])" office:value-type="float"/>
          <table:table-cell table:formula="of:=MIN([.$D79])" office:value-type="float"/>
          <table:table-cell table:formula="of:=MIN([.$E79])" office:value-type="float"/>
          <table:table-cell table:formula="of:=MIN([.$F79])" office:value-type="float"/>
          <table:table-cell table:formula="of:=MIN([.$G79])" office:value-type="float"/>
          <table:table-cell table:formula="of:=MEDIAN([.$B79])" office:value-type="float"/>
          <table:table-cell table:formula="of:=MEDIAN([.$C79])" office:value-type="float"/>
          <table:table-cell table:formula="of:=MEDIAN([.$D79])" office:value-type="float"/>
          <table:table-cell table:formula="of:=MEDIAN([.$E79])" office:value-type="float"/>
          <table:table-cell table:formula="of:=MEDIAN([.$F79])" office:value-type="float"/>
          <table:table-cell table:formula="of:=MEDIAN([.$G79])" office:value-type="float"/>
          <table:table-cell table:formula="of:=MAX([.$B79])" office:value-type="float"/>
          <table:table-cell table:formula="of:=MAX([.$C79])" office:value-type="float"/>
          <table:table-cell table:formula="of:=MAX([.$D79])" office:value-type="float"/>
          <table:table-cell table:formula="of:=MAX([.$E79])" office:value-type="float"/>
          <table:table-cell table:formula="of:=MAX([.$F79])" office:value-type="float"/>
          <table:table-cell table:formula="of:=MAX([.$G79])" office:value-type="float"/>
        </table:table-row>
        <table:table-row table:style-name="ro1">
          <table:table-cell office:value-type="string">
            <text:p>RicochetRobots/188-ricochetrobot-18-0.asp</text:p>
          </table:table-cell>
          <table:table-cell office:value-type="float" office:value="900.0"/>
          <table:table-cell office:value-type="float" office:value="900.0"/>
          <table:table-cell office:value-type="float" office:value="2689368.0"/>
          <table:table-cell office:value-type="float" office:value="2201453.0"/>
          <table:table-cell office:value-type="float" office:value="63.0"/>
          <table:table-cell office:value-type="float" office:value="0.0"/>
          <table:table-cell table:formula="of:=MIN([.$B80])" office:value-type="float"/>
          <table:table-cell table:formula="of:=MIN([.$C80])" office:value-type="float"/>
          <table:table-cell table:formula="of:=MIN([.$D80])" office:value-type="float"/>
          <table:table-cell table:formula="of:=MIN([.$E80])" office:value-type="float"/>
          <table:table-cell table:formula="of:=MIN([.$F80])" office:value-type="float"/>
          <table:table-cell table:formula="of:=MIN([.$G80])" office:value-type="float"/>
          <table:table-cell table:formula="of:=MEDIAN([.$B80])" office:value-type="float"/>
          <table:table-cell table:formula="of:=MEDIAN([.$C80])" office:value-type="float"/>
          <table:table-cell table:formula="of:=MEDIAN([.$D80])" office:value-type="float"/>
          <table:table-cell table:formula="of:=MEDIAN([.$E80])" office:value-type="float"/>
          <table:table-cell table:formula="of:=MEDIAN([.$F80])" office:value-type="float"/>
          <table:table-cell table:formula="of:=MEDIAN([.$G80])" office:value-type="float"/>
          <table:table-cell table:formula="of:=MAX([.$B80])" office:value-type="float"/>
          <table:table-cell table:formula="of:=MAX([.$C80])" office:value-type="float"/>
          <table:table-cell table:formula="of:=MAX([.$D80])" office:value-type="float"/>
          <table:table-cell table:formula="of:=MAX([.$E80])" office:value-type="float"/>
          <table:table-cell table:formula="of:=MAX([.$F80])" office:value-type="float"/>
          <table:table-cell table:formula="of:=MAX([.$G80])" office:value-type="float"/>
        </table:table-row>
        <table:table-row table:style-name="ro1">
          <table:table-cell office:value-type="string">
            <text:p>RicochetRobots/214-ricochetrobot-22-0.asp</text:p>
          </table:table-cell>
          <table:table-cell office:value-type="float" office:value="900.0"/>
          <table:table-cell office:value-type="float" office:value="900.0"/>
          <table:table-cell office:value-type="float" office:value="2845746.0"/>
          <table:table-cell office:value-type="float" office:value="2310607.0"/>
          <table:table-cell office:value-type="float" office:value="59.0"/>
          <table:table-cell office:value-type="float" office:value="0.0"/>
          <table:table-cell table:formula="of:=MIN([.$B81])" office:value-type="float"/>
          <table:table-cell table:formula="of:=MIN([.$C81])" office:value-type="float"/>
          <table:table-cell table:formula="of:=MIN([.$D81])" office:value-type="float"/>
          <table:table-cell table:formula="of:=MIN([.$E81])" office:value-type="float"/>
          <table:table-cell table:formula="of:=MIN([.$F81])" office:value-type="float"/>
          <table:table-cell table:formula="of:=MIN([.$G81])" office:value-type="float"/>
          <table:table-cell table:formula="of:=MEDIAN([.$B81])" office:value-type="float"/>
          <table:table-cell table:formula="of:=MEDIAN([.$C81])" office:value-type="float"/>
          <table:table-cell table:formula="of:=MEDIAN([.$D81])" office:value-type="float"/>
          <table:table-cell table:formula="of:=MEDIAN([.$E81])" office:value-type="float"/>
          <table:table-cell table:formula="of:=MEDIAN([.$F81])" office:value-type="float"/>
          <table:table-cell table:formula="of:=MEDIAN([.$G81])" office:value-type="float"/>
          <table:table-cell table:formula="of:=MAX([.$B81])" office:value-type="float"/>
          <table:table-cell table:formula="of:=MAX([.$C81])" office:value-type="float"/>
          <table:table-cell table:formula="of:=MAX([.$D81])" office:value-type="float"/>
          <table:table-cell table:formula="of:=MAX([.$E81])" office:value-type="float"/>
          <table:table-cell table:formula="of:=MAX([.$F81])" office:value-type="float"/>
          <table:table-cell table:formula="of:=MAX([.$G81])" office:value-type="float"/>
        </table:table-row>
        <table:table-row table:style-name="ro1">
          <table:table-cell office:value-type="string">
            <text:p>RicochetRobots/230-ricochetrobot-17-0.asp</text:p>
          </table:table-cell>
          <table:table-cell office:value-type="float" office:value="900.0"/>
          <table:table-cell office:value-type="float" office:value="900.0"/>
          <table:table-cell office:value-type="float" office:value="2770653.0"/>
          <table:table-cell office:value-type="float" office:value="2242084.0"/>
          <table:table-cell office:value-type="float" office:value="65.0"/>
          <table:table-cell office:value-type="float" office:value="0.0"/>
          <table:table-cell table:formula="of:=MIN([.$B82])" office:value-type="float"/>
          <table:table-cell table:formula="of:=MIN([.$C82])" office:value-type="float"/>
          <table:table-cell table:formula="of:=MIN([.$D82])" office:value-type="float"/>
          <table:table-cell table:formula="of:=MIN([.$E82])" office:value-type="float"/>
          <table:table-cell table:formula="of:=MIN([.$F82])" office:value-type="float"/>
          <table:table-cell table:formula="of:=MIN([.$G82])" office:value-type="float"/>
          <table:table-cell table:formula="of:=MEDIAN([.$B82])" office:value-type="float"/>
          <table:table-cell table:formula="of:=MEDIAN([.$C82])" office:value-type="float"/>
          <table:table-cell table:formula="of:=MEDIAN([.$D82])" office:value-type="float"/>
          <table:table-cell table:formula="of:=MEDIAN([.$E82])" office:value-type="float"/>
          <table:table-cell table:formula="of:=MEDIAN([.$F82])" office:value-type="float"/>
          <table:table-cell table:formula="of:=MEDIAN([.$G82])" office:value-type="float"/>
          <table:table-cell table:formula="of:=MAX([.$B82])" office:value-type="float"/>
          <table:table-cell table:formula="of:=MAX([.$C82])" office:value-type="float"/>
          <table:table-cell table:formula="of:=MAX([.$D82])" office:value-type="float"/>
          <table:table-cell table:formula="of:=MAX([.$E82])" office:value-type="float"/>
          <table:table-cell table:formula="of:=MAX([.$F82])" office:value-type="float"/>
          <table:table-cell table:formula="of:=MAX([.$G82])" office:value-type="float"/>
        </table:table-row>
        <table:table-row table:style-name="ro1">
          <table:table-cell office:value-type="string">
            <text:p>Visit-all/0009-visitall-36-1.asp</text:p>
          </table:table-cell>
          <table:table-cell office:value-type="float" office:value="900.0"/>
          <table:table-cell office:value-type="float" office:value="900.0"/>
          <table:table-cell office:value-type="float" office:value="3848663.0"/>
          <table:table-cell office:value-type="float" office:value="3270378.0"/>
          <table:table-cell office:value-type="float" office:value="72.0"/>
          <table:table-cell office:value-type="float" office:value="0.0"/>
          <table:table-cell table:formula="of:=MIN([.$B83])" office:value-type="float"/>
          <table:table-cell table:formula="of:=MIN([.$C83])" office:value-type="float"/>
          <table:table-cell table:formula="of:=MIN([.$D83])" office:value-type="float"/>
          <table:table-cell table:formula="of:=MIN([.$E83])" office:value-type="float"/>
          <table:table-cell table:formula="of:=MIN([.$F83])" office:value-type="float"/>
          <table:table-cell table:formula="of:=MIN([.$G83])" office:value-type="float"/>
          <table:table-cell table:formula="of:=MEDIAN([.$B83])" office:value-type="float"/>
          <table:table-cell table:formula="of:=MEDIAN([.$C83])" office:value-type="float"/>
          <table:table-cell table:formula="of:=MEDIAN([.$D83])" office:value-type="float"/>
          <table:table-cell table:formula="of:=MEDIAN([.$E83])" office:value-type="float"/>
          <table:table-cell table:formula="of:=MEDIAN([.$F83])" office:value-type="float"/>
          <table:table-cell table:formula="of:=MEDIAN([.$G83])" office:value-type="float"/>
          <table:table-cell table:formula="of:=MAX([.$B83])" office:value-type="float"/>
          <table:table-cell table:formula="of:=MAX([.$C83])" office:value-type="float"/>
          <table:table-cell table:formula="of:=MAX([.$D83])" office:value-type="float"/>
          <table:table-cell table:formula="of:=MAX([.$E83])" office:value-type="float"/>
          <table:table-cell table:formula="of:=MAX([.$F83])" office:value-type="float"/>
          <table:table-cell table:formula="of:=MAX([.$G83])" office:value-type="float"/>
        </table:table-row>
        <table:table-row table:style-name="ro1">
          <table:table-cell office:value-type="string">
            <text:p>Visit-all/0012-visitall-36-1.asp</text:p>
          </table:table-cell>
          <table:table-cell office:value-type="float" office:value="900.0"/>
          <table:table-cell office:value-type="float" office:value="900.0"/>
          <table:table-cell office:value-type="float" office:value="3818340.0"/>
          <table:table-cell office:value-type="float" office:value="3270674.0"/>
          <table:table-cell office:value-type="float" office:value="64.0"/>
          <table:table-cell office:value-type="float" office:value="0.0"/>
          <table:table-cell table:formula="of:=MIN([.$B84])" office:value-type="float"/>
          <table:table-cell table:formula="of:=MIN([.$C84])" office:value-type="float"/>
          <table:table-cell table:formula="of:=MIN([.$D84])" office:value-type="float"/>
          <table:table-cell table:formula="of:=MIN([.$E84])" office:value-type="float"/>
          <table:table-cell table:formula="of:=MIN([.$F84])" office:value-type="float"/>
          <table:table-cell table:formula="of:=MIN([.$G84])" office:value-type="float"/>
          <table:table-cell table:formula="of:=MEDIAN([.$B84])" office:value-type="float"/>
          <table:table-cell table:formula="of:=MEDIAN([.$C84])" office:value-type="float"/>
          <table:table-cell table:formula="of:=MEDIAN([.$D84])" office:value-type="float"/>
          <table:table-cell table:formula="of:=MEDIAN([.$E84])" office:value-type="float"/>
          <table:table-cell table:formula="of:=MEDIAN([.$F84])" office:value-type="float"/>
          <table:table-cell table:formula="of:=MEDIAN([.$G84])" office:value-type="float"/>
          <table:table-cell table:formula="of:=MAX([.$B84])" office:value-type="float"/>
          <table:table-cell table:formula="of:=MAX([.$C84])" office:value-type="float"/>
          <table:table-cell table:formula="of:=MAX([.$D84])" office:value-type="float"/>
          <table:table-cell table:formula="of:=MAX([.$E84])" office:value-type="float"/>
          <table:table-cell table:formula="of:=MAX([.$F84])" office:value-type="float"/>
          <table:table-cell table:formula="of:=MAX([.$G84])" office:value-type="float"/>
        </table:table-row>
        <table:table-row table:style-name="ro1">
          <table:table-cell office:value-type="string">
            <text:p>Visit-all/0019-visitall-67-1.asp</text:p>
          </table:table-cell>
          <table:table-cell office:value-type="float" office:value="900.0"/>
          <table:table-cell office:value-type="float" office:value="900.0"/>
          <table:table-cell office:value-type="float" office:value="3854028.0"/>
          <table:table-cell office:value-type="float" office:value="3329764.0"/>
          <table:table-cell office:value-type="float" office:value="67.0"/>
          <table:table-cell office:value-type="float" office:value="0.0"/>
          <table:table-cell table:formula="of:=MIN([.$B85])" office:value-type="float"/>
          <table:table-cell table:formula="of:=MIN([.$C85])" office:value-type="float"/>
          <table:table-cell table:formula="of:=MIN([.$D85])" office:value-type="float"/>
          <table:table-cell table:formula="of:=MIN([.$E85])" office:value-type="float"/>
          <table:table-cell table:formula="of:=MIN([.$F85])" office:value-type="float"/>
          <table:table-cell table:formula="of:=MIN([.$G85])" office:value-type="float"/>
          <table:table-cell table:formula="of:=MEDIAN([.$B85])" office:value-type="float"/>
          <table:table-cell table:formula="of:=MEDIAN([.$C85])" office:value-type="float"/>
          <table:table-cell table:formula="of:=MEDIAN([.$D85])" office:value-type="float"/>
          <table:table-cell table:formula="of:=MEDIAN([.$E85])" office:value-type="float"/>
          <table:table-cell table:formula="of:=MEDIAN([.$F85])" office:value-type="float"/>
          <table:table-cell table:formula="of:=MEDIAN([.$G85])" office:value-type="float"/>
          <table:table-cell table:formula="of:=MAX([.$B85])" office:value-type="float"/>
          <table:table-cell table:formula="of:=MAX([.$C85])" office:value-type="float"/>
          <table:table-cell table:formula="of:=MAX([.$D85])" office:value-type="float"/>
          <table:table-cell table:formula="of:=MAX([.$E85])" office:value-type="float"/>
          <table:table-cell table:formula="of:=MAX([.$F85])" office:value-type="float"/>
          <table:table-cell table:formula="of:=MAX([.$G85])" office:value-type="float"/>
        </table:table-row>
        <table:table-row table:style-name="ro1">
          <table:table-cell office:value-type="string">
            <text:p>Visit-all/0020-visitall-67-1.asp</text:p>
          </table:table-cell>
          <table:table-cell office:value-type="float" office:value="900.0"/>
          <table:table-cell office:value-type="float" office:value="900.0"/>
          <table:table-cell office:value-type="float" office:value="3821694.0"/>
          <table:table-cell office:value-type="float" office:value="3254957.0"/>
          <table:table-cell office:value-type="float" office:value="71.0"/>
          <table:table-cell office:value-type="float" office:value="0.0"/>
          <table:table-cell table:formula="of:=MIN([.$B86])" office:value-type="float"/>
          <table:table-cell table:formula="of:=MIN([.$C86])" office:value-type="float"/>
          <table:table-cell table:formula="of:=MIN([.$D86])" office:value-type="float"/>
          <table:table-cell table:formula="of:=MIN([.$E86])" office:value-type="float"/>
          <table:table-cell table:formula="of:=MIN([.$F86])" office:value-type="float"/>
          <table:table-cell table:formula="of:=MIN([.$G86])" office:value-type="float"/>
          <table:table-cell table:formula="of:=MEDIAN([.$B86])" office:value-type="float"/>
          <table:table-cell table:formula="of:=MEDIAN([.$C86])" office:value-type="float"/>
          <table:table-cell table:formula="of:=MEDIAN([.$D86])" office:value-type="float"/>
          <table:table-cell table:formula="of:=MEDIAN([.$E86])" office:value-type="float"/>
          <table:table-cell table:formula="of:=MEDIAN([.$F86])" office:value-type="float"/>
          <table:table-cell table:formula="of:=MEDIAN([.$G86])" office:value-type="float"/>
          <table:table-cell table:formula="of:=MAX([.$B86])" office:value-type="float"/>
          <table:table-cell table:formula="of:=MAX([.$C86])" office:value-type="float"/>
          <table:table-cell table:formula="of:=MAX([.$D86])" office:value-type="float"/>
          <table:table-cell table:formula="of:=MAX([.$E86])" office:value-type="float"/>
          <table:table-cell table:formula="of:=MAX([.$F86])" office:value-type="float"/>
          <table:table-cell table:formula="of:=MAX([.$G86])" office:value-type="float"/>
        </table:table-row>
        <table:table-row table:style-name="ro1">
          <table:table-cell office:value-type="string">
            <text:p>Visit-all/0029-visitall-39-1.asp</text:p>
          </table:table-cell>
          <table:table-cell office:value-type="float" office:value="900.0"/>
          <table:table-cell office:value-type="float" office:value="900.0"/>
          <table:table-cell office:value-type="float" office:value="3938266.0"/>
          <table:table-cell office:value-type="float" office:value="3346021.0"/>
          <table:table-cell office:value-type="float" office:value="69.0"/>
          <table:table-cell office:value-type="float" office:value="0.0"/>
          <table:table-cell table:formula="of:=MIN([.$B87])" office:value-type="float"/>
          <table:table-cell table:formula="of:=MIN([.$C87])" office:value-type="float"/>
          <table:table-cell table:formula="of:=MIN([.$D87])" office:value-type="float"/>
          <table:table-cell table:formula="of:=MIN([.$E87])" office:value-type="float"/>
          <table:table-cell table:formula="of:=MIN([.$F87])" office:value-type="float"/>
          <table:table-cell table:formula="of:=MIN([.$G87])" office:value-type="float"/>
          <table:table-cell table:formula="of:=MEDIAN([.$B87])" office:value-type="float"/>
          <table:table-cell table:formula="of:=MEDIAN([.$C87])" office:value-type="float"/>
          <table:table-cell table:formula="of:=MEDIAN([.$D87])" office:value-type="float"/>
          <table:table-cell table:formula="of:=MEDIAN([.$E87])" office:value-type="float"/>
          <table:table-cell table:formula="of:=MEDIAN([.$F87])" office:value-type="float"/>
          <table:table-cell table:formula="of:=MEDIAN([.$G87])" office:value-type="float"/>
          <table:table-cell table:formula="of:=MAX([.$B87])" office:value-type="float"/>
          <table:table-cell table:formula="of:=MAX([.$C87])" office:value-type="float"/>
          <table:table-cell table:formula="of:=MAX([.$D87])" office:value-type="float"/>
          <table:table-cell table:formula="of:=MAX([.$E87])" office:value-type="float"/>
          <table:table-cell table:formula="of:=MAX([.$F87])" office:value-type="float"/>
          <table:table-cell table:formula="of:=MAX([.$G87])" office:value-type="float"/>
        </table:table-row>
        <table:table-row table:style-name="ro1">
          <table:table-cell office:value-type="string">
            <text:p>Visit-all/0030-visitall-39-1.asp</text:p>
          </table:table-cell>
          <table:table-cell office:value-type="float" office:value="900.0"/>
          <table:table-cell office:value-type="float" office:value="900.0"/>
          <table:table-cell office:value-type="float" office:value="3667283.0"/>
          <table:table-cell office:value-type="float" office:value="3123879.0"/>
          <table:table-cell office:value-type="float" office:value="72.0"/>
          <table:table-cell office:value-type="float" office:value="0.0"/>
          <table:table-cell table:formula="of:=MIN([.$B88])" office:value-type="float"/>
          <table:table-cell table:formula="of:=MIN([.$C88])" office:value-type="float"/>
          <table:table-cell table:formula="of:=MIN([.$D88])" office:value-type="float"/>
          <table:table-cell table:formula="of:=MIN([.$E88])" office:value-type="float"/>
          <table:table-cell table:formula="of:=MIN([.$F88])" office:value-type="float"/>
          <table:table-cell table:formula="of:=MIN([.$G88])" office:value-type="float"/>
          <table:table-cell table:formula="of:=MEDIAN([.$B88])" office:value-type="float"/>
          <table:table-cell table:formula="of:=MEDIAN([.$C88])" office:value-type="float"/>
          <table:table-cell table:formula="of:=MEDIAN([.$D88])" office:value-type="float"/>
          <table:table-cell table:formula="of:=MEDIAN([.$E88])" office:value-type="float"/>
          <table:table-cell table:formula="of:=MEDIAN([.$F88])" office:value-type="float"/>
          <table:table-cell table:formula="of:=MEDIAN([.$G88])" office:value-type="float"/>
          <table:table-cell table:formula="of:=MAX([.$B88])" office:value-type="float"/>
          <table:table-cell table:formula="of:=MAX([.$C88])" office:value-type="float"/>
          <table:table-cell table:formula="of:=MAX([.$D88])" office:value-type="float"/>
          <table:table-cell table:formula="of:=MAX([.$E88])" office:value-type="float"/>
          <table:table-cell table:formula="of:=MAX([.$F88])" office:value-type="float"/>
          <table:table-cell table:formula="of:=MAX([.$G88])" office:value-type="float"/>
        </table:table-row>
        <table:table-row table:style-name="ro1">
          <table:table-cell office:value-type="string">
            <text:p>Visit-all/0031-visitall-39-1.asp</text:p>
          </table:table-cell>
          <table:table-cell office:value-type="float" office:value="900.0"/>
          <table:table-cell office:value-type="float" office:value="900.0"/>
          <table:table-cell office:value-type="float" office:value="3560085.0"/>
          <table:table-cell office:value-type="float" office:value="3016313.0"/>
          <table:table-cell office:value-type="float" office:value="74.0"/>
          <table:table-cell office:value-type="float" office:value="0.0"/>
          <table:table-cell table:formula="of:=MIN([.$B89])" office:value-type="float"/>
          <table:table-cell table:formula="of:=MIN([.$C89])" office:value-type="float"/>
          <table:table-cell table:formula="of:=MIN([.$D89])" office:value-type="float"/>
          <table:table-cell table:formula="of:=MIN([.$E89])" office:value-type="float"/>
          <table:table-cell table:formula="of:=MIN([.$F89])" office:value-type="float"/>
          <table:table-cell table:formula="of:=MIN([.$G89])" office:value-type="float"/>
          <table:table-cell table:formula="of:=MEDIAN([.$B89])" office:value-type="float"/>
          <table:table-cell table:formula="of:=MEDIAN([.$C89])" office:value-type="float"/>
          <table:table-cell table:formula="of:=MEDIAN([.$D89])" office:value-type="float"/>
          <table:table-cell table:formula="of:=MEDIAN([.$E89])" office:value-type="float"/>
          <table:table-cell table:formula="of:=MEDIAN([.$F89])" office:value-type="float"/>
          <table:table-cell table:formula="of:=MEDIAN([.$G89])" office:value-type="float"/>
          <table:table-cell table:formula="of:=MAX([.$B89])" office:value-type="float"/>
          <table:table-cell table:formula="of:=MAX([.$C89])" office:value-type="float"/>
          <table:table-cell table:formula="of:=MAX([.$D89])" office:value-type="float"/>
          <table:table-cell table:formula="of:=MAX([.$E89])" office:value-type="float"/>
          <table:table-cell table:formula="of:=MAX([.$F89])" office:value-type="float"/>
          <table:table-cell table:formula="of:=MAX([.$G89])" office:value-type="float"/>
        </table:table-row>
        <table:table-row table:style-name="ro1">
          <table:table-cell office:value-type="string">
            <text:p>Visit-all/0037-visitall-73-1.asp</text:p>
          </table:table-cell>
          <table:table-cell office:value-type="float" office:value="900.0"/>
          <table:table-cell office:value-type="float" office:value="900.0"/>
          <table:table-cell office:value-type="float" office:value="3605913.0"/>
          <table:table-cell office:value-type="float" office:value="2967429.0"/>
          <table:table-cell office:value-type="float" office:value="97.0"/>
          <table:table-cell office:value-type="float" office:value="0.0"/>
          <table:table-cell table:formula="of:=MIN([.$B90])" office:value-type="float"/>
          <table:table-cell table:formula="of:=MIN([.$C90])" office:value-type="float"/>
          <table:table-cell table:formula="of:=MIN([.$D90])" office:value-type="float"/>
          <table:table-cell table:formula="of:=MIN([.$E90])" office:value-type="float"/>
          <table:table-cell table:formula="of:=MIN([.$F90])" office:value-type="float"/>
          <table:table-cell table:formula="of:=MIN([.$G90])" office:value-type="float"/>
          <table:table-cell table:formula="of:=MEDIAN([.$B90])" office:value-type="float"/>
          <table:table-cell table:formula="of:=MEDIAN([.$C90])" office:value-type="float"/>
          <table:table-cell table:formula="of:=MEDIAN([.$D90])" office:value-type="float"/>
          <table:table-cell table:formula="of:=MEDIAN([.$E90])" office:value-type="float"/>
          <table:table-cell table:formula="of:=MEDIAN([.$F90])" office:value-type="float"/>
          <table:table-cell table:formula="of:=MEDIAN([.$G90])" office:value-type="float"/>
          <table:table-cell table:formula="of:=MAX([.$B90])" office:value-type="float"/>
          <table:table-cell table:formula="of:=MAX([.$C90])" office:value-type="float"/>
          <table:table-cell table:formula="of:=MAX([.$D90])" office:value-type="float"/>
          <table:table-cell table:formula="of:=MAX([.$E90])" office:value-type="float"/>
          <table:table-cell table:formula="of:=MAX([.$F90])" office:value-type="float"/>
          <table:table-cell table:formula="of:=MAX([.$G90])" office:value-type="float"/>
        </table:table-row>
        <table:table-row table:style-name="ro1">
          <table:table-cell office:value-type="string">
            <text:p>Visit-all/0040-visitall-73-1.asp</text:p>
          </table:table-cell>
          <table:table-cell office:value-type="float" office:value="900.0"/>
          <table:table-cell office:value-type="float" office:value="900.0"/>
          <table:table-cell office:value-type="float" office:value="3726249.0"/>
          <table:table-cell office:value-type="float" office:value="3149675.0"/>
          <table:table-cell office:value-type="float" office:value="75.0"/>
          <table:table-cell office:value-type="float" office:value="0.0"/>
          <table:table-cell table:formula="of:=MIN([.$B91])" office:value-type="float"/>
          <table:table-cell table:formula="of:=MIN([.$C91])" office:value-type="float"/>
          <table:table-cell table:formula="of:=MIN([.$D91])" office:value-type="float"/>
          <table:table-cell table:formula="of:=MIN([.$E91])" office:value-type="float"/>
          <table:table-cell table:formula="of:=MIN([.$F91])" office:value-type="float"/>
          <table:table-cell table:formula="of:=MIN([.$G91])" office:value-type="float"/>
          <table:table-cell table:formula="of:=MEDIAN([.$B91])" office:value-type="float"/>
          <table:table-cell table:formula="of:=MEDIAN([.$C91])" office:value-type="float"/>
          <table:table-cell table:formula="of:=MEDIAN([.$D91])" office:value-type="float"/>
          <table:table-cell table:formula="of:=MEDIAN([.$E91])" office:value-type="float"/>
          <table:table-cell table:formula="of:=MEDIAN([.$F91])" office:value-type="float"/>
          <table:table-cell table:formula="of:=MEDIAN([.$G91])" office:value-type="float"/>
          <table:table-cell table:formula="of:=MAX([.$B91])" office:value-type="float"/>
          <table:table-cell table:formula="of:=MAX([.$C91])" office:value-type="float"/>
          <table:table-cell table:formula="of:=MAX([.$D91])" office:value-type="float"/>
          <table:table-cell table:formula="of:=MAX([.$E91])" office:value-type="float"/>
          <table:table-cell table:formula="of:=MAX([.$F91])" office:value-type="float"/>
          <table:table-cell table:formula="of:=MAX([.$G91])" office:value-type="float"/>
        </table:table-row>
        <table:table-row table:style-name="ro1">
          <table:table-cell office:value-type="string">
            <text:p>Visit-all/0057-visitall-79-1.asp</text:p>
          </table:table-cell>
          <table:table-cell office:value-type="float" office:value="900.0"/>
          <table:table-cell office:value-type="float" office:value="900.0"/>
          <table:table-cell office:value-type="float" office:value="3615165.0"/>
          <table:table-cell office:value-type="float" office:value="3056972.0"/>
          <table:table-cell office:value-type="float" office:value="79.0"/>
          <table:table-cell office:value-type="float" office:value="0.0"/>
          <table:table-cell table:formula="of:=MIN([.$B92])" office:value-type="float"/>
          <table:table-cell table:formula="of:=MIN([.$C92])" office:value-type="float"/>
          <table:table-cell table:formula="of:=MIN([.$D92])" office:value-type="float"/>
          <table:table-cell table:formula="of:=MIN([.$E92])" office:value-type="float"/>
          <table:table-cell table:formula="of:=MIN([.$F92])" office:value-type="float"/>
          <table:table-cell table:formula="of:=MIN([.$G92])" office:value-type="float"/>
          <table:table-cell table:formula="of:=MEDIAN([.$B92])" office:value-type="float"/>
          <table:table-cell table:formula="of:=MEDIAN([.$C92])" office:value-type="float"/>
          <table:table-cell table:formula="of:=MEDIAN([.$D92])" office:value-type="float"/>
          <table:table-cell table:formula="of:=MEDIAN([.$E92])" office:value-type="float"/>
          <table:table-cell table:formula="of:=MEDIAN([.$F92])" office:value-type="float"/>
          <table:table-cell table:formula="of:=MEDIAN([.$G92])" office:value-type="float"/>
          <table:table-cell table:formula="of:=MAX([.$B92])" office:value-type="float"/>
          <table:table-cell table:formula="of:=MAX([.$C92])" office:value-type="float"/>
          <table:table-cell table:formula="of:=MAX([.$D92])" office:value-type="float"/>
          <table:table-cell table:formula="of:=MAX([.$E92])" office:value-type="float"/>
          <table:table-cell table:formula="of:=MAX([.$F92])" office:value-type="float"/>
          <table:table-cell table:formula="of:=MAX([.$G92])" office:value-type="float"/>
        </table:table-row>
        <table:table-row table:style-name="ro1">
          <table:table-cell office:value-type="string">
            <text:p>Visit-all/0059-visitall-79-1.asp</text:p>
          </table:table-cell>
          <table:table-cell office:value-type="float" office:value="900.0"/>
          <table:table-cell office:value-type="float" office:value="900.0"/>
          <table:table-cell office:value-type="float" office:value="3888424.0"/>
          <table:table-cell office:value-type="float" office:value="3308904.0"/>
          <table:table-cell office:value-type="float" office:value="68.0"/>
          <table:table-cell office:value-type="float" office:value="0.0"/>
          <table:table-cell table:formula="of:=MIN([.$B93])" office:value-type="float"/>
          <table:table-cell table:formula="of:=MIN([.$C93])" office:value-type="float"/>
          <table:table-cell table:formula="of:=MIN([.$D93])" office:value-type="float"/>
          <table:table-cell table:formula="of:=MIN([.$E93])" office:value-type="float"/>
          <table:table-cell table:formula="of:=MIN([.$F93])" office:value-type="float"/>
          <table:table-cell table:formula="of:=MIN([.$G93])" office:value-type="float"/>
          <table:table-cell table:formula="of:=MEDIAN([.$B93])" office:value-type="float"/>
          <table:table-cell table:formula="of:=MEDIAN([.$C93])" office:value-type="float"/>
          <table:table-cell table:formula="of:=MEDIAN([.$D93])" office:value-type="float"/>
          <table:table-cell table:formula="of:=MEDIAN([.$E93])" office:value-type="float"/>
          <table:table-cell table:formula="of:=MEDIAN([.$F93])" office:value-type="float"/>
          <table:table-cell table:formula="of:=MEDIAN([.$G93])" office:value-type="float"/>
          <table:table-cell table:formula="of:=MAX([.$B93])" office:value-type="float"/>
          <table:table-cell table:formula="of:=MAX([.$C93])" office:value-type="float"/>
          <table:table-cell table:formula="of:=MAX([.$D93])" office:value-type="float"/>
          <table:table-cell table:formula="of:=MAX([.$E93])" office:value-type="float"/>
          <table:table-cell table:formula="of:=MAX([.$F93])" office:value-type="float"/>
          <table:table-cell table:formula="of:=MAX([.$G93])" office:value-type="float"/>
        </table:table-row>
        <table:table-row table:style-name="ro1">
          <table:table-cell office:value-type="string">
            <text:p>Visit-all/0060-visitall-79-1.asp</text:p>
          </table:table-cell>
          <table:table-cell office:value-type="float" office:value="900.0"/>
          <table:table-cell office:value-type="float" office:value="900.0"/>
          <table:table-cell office:value-type="float" office:value="3309864.0"/>
          <table:table-cell office:value-type="float" office:value="2733718.0"/>
          <table:table-cell office:value-type="float" office:value="94.0"/>
          <table:table-cell office:value-type="float" office:value="0.0"/>
          <table:table-cell table:formula="of:=MIN([.$B94])" office:value-type="float"/>
          <table:table-cell table:formula="of:=MIN([.$C94])" office:value-type="float"/>
          <table:table-cell table:formula="of:=MIN([.$D94])" office:value-type="float"/>
          <table:table-cell table:formula="of:=MIN([.$E94])" office:value-type="float"/>
          <table:table-cell table:formula="of:=MIN([.$F94])" office:value-type="float"/>
          <table:table-cell table:formula="of:=MIN([.$G94])" office:value-type="float"/>
          <table:table-cell table:formula="of:=MEDIAN([.$B94])" office:value-type="float"/>
          <table:table-cell table:formula="of:=MEDIAN([.$C94])" office:value-type="float"/>
          <table:table-cell table:formula="of:=MEDIAN([.$D94])" office:value-type="float"/>
          <table:table-cell table:formula="of:=MEDIAN([.$E94])" office:value-type="float"/>
          <table:table-cell table:formula="of:=MEDIAN([.$F94])" office:value-type="float"/>
          <table:table-cell table:formula="of:=MEDIAN([.$G94])" office:value-type="float"/>
          <table:table-cell table:formula="of:=MAX([.$B94])" office:value-type="float"/>
          <table:table-cell table:formula="of:=MAX([.$C94])" office:value-type="float"/>
          <table:table-cell table:formula="of:=MAX([.$D94])" office:value-type="float"/>
          <table:table-cell table:formula="of:=MAX([.$E94])" office:value-type="float"/>
          <table:table-cell table:formula="of:=MAX([.$F94])" office:value-type="float"/>
          <table:table-cell table:formula="of:=MAX([.$G94])" office:value-type="float"/>
        </table:table-row>
        <table:table-row table:style-name="ro1">
          <table:table-cell office:value-type="string">
            <text:p>Visit-all/0070-visitall-49-1.asp</text:p>
          </table:table-cell>
          <table:table-cell office:value-type="float" office:value="900.0"/>
          <table:table-cell office:value-type="float" office:value="900.0"/>
          <table:table-cell office:value-type="float" office:value="3705846.0"/>
          <table:table-cell office:value-type="float" office:value="3148261.0"/>
          <table:table-cell office:value-type="float" office:value="70.0"/>
          <table:table-cell office:value-type="float" office:value="0.0"/>
          <table:table-cell table:formula="of:=MIN([.$B95])" office:value-type="float"/>
          <table:table-cell table:formula="of:=MIN([.$C95])" office:value-type="float"/>
          <table:table-cell table:formula="of:=MIN([.$D95])" office:value-type="float"/>
          <table:table-cell table:formula="of:=MIN([.$E95])" office:value-type="float"/>
          <table:table-cell table:formula="of:=MIN([.$F95])" office:value-type="float"/>
          <table:table-cell table:formula="of:=MIN([.$G95])" office:value-type="float"/>
          <table:table-cell table:formula="of:=MEDIAN([.$B95])" office:value-type="float"/>
          <table:table-cell table:formula="of:=MEDIAN([.$C95])" office:value-type="float"/>
          <table:table-cell table:formula="of:=MEDIAN([.$D95])" office:value-type="float"/>
          <table:table-cell table:formula="of:=MEDIAN([.$E95])" office:value-type="float"/>
          <table:table-cell table:formula="of:=MEDIAN([.$F95])" office:value-type="float"/>
          <table:table-cell table:formula="of:=MEDIAN([.$G95])" office:value-type="float"/>
          <table:table-cell table:formula="of:=MAX([.$B95])" office:value-type="float"/>
          <table:table-cell table:formula="of:=MAX([.$C95])" office:value-type="float"/>
          <table:table-cell table:formula="of:=MAX([.$D95])" office:value-type="float"/>
          <table:table-cell table:formula="of:=MAX([.$E95])" office:value-type="float"/>
          <table:table-cell table:formula="of:=MAX([.$F95])" office:value-type="float"/>
          <table:table-cell table:formula="of:=MAX([.$G95])" office:value-type="float"/>
        </table:table-row>
        <table:table-row table:style-name="ro1">
          <table:table-cell office:value-type="string">
            <text:p>Visit-all/0071-visitall-49-1.asp</text:p>
          </table:table-cell>
          <table:table-cell office:value-type="float" office:value="900.0"/>
          <table:table-cell office:value-type="float" office:value="900.0"/>
          <table:table-cell office:value-type="float" office:value="3602533.0"/>
          <table:table-cell office:value-type="float" office:value="3009178.0"/>
          <table:table-cell office:value-type="float" office:value="74.0"/>
          <table:table-cell office:value-type="float" office:value="0.0"/>
          <table:table-cell table:formula="of:=MIN([.$B96])" office:value-type="float"/>
          <table:table-cell table:formula="of:=MIN([.$C96])" office:value-type="float"/>
          <table:table-cell table:formula="of:=MIN([.$D96])" office:value-type="float"/>
          <table:table-cell table:formula="of:=MIN([.$E96])" office:value-type="float"/>
          <table:table-cell table:formula="of:=MIN([.$F96])" office:value-type="float"/>
          <table:table-cell table:formula="of:=MIN([.$G96])" office:value-type="float"/>
          <table:table-cell table:formula="of:=MEDIAN([.$B96])" office:value-type="float"/>
          <table:table-cell table:formula="of:=MEDIAN([.$C96])" office:value-type="float"/>
          <table:table-cell table:formula="of:=MEDIAN([.$D96])" office:value-type="float"/>
          <table:table-cell table:formula="of:=MEDIAN([.$E96])" office:value-type="float"/>
          <table:table-cell table:formula="of:=MEDIAN([.$F96])" office:value-type="float"/>
          <table:table-cell table:formula="of:=MEDIAN([.$G96])" office:value-type="float"/>
          <table:table-cell table:formula="of:=MAX([.$B96])" office:value-type="float"/>
          <table:table-cell table:formula="of:=MAX([.$C96])" office:value-type="float"/>
          <table:table-cell table:formula="of:=MAX([.$D96])" office:value-type="float"/>
          <table:table-cell table:formula="of:=MAX([.$E96])" office:value-type="float"/>
          <table:table-cell table:formula="of:=MAX([.$F96])" office:value-type="float"/>
          <table:table-cell table:formula="of:=MAX([.$G96])" office:value-type="float"/>
        </table:table-row>
        <table:table-row table:style-name="ro1">
          <table:table-cell office:value-type="string">
            <text:p>Visit-all/0077-visitall-91-1.asp</text:p>
          </table:table-cell>
          <table:table-cell office:value-type="float" office:value="900.0"/>
          <table:table-cell office:value-type="float" office:value="900.0"/>
          <table:table-cell office:value-type="float" office:value="3521233.0"/>
          <table:table-cell office:value-type="float" office:value="2949309.0"/>
          <table:table-cell office:value-type="float" office:value="88.0"/>
          <table:table-cell office:value-type="float" office:value="0.0"/>
          <table:table-cell table:formula="of:=MIN([.$B97])" office:value-type="float"/>
          <table:table-cell table:formula="of:=MIN([.$C97])" office:value-type="float"/>
          <table:table-cell table:formula="of:=MIN([.$D97])" office:value-type="float"/>
          <table:table-cell table:formula="of:=MIN([.$E97])" office:value-type="float"/>
          <table:table-cell table:formula="of:=MIN([.$F97])" office:value-type="float"/>
          <table:table-cell table:formula="of:=MIN([.$G97])" office:value-type="float"/>
          <table:table-cell table:formula="of:=MEDIAN([.$B97])" office:value-type="float"/>
          <table:table-cell table:formula="of:=MEDIAN([.$C97])" office:value-type="float"/>
          <table:table-cell table:formula="of:=MEDIAN([.$D97])" office:value-type="float"/>
          <table:table-cell table:formula="of:=MEDIAN([.$E97])" office:value-type="float"/>
          <table:table-cell table:formula="of:=MEDIAN([.$F97])" office:value-type="float"/>
          <table:table-cell table:formula="of:=MEDIAN([.$G97])" office:value-type="float"/>
          <table:table-cell table:formula="of:=MAX([.$B97])" office:value-type="float"/>
          <table:table-cell table:formula="of:=MAX([.$C97])" office:value-type="float"/>
          <table:table-cell table:formula="of:=MAX([.$D97])" office:value-type="float"/>
          <table:table-cell table:formula="of:=MAX([.$E97])" office:value-type="float"/>
          <table:table-cell table:formula="of:=MAX([.$F97])" office:value-type="float"/>
          <table:table-cell table:formula="of:=MAX([.$G97])" office:value-type="float"/>
        </table:table-row>
        <table:table-row table:style-name="ro1">
          <table:table-cell office:value-type="string">
            <text:p>Visit-all/0078-visitall-91-1.asp</text:p>
          </table:table-cell>
          <table:table-cell office:value-type="float" office:value="900.0"/>
          <table:table-cell office:value-type="float" office:value="900.0"/>
          <table:table-cell office:value-type="float" office:value="3558956.0"/>
          <table:table-cell office:value-type="float" office:value="3030687.0"/>
          <table:table-cell office:value-type="float" office:value="84.0"/>
          <table:table-cell office:value-type="float" office:value="0.0"/>
          <table:table-cell table:formula="of:=MIN([.$B98])" office:value-type="float"/>
          <table:table-cell table:formula="of:=MIN([.$C98])" office:value-type="float"/>
          <table:table-cell table:formula="of:=MIN([.$D98])" office:value-type="float"/>
          <table:table-cell table:formula="of:=MIN([.$E98])" office:value-type="float"/>
          <table:table-cell table:formula="of:=MIN([.$F98])" office:value-type="float"/>
          <table:table-cell table:formula="of:=MIN([.$G98])" office:value-type="float"/>
          <table:table-cell table:formula="of:=MEDIAN([.$B98])" office:value-type="float"/>
          <table:table-cell table:formula="of:=MEDIAN([.$C98])" office:value-type="float"/>
          <table:table-cell table:formula="of:=MEDIAN([.$D98])" office:value-type="float"/>
          <table:table-cell table:formula="of:=MEDIAN([.$E98])" office:value-type="float"/>
          <table:table-cell table:formula="of:=MEDIAN([.$F98])" office:value-type="float"/>
          <table:table-cell table:formula="of:=MEDIAN([.$G98])" office:value-type="float"/>
          <table:table-cell table:formula="of:=MAX([.$B98])" office:value-type="float"/>
          <table:table-cell table:formula="of:=MAX([.$C98])" office:value-type="float"/>
          <table:table-cell table:formula="of:=MAX([.$D98])" office:value-type="float"/>
          <table:table-cell table:formula="of:=MAX([.$E98])" office:value-type="float"/>
          <table:table-cell table:formula="of:=MAX([.$F98])" office:value-type="float"/>
          <table:table-cell table:formula="of:=MAX([.$G98])" office:value-type="float"/>
        </table:table-row>
        <table:table-row table:style-name="ro1">
          <table:table-cell office:value-type="string">
            <text:p>Visit-all/0080-visitall-91-1.asp</text:p>
          </table:table-cell>
          <table:table-cell office:value-type="float" office:value="900.0"/>
          <table:table-cell office:value-type="float" office:value="900.0"/>
          <table:table-cell office:value-type="float" office:value="3173472.0"/>
          <table:table-cell office:value-type="float" office:value="2684717.0"/>
          <table:table-cell office:value-type="float" office:value="94.0"/>
          <table:table-cell office:value-type="float" office:value="0.0"/>
          <table:table-cell table:formula="of:=MIN([.$B99])" office:value-type="float"/>
          <table:table-cell table:formula="of:=MIN([.$C99])" office:value-type="float"/>
          <table:table-cell table:formula="of:=MIN([.$D99])" office:value-type="float"/>
          <table:table-cell table:formula="of:=MIN([.$E99])" office:value-type="float"/>
          <table:table-cell table:formula="of:=MIN([.$F99])" office:value-type="float"/>
          <table:table-cell table:formula="of:=MIN([.$G99])" office:value-type="float"/>
          <table:table-cell table:formula="of:=MEDIAN([.$B99])" office:value-type="float"/>
          <table:table-cell table:formula="of:=MEDIAN([.$C99])" office:value-type="float"/>
          <table:table-cell table:formula="of:=MEDIAN([.$D99])" office:value-type="float"/>
          <table:table-cell table:formula="of:=MEDIAN([.$E99])" office:value-type="float"/>
          <table:table-cell table:formula="of:=MEDIAN([.$F99])" office:value-type="float"/>
          <table:table-cell table:formula="of:=MEDIAN([.$G99])" office:value-type="float"/>
          <table:table-cell table:formula="of:=MAX([.$B99])" office:value-type="float"/>
          <table:table-cell table:formula="of:=MAX([.$C99])" office:value-type="float"/>
          <table:table-cell table:formula="of:=MAX([.$D99])" office:value-type="float"/>
          <table:table-cell table:formula="of:=MAX([.$E99])" office:value-type="float"/>
          <table:table-cell table:formula="of:=MAX([.$F99])" office:value-type="float"/>
          <table:table-cell table:formula="of:=MAX([.$G99])" office:value-type="float"/>
        </table:table-row>
        <table:table-row table:style-name="ro1">
          <table:table-cell office:value-type="string">
            <text:p>Visit-all/0089-visitall-66-1.asp</text:p>
          </table:table-cell>
          <table:table-cell office:value-type="float" office:value="791.93"/>
          <table:table-cell office:value-type="float" office:value="791.858"/>
          <table:table-cell office:value-type="float" office:value="3289473.0"/>
          <table:table-cell office:value-type="float" office:value="2769314.0"/>
          <table:table-cell office:value-type="float" office:value="68.0"/>
          <table:table-cell office:value-type="float" office:value="0.0"/>
          <table:table-cell table:formula="of:=MIN([.$B100])" office:value-type="float"/>
          <table:table-cell table:formula="of:=MIN([.$C100])" office:value-type="float"/>
          <table:table-cell table:formula="of:=MIN([.$D100])" office:value-type="float"/>
          <table:table-cell table:formula="of:=MIN([.$E100])" office:value-type="float"/>
          <table:table-cell table:formula="of:=MIN([.$F100])" office:value-type="float"/>
          <table:table-cell table:formula="of:=MIN([.$G100])" office:value-type="float"/>
          <table:table-cell table:formula="of:=MEDIAN([.$B100])" office:value-type="float"/>
          <table:table-cell table:formula="of:=MEDIAN([.$C100])" office:value-type="float"/>
          <table:table-cell table:formula="of:=MEDIAN([.$D100])" office:value-type="float"/>
          <table:table-cell table:formula="of:=MEDIAN([.$E100])" office:value-type="float"/>
          <table:table-cell table:formula="of:=MEDIAN([.$F100])" office:value-type="float"/>
          <table:table-cell table:formula="of:=MEDIAN([.$G100])" office:value-type="float"/>
          <table:table-cell table:formula="of:=MAX([.$B100])" office:value-type="float"/>
          <table:table-cell table:formula="of:=MAX([.$C100])" office:value-type="float"/>
          <table:table-cell table:formula="of:=MAX([.$D100])" office:value-type="float"/>
          <table:table-cell table:formula="of:=MAX([.$E100])" office:value-type="float"/>
          <table:table-cell table:formula="of:=MAX([.$F100])" office:value-type="float"/>
          <table:table-cell table:formula="of:=MAX([.$G100])" office:value-type="float"/>
        </table:table-row>
        <table:table-row table:style-name="ro1">
          <table:table-cell office:value-type="string">
            <text:p>Visit-all/0099-visitall-122-1.asp</text:p>
          </table:table-cell>
          <table:table-cell office:value-type="float" office:value="900.0"/>
          <table:table-cell office:value-type="float" office:value="900.0"/>
          <table:table-cell office:value-type="float" office:value="3698474.0"/>
          <table:table-cell office:value-type="float" office:value="3177206.0"/>
          <table:table-cell office:value-type="float" office:value="75.0"/>
          <table:table-cell office:value-type="float" office:value="0.0"/>
          <table:table-cell table:formula="of:=MIN([.$B101])" office:value-type="float"/>
          <table:table-cell table:formula="of:=MIN([.$C101])" office:value-type="float"/>
          <table:table-cell table:formula="of:=MIN([.$D101])" office:value-type="float"/>
          <table:table-cell table:formula="of:=MIN([.$E101])" office:value-type="float"/>
          <table:table-cell table:formula="of:=MIN([.$F101])" office:value-type="float"/>
          <table:table-cell table:formula="of:=MIN([.$G101])" office:value-type="float"/>
          <table:table-cell table:formula="of:=MEDIAN([.$B101])" office:value-type="float"/>
          <table:table-cell table:formula="of:=MEDIAN([.$C101])" office:value-type="float"/>
          <table:table-cell table:formula="of:=MEDIAN([.$D101])" office:value-type="float"/>
          <table:table-cell table:formula="of:=MEDIAN([.$E101])" office:value-type="float"/>
          <table:table-cell table:formula="of:=MEDIAN([.$F101])" office:value-type="float"/>
          <table:table-cell table:formula="of:=MEDIAN([.$G101])" office:value-type="float"/>
          <table:table-cell table:formula="of:=MAX([.$B101])" office:value-type="float"/>
          <table:table-cell table:formula="of:=MAX([.$C101])" office:value-type="float"/>
          <table:table-cell table:formula="of:=MAX([.$D101])" office:value-type="float"/>
          <table:table-cell table:formula="of:=MAX([.$E101])" office:value-type="float"/>
          <table:table-cell table:formula="of:=MAX([.$F101])" office:value-type="float"/>
          <table:table-cell table:formula="of:=MAX([.$G101])" office:value-type="float"/>
        </table:table-row>
        <table:table-row table:style-name="ro1">
          <table:table-cell office:value-type="string">
            <text:p>Visit-all/0100-visitall-122-1.asp</text:p>
          </table:table-cell>
          <table:table-cell office:value-type="float" office:value="900.0"/>
          <table:table-cell office:value-type="float" office:value="900.0"/>
          <table:table-cell office:value-type="float" office:value="3287306.0"/>
          <table:table-cell office:value-type="float" office:value="2728130.0"/>
          <table:table-cell office:value-type="float" office:value="98.0"/>
          <table:table-cell office:value-type="float" office:value="0.0"/>
          <table:table-cell table:formula="of:=MIN([.$B102])" office:value-type="float"/>
          <table:table-cell table:formula="of:=MIN([.$C102])" office:value-type="float"/>
          <table:table-cell table:formula="of:=MIN([.$D102])" office:value-type="float"/>
          <table:table-cell table:formula="of:=MIN([.$E102])" office:value-type="float"/>
          <table:table-cell table:formula="of:=MIN([.$F102])" office:value-type="float"/>
          <table:table-cell table:formula="of:=MIN([.$G102])" office:value-type="float"/>
          <table:table-cell table:formula="of:=MEDIAN([.$B102])" office:value-type="float"/>
          <table:table-cell table:formula="of:=MEDIAN([.$C102])" office:value-type="float"/>
          <table:table-cell table:formula="of:=MEDIAN([.$D102])" office:value-type="float"/>
          <table:table-cell table:formula="of:=MEDIAN([.$E102])" office:value-type="float"/>
          <table:table-cell table:formula="of:=MEDIAN([.$F102])" office:value-type="float"/>
          <table:table-cell table:formula="of:=MEDIAN([.$G102])" office:value-type="float"/>
          <table:table-cell table:formula="of:=MAX([.$B102])" office:value-type="float"/>
          <table:table-cell table:formula="of:=MAX([.$C102])" office:value-type="float"/>
          <table:table-cell table:formula="of:=MAX([.$D102])" office:value-type="float"/>
          <table:table-cell table:formula="of:=MAX([.$E102])" office:value-type="float"/>
          <table:table-cell table:formula="of:=MAX([.$F102])" office:value-type="float"/>
          <table:table-cell table:formula="of:=MAX([.$G102])" office:value-type="float"/>
        </table:table-row>
        <table:table-row table:style-name="ro1">
          <table:table-cell office:value-type="string">
            <text:p>blocks-strips-typed/instances/instance-22.lp</text:p>
          </table:table-cell>
          <table:table-cell office:value-type="float" office:value="1.1"/>
          <table:table-cell office:value-type="float" office:value="0.883"/>
          <table:table-cell office:value-type="float" office:value="1755.0"/>
          <table:table-cell office:value-type="float" office:value="901.0"/>
          <table:table-cell office:value-type="float" office:value="40.0"/>
          <table:table-cell office:value-type="float" office:value="0.0"/>
          <table:table-cell table:formula="of:=MIN([.$B103])" office:value-type="float"/>
          <table:table-cell table:formula="of:=MIN([.$C103])" office:value-type="float"/>
          <table:table-cell table:formula="of:=MIN([.$D103])" office:value-type="float"/>
          <table:table-cell table:formula="of:=MIN([.$E103])" office:value-type="float"/>
          <table:table-cell table:formula="of:=MIN([.$F103])" office:value-type="float"/>
          <table:table-cell table:formula="of:=MIN([.$G103])" office:value-type="float"/>
          <table:table-cell table:formula="of:=MEDIAN([.$B103])" office:value-type="float"/>
          <table:table-cell table:formula="of:=MEDIAN([.$C103])" office:value-type="float"/>
          <table:table-cell table:formula="of:=MEDIAN([.$D103])" office:value-type="float"/>
          <table:table-cell table:formula="of:=MEDIAN([.$E103])" office:value-type="float"/>
          <table:table-cell table:formula="of:=MEDIAN([.$F103])" office:value-type="float"/>
          <table:table-cell table:formula="of:=MEDIAN([.$G103])" office:value-type="float"/>
          <table:table-cell table:formula="of:=MAX([.$B103])" office:value-type="float"/>
          <table:table-cell table:formula="of:=MAX([.$C103])" office:value-type="float"/>
          <table:table-cell table:formula="of:=MAX([.$D103])" office:value-type="float"/>
          <table:table-cell table:formula="of:=MAX([.$E103])" office:value-type="float"/>
          <table:table-cell table:formula="of:=MAX([.$F103])" office:value-type="float"/>
          <table:table-cell table:formula="of:=MAX([.$G103])" office:value-type="float"/>
        </table:table-row>
        <table:table-row table:style-name="ro1">
          <table:table-cell office:value-type="string">
            <text:p>blocks-strips-typed/instances/instance-24.lp</text:p>
          </table:table-cell>
          <table:table-cell office:value-type="float" office:value="1.18"/>
          <table:table-cell office:value-type="float" office:value="0.936"/>
          <table:table-cell office:value-type="float" office:value="687.0"/>
          <table:table-cell office:value-type="float" office:value="286.0"/>
          <table:table-cell office:value-type="float" office:value="41.0"/>
          <table:table-cell office:value-type="float" office:value="0.0"/>
          <table:table-cell table:formula="of:=MIN([.$B104])" office:value-type="float"/>
          <table:table-cell table:formula="of:=MIN([.$C104])" office:value-type="float"/>
          <table:table-cell table:formula="of:=MIN([.$D104])" office:value-type="float"/>
          <table:table-cell table:formula="of:=MIN([.$E104])" office:value-type="float"/>
          <table:table-cell table:formula="of:=MIN([.$F104])" office:value-type="float"/>
          <table:table-cell table:formula="of:=MIN([.$G104])" office:value-type="float"/>
          <table:table-cell table:formula="of:=MEDIAN([.$B104])" office:value-type="float"/>
          <table:table-cell table:formula="of:=MEDIAN([.$C104])" office:value-type="float"/>
          <table:table-cell table:formula="of:=MEDIAN([.$D104])" office:value-type="float"/>
          <table:table-cell table:formula="of:=MEDIAN([.$E104])" office:value-type="float"/>
          <table:table-cell table:formula="of:=MEDIAN([.$F104])" office:value-type="float"/>
          <table:table-cell table:formula="of:=MEDIAN([.$G104])" office:value-type="float"/>
          <table:table-cell table:formula="of:=MAX([.$B104])" office:value-type="float"/>
          <table:table-cell table:formula="of:=MAX([.$C104])" office:value-type="float"/>
          <table:table-cell table:formula="of:=MAX([.$D104])" office:value-type="float"/>
          <table:table-cell table:formula="of:=MAX([.$E104])" office:value-type="float"/>
          <table:table-cell table:formula="of:=MAX([.$F104])" office:value-type="float"/>
          <table:table-cell table:formula="of:=MAX([.$G104])" office:value-type="float"/>
        </table:table-row>
        <table:table-row table:style-name="ro1">
          <table:table-cell office:value-type="string">
            <text:p>blocks-strips-typed/instances/instance-25.lp</text:p>
          </table:table-cell>
          <table:table-cell office:value-type="float" office:value="1.48"/>
          <table:table-cell office:value-type="float" office:value="1.193"/>
          <table:table-cell office:value-type="float" office:value="1699.0"/>
          <table:table-cell office:value-type="float" office:value="806.0"/>
          <table:table-cell office:value-type="float" office:value="52.0"/>
          <table:table-cell office:value-type="float" office:value="0.0"/>
          <table:table-cell table:formula="of:=MIN([.$B105])" office:value-type="float"/>
          <table:table-cell table:formula="of:=MIN([.$C105])" office:value-type="float"/>
          <table:table-cell table:formula="of:=MIN([.$D105])" office:value-type="float"/>
          <table:table-cell table:formula="of:=MIN([.$E105])" office:value-type="float"/>
          <table:table-cell table:formula="of:=MIN([.$F105])" office:value-type="float"/>
          <table:table-cell table:formula="of:=MIN([.$G105])" office:value-type="float"/>
          <table:table-cell table:formula="of:=MEDIAN([.$B105])" office:value-type="float"/>
          <table:table-cell table:formula="of:=MEDIAN([.$C105])" office:value-type="float"/>
          <table:table-cell table:formula="of:=MEDIAN([.$D105])" office:value-type="float"/>
          <table:table-cell table:formula="of:=MEDIAN([.$E105])" office:value-type="float"/>
          <table:table-cell table:formula="of:=MEDIAN([.$F105])" office:value-type="float"/>
          <table:table-cell table:formula="of:=MEDIAN([.$G105])" office:value-type="float"/>
          <table:table-cell table:formula="of:=MAX([.$B105])" office:value-type="float"/>
          <table:table-cell table:formula="of:=MAX([.$C105])" office:value-type="float"/>
          <table:table-cell table:formula="of:=MAX([.$D105])" office:value-type="float"/>
          <table:table-cell table:formula="of:=MAX([.$E105])" office:value-type="float"/>
          <table:table-cell table:formula="of:=MAX([.$F105])" office:value-type="float"/>
          <table:table-cell table:formula="of:=MAX([.$G105])" office:value-type="float"/>
        </table:table-row>
        <table:table-row table:style-name="ro1">
          <table:table-cell office:value-type="string">
            <text:p>blocks-strips-typed/instances/instance-26.lp</text:p>
          </table:table-cell>
          <table:table-cell office:value-type="float" office:value="1.38"/>
          <table:table-cell office:value-type="float" office:value="1.091"/>
          <table:table-cell office:value-type="float" office:value="860.0"/>
          <table:table-cell office:value-type="float" office:value="379.0"/>
          <table:table-cell office:value-type="float" office:value="51.0"/>
          <table:table-cell office:value-type="float" office:value="0.0"/>
          <table:table-cell table:formula="of:=MIN([.$B106])" office:value-type="float"/>
          <table:table-cell table:formula="of:=MIN([.$C106])" office:value-type="float"/>
          <table:table-cell table:formula="of:=MIN([.$D106])" office:value-type="float"/>
          <table:table-cell table:formula="of:=MIN([.$E106])" office:value-type="float"/>
          <table:table-cell table:formula="of:=MIN([.$F106])" office:value-type="float"/>
          <table:table-cell table:formula="of:=MIN([.$G106])" office:value-type="float"/>
          <table:table-cell table:formula="of:=MEDIAN([.$B106])" office:value-type="float"/>
          <table:table-cell table:formula="of:=MEDIAN([.$C106])" office:value-type="float"/>
          <table:table-cell table:formula="of:=MEDIAN([.$D106])" office:value-type="float"/>
          <table:table-cell table:formula="of:=MEDIAN([.$E106])" office:value-type="float"/>
          <table:table-cell table:formula="of:=MEDIAN([.$F106])" office:value-type="float"/>
          <table:table-cell table:formula="of:=MEDIAN([.$G106])" office:value-type="float"/>
          <table:table-cell table:formula="of:=MAX([.$B106])" office:value-type="float"/>
          <table:table-cell table:formula="of:=MAX([.$C106])" office:value-type="float"/>
          <table:table-cell table:formula="of:=MAX([.$D106])" office:value-type="float"/>
          <table:table-cell table:formula="of:=MAX([.$E106])" office:value-type="float"/>
          <table:table-cell table:formula="of:=MAX([.$F106])" office:value-type="float"/>
          <table:table-cell table:formula="of:=MAX([.$G106])" office:value-type="float"/>
        </table:table-row>
        <table:table-row table:style-name="ro1">
          <table:table-cell office:value-type="string">
            <text:p>blocks-strips-typed/instances/instance-27.lp</text:p>
          </table:table-cell>
          <table:table-cell office:value-type="float" office:value="1.96"/>
          <table:table-cell office:value-type="float" office:value="1.525"/>
          <table:table-cell office:value-type="float" office:value="1083.0"/>
          <table:table-cell office:value-type="float" office:value="270.0"/>
          <table:table-cell office:value-type="float" office:value="67.0"/>
          <table:table-cell office:value-type="float" office:value="0.0"/>
          <table:table-cell table:formula="of:=MIN([.$B107])" office:value-type="float"/>
          <table:table-cell table:formula="of:=MIN([.$C107])" office:value-type="float"/>
          <table:table-cell table:formula="of:=MIN([.$D107])" office:value-type="float"/>
          <table:table-cell table:formula="of:=MIN([.$E107])" office:value-type="float"/>
          <table:table-cell table:formula="of:=MIN([.$F107])" office:value-type="float"/>
          <table:table-cell table:formula="of:=MIN([.$G107])" office:value-type="float"/>
          <table:table-cell table:formula="of:=MEDIAN([.$B107])" office:value-type="float"/>
          <table:table-cell table:formula="of:=MEDIAN([.$C107])" office:value-type="float"/>
          <table:table-cell table:formula="of:=MEDIAN([.$D107])" office:value-type="float"/>
          <table:table-cell table:formula="of:=MEDIAN([.$E107])" office:value-type="float"/>
          <table:table-cell table:formula="of:=MEDIAN([.$F107])" office:value-type="float"/>
          <table:table-cell table:formula="of:=MEDIAN([.$G107])" office:value-type="float"/>
          <table:table-cell table:formula="of:=MAX([.$B107])" office:value-type="float"/>
          <table:table-cell table:formula="of:=MAX([.$C107])" office:value-type="float"/>
          <table:table-cell table:formula="of:=MAX([.$D107])" office:value-type="float"/>
          <table:table-cell table:formula="of:=MAX([.$E107])" office:value-type="float"/>
          <table:table-cell table:formula="of:=MAX([.$F107])" office:value-type="float"/>
          <table:table-cell table:formula="of:=MAX([.$G107])" office:value-type="float"/>
        </table:table-row>
        <table:table-row table:style-name="ro1">
          <table:table-cell office:value-type="string">
            <text:p>blocks-strips-typed/instances/instance-28.lp</text:p>
          </table:table-cell>
          <table:table-cell office:value-type="float" office:value="2.13"/>
          <table:table-cell office:value-type="float" office:value="1.662"/>
          <table:table-cell office:value-type="float" office:value="2662.0"/>
          <table:table-cell office:value-type="float" office:value="463.0"/>
          <table:table-cell office:value-type="float" office:value="66.0"/>
          <table:table-cell office:value-type="float" office:value="0.0"/>
          <table:table-cell table:formula="of:=MIN([.$B108])" office:value-type="float"/>
          <table:table-cell table:formula="of:=MIN([.$C108])" office:value-type="float"/>
          <table:table-cell table:formula="of:=MIN([.$D108])" office:value-type="float"/>
          <table:table-cell table:formula="of:=MIN([.$E108])" office:value-type="float"/>
          <table:table-cell table:formula="of:=MIN([.$F108])" office:value-type="float"/>
          <table:table-cell table:formula="of:=MIN([.$G108])" office:value-type="float"/>
          <table:table-cell table:formula="of:=MEDIAN([.$B108])" office:value-type="float"/>
          <table:table-cell table:formula="of:=MEDIAN([.$C108])" office:value-type="float"/>
          <table:table-cell table:formula="of:=MEDIAN([.$D108])" office:value-type="float"/>
          <table:table-cell table:formula="of:=MEDIAN([.$E108])" office:value-type="float"/>
          <table:table-cell table:formula="of:=MEDIAN([.$F108])" office:value-type="float"/>
          <table:table-cell table:formula="of:=MEDIAN([.$G108])" office:value-type="float"/>
          <table:table-cell table:formula="of:=MAX([.$B108])" office:value-type="float"/>
          <table:table-cell table:formula="of:=MAX([.$C108])" office:value-type="float"/>
          <table:table-cell table:formula="of:=MAX([.$D108])" office:value-type="float"/>
          <table:table-cell table:formula="of:=MAX([.$E108])" office:value-type="float"/>
          <table:table-cell table:formula="of:=MAX([.$F108])" office:value-type="float"/>
          <table:table-cell table:formula="of:=MAX([.$G108])" office:value-type="float"/>
        </table:table-row>
        <table:table-row table:style-name="ro1">
          <table:table-cell office:value-type="string">
            <text:p>blocks-strips-typed/instances/instance-29.lp</text:p>
          </table:table-cell>
          <table:table-cell office:value-type="float" office:value="2.43"/>
          <table:table-cell office:value-type="float" office:value="1.938"/>
          <table:table-cell office:value-type="float" office:value="2543.0"/>
          <table:table-cell office:value-type="float" office:value="1320.0"/>
          <table:table-cell office:value-type="float" office:value="72.0"/>
          <table:table-cell office:value-type="float" office:value="0.0"/>
          <table:table-cell table:formula="of:=MIN([.$B109])" office:value-type="float"/>
          <table:table-cell table:formula="of:=MIN([.$C109])" office:value-type="float"/>
          <table:table-cell table:formula="of:=MIN([.$D109])" office:value-type="float"/>
          <table:table-cell table:formula="of:=MIN([.$E109])" office:value-type="float"/>
          <table:table-cell table:formula="of:=MIN([.$F109])" office:value-type="float"/>
          <table:table-cell table:formula="of:=MIN([.$G109])" office:value-type="float"/>
          <table:table-cell table:formula="of:=MEDIAN([.$B109])" office:value-type="float"/>
          <table:table-cell table:formula="of:=MEDIAN([.$C109])" office:value-type="float"/>
          <table:table-cell table:formula="of:=MEDIAN([.$D109])" office:value-type="float"/>
          <table:table-cell table:formula="of:=MEDIAN([.$E109])" office:value-type="float"/>
          <table:table-cell table:formula="of:=MEDIAN([.$F109])" office:value-type="float"/>
          <table:table-cell table:formula="of:=MEDIAN([.$G109])" office:value-type="float"/>
          <table:table-cell table:formula="of:=MAX([.$B109])" office:value-type="float"/>
          <table:table-cell table:formula="of:=MAX([.$C109])" office:value-type="float"/>
          <table:table-cell table:formula="of:=MAX([.$D109])" office:value-type="float"/>
          <table:table-cell table:formula="of:=MAX([.$E109])" office:value-type="float"/>
          <table:table-cell table:formula="of:=MAX([.$F109])" office:value-type="float"/>
          <table:table-cell table:formula="of:=MAX([.$G109])" office:value-type="float"/>
        </table:table-row>
        <table:table-row table:style-name="ro1">
          <table:table-cell office:value-type="string">
            <text:p>blocks-strips-typed/instances/instance-30.lp</text:p>
          </table:table-cell>
          <table:table-cell office:value-type="float" office:value="2.42"/>
          <table:table-cell office:value-type="float" office:value="1.951"/>
          <table:table-cell office:value-type="float" office:value="2367.0"/>
          <table:table-cell office:value-type="float" office:value="1300.0"/>
          <table:table-cell office:value-type="float" office:value="71.0"/>
          <table:table-cell office:value-type="float" office:value="0.0"/>
          <table:table-cell table:formula="of:=MIN([.$B110])" office:value-type="float"/>
          <table:table-cell table:formula="of:=MIN([.$C110])" office:value-type="float"/>
          <table:table-cell table:formula="of:=MIN([.$D110])" office:value-type="float"/>
          <table:table-cell table:formula="of:=MIN([.$E110])" office:value-type="float"/>
          <table:table-cell table:formula="of:=MIN([.$F110])" office:value-type="float"/>
          <table:table-cell table:formula="of:=MIN([.$G110])" office:value-type="float"/>
          <table:table-cell table:formula="of:=MEDIAN([.$B110])" office:value-type="float"/>
          <table:table-cell table:formula="of:=MEDIAN([.$C110])" office:value-type="float"/>
          <table:table-cell table:formula="of:=MEDIAN([.$D110])" office:value-type="float"/>
          <table:table-cell table:formula="of:=MEDIAN([.$E110])" office:value-type="float"/>
          <table:table-cell table:formula="of:=MEDIAN([.$F110])" office:value-type="float"/>
          <table:table-cell table:formula="of:=MEDIAN([.$G110])" office:value-type="float"/>
          <table:table-cell table:formula="of:=MAX([.$B110])" office:value-type="float"/>
          <table:table-cell table:formula="of:=MAX([.$C110])" office:value-type="float"/>
          <table:table-cell table:formula="of:=MAX([.$D110])" office:value-type="float"/>
          <table:table-cell table:formula="of:=MAX([.$E110])" office:value-type="float"/>
          <table:table-cell table:formula="of:=MAX([.$F110])" office:value-type="float"/>
          <table:table-cell table:formula="of:=MAX([.$G110])" office:value-type="float"/>
        </table:table-row>
        <table:table-row table:style-name="ro1">
          <table:table-cell office:value-type="string">
            <text:p>blocks-strips-typed/instances/instance-31.lp</text:p>
          </table:table-cell>
          <table:table-cell office:value-type="float" office:value="2.66"/>
          <table:table-cell office:value-type="float" office:value="1.972"/>
          <table:table-cell office:value-type="float" office:value="415.0"/>
          <table:table-cell office:value-type="float" office:value="210.0"/>
          <table:table-cell office:value-type="float" office:value="91.0"/>
          <table:table-cell office:value-type="float" office:value="0.0"/>
          <table:table-cell table:formula="of:=MIN([.$B111])" office:value-type="float"/>
          <table:table-cell table:formula="of:=MIN([.$C111])" office:value-type="float"/>
          <table:table-cell table:formula="of:=MIN([.$D111])" office:value-type="float"/>
          <table:table-cell table:formula="of:=MIN([.$E111])" office:value-type="float"/>
          <table:table-cell table:formula="of:=MIN([.$F111])" office:value-type="float"/>
          <table:table-cell table:formula="of:=MIN([.$G111])" office:value-type="float"/>
          <table:table-cell table:formula="of:=MEDIAN([.$B111])" office:value-type="float"/>
          <table:table-cell table:formula="of:=MEDIAN([.$C111])" office:value-type="float"/>
          <table:table-cell table:formula="of:=MEDIAN([.$D111])" office:value-type="float"/>
          <table:table-cell table:formula="of:=MEDIAN([.$E111])" office:value-type="float"/>
          <table:table-cell table:formula="of:=MEDIAN([.$F111])" office:value-type="float"/>
          <table:table-cell table:formula="of:=MEDIAN([.$G111])" office:value-type="float"/>
          <table:table-cell table:formula="of:=MAX([.$B111])" office:value-type="float"/>
          <table:table-cell table:formula="of:=MAX([.$C111])" office:value-type="float"/>
          <table:table-cell table:formula="of:=MAX([.$D111])" office:value-type="float"/>
          <table:table-cell table:formula="of:=MAX([.$E111])" office:value-type="float"/>
          <table:table-cell table:formula="of:=MAX([.$F111])" office:value-type="float"/>
          <table:table-cell table:formula="of:=MAX([.$G111])" office:value-type="float"/>
        </table:table-row>
        <table:table-row table:style-name="ro1">
          <table:table-cell office:value-type="string">
            <text:p>blocks-strips-typed/instances/instance-32.lp</text:p>
          </table:table-cell>
          <table:table-cell office:value-type="float" office:value="3.55"/>
          <table:table-cell office:value-type="float" office:value="2.674"/>
          <table:table-cell office:value-type="float" office:value="4802.0"/>
          <table:table-cell office:value-type="float" office:value="603.0"/>
          <table:table-cell office:value-type="float" office:value="101.0"/>
          <table:table-cell office:value-type="float" office:value="0.0"/>
          <table:table-cell table:formula="of:=MIN([.$B112])" office:value-type="float"/>
          <table:table-cell table:formula="of:=MIN([.$C112])" office:value-type="float"/>
          <table:table-cell table:formula="of:=MIN([.$D112])" office:value-type="float"/>
          <table:table-cell table:formula="of:=MIN([.$E112])" office:value-type="float"/>
          <table:table-cell table:formula="of:=MIN([.$F112])" office:value-type="float"/>
          <table:table-cell table:formula="of:=MIN([.$G112])" office:value-type="float"/>
          <table:table-cell table:formula="of:=MEDIAN([.$B112])" office:value-type="float"/>
          <table:table-cell table:formula="of:=MEDIAN([.$C112])" office:value-type="float"/>
          <table:table-cell table:formula="of:=MEDIAN([.$D112])" office:value-type="float"/>
          <table:table-cell table:formula="of:=MEDIAN([.$E112])" office:value-type="float"/>
          <table:table-cell table:formula="of:=MEDIAN([.$F112])" office:value-type="float"/>
          <table:table-cell table:formula="of:=MEDIAN([.$G112])" office:value-type="float"/>
          <table:table-cell table:formula="of:=MAX([.$B112])" office:value-type="float"/>
          <table:table-cell table:formula="of:=MAX([.$C112])" office:value-type="float"/>
          <table:table-cell table:formula="of:=MAX([.$D112])" office:value-type="float"/>
          <table:table-cell table:formula="of:=MAX([.$E112])" office:value-type="float"/>
          <table:table-cell table:formula="of:=MAX([.$F112])" office:value-type="float"/>
          <table:table-cell table:formula="of:=MAX([.$G112])" office:value-type="float"/>
        </table:table-row>
        <table:table-row table:style-name="ro1">
          <table:table-cell office:value-type="string">
            <text:p>blocks-strips-typed/instances/instance-33.lp</text:p>
          </table:table-cell>
          <table:table-cell office:value-type="float" office:value="5.17"/>
          <table:table-cell office:value-type="float" office:value="4.129"/>
          <table:table-cell office:value-type="float" office:value="33385.0"/>
          <table:table-cell office:value-type="float" office:value="2617.0"/>
          <table:table-cell office:value-type="float" office:value="124.0"/>
          <table:table-cell office:value-type="float" office:value="0.0"/>
          <table:table-cell table:formula="of:=MIN([.$B113])" office:value-type="float"/>
          <table:table-cell table:formula="of:=MIN([.$C113])" office:value-type="float"/>
          <table:table-cell table:formula="of:=MIN([.$D113])" office:value-type="float"/>
          <table:table-cell table:formula="of:=MIN([.$E113])" office:value-type="float"/>
          <table:table-cell table:formula="of:=MIN([.$F113])" office:value-type="float"/>
          <table:table-cell table:formula="of:=MIN([.$G113])" office:value-type="float"/>
          <table:table-cell table:formula="of:=MEDIAN([.$B113])" office:value-type="float"/>
          <table:table-cell table:formula="of:=MEDIAN([.$C113])" office:value-type="float"/>
          <table:table-cell table:formula="of:=MEDIAN([.$D113])" office:value-type="float"/>
          <table:table-cell table:formula="of:=MEDIAN([.$E113])" office:value-type="float"/>
          <table:table-cell table:formula="of:=MEDIAN([.$F113])" office:value-type="float"/>
          <table:table-cell table:formula="of:=MEDIAN([.$G113])" office:value-type="float"/>
          <table:table-cell table:formula="of:=MAX([.$B113])" office:value-type="float"/>
          <table:table-cell table:formula="of:=MAX([.$C113])" office:value-type="float"/>
          <table:table-cell table:formula="of:=MAX([.$D113])" office:value-type="float"/>
          <table:table-cell table:formula="of:=MAX([.$E113])" office:value-type="float"/>
          <table:table-cell table:formula="of:=MAX([.$F113])" office:value-type="float"/>
          <table:table-cell table:formula="of:=MAX([.$G113])" office:value-type="float"/>
        </table:table-row>
        <table:table-row table:style-name="ro1">
          <table:table-cell office:value-type="string">
            <text:p>blocks-strips-typed/instances/instance-34.lp</text:p>
          </table:table-cell>
          <table:table-cell office:value-type="float" office:value="4.69"/>
          <table:table-cell office:value-type="float" office:value="3.665"/>
          <table:table-cell office:value-type="float" office:value="17569.0"/>
          <table:table-cell office:value-type="float" office:value="2104.0"/>
          <table:table-cell office:value-type="float" office:value="117.0"/>
          <table:table-cell office:value-type="float" office:value="0.0"/>
          <table:table-cell table:formula="of:=MIN([.$B114])" office:value-type="float"/>
          <table:table-cell table:formula="of:=MIN([.$C114])" office:value-type="float"/>
          <table:table-cell table:formula="of:=MIN([.$D114])" office:value-type="float"/>
          <table:table-cell table:formula="of:=MIN([.$E114])" office:value-type="float"/>
          <table:table-cell table:formula="of:=MIN([.$F114])" office:value-type="float"/>
          <table:table-cell table:formula="of:=MIN([.$G114])" office:value-type="float"/>
          <table:table-cell table:formula="of:=MEDIAN([.$B114])" office:value-type="float"/>
          <table:table-cell table:formula="of:=MEDIAN([.$C114])" office:value-type="float"/>
          <table:table-cell table:formula="of:=MEDIAN([.$D114])" office:value-type="float"/>
          <table:table-cell table:formula="of:=MEDIAN([.$E114])" office:value-type="float"/>
          <table:table-cell table:formula="of:=MEDIAN([.$F114])" office:value-type="float"/>
          <table:table-cell table:formula="of:=MEDIAN([.$G114])" office:value-type="float"/>
          <table:table-cell table:formula="of:=MAX([.$B114])" office:value-type="float"/>
          <table:table-cell table:formula="of:=MAX([.$C114])" office:value-type="float"/>
          <table:table-cell table:formula="of:=MAX([.$D114])" office:value-type="float"/>
          <table:table-cell table:formula="of:=MAX([.$E114])" office:value-type="float"/>
          <table:table-cell table:formula="of:=MAX([.$F114])" office:value-type="float"/>
          <table:table-cell table:formula="of:=MAX([.$G114])" office:value-type="float"/>
        </table:table-row>
        <table:table-row table:style-name="ro1">
          <table:table-cell office:value-type="string">
            <text:p>blocks-strips-typed/instances/instance-35.lp</text:p>
          </table:table-cell>
          <table:table-cell office:value-type="float" office:value="5.47"/>
          <table:table-cell office:value-type="float" office:value="4.312"/>
          <table:table-cell office:value-type="float" office:value="5667.0"/>
          <table:table-cell office:value-type="float" office:value="2314.0"/>
          <table:table-cell office:value-type="float" office:value="129.0"/>
          <table:table-cell office:value-type="float" office:value="0.0"/>
          <table:table-cell table:formula="of:=MIN([.$B115])" office:value-type="float"/>
          <table:table-cell table:formula="of:=MIN([.$C115])" office:value-type="float"/>
          <table:table-cell table:formula="of:=MIN([.$D115])" office:value-type="float"/>
          <table:table-cell table:formula="of:=MIN([.$E115])" office:value-type="float"/>
          <table:table-cell table:formula="of:=MIN([.$F115])" office:value-type="float"/>
          <table:table-cell table:formula="of:=MIN([.$G115])" office:value-type="float"/>
          <table:table-cell table:formula="of:=MEDIAN([.$B115])" office:value-type="float"/>
          <table:table-cell table:formula="of:=MEDIAN([.$C115])" office:value-type="float"/>
          <table:table-cell table:formula="of:=MEDIAN([.$D115])" office:value-type="float"/>
          <table:table-cell table:formula="of:=MEDIAN([.$E115])" office:value-type="float"/>
          <table:table-cell table:formula="of:=MEDIAN([.$F115])" office:value-type="float"/>
          <table:table-cell table:formula="of:=MEDIAN([.$G115])" office:value-type="float"/>
          <table:table-cell table:formula="of:=MAX([.$B115])" office:value-type="float"/>
          <table:table-cell table:formula="of:=MAX([.$C115])" office:value-type="float"/>
          <table:table-cell table:formula="of:=MAX([.$D115])" office:value-type="float"/>
          <table:table-cell table:formula="of:=MAX([.$E115])" office:value-type="float"/>
          <table:table-cell table:formula="of:=MAX([.$F115])" office:value-type="float"/>
          <table:table-cell table:formula="of:=MAX([.$G115])" office:value-type="float"/>
        </table:table-row>
        <table:table-row table:style-name="ro1">
          <table:table-cell office:value-type="string">
            <text:p>blocks-strips-typed/instances/instance-36.lp</text:p>
          </table:table-cell>
          <table:table-cell office:value-type="float" office:value="6.85"/>
          <table:table-cell office:value-type="float" office:value="5.376"/>
          <table:table-cell office:value-type="float" office:value="40736.0"/>
          <table:table-cell office:value-type="float" office:value="2995.0"/>
          <table:table-cell office:value-type="float" office:value="140.0"/>
          <table:table-cell office:value-type="float" office:value="0.0"/>
          <table:table-cell table:formula="of:=MIN([.$B116])" office:value-type="float"/>
          <table:table-cell table:formula="of:=MIN([.$C116])" office:value-type="float"/>
          <table:table-cell table:formula="of:=MIN([.$D116])" office:value-type="float"/>
          <table:table-cell table:formula="of:=MIN([.$E116])" office:value-type="float"/>
          <table:table-cell table:formula="of:=MIN([.$F116])" office:value-type="float"/>
          <table:table-cell table:formula="of:=MIN([.$G116])" office:value-type="float"/>
          <table:table-cell table:formula="of:=MEDIAN([.$B116])" office:value-type="float"/>
          <table:table-cell table:formula="of:=MEDIAN([.$C116])" office:value-type="float"/>
          <table:table-cell table:formula="of:=MEDIAN([.$D116])" office:value-type="float"/>
          <table:table-cell table:formula="of:=MEDIAN([.$E116])" office:value-type="float"/>
          <table:table-cell table:formula="of:=MEDIAN([.$F116])" office:value-type="float"/>
          <table:table-cell table:formula="of:=MEDIAN([.$G116])" office:value-type="float"/>
          <table:table-cell table:formula="of:=MAX([.$B116])" office:value-type="float"/>
          <table:table-cell table:formula="of:=MAX([.$C116])" office:value-type="float"/>
          <table:table-cell table:formula="of:=MAX([.$D116])" office:value-type="float"/>
          <table:table-cell table:formula="of:=MAX([.$E116])" office:value-type="float"/>
          <table:table-cell table:formula="of:=MAX([.$F116])" office:value-type="float"/>
          <table:table-cell table:formula="of:=MAX([.$G116])" office:value-type="float"/>
        </table:table-row>
        <table:table-row table:style-name="ro1">
          <table:table-cell office:value-type="string">
            <text:p>blocks-strips-typed/instances/instance-37.lp</text:p>
          </table:table-cell>
          <table:table-cell office:value-type="float" office:value="9.97"/>
          <table:table-cell office:value-type="float" office:value="8.075"/>
          <table:table-cell office:value-type="float" office:value="112302.0"/>
          <table:table-cell office:value-type="float" office:value="6061.0"/>
          <table:table-cell office:value-type="float" office:value="176.0"/>
          <table:table-cell office:value-type="float" office:value="0.0"/>
          <table:table-cell table:formula="of:=MIN([.$B117])" office:value-type="float"/>
          <table:table-cell table:formula="of:=MIN([.$C117])" office:value-type="float"/>
          <table:table-cell table:formula="of:=MIN([.$D117])" office:value-type="float"/>
          <table:table-cell table:formula="of:=MIN([.$E117])" office:value-type="float"/>
          <table:table-cell table:formula="of:=MIN([.$F117])" office:value-type="float"/>
          <table:table-cell table:formula="of:=MIN([.$G117])" office:value-type="float"/>
          <table:table-cell table:formula="of:=MEDIAN([.$B117])" office:value-type="float"/>
          <table:table-cell table:formula="of:=MEDIAN([.$C117])" office:value-type="float"/>
          <table:table-cell table:formula="of:=MEDIAN([.$D117])" office:value-type="float"/>
          <table:table-cell table:formula="of:=MEDIAN([.$E117])" office:value-type="float"/>
          <table:table-cell table:formula="of:=MEDIAN([.$F117])" office:value-type="float"/>
          <table:table-cell table:formula="of:=MEDIAN([.$G117])" office:value-type="float"/>
          <table:table-cell table:formula="of:=MAX([.$B117])" office:value-type="float"/>
          <table:table-cell table:formula="of:=MAX([.$C117])" office:value-type="float"/>
          <table:table-cell table:formula="of:=MAX([.$D117])" office:value-type="float"/>
          <table:table-cell table:formula="of:=MAX([.$E117])" office:value-type="float"/>
          <table:table-cell table:formula="of:=MAX([.$F117])" office:value-type="float"/>
          <table:table-cell table:formula="of:=MAX([.$G117])" office:value-type="float"/>
        </table:table-row>
        <table:table-row table:style-name="ro1">
          <table:table-cell office:value-type="string">
            <text:p>blocks-strips-typed/instances/instance-38.lp</text:p>
          </table:table-cell>
          <table:table-cell office:value-type="float" office:value="8.7"/>
          <table:table-cell office:value-type="float" office:value="6.585"/>
          <table:table-cell office:value-type="float" office:value="60144.0"/>
          <table:table-cell office:value-type="float" office:value="2662.0"/>
          <table:table-cell office:value-type="float" office:value="177.0"/>
          <table:table-cell office:value-type="float" office:value="0.0"/>
          <table:table-cell table:formula="of:=MIN([.$B118])" office:value-type="float"/>
          <table:table-cell table:formula="of:=MIN([.$C118])" office:value-type="float"/>
          <table:table-cell table:formula="of:=MIN([.$D118])" office:value-type="float"/>
          <table:table-cell table:formula="of:=MIN([.$E118])" office:value-type="float"/>
          <table:table-cell table:formula="of:=MIN([.$F118])" office:value-type="float"/>
          <table:table-cell table:formula="of:=MIN([.$G118])" office:value-type="float"/>
          <table:table-cell table:formula="of:=MEDIAN([.$B118])" office:value-type="float"/>
          <table:table-cell table:formula="of:=MEDIAN([.$C118])" office:value-type="float"/>
          <table:table-cell table:formula="of:=MEDIAN([.$D118])" office:value-type="float"/>
          <table:table-cell table:formula="of:=MEDIAN([.$E118])" office:value-type="float"/>
          <table:table-cell table:formula="of:=MEDIAN([.$F118])" office:value-type="float"/>
          <table:table-cell table:formula="of:=MEDIAN([.$G118])" office:value-type="float"/>
          <table:table-cell table:formula="of:=MAX([.$B118])" office:value-type="float"/>
          <table:table-cell table:formula="of:=MAX([.$C118])" office:value-type="float"/>
          <table:table-cell table:formula="of:=MAX([.$D118])" office:value-type="float"/>
          <table:table-cell table:formula="of:=MAX([.$E118])" office:value-type="float"/>
          <table:table-cell table:formula="of:=MAX([.$F118])" office:value-type="float"/>
          <table:table-cell table:formula="of:=MAX([.$G118])" office:value-type="float"/>
        </table:table-row>
        <table:table-row table:style-name="ro1">
          <table:table-cell office:value-type="string">
            <text:p>blocks-strips-typed/instances/instance-39.lp</text:p>
          </table:table-cell>
          <table:table-cell office:value-type="float" office:value="8.19"/>
          <table:table-cell office:value-type="float" office:value="5.998"/>
          <table:table-cell office:value-type="float" office:value="5826.0"/>
          <table:table-cell office:value-type="float" office:value="1122.0"/>
          <table:table-cell office:value-type="float" office:value="194.0"/>
          <table:table-cell office:value-type="float" office:value="0.0"/>
          <table:table-cell table:formula="of:=MIN([.$B119])" office:value-type="float"/>
          <table:table-cell table:formula="of:=MIN([.$C119])" office:value-type="float"/>
          <table:table-cell table:formula="of:=MIN([.$D119])" office:value-type="float"/>
          <table:table-cell table:formula="of:=MIN([.$E119])" office:value-type="float"/>
          <table:table-cell table:formula="of:=MIN([.$F119])" office:value-type="float"/>
          <table:table-cell table:formula="of:=MIN([.$G119])" office:value-type="float"/>
          <table:table-cell table:formula="of:=MEDIAN([.$B119])" office:value-type="float"/>
          <table:table-cell table:formula="of:=MEDIAN([.$C119])" office:value-type="float"/>
          <table:table-cell table:formula="of:=MEDIAN([.$D119])" office:value-type="float"/>
          <table:table-cell table:formula="of:=MEDIAN([.$E119])" office:value-type="float"/>
          <table:table-cell table:formula="of:=MEDIAN([.$F119])" office:value-type="float"/>
          <table:table-cell table:formula="of:=MEDIAN([.$G119])" office:value-type="float"/>
          <table:table-cell table:formula="of:=MAX([.$B119])" office:value-type="float"/>
          <table:table-cell table:formula="of:=MAX([.$C119])" office:value-type="float"/>
          <table:table-cell table:formula="of:=MAX([.$D119])" office:value-type="float"/>
          <table:table-cell table:formula="of:=MAX([.$E119])" office:value-type="float"/>
          <table:table-cell table:formula="of:=MAX([.$F119])" office:value-type="float"/>
          <table:table-cell table:formula="of:=MAX([.$G119])" office:value-type="float"/>
        </table:table-row>
        <table:table-row table:style-name="ro1">
          <table:table-cell office:value-type="string">
            <text:p>blocks-strips-typed/instances/instance-40.lp</text:p>
          </table:table-cell>
          <table:table-cell office:value-type="float" office:value="7.92"/>
          <table:table-cell office:value-type="float" office:value="5.816"/>
          <table:table-cell office:value-type="float" office:value="22346.0"/>
          <table:table-cell office:value-type="float" office:value="1150.0"/>
          <table:table-cell office:value-type="float" office:value="190.0"/>
          <table:table-cell office:value-type="float" office:value="0.0"/>
          <table:table-cell table:formula="of:=MIN([.$B120])" office:value-type="float"/>
          <table:table-cell table:formula="of:=MIN([.$C120])" office:value-type="float"/>
          <table:table-cell table:formula="of:=MIN([.$D120])" office:value-type="float"/>
          <table:table-cell table:formula="of:=MIN([.$E120])" office:value-type="float"/>
          <table:table-cell table:formula="of:=MIN([.$F120])" office:value-type="float"/>
          <table:table-cell table:formula="of:=MIN([.$G120])" office:value-type="float"/>
          <table:table-cell table:formula="of:=MEDIAN([.$B120])" office:value-type="float"/>
          <table:table-cell table:formula="of:=MEDIAN([.$C120])" office:value-type="float"/>
          <table:table-cell table:formula="of:=MEDIAN([.$D120])" office:value-type="float"/>
          <table:table-cell table:formula="of:=MEDIAN([.$E120])" office:value-type="float"/>
          <table:table-cell table:formula="of:=MEDIAN([.$F120])" office:value-type="float"/>
          <table:table-cell table:formula="of:=MEDIAN([.$G120])" office:value-type="float"/>
          <table:table-cell table:formula="of:=MAX([.$B120])" office:value-type="float"/>
          <table:table-cell table:formula="of:=MAX([.$C120])" office:value-type="float"/>
          <table:table-cell table:formula="of:=MAX([.$D120])" office:value-type="float"/>
          <table:table-cell table:formula="of:=MAX([.$E120])" office:value-type="float"/>
          <table:table-cell table:formula="of:=MAX([.$F120])" office:value-type="float"/>
          <table:table-cell table:formula="of:=MAX([.$G120])" office:value-type="float"/>
        </table:table-row>
        <table:table-row table:style-name="ro1">
          <table:table-cell office:value-type="string">
            <text:p>blocks-strips-typed/instances/instance-41.lp</text:p>
          </table:table-cell>
          <table:table-cell office:value-type="float" office:value="10.23"/>
          <table:table-cell office:value-type="float" office:value="7.598"/>
          <table:table-cell office:value-type="float" office:value="6992.0"/>
          <table:table-cell office:value-type="float" office:value="3361.0"/>
          <table:table-cell office:value-type="float" office:value="213.0"/>
          <table:table-cell office:value-type="float" office:value="0.0"/>
          <table:table-cell table:formula="of:=MIN([.$B121])" office:value-type="float"/>
          <table:table-cell table:formula="of:=MIN([.$C121])" office:value-type="float"/>
          <table:table-cell table:formula="of:=MIN([.$D121])" office:value-type="float"/>
          <table:table-cell table:formula="of:=MIN([.$E121])" office:value-type="float"/>
          <table:table-cell table:formula="of:=MIN([.$F121])" office:value-type="float"/>
          <table:table-cell table:formula="of:=MIN([.$G121])" office:value-type="float"/>
          <table:table-cell table:formula="of:=MEDIAN([.$B121])" office:value-type="float"/>
          <table:table-cell table:formula="of:=MEDIAN([.$C121])" office:value-type="float"/>
          <table:table-cell table:formula="of:=MEDIAN([.$D121])" office:value-type="float"/>
          <table:table-cell table:formula="of:=MEDIAN([.$E121])" office:value-type="float"/>
          <table:table-cell table:formula="of:=MEDIAN([.$F121])" office:value-type="float"/>
          <table:table-cell table:formula="of:=MEDIAN([.$G121])" office:value-type="float"/>
          <table:table-cell table:formula="of:=MAX([.$B121])" office:value-type="float"/>
          <table:table-cell table:formula="of:=MAX([.$C121])" office:value-type="float"/>
          <table:table-cell table:formula="of:=MAX([.$D121])" office:value-type="float"/>
          <table:table-cell table:formula="of:=MAX([.$E121])" office:value-type="float"/>
          <table:table-cell table:formula="of:=MAX([.$F121])" office:value-type="float"/>
          <table:table-cell table:formula="of:=MAX([.$G121])" office:value-type="float"/>
        </table:table-row>
        <table:table-row table:style-name="ro1">
          <table:table-cell office:value-type="string">
            <text:p>blocks-strips-typed/instances/instance-42.lp</text:p>
          </table:table-cell>
          <table:table-cell office:value-type="float" office:value="11.69"/>
          <table:table-cell office:value-type="float" office:value="8.536"/>
          <table:table-cell office:value-type="float" office:value="94997.0"/>
          <table:table-cell office:value-type="float" office:value="2132.0"/>
          <table:table-cell office:value-type="float" office:value="236.0"/>
          <table:table-cell office:value-type="float" office:value="0.0"/>
          <table:table-cell table:formula="of:=MIN([.$B122])" office:value-type="float"/>
          <table:table-cell table:formula="of:=MIN([.$C122])" office:value-type="float"/>
          <table:table-cell table:formula="of:=MIN([.$D122])" office:value-type="float"/>
          <table:table-cell table:formula="of:=MIN([.$E122])" office:value-type="float"/>
          <table:table-cell table:formula="of:=MIN([.$F122])" office:value-type="float"/>
          <table:table-cell table:formula="of:=MIN([.$G122])" office:value-type="float"/>
          <table:table-cell table:formula="of:=MEDIAN([.$B122])" office:value-type="float"/>
          <table:table-cell table:formula="of:=MEDIAN([.$C122])" office:value-type="float"/>
          <table:table-cell table:formula="of:=MEDIAN([.$D122])" office:value-type="float"/>
          <table:table-cell table:formula="of:=MEDIAN([.$E122])" office:value-type="float"/>
          <table:table-cell table:formula="of:=MEDIAN([.$F122])" office:value-type="float"/>
          <table:table-cell table:formula="of:=MEDIAN([.$G122])" office:value-type="float"/>
          <table:table-cell table:formula="of:=MAX([.$B122])" office:value-type="float"/>
          <table:table-cell table:formula="of:=MAX([.$C122])" office:value-type="float"/>
          <table:table-cell table:formula="of:=MAX([.$D122])" office:value-type="float"/>
          <table:table-cell table:formula="of:=MAX([.$E122])" office:value-type="float"/>
          <table:table-cell table:formula="of:=MAX([.$F122])" office:value-type="float"/>
          <table:table-cell table:formula="of:=MAX([.$G122])" office:value-type="float"/>
        </table:table-row>
        <table:table-row table:style-name="ro1">
          <table:table-cell office:value-type="string">
            <text:p>depots-strips-automatic/instances/instance-10.lp</text:p>
          </table:table-cell>
          <table:table-cell office:value-type="float" office:value="2.32"/>
          <table:table-cell office:value-type="float" office:value="1.895"/>
          <table:table-cell office:value-type="float" office:value="2028.0"/>
          <table:table-cell office:value-type="float" office:value="1148.0"/>
          <table:table-cell office:value-type="float" office:value="85.0"/>
          <table:table-cell office:value-type="float" office:value="0.0"/>
          <table:table-cell table:formula="of:=MIN([.$B123])" office:value-type="float"/>
          <table:table-cell table:formula="of:=MIN([.$C123])" office:value-type="float"/>
          <table:table-cell table:formula="of:=MIN([.$D123])" office:value-type="float"/>
          <table:table-cell table:formula="of:=MIN([.$E123])" office:value-type="float"/>
          <table:table-cell table:formula="of:=MIN([.$F123])" office:value-type="float"/>
          <table:table-cell table:formula="of:=MIN([.$G123])" office:value-type="float"/>
          <table:table-cell table:formula="of:=MEDIAN([.$B123])" office:value-type="float"/>
          <table:table-cell table:formula="of:=MEDIAN([.$C123])" office:value-type="float"/>
          <table:table-cell table:formula="of:=MEDIAN([.$D123])" office:value-type="float"/>
          <table:table-cell table:formula="of:=MEDIAN([.$E123])" office:value-type="float"/>
          <table:table-cell table:formula="of:=MEDIAN([.$F123])" office:value-type="float"/>
          <table:table-cell table:formula="of:=MEDIAN([.$G123])" office:value-type="float"/>
          <table:table-cell table:formula="of:=MAX([.$B123])" office:value-type="float"/>
          <table:table-cell table:formula="of:=MAX([.$C123])" office:value-type="float"/>
          <table:table-cell table:formula="of:=MAX([.$D123])" office:value-type="float"/>
          <table:table-cell table:formula="of:=MAX([.$E123])" office:value-type="float"/>
          <table:table-cell table:formula="of:=MAX([.$F123])" office:value-type="float"/>
          <table:table-cell table:formula="of:=MAX([.$G123])" office:value-type="float"/>
        </table:table-row>
        <table:table-row table:style-name="ro1">
          <table:table-cell office:value-type="string">
            <text:p>depots-strips-automatic/instances/instance-11.lp</text:p>
          </table:table-cell>
          <table:table-cell office:value-type="float" office:value="900.0"/>
          <table:table-cell office:value-type="float" office:value="900.0"/>
          <table:table-cell office:value-type="float" office:value="1161928.0"/>
          <table:table-cell office:value-type="float" office:value="881294.0"/>
          <table:table-cell office:value-type="float" office:value="352.0"/>
          <table:table-cell office:value-type="float" office:value="0.0"/>
          <table:table-cell table:formula="of:=MIN([.$B124])" office:value-type="float"/>
          <table:table-cell table:formula="of:=MIN([.$C124])" office:value-type="float"/>
          <table:table-cell table:formula="of:=MIN([.$D124])" office:value-type="float"/>
          <table:table-cell table:formula="of:=MIN([.$E124])" office:value-type="float"/>
          <table:table-cell table:formula="of:=MIN([.$F124])" office:value-type="float"/>
          <table:table-cell table:formula="of:=MIN([.$G124])" office:value-type="float"/>
          <table:table-cell table:formula="of:=MEDIAN([.$B124])" office:value-type="float"/>
          <table:table-cell table:formula="of:=MEDIAN([.$C124])" office:value-type="float"/>
          <table:table-cell table:formula="of:=MEDIAN([.$D124])" office:value-type="float"/>
          <table:table-cell table:formula="of:=MEDIAN([.$E124])" office:value-type="float"/>
          <table:table-cell table:formula="of:=MEDIAN([.$F124])" office:value-type="float"/>
          <table:table-cell table:formula="of:=MEDIAN([.$G124])" office:value-type="float"/>
          <table:table-cell table:formula="of:=MAX([.$B124])" office:value-type="float"/>
          <table:table-cell table:formula="of:=MAX([.$C124])" office:value-type="float"/>
          <table:table-cell table:formula="of:=MAX([.$D124])" office:value-type="float"/>
          <table:table-cell table:formula="of:=MAX([.$E124])" office:value-type="float"/>
          <table:table-cell table:formula="of:=MAX([.$F124])" office:value-type="float"/>
          <table:table-cell table:formula="of:=MAX([.$G124])" office:value-type="float"/>
        </table:table-row>
        <table:table-row table:style-name="ro1">
          <table:table-cell office:value-type="string">
            <text:p>depots-strips-automatic/instances/instance-12.lp</text:p>
          </table:table-cell>
          <table:table-cell office:value-type="float" office:value="900.0"/>
          <table:table-cell office:value-type="float" office:value="900.0"/>
          <table:table-cell office:value-type="float" office:value="3074769.0"/>
          <table:table-cell office:value-type="float" office:value="656989.0"/>
          <table:table-cell office:value-type="float" office:value="977.0"/>
          <table:table-cell office:value-type="float" office:value="0.0"/>
          <table:table-cell table:formula="of:=MIN([.$B125])" office:value-type="float"/>
          <table:table-cell table:formula="of:=MIN([.$C125])" office:value-type="float"/>
          <table:table-cell table:formula="of:=MIN([.$D125])" office:value-type="float"/>
          <table:table-cell table:formula="of:=MIN([.$E125])" office:value-type="float"/>
          <table:table-cell table:formula="of:=MIN([.$F125])" office:value-type="float"/>
          <table:table-cell table:formula="of:=MIN([.$G125])" office:value-type="float"/>
          <table:table-cell table:formula="of:=MEDIAN([.$B125])" office:value-type="float"/>
          <table:table-cell table:formula="of:=MEDIAN([.$C125])" office:value-type="float"/>
          <table:table-cell table:formula="of:=MEDIAN([.$D125])" office:value-type="float"/>
          <table:table-cell table:formula="of:=MEDIAN([.$E125])" office:value-type="float"/>
          <table:table-cell table:formula="of:=MEDIAN([.$F125])" office:value-type="float"/>
          <table:table-cell table:formula="of:=MEDIAN([.$G125])" office:value-type="float"/>
          <table:table-cell table:formula="of:=MAX([.$B125])" office:value-type="float"/>
          <table:table-cell table:formula="of:=MAX([.$C125])" office:value-type="float"/>
          <table:table-cell table:formula="of:=MAX([.$D125])" office:value-type="float"/>
          <table:table-cell table:formula="of:=MAX([.$E125])" office:value-type="float"/>
          <table:table-cell table:formula="of:=MAX([.$F125])" office:value-type="float"/>
          <table:table-cell table:formula="of:=MAX([.$G125])" office:value-type="float"/>
        </table:table-row>
        <table:table-row table:style-name="ro1">
          <table:table-cell office:value-type="string">
            <text:p>depots-strips-automatic/instances/instance-13.lp</text:p>
          </table:table-cell>
          <table:table-cell office:value-type="float" office:value="2.79"/>
          <table:table-cell office:value-type="float" office:value="2.244"/>
          <table:table-cell office:value-type="float" office:value="359.0"/>
          <table:table-cell office:value-type="float" office:value="104.0"/>
          <table:table-cell office:value-type="float" office:value="103.0"/>
          <table:table-cell office:value-type="float" office:value="0.0"/>
          <table:table-cell table:formula="of:=MIN([.$B126])" office:value-type="float"/>
          <table:table-cell table:formula="of:=MIN([.$C126])" office:value-type="float"/>
          <table:table-cell table:formula="of:=MIN([.$D126])" office:value-type="float"/>
          <table:table-cell table:formula="of:=MIN([.$E126])" office:value-type="float"/>
          <table:table-cell table:formula="of:=MIN([.$F126])" office:value-type="float"/>
          <table:table-cell table:formula="of:=MIN([.$G126])" office:value-type="float"/>
          <table:table-cell table:formula="of:=MEDIAN([.$B126])" office:value-type="float"/>
          <table:table-cell table:formula="of:=MEDIAN([.$C126])" office:value-type="float"/>
          <table:table-cell table:formula="of:=MEDIAN([.$D126])" office:value-type="float"/>
          <table:table-cell table:formula="of:=MEDIAN([.$E126])" office:value-type="float"/>
          <table:table-cell table:formula="of:=MEDIAN([.$F126])" office:value-type="float"/>
          <table:table-cell table:formula="of:=MEDIAN([.$G126])" office:value-type="float"/>
          <table:table-cell table:formula="of:=MAX([.$B126])" office:value-type="float"/>
          <table:table-cell table:formula="of:=MAX([.$C126])" office:value-type="float"/>
          <table:table-cell table:formula="of:=MAX([.$D126])" office:value-type="float"/>
          <table:table-cell table:formula="of:=MAX([.$E126])" office:value-type="float"/>
          <table:table-cell table:formula="of:=MAX([.$F126])" office:value-type="float"/>
          <table:table-cell table:formula="of:=MAX([.$G126])" office:value-type="float"/>
        </table:table-row>
        <table:table-row table:style-name="ro1">
          <table:table-cell office:value-type="string">
            <text:p>depots-strips-automatic/instances/instance-14.lp</text:p>
          </table:table-cell>
          <table:table-cell office:value-type="float" office:value="10.53"/>
          <table:table-cell office:value-type="float" office:value="8.323"/>
          <table:table-cell office:value-type="float" office:value="4455.0"/>
          <table:table-cell office:value-type="float" office:value="2292.0"/>
          <table:table-cell office:value-type="float" office:value="331.0"/>
          <table:table-cell office:value-type="float" office:value="0.0"/>
          <table:table-cell table:formula="of:=MIN([.$B127])" office:value-type="float"/>
          <table:table-cell table:formula="of:=MIN([.$C127])" office:value-type="float"/>
          <table:table-cell table:formula="of:=MIN([.$D127])" office:value-type="float"/>
          <table:table-cell table:formula="of:=MIN([.$E127])" office:value-type="float"/>
          <table:table-cell table:formula="of:=MIN([.$F127])" office:value-type="float"/>
          <table:table-cell table:formula="of:=MIN([.$G127])" office:value-type="float"/>
          <table:table-cell table:formula="of:=MEDIAN([.$B127])" office:value-type="float"/>
          <table:table-cell table:formula="of:=MEDIAN([.$C127])" office:value-type="float"/>
          <table:table-cell table:formula="of:=MEDIAN([.$D127])" office:value-type="float"/>
          <table:table-cell table:formula="of:=MEDIAN([.$E127])" office:value-type="float"/>
          <table:table-cell table:formula="of:=MEDIAN([.$F127])" office:value-type="float"/>
          <table:table-cell table:formula="of:=MEDIAN([.$G127])" office:value-type="float"/>
          <table:table-cell table:formula="of:=MAX([.$B127])" office:value-type="float"/>
          <table:table-cell table:formula="of:=MAX([.$C127])" office:value-type="float"/>
          <table:table-cell table:formula="of:=MAX([.$D127])" office:value-type="float"/>
          <table:table-cell table:formula="of:=MAX([.$E127])" office:value-type="float"/>
          <table:table-cell table:formula="of:=MAX([.$F127])" office:value-type="float"/>
          <table:table-cell table:formula="of:=MAX([.$G127])" office:value-type="float"/>
        </table:table-row>
        <table:table-row table:style-name="ro1">
          <table:table-cell office:value-type="string">
            <text:p>depots-strips-automatic/instances/instance-15.lp</text:p>
          </table:table-cell>
          <table:table-cell office:value-type="float" office:value="900.0"/>
          <table:table-cell office:value-type="float" office:value="900.0"/>
          <table:table-cell office:value-type="float" office:value="584526.0"/>
          <table:table-cell office:value-type="float" office:value="417968.0"/>
          <table:table-cell office:value-type="float" office:value="1186.0"/>
          <table:table-cell office:value-type="float" office:value="0.0"/>
          <table:table-cell table:formula="of:=MIN([.$B128])" office:value-type="float"/>
          <table:table-cell table:formula="of:=MIN([.$C128])" office:value-type="float"/>
          <table:table-cell table:formula="of:=MIN([.$D128])" office:value-type="float"/>
          <table:table-cell table:formula="of:=MIN([.$E128])" office:value-type="float"/>
          <table:table-cell table:formula="of:=MIN([.$F128])" office:value-type="float"/>
          <table:table-cell table:formula="of:=MIN([.$G128])" office:value-type="float"/>
          <table:table-cell table:formula="of:=MEDIAN([.$B128])" office:value-type="float"/>
          <table:table-cell table:formula="of:=MEDIAN([.$C128])" office:value-type="float"/>
          <table:table-cell table:formula="of:=MEDIAN([.$D128])" office:value-type="float"/>
          <table:table-cell table:formula="of:=MEDIAN([.$E128])" office:value-type="float"/>
          <table:table-cell table:formula="of:=MEDIAN([.$F128])" office:value-type="float"/>
          <table:table-cell table:formula="of:=MEDIAN([.$G128])" office:value-type="float"/>
          <table:table-cell table:formula="of:=MAX([.$B128])" office:value-type="float"/>
          <table:table-cell table:formula="of:=MAX([.$C128])" office:value-type="float"/>
          <table:table-cell table:formula="of:=MAX([.$D128])" office:value-type="float"/>
          <table:table-cell table:formula="of:=MAX([.$E128])" office:value-type="float"/>
          <table:table-cell table:formula="of:=MAX([.$F128])" office:value-type="float"/>
          <table:table-cell table:formula="of:=MAX([.$G128])" office:value-type="float"/>
        </table:table-row>
        <table:table-row table:style-name="ro1">
          <table:table-cell office:value-type="string">
            <text:p>depots-strips-automatic/instances/instance-16.lp</text:p>
          </table:table-cell>
          <table:table-cell office:value-type="float" office:value="4.23"/>
          <table:table-cell office:value-type="float" office:value="3.346"/>
          <table:table-cell office:value-type="float" office:value="466.0"/>
          <table:table-cell office:value-type="float" office:value="100.0"/>
          <table:table-cell office:value-type="float" office:value="173.0"/>
          <table:table-cell office:value-type="float" office:value="0.0"/>
          <table:table-cell table:formula="of:=MIN([.$B129])" office:value-type="float"/>
          <table:table-cell table:formula="of:=MIN([.$C129])" office:value-type="float"/>
          <table:table-cell table:formula="of:=MIN([.$D129])" office:value-type="float"/>
          <table:table-cell table:formula="of:=MIN([.$E129])" office:value-type="float"/>
          <table:table-cell table:formula="of:=MIN([.$F129])" office:value-type="float"/>
          <table:table-cell table:formula="of:=MIN([.$G129])" office:value-type="float"/>
          <table:table-cell table:formula="of:=MEDIAN([.$B129])" office:value-type="float"/>
          <table:table-cell table:formula="of:=MEDIAN([.$C129])" office:value-type="float"/>
          <table:table-cell table:formula="of:=MEDIAN([.$D129])" office:value-type="float"/>
          <table:table-cell table:formula="of:=MEDIAN([.$E129])" office:value-type="float"/>
          <table:table-cell table:formula="of:=MEDIAN([.$F129])" office:value-type="float"/>
          <table:table-cell table:formula="of:=MEDIAN([.$G129])" office:value-type="float"/>
          <table:table-cell table:formula="of:=MAX([.$B129])" office:value-type="float"/>
          <table:table-cell table:formula="of:=MAX([.$C129])" office:value-type="float"/>
          <table:table-cell table:formula="of:=MAX([.$D129])" office:value-type="float"/>
          <table:table-cell table:formula="of:=MAX([.$E129])" office:value-type="float"/>
          <table:table-cell table:formula="of:=MAX([.$F129])" office:value-type="float"/>
          <table:table-cell table:formula="of:=MAX([.$G129])" office:value-type="float"/>
        </table:table-row>
        <table:table-row table:style-name="ro1">
          <table:table-cell office:value-type="string">
            <text:p>depots-strips-automatic/instances/instance-17.lp</text:p>
          </table:table-cell>
          <table:table-cell office:value-type="float" office:value="13.94"/>
          <table:table-cell office:value-type="float" office:value="11.156"/>
          <table:table-cell office:value-type="float" office:value="274.0"/>
          <table:table-cell office:value-type="float" office:value="32.0"/>
          <table:table-cell office:value-type="float" office:value="526.0"/>
          <table:table-cell office:value-type="float" office:value="0.0"/>
          <table:table-cell table:formula="of:=MIN([.$B130])" office:value-type="float"/>
          <table:table-cell table:formula="of:=MIN([.$C130])" office:value-type="float"/>
          <table:table-cell table:formula="of:=MIN([.$D130])" office:value-type="float"/>
          <table:table-cell table:formula="of:=MIN([.$E130])" office:value-type="float"/>
          <table:table-cell table:formula="of:=MIN([.$F130])" office:value-type="float"/>
          <table:table-cell table:formula="of:=MIN([.$G130])" office:value-type="float"/>
          <table:table-cell table:formula="of:=MEDIAN([.$B130])" office:value-type="float"/>
          <table:table-cell table:formula="of:=MEDIAN([.$C130])" office:value-type="float"/>
          <table:table-cell table:formula="of:=MEDIAN([.$D130])" office:value-type="float"/>
          <table:table-cell table:formula="of:=MEDIAN([.$E130])" office:value-type="float"/>
          <table:table-cell table:formula="of:=MEDIAN([.$F130])" office:value-type="float"/>
          <table:table-cell table:formula="of:=MEDIAN([.$G130])" office:value-type="float"/>
          <table:table-cell table:formula="of:=MAX([.$B130])" office:value-type="float"/>
          <table:table-cell table:formula="of:=MAX([.$C130])" office:value-type="float"/>
          <table:table-cell table:formula="of:=MAX([.$D130])" office:value-type="float"/>
          <table:table-cell table:formula="of:=MAX([.$E130])" office:value-type="float"/>
          <table:table-cell table:formula="of:=MAX([.$F130])" office:value-type="float"/>
          <table:table-cell table:formula="of:=MAX([.$G130])" office:value-type="float"/>
        </table:table-row>
        <table:table-row table:style-name="ro1">
          <table:table-cell office:value-type="string">
            <text:p>depots-strips-automatic/instances/instance-18.lp</text:p>
          </table:table-cell>
          <table:table-cell office:value-type="float" office:value="55.19"/>
          <table:table-cell office:value-type="float" office:value="40.411"/>
          <table:table-cell office:value-type="float" office:value="13500.0"/>
          <table:table-cell office:value-type="float" office:value="4691.0"/>
          <table:table-cell office:value-type="float" office:value="1805.0"/>
          <table:table-cell office:value-type="float" office:value="0.0"/>
          <table:table-cell table:formula="of:=MIN([.$B131])" office:value-type="float"/>
          <table:table-cell table:formula="of:=MIN([.$C131])" office:value-type="float"/>
          <table:table-cell table:formula="of:=MIN([.$D131])" office:value-type="float"/>
          <table:table-cell table:formula="of:=MIN([.$E131])" office:value-type="float"/>
          <table:table-cell table:formula="of:=MIN([.$F131])" office:value-type="float"/>
          <table:table-cell table:formula="of:=MIN([.$G131])" office:value-type="float"/>
          <table:table-cell table:formula="of:=MEDIAN([.$B131])" office:value-type="float"/>
          <table:table-cell table:formula="of:=MEDIAN([.$C131])" office:value-type="float"/>
          <table:table-cell table:formula="of:=MEDIAN([.$D131])" office:value-type="float"/>
          <table:table-cell table:formula="of:=MEDIAN([.$E131])" office:value-type="float"/>
          <table:table-cell table:formula="of:=MEDIAN([.$F131])" office:value-type="float"/>
          <table:table-cell table:formula="of:=MEDIAN([.$G131])" office:value-type="float"/>
          <table:table-cell table:formula="of:=MAX([.$B131])" office:value-type="float"/>
          <table:table-cell table:formula="of:=MAX([.$C131])" office:value-type="float"/>
          <table:table-cell table:formula="of:=MAX([.$D131])" office:value-type="float"/>
          <table:table-cell table:formula="of:=MAX([.$E131])" office:value-type="float"/>
          <table:table-cell table:formula="of:=MAX([.$F131])" office:value-type="float"/>
          <table:table-cell table:formula="of:=MAX([.$G131])" office:value-type="float"/>
        </table:table-row>
        <table:table-row table:style-name="ro1">
          <table:table-cell office:value-type="string">
            <text:p>depots-strips-automatic/instances/instance-19.lp</text:p>
          </table:table-cell>
          <table:table-cell office:value-type="float" office:value="9.4"/>
          <table:table-cell office:value-type="float" office:value="7.305"/>
          <table:table-cell office:value-type="float" office:value="1192.0"/>
          <table:table-cell office:value-type="float" office:value="273.0"/>
          <table:table-cell office:value-type="float" office:value="350.0"/>
          <table:table-cell office:value-type="float" office:value="0.0"/>
          <table:table-cell table:formula="of:=MIN([.$B132])" office:value-type="float"/>
          <table:table-cell table:formula="of:=MIN([.$C132])" office:value-type="float"/>
          <table:table-cell table:formula="of:=MIN([.$D132])" office:value-type="float"/>
          <table:table-cell table:formula="of:=MIN([.$E132])" office:value-type="float"/>
          <table:table-cell table:formula="of:=MIN([.$F132])" office:value-type="float"/>
          <table:table-cell table:formula="of:=MIN([.$G132])" office:value-type="float"/>
          <table:table-cell table:formula="of:=MEDIAN([.$B132])" office:value-type="float"/>
          <table:table-cell table:formula="of:=MEDIAN([.$C132])" office:value-type="float"/>
          <table:table-cell table:formula="of:=MEDIAN([.$D132])" office:value-type="float"/>
          <table:table-cell table:formula="of:=MEDIAN([.$E132])" office:value-type="float"/>
          <table:table-cell table:formula="of:=MEDIAN([.$F132])" office:value-type="float"/>
          <table:table-cell table:formula="of:=MEDIAN([.$G132])" office:value-type="float"/>
          <table:table-cell table:formula="of:=MAX([.$B132])" office:value-type="float"/>
          <table:table-cell table:formula="of:=MAX([.$C132])" office:value-type="float"/>
          <table:table-cell table:formula="of:=MAX([.$D132])" office:value-type="float"/>
          <table:table-cell table:formula="of:=MAX([.$E132])" office:value-type="float"/>
          <table:table-cell table:formula="of:=MAX([.$F132])" office:value-type="float"/>
          <table:table-cell table:formula="of:=MAX([.$G132])" office:value-type="float"/>
        </table:table-row>
        <table:table-row table:style-name="ro1">
          <table:table-cell office:value-type="string">
            <text:p>depots-strips-automatic/instances/instance-20.lp</text:p>
          </table:table-cell>
          <table:table-cell office:value-type="float" office:value="900.0"/>
          <table:table-cell office:value-type="float" office:value="900.0"/>
          <table:table-cell office:value-type="float" office:value="851426.0"/>
          <table:table-cell office:value-type="float" office:value="650043.0"/>
          <table:table-cell office:value-type="float" office:value="1848.0"/>
          <table:table-cell office:value-type="float" office:value="0.0"/>
          <table:table-cell table:formula="of:=MIN([.$B133])" office:value-type="float"/>
          <table:table-cell table:formula="of:=MIN([.$C133])" office:value-type="float"/>
          <table:table-cell table:formula="of:=MIN([.$D133])" office:value-type="float"/>
          <table:table-cell table:formula="of:=MIN([.$E133])" office:value-type="float"/>
          <table:table-cell table:formula="of:=MIN([.$F133])" office:value-type="float"/>
          <table:table-cell table:formula="of:=MIN([.$G133])" office:value-type="float"/>
          <table:table-cell table:formula="of:=MEDIAN([.$B133])" office:value-type="float"/>
          <table:table-cell table:formula="of:=MEDIAN([.$C133])" office:value-type="float"/>
          <table:table-cell table:formula="of:=MEDIAN([.$D133])" office:value-type="float"/>
          <table:table-cell table:formula="of:=MEDIAN([.$E133])" office:value-type="float"/>
          <table:table-cell table:formula="of:=MEDIAN([.$F133])" office:value-type="float"/>
          <table:table-cell table:formula="of:=MEDIAN([.$G133])" office:value-type="float"/>
          <table:table-cell table:formula="of:=MAX([.$B133])" office:value-type="float"/>
          <table:table-cell table:formula="of:=MAX([.$C133])" office:value-type="float"/>
          <table:table-cell table:formula="of:=MAX([.$D133])" office:value-type="float"/>
          <table:table-cell table:formula="of:=MAX([.$E133])" office:value-type="float"/>
          <table:table-cell table:formula="of:=MAX([.$F133])" office:value-type="float"/>
          <table:table-cell table:formula="of:=MAX([.$G133])" office:value-type="float"/>
        </table:table-row>
        <table:table-row table:style-name="ro1">
          <table:table-cell office:value-type="string">
            <text:p>depots-strips-automatic/instances/instance-3.lp</text:p>
          </table:table-cell>
          <table:table-cell office:value-type="float" office:value="0.85"/>
          <table:table-cell office:value-type="float" office:value="0.702"/>
          <table:table-cell office:value-type="float" office:value="798.0"/>
          <table:table-cell office:value-type="float" office:value="457.0"/>
          <table:table-cell office:value-type="float" office:value="34.0"/>
          <table:table-cell office:value-type="float" office:value="0.0"/>
          <table:table-cell table:formula="of:=MIN([.$B134])" office:value-type="float"/>
          <table:table-cell table:formula="of:=MIN([.$C134])" office:value-type="float"/>
          <table:table-cell table:formula="of:=MIN([.$D134])" office:value-type="float"/>
          <table:table-cell table:formula="of:=MIN([.$E134])" office:value-type="float"/>
          <table:table-cell table:formula="of:=MIN([.$F134])" office:value-type="float"/>
          <table:table-cell table:formula="of:=MIN([.$G134])" office:value-type="float"/>
          <table:table-cell table:formula="of:=MEDIAN([.$B134])" office:value-type="float"/>
          <table:table-cell table:formula="of:=MEDIAN([.$C134])" office:value-type="float"/>
          <table:table-cell table:formula="of:=MEDIAN([.$D134])" office:value-type="float"/>
          <table:table-cell table:formula="of:=MEDIAN([.$E134])" office:value-type="float"/>
          <table:table-cell table:formula="of:=MEDIAN([.$F134])" office:value-type="float"/>
          <table:table-cell table:formula="of:=MEDIAN([.$G134])" office:value-type="float"/>
          <table:table-cell table:formula="of:=MAX([.$B134])" office:value-type="float"/>
          <table:table-cell table:formula="of:=MAX([.$C134])" office:value-type="float"/>
          <table:table-cell table:formula="of:=MAX([.$D134])" office:value-type="float"/>
          <table:table-cell table:formula="of:=MAX([.$E134])" office:value-type="float"/>
          <table:table-cell table:formula="of:=MAX([.$F134])" office:value-type="float"/>
          <table:table-cell table:formula="of:=MAX([.$G134])" office:value-type="float"/>
        </table:table-row>
        <table:table-row table:style-name="ro1">
          <table:table-cell office:value-type="string">
            <text:p>depots-strips-automatic/instances/instance-4.lp</text:p>
          </table:table-cell>
          <table:table-cell office:value-type="float" office:value="1.29"/>
          <table:table-cell office:value-type="float" office:value="0.999"/>
          <table:table-cell office:value-type="float" office:value="535.0"/>
          <table:table-cell office:value-type="float" office:value="184.0"/>
          <table:table-cell office:value-type="float" office:value="56.0"/>
          <table:table-cell office:value-type="float" office:value="0.0"/>
          <table:table-cell table:formula="of:=MIN([.$B135])" office:value-type="float"/>
          <table:table-cell table:formula="of:=MIN([.$C135])" office:value-type="float"/>
          <table:table-cell table:formula="of:=MIN([.$D135])" office:value-type="float"/>
          <table:table-cell table:formula="of:=MIN([.$E135])" office:value-type="float"/>
          <table:table-cell table:formula="of:=MIN([.$F135])" office:value-type="float"/>
          <table:table-cell table:formula="of:=MIN([.$G135])" office:value-type="float"/>
          <table:table-cell table:formula="of:=MEDIAN([.$B135])" office:value-type="float"/>
          <table:table-cell table:formula="of:=MEDIAN([.$C135])" office:value-type="float"/>
          <table:table-cell table:formula="of:=MEDIAN([.$D135])" office:value-type="float"/>
          <table:table-cell table:formula="of:=MEDIAN([.$E135])" office:value-type="float"/>
          <table:table-cell table:formula="of:=MEDIAN([.$F135])" office:value-type="float"/>
          <table:table-cell table:formula="of:=MEDIAN([.$G135])" office:value-type="float"/>
          <table:table-cell table:formula="of:=MAX([.$B135])" office:value-type="float"/>
          <table:table-cell table:formula="of:=MAX([.$C135])" office:value-type="float"/>
          <table:table-cell table:formula="of:=MAX([.$D135])" office:value-type="float"/>
          <table:table-cell table:formula="of:=MAX([.$E135])" office:value-type="float"/>
          <table:table-cell table:formula="of:=MAX([.$F135])" office:value-type="float"/>
          <table:table-cell table:formula="of:=MAX([.$G135])" office:value-type="float"/>
        </table:table-row>
        <table:table-row table:style-name="ro1">
          <table:table-cell office:value-type="string">
            <text:p>depots-strips-automatic/instances/instance-5.lp</text:p>
          </table:table-cell>
          <table:table-cell office:value-type="float" office:value="5.58"/>
          <table:table-cell office:value-type="float" office:value="4.891"/>
          <table:table-cell office:value-type="float" office:value="17810.0"/>
          <table:table-cell office:value-type="float" office:value="10274.0"/>
          <table:table-cell office:value-type="float" office:value="105.0"/>
          <table:table-cell office:value-type="float" office:value="0.0"/>
          <table:table-cell table:formula="of:=MIN([.$B136])" office:value-type="float"/>
          <table:table-cell table:formula="of:=MIN([.$C136])" office:value-type="float"/>
          <table:table-cell table:formula="of:=MIN([.$D136])" office:value-type="float"/>
          <table:table-cell table:formula="of:=MIN([.$E136])" office:value-type="float"/>
          <table:table-cell table:formula="of:=MIN([.$F136])" office:value-type="float"/>
          <table:table-cell table:formula="of:=MIN([.$G136])" office:value-type="float"/>
          <table:table-cell table:formula="of:=MEDIAN([.$B136])" office:value-type="float"/>
          <table:table-cell table:formula="of:=MEDIAN([.$C136])" office:value-type="float"/>
          <table:table-cell table:formula="of:=MEDIAN([.$D136])" office:value-type="float"/>
          <table:table-cell table:formula="of:=MEDIAN([.$E136])" office:value-type="float"/>
          <table:table-cell table:formula="of:=MEDIAN([.$F136])" office:value-type="float"/>
          <table:table-cell table:formula="of:=MEDIAN([.$G136])" office:value-type="float"/>
          <table:table-cell table:formula="of:=MAX([.$B136])" office:value-type="float"/>
          <table:table-cell table:formula="of:=MAX([.$C136])" office:value-type="float"/>
          <table:table-cell table:formula="of:=MAX([.$D136])" office:value-type="float"/>
          <table:table-cell table:formula="of:=MAX([.$E136])" office:value-type="float"/>
          <table:table-cell table:formula="of:=MAX([.$F136])" office:value-type="float"/>
          <table:table-cell table:formula="of:=MAX([.$G136])" office:value-type="float"/>
        </table:table-row>
        <table:table-row table:style-name="ro1">
          <table:table-cell office:value-type="string">
            <text:p>depots-strips-automatic/instances/instance-6.lp</text:p>
          </table:table-cell>
          <table:table-cell office:value-type="float" office:value="87.1"/>
          <table:table-cell office:value-type="float" office:value="84.326"/>
          <table:table-cell office:value-type="float" office:value="162018.0"/>
          <table:table-cell office:value-type="float" office:value="107795.0"/>
          <table:table-cell office:value-type="float" office:value="345.0"/>
          <table:table-cell office:value-type="float" office:value="0.0"/>
          <table:table-cell table:formula="of:=MIN([.$B137])" office:value-type="float"/>
          <table:table-cell table:formula="of:=MIN([.$C137])" office:value-type="float"/>
          <table:table-cell table:formula="of:=MIN([.$D137])" office:value-type="float"/>
          <table:table-cell table:formula="of:=MIN([.$E137])" office:value-type="float"/>
          <table:table-cell table:formula="of:=MIN([.$F137])" office:value-type="float"/>
          <table:table-cell table:formula="of:=MIN([.$G137])" office:value-type="float"/>
          <table:table-cell table:formula="of:=MEDIAN([.$B137])" office:value-type="float"/>
          <table:table-cell table:formula="of:=MEDIAN([.$C137])" office:value-type="float"/>
          <table:table-cell table:formula="of:=MEDIAN([.$D137])" office:value-type="float"/>
          <table:table-cell table:formula="of:=MEDIAN([.$E137])" office:value-type="float"/>
          <table:table-cell table:formula="of:=MEDIAN([.$F137])" office:value-type="float"/>
          <table:table-cell table:formula="of:=MEDIAN([.$G137])" office:value-type="float"/>
          <table:table-cell table:formula="of:=MAX([.$B137])" office:value-type="float"/>
          <table:table-cell table:formula="of:=MAX([.$C137])" office:value-type="float"/>
          <table:table-cell table:formula="of:=MAX([.$D137])" office:value-type="float"/>
          <table:table-cell table:formula="of:=MAX([.$E137])" office:value-type="float"/>
          <table:table-cell table:formula="of:=MAX([.$F137])" office:value-type="float"/>
          <table:table-cell table:formula="of:=MAX([.$G137])" office:value-type="float"/>
        </table:table-row>
        <table:table-row table:style-name="ro1">
          <table:table-cell office:value-type="string">
            <text:p>depots-strips-automatic/instances/instance-7.lp</text:p>
          </table:table-cell>
          <table:table-cell office:value-type="float" office:value="0.9"/>
          <table:table-cell office:value-type="float" office:value="0.646"/>
          <table:table-cell office:value-type="float" office:value="265.0"/>
          <table:table-cell office:value-type="float" office:value="96.0"/>
          <table:table-cell office:value-type="float" office:value="37.0"/>
          <table:table-cell office:value-type="float" office:value="0.0"/>
          <table:table-cell table:formula="of:=MIN([.$B138])" office:value-type="float"/>
          <table:table-cell table:formula="of:=MIN([.$C138])" office:value-type="float"/>
          <table:table-cell table:formula="of:=MIN([.$D138])" office:value-type="float"/>
          <table:table-cell table:formula="of:=MIN([.$E138])" office:value-type="float"/>
          <table:table-cell table:formula="of:=MIN([.$F138])" office:value-type="float"/>
          <table:table-cell table:formula="of:=MIN([.$G138])" office:value-type="float"/>
          <table:table-cell table:formula="of:=MEDIAN([.$B138])" office:value-type="float"/>
          <table:table-cell table:formula="of:=MEDIAN([.$C138])" office:value-type="float"/>
          <table:table-cell table:formula="of:=MEDIAN([.$D138])" office:value-type="float"/>
          <table:table-cell table:formula="of:=MEDIAN([.$E138])" office:value-type="float"/>
          <table:table-cell table:formula="of:=MEDIAN([.$F138])" office:value-type="float"/>
          <table:table-cell table:formula="of:=MEDIAN([.$G138])" office:value-type="float"/>
          <table:table-cell table:formula="of:=MAX([.$B138])" office:value-type="float"/>
          <table:table-cell table:formula="of:=MAX([.$C138])" office:value-type="float"/>
          <table:table-cell table:formula="of:=MAX([.$D138])" office:value-type="float"/>
          <table:table-cell table:formula="of:=MAX([.$E138])" office:value-type="float"/>
          <table:table-cell table:formula="of:=MAX([.$F138])" office:value-type="float"/>
          <table:table-cell table:formula="of:=MAX([.$G138])" office:value-type="float"/>
        </table:table-row>
        <table:table-row table:style-name="ro1">
          <table:table-cell office:value-type="string">
            <text:p>depots-strips-automatic/instances/instance-8.lp</text:p>
          </table:table-cell>
          <table:table-cell office:value-type="float" office:value="3.49"/>
          <table:table-cell office:value-type="float" office:value="2.855"/>
          <table:table-cell office:value-type="float" office:value="4822.0"/>
          <table:table-cell office:value-type="float" office:value="2589.0"/>
          <table:table-cell office:value-type="float" office:value="112.0"/>
          <table:table-cell office:value-type="float" office:value="0.0"/>
          <table:table-cell table:formula="of:=MIN([.$B139])" office:value-type="float"/>
          <table:table-cell table:formula="of:=MIN([.$C139])" office:value-type="float"/>
          <table:table-cell table:formula="of:=MIN([.$D139])" office:value-type="float"/>
          <table:table-cell table:formula="of:=MIN([.$E139])" office:value-type="float"/>
          <table:table-cell table:formula="of:=MIN([.$F139])" office:value-type="float"/>
          <table:table-cell table:formula="of:=MIN([.$G139])" office:value-type="float"/>
          <table:table-cell table:formula="of:=MEDIAN([.$B139])" office:value-type="float"/>
          <table:table-cell table:formula="of:=MEDIAN([.$C139])" office:value-type="float"/>
          <table:table-cell table:formula="of:=MEDIAN([.$D139])" office:value-type="float"/>
          <table:table-cell table:formula="of:=MEDIAN([.$E139])" office:value-type="float"/>
          <table:table-cell table:formula="of:=MEDIAN([.$F139])" office:value-type="float"/>
          <table:table-cell table:formula="of:=MEDIAN([.$G139])" office:value-type="float"/>
          <table:table-cell table:formula="of:=MAX([.$B139])" office:value-type="float"/>
          <table:table-cell table:formula="of:=MAX([.$C139])" office:value-type="float"/>
          <table:table-cell table:formula="of:=MAX([.$D139])" office:value-type="float"/>
          <table:table-cell table:formula="of:=MAX([.$E139])" office:value-type="float"/>
          <table:table-cell table:formula="of:=MAX([.$F139])" office:value-type="float"/>
          <table:table-cell table:formula="of:=MAX([.$G139])" office:value-type="float"/>
        </table:table-row>
        <table:table-row table:style-name="ro1">
          <table:table-cell office:value-type="string">
            <text:p>depots-strips-automatic/instances/instance-9.lp</text:p>
          </table:table-cell>
          <table:table-cell office:value-type="float" office:value="900.0"/>
          <table:table-cell office:value-type="float" office:value="900.0"/>
          <table:table-cell office:value-type="float" office:value="1072900.0"/>
          <table:table-cell office:value-type="float" office:value="768359.0"/>
          <table:table-cell office:value-type="float" office:value="421.0"/>
          <table:table-cell office:value-type="float" office:value="0.0"/>
          <table:table-cell table:formula="of:=MIN([.$B140])" office:value-type="float"/>
          <table:table-cell table:formula="of:=MIN([.$C140])" office:value-type="float"/>
          <table:table-cell table:formula="of:=MIN([.$D140])" office:value-type="float"/>
          <table:table-cell table:formula="of:=MIN([.$E140])" office:value-type="float"/>
          <table:table-cell table:formula="of:=MIN([.$F140])" office:value-type="float"/>
          <table:table-cell table:formula="of:=MIN([.$G140])" office:value-type="float"/>
          <table:table-cell table:formula="of:=MEDIAN([.$B140])" office:value-type="float"/>
          <table:table-cell table:formula="of:=MEDIAN([.$C140])" office:value-type="float"/>
          <table:table-cell table:formula="of:=MEDIAN([.$D140])" office:value-type="float"/>
          <table:table-cell table:formula="of:=MEDIAN([.$E140])" office:value-type="float"/>
          <table:table-cell table:formula="of:=MEDIAN([.$F140])" office:value-type="float"/>
          <table:table-cell table:formula="of:=MEDIAN([.$G140])" office:value-type="float"/>
          <table:table-cell table:formula="of:=MAX([.$B140])" office:value-type="float"/>
          <table:table-cell table:formula="of:=MAX([.$C140])" office:value-type="float"/>
          <table:table-cell table:formula="of:=MAX([.$D140])" office:value-type="float"/>
          <table:table-cell table:formula="of:=MAX([.$E140])" office:value-type="float"/>
          <table:table-cell table:formula="of:=MAX([.$F140])" office:value-type="float"/>
          <table:table-cell table:formula="of:=MAX([.$G140])" office:value-type="float"/>
        </table:table-row>
        <table:table-row table:style-name="ro1">
          <table:table-cell office:value-type="string">
            <text:p>driverlog-strips-automatic/instances/instance-11.lp</text:p>
          </table:table-cell>
          <table:table-cell office:value-type="float" office:value="0.63"/>
          <table:table-cell office:value-type="float" office:value="0.491"/>
          <table:table-cell office:value-type="float" office:value="445.0"/>
          <table:table-cell office:value-type="float" office:value="212.0"/>
          <table:table-cell office:value-type="float" office:value="34.0"/>
          <table:table-cell office:value-type="float" office:value="0.0"/>
          <table:table-cell table:formula="of:=MIN([.$B141])" office:value-type="float"/>
          <table:table-cell table:formula="of:=MIN([.$C141])" office:value-type="float"/>
          <table:table-cell table:formula="of:=MIN([.$D141])" office:value-type="float"/>
          <table:table-cell table:formula="of:=MIN([.$E141])" office:value-type="float"/>
          <table:table-cell table:formula="of:=MIN([.$F141])" office:value-type="float"/>
          <table:table-cell table:formula="of:=MIN([.$G141])" office:value-type="float"/>
          <table:table-cell table:formula="of:=MEDIAN([.$B141])" office:value-type="float"/>
          <table:table-cell table:formula="of:=MEDIAN([.$C141])" office:value-type="float"/>
          <table:table-cell table:formula="of:=MEDIAN([.$D141])" office:value-type="float"/>
          <table:table-cell table:formula="of:=MEDIAN([.$E141])" office:value-type="float"/>
          <table:table-cell table:formula="of:=MEDIAN([.$F141])" office:value-type="float"/>
          <table:table-cell table:formula="of:=MEDIAN([.$G141])" office:value-type="float"/>
          <table:table-cell table:formula="of:=MAX([.$B141])" office:value-type="float"/>
          <table:table-cell table:formula="of:=MAX([.$C141])" office:value-type="float"/>
          <table:table-cell table:formula="of:=MAX([.$D141])" office:value-type="float"/>
          <table:table-cell table:formula="of:=MAX([.$E141])" office:value-type="float"/>
          <table:table-cell table:formula="of:=MAX([.$F141])" office:value-type="float"/>
          <table:table-cell table:formula="of:=MAX([.$G141])" office:value-type="float"/>
        </table:table-row>
        <table:table-row table:style-name="ro1">
          <table:table-cell office:value-type="string">
            <text:p>driverlog-strips-automatic/instances/instance-12.lp</text:p>
          </table:table-cell>
          <table:table-cell office:value-type="float" office:value="3.73"/>
          <table:table-cell office:value-type="float" office:value="3.276"/>
          <table:table-cell office:value-type="float" office:value="16803.0"/>
          <table:table-cell office:value-type="float" office:value="10962.0"/>
          <table:table-cell office:value-type="float" office:value="79.0"/>
          <table:table-cell office:value-type="float" office:value="0.0"/>
          <table:table-cell table:formula="of:=MIN([.$B142])" office:value-type="float"/>
          <table:table-cell table:formula="of:=MIN([.$C142])" office:value-type="float"/>
          <table:table-cell table:formula="of:=MIN([.$D142])" office:value-type="float"/>
          <table:table-cell table:formula="of:=MIN([.$E142])" office:value-type="float"/>
          <table:table-cell table:formula="of:=MIN([.$F142])" office:value-type="float"/>
          <table:table-cell table:formula="of:=MIN([.$G142])" office:value-type="float"/>
          <table:table-cell table:formula="of:=MEDIAN([.$B142])" office:value-type="float"/>
          <table:table-cell table:formula="of:=MEDIAN([.$C142])" office:value-type="float"/>
          <table:table-cell table:formula="of:=MEDIAN([.$D142])" office:value-type="float"/>
          <table:table-cell table:formula="of:=MEDIAN([.$E142])" office:value-type="float"/>
          <table:table-cell table:formula="of:=MEDIAN([.$F142])" office:value-type="float"/>
          <table:table-cell table:formula="of:=MEDIAN([.$G142])" office:value-type="float"/>
          <table:table-cell table:formula="of:=MAX([.$B142])" office:value-type="float"/>
          <table:table-cell table:formula="of:=MAX([.$C142])" office:value-type="float"/>
          <table:table-cell table:formula="of:=MAX([.$D142])" office:value-type="float"/>
          <table:table-cell table:formula="of:=MAX([.$E142])" office:value-type="float"/>
          <table:table-cell table:formula="of:=MAX([.$F142])" office:value-type="float"/>
          <table:table-cell table:formula="of:=MAX([.$G142])" office:value-type="float"/>
        </table:table-row>
        <table:table-row table:style-name="ro1">
          <table:table-cell office:value-type="string">
            <text:p>driverlog-strips-automatic/instances/instance-13.lp</text:p>
          </table:table-cell>
          <table:table-cell office:value-type="float" office:value="2.38"/>
          <table:table-cell office:value-type="float" office:value="1.788"/>
          <table:table-cell office:value-type="float" office:value="1510.0"/>
          <table:table-cell office:value-type="float" office:value="614.0"/>
          <table:table-cell office:value-type="float" office:value="89.0"/>
          <table:table-cell office:value-type="float" office:value="0.0"/>
          <table:table-cell table:formula="of:=MIN([.$B143])" office:value-type="float"/>
          <table:table-cell table:formula="of:=MIN([.$C143])" office:value-type="float"/>
          <table:table-cell table:formula="of:=MIN([.$D143])" office:value-type="float"/>
          <table:table-cell table:formula="of:=MIN([.$E143])" office:value-type="float"/>
          <table:table-cell table:formula="of:=MIN([.$F143])" office:value-type="float"/>
          <table:table-cell table:formula="of:=MIN([.$G143])" office:value-type="float"/>
          <table:table-cell table:formula="of:=MEDIAN([.$B143])" office:value-type="float"/>
          <table:table-cell table:formula="of:=MEDIAN([.$C143])" office:value-type="float"/>
          <table:table-cell table:formula="of:=MEDIAN([.$D143])" office:value-type="float"/>
          <table:table-cell table:formula="of:=MEDIAN([.$E143])" office:value-type="float"/>
          <table:table-cell table:formula="of:=MEDIAN([.$F143])" office:value-type="float"/>
          <table:table-cell table:formula="of:=MEDIAN([.$G143])" office:value-type="float"/>
          <table:table-cell table:formula="of:=MAX([.$B143])" office:value-type="float"/>
          <table:table-cell table:formula="of:=MAX([.$C143])" office:value-type="float"/>
          <table:table-cell table:formula="of:=MAX([.$D143])" office:value-type="float"/>
          <table:table-cell table:formula="of:=MAX([.$E143])" office:value-type="float"/>
          <table:table-cell table:formula="of:=MAX([.$F143])" office:value-type="float"/>
          <table:table-cell table:formula="of:=MAX([.$G143])" office:value-type="float"/>
        </table:table-row>
        <table:table-row table:style-name="ro1">
          <table:table-cell office:value-type="string">
            <text:p>driverlog-strips-automatic/instances/instance-14.lp</text:p>
          </table:table-cell>
          <table:table-cell office:value-type="float" office:value="2.38"/>
          <table:table-cell office:value-type="float" office:value="1.815"/>
          <table:table-cell office:value-type="float" office:value="1638.0"/>
          <table:table-cell office:value-type="float" office:value="873.0"/>
          <table:table-cell office:value-type="float" office:value="89.0"/>
          <table:table-cell office:value-type="float" office:value="0.0"/>
          <table:table-cell table:formula="of:=MIN([.$B144])" office:value-type="float"/>
          <table:table-cell table:formula="of:=MIN([.$C144])" office:value-type="float"/>
          <table:table-cell table:formula="of:=MIN([.$D144])" office:value-type="float"/>
          <table:table-cell table:formula="of:=MIN([.$E144])" office:value-type="float"/>
          <table:table-cell table:formula="of:=MIN([.$F144])" office:value-type="float"/>
          <table:table-cell table:formula="of:=MIN([.$G144])" office:value-type="float"/>
          <table:table-cell table:formula="of:=MEDIAN([.$B144])" office:value-type="float"/>
          <table:table-cell table:formula="of:=MEDIAN([.$C144])" office:value-type="float"/>
          <table:table-cell table:formula="of:=MEDIAN([.$D144])" office:value-type="float"/>
          <table:table-cell table:formula="of:=MEDIAN([.$E144])" office:value-type="float"/>
          <table:table-cell table:formula="of:=MEDIAN([.$F144])" office:value-type="float"/>
          <table:table-cell table:formula="of:=MEDIAN([.$G144])" office:value-type="float"/>
          <table:table-cell table:formula="of:=MAX([.$B144])" office:value-type="float"/>
          <table:table-cell table:formula="of:=MAX([.$C144])" office:value-type="float"/>
          <table:table-cell table:formula="of:=MAX([.$D144])" office:value-type="float"/>
          <table:table-cell table:formula="of:=MAX([.$E144])" office:value-type="float"/>
          <table:table-cell table:formula="of:=MAX([.$F144])" office:value-type="float"/>
          <table:table-cell table:formula="of:=MAX([.$G144])" office:value-type="float"/>
        </table:table-row>
        <table:table-row table:style-name="ro1">
          <table:table-cell office:value-type="string">
            <text:p>driverlog-strips-automatic/instances/instance-15.lp</text:p>
          </table:table-cell>
          <table:table-cell office:value-type="float" office:value="8.57"/>
          <table:table-cell office:value-type="float" office:value="6.53"/>
          <table:table-cell office:value-type="float" office:value="5437.0"/>
          <table:table-cell office:value-type="float" office:value="2747.0"/>
          <table:table-cell office:value-type="float" office:value="286.0"/>
          <table:table-cell office:value-type="float" office:value="0.0"/>
          <table:table-cell table:formula="of:=MIN([.$B145])" office:value-type="float"/>
          <table:table-cell table:formula="of:=MIN([.$C145])" office:value-type="float"/>
          <table:table-cell table:formula="of:=MIN([.$D145])" office:value-type="float"/>
          <table:table-cell table:formula="of:=MIN([.$E145])" office:value-type="float"/>
          <table:table-cell table:formula="of:=MIN([.$F145])" office:value-type="float"/>
          <table:table-cell table:formula="of:=MIN([.$G145])" office:value-type="float"/>
          <table:table-cell table:formula="of:=MEDIAN([.$B145])" office:value-type="float"/>
          <table:table-cell table:formula="of:=MEDIAN([.$C145])" office:value-type="float"/>
          <table:table-cell table:formula="of:=MEDIAN([.$D145])" office:value-type="float"/>
          <table:table-cell table:formula="of:=MEDIAN([.$E145])" office:value-type="float"/>
          <table:table-cell table:formula="of:=MEDIAN([.$F145])" office:value-type="float"/>
          <table:table-cell table:formula="of:=MEDIAN([.$G145])" office:value-type="float"/>
          <table:table-cell table:formula="of:=MAX([.$B145])" office:value-type="float"/>
          <table:table-cell table:formula="of:=MAX([.$C145])" office:value-type="float"/>
          <table:table-cell table:formula="of:=MAX([.$D145])" office:value-type="float"/>
          <table:table-cell table:formula="of:=MAX([.$E145])" office:value-type="float"/>
          <table:table-cell table:formula="of:=MAX([.$F145])" office:value-type="float"/>
          <table:table-cell table:formula="of:=MAX([.$G145])" office:value-type="float"/>
        </table:table-row>
        <table:table-row table:style-name="ro1">
          <table:table-cell office:value-type="string">
            <text:p>driverlog-strips-automatic/instances/instance-17.lp</text:p>
          </table:table-cell>
          <table:table-cell office:value-type="float" office:value="132.35"/>
          <table:table-cell office:value-type="float" office:value="120.343"/>
          <table:table-cell office:value-type="float" office:value="203546.0"/>
          <table:table-cell office:value-type="float" office:value="141056.0"/>
          <table:table-cell office:value-type="float" office:value="1087.0"/>
          <table:table-cell office:value-type="float" office:value="0.0"/>
          <table:table-cell table:formula="of:=MIN([.$B146])" office:value-type="float"/>
          <table:table-cell table:formula="of:=MIN([.$C146])" office:value-type="float"/>
          <table:table-cell table:formula="of:=MIN([.$D146])" office:value-type="float"/>
          <table:table-cell table:formula="of:=MIN([.$E146])" office:value-type="float"/>
          <table:table-cell table:formula="of:=MIN([.$F146])" office:value-type="float"/>
          <table:table-cell table:formula="of:=MIN([.$G146])" office:value-type="float"/>
          <table:table-cell table:formula="of:=MEDIAN([.$B146])" office:value-type="float"/>
          <table:table-cell table:formula="of:=MEDIAN([.$C146])" office:value-type="float"/>
          <table:table-cell table:formula="of:=MEDIAN([.$D146])" office:value-type="float"/>
          <table:table-cell table:formula="of:=MEDIAN([.$E146])" office:value-type="float"/>
          <table:table-cell table:formula="of:=MEDIAN([.$F146])" office:value-type="float"/>
          <table:table-cell table:formula="of:=MEDIAN([.$G146])" office:value-type="float"/>
          <table:table-cell table:formula="of:=MAX([.$B146])" office:value-type="float"/>
          <table:table-cell table:formula="of:=MAX([.$C146])" office:value-type="float"/>
          <table:table-cell table:formula="of:=MAX([.$D146])" office:value-type="float"/>
          <table:table-cell table:formula="of:=MAX([.$E146])" office:value-type="float"/>
          <table:table-cell table:formula="of:=MAX([.$F146])" office:value-type="float"/>
          <table:table-cell table:formula="of:=MAX([.$G146])" office:value-type="float"/>
        </table:table-row>
        <table:table-row table:style-name="ro1">
          <table:table-cell office:value-type="string">
            <text:p>driverlog-strips-automatic/instances/instance-18.lp</text:p>
          </table:table-cell>
          <table:table-cell office:value-type="float" office:value="900.0"/>
          <table:table-cell office:value-type="float" office:value="900.0"/>
          <table:table-cell office:value-type="float" office:value="845811.0"/>
          <table:table-cell office:value-type="float" office:value="698070.0"/>
          <table:table-cell office:value-type="float" office:value="2041.0"/>
          <table:table-cell office:value-type="float" office:value="0.0"/>
          <table:table-cell table:formula="of:=MIN([.$B147])" office:value-type="float"/>
          <table:table-cell table:formula="of:=MIN([.$C147])" office:value-type="float"/>
          <table:table-cell table:formula="of:=MIN([.$D147])" office:value-type="float"/>
          <table:table-cell table:formula="of:=MIN([.$E147])" office:value-type="float"/>
          <table:table-cell table:formula="of:=MIN([.$F147])" office:value-type="float"/>
          <table:table-cell table:formula="of:=MIN([.$G147])" office:value-type="float"/>
          <table:table-cell table:formula="of:=MEDIAN([.$B147])" office:value-type="float"/>
          <table:table-cell table:formula="of:=MEDIAN([.$C147])" office:value-type="float"/>
          <table:table-cell table:formula="of:=MEDIAN([.$D147])" office:value-type="float"/>
          <table:table-cell table:formula="of:=MEDIAN([.$E147])" office:value-type="float"/>
          <table:table-cell table:formula="of:=MEDIAN([.$F147])" office:value-type="float"/>
          <table:table-cell table:formula="of:=MEDIAN([.$G147])" office:value-type="float"/>
          <table:table-cell table:formula="of:=MAX([.$B147])" office:value-type="float"/>
          <table:table-cell table:formula="of:=MAX([.$C147])" office:value-type="float"/>
          <table:table-cell table:formula="of:=MAX([.$D147])" office:value-type="float"/>
          <table:table-cell table:formula="of:=MAX([.$E147])" office:value-type="float"/>
          <table:table-cell table:formula="of:=MAX([.$F147])" office:value-type="float"/>
          <table:table-cell table:formula="of:=MAX([.$G147])" office:value-type="float"/>
        </table:table-row>
        <table:table-row table:style-name="ro1">
          <table:table-cell office:value-type="string">
            <text:p>driverlog-strips-automatic/instances/instance-7.lp</text:p>
          </table:table-cell>
          <table:table-cell office:value-type="float" office:value="0.24"/>
          <table:table-cell office:value-type="float" office:value="0.171"/>
          <table:table-cell office:value-type="float" office:value="79.0"/>
          <table:table-cell office:value-type="float" office:value="26.0"/>
          <table:table-cell office:value-type="float" office:value="16.0"/>
          <table:table-cell office:value-type="float" office:value="0.0"/>
          <table:table-cell table:formula="of:=MIN([.$B148])" office:value-type="float"/>
          <table:table-cell table:formula="of:=MIN([.$C148])" office:value-type="float"/>
          <table:table-cell table:formula="of:=MIN([.$D148])" office:value-type="float"/>
          <table:table-cell table:formula="of:=MIN([.$E148])" office:value-type="float"/>
          <table:table-cell table:formula="of:=MIN([.$F148])" office:value-type="float"/>
          <table:table-cell table:formula="of:=MIN([.$G148])" office:value-type="float"/>
          <table:table-cell table:formula="of:=MEDIAN([.$B148])" office:value-type="float"/>
          <table:table-cell table:formula="of:=MEDIAN([.$C148])" office:value-type="float"/>
          <table:table-cell table:formula="of:=MEDIAN([.$D148])" office:value-type="float"/>
          <table:table-cell table:formula="of:=MEDIAN([.$E148])" office:value-type="float"/>
          <table:table-cell table:formula="of:=MEDIAN([.$F148])" office:value-type="float"/>
          <table:table-cell table:formula="of:=MEDIAN([.$G148])" office:value-type="float"/>
          <table:table-cell table:formula="of:=MAX([.$B148])" office:value-type="float"/>
          <table:table-cell table:formula="of:=MAX([.$C148])" office:value-type="float"/>
          <table:table-cell table:formula="of:=MAX([.$D148])" office:value-type="float"/>
          <table:table-cell table:formula="of:=MAX([.$E148])" office:value-type="float"/>
          <table:table-cell table:formula="of:=MAX([.$F148])" office:value-type="float"/>
          <table:table-cell table:formula="of:=MAX([.$G148])" office:value-type="float"/>
        </table:table-row>
        <table:table-row table:style-name="ro1">
          <table:table-cell office:value-type="string">
            <text:p>driverlog-strips-automatic/instances/instance-9.lp</text:p>
          </table:table-cell>
          <table:table-cell office:value-type="float" office:value="0.36"/>
          <table:table-cell office:value-type="float" office:value="0.271"/>
          <table:table-cell office:value-type="float" office:value="339.0"/>
          <table:table-cell office:value-type="float" office:value="173.0"/>
          <table:table-cell office:value-type="float" office:value="21.0"/>
          <table:table-cell office:value-type="float" office:value="0.0"/>
          <table:table-cell table:formula="of:=MIN([.$B149])" office:value-type="float"/>
          <table:table-cell table:formula="of:=MIN([.$C149])" office:value-type="float"/>
          <table:table-cell table:formula="of:=MIN([.$D149])" office:value-type="float"/>
          <table:table-cell table:formula="of:=MIN([.$E149])" office:value-type="float"/>
          <table:table-cell table:formula="of:=MIN([.$F149])" office:value-type="float"/>
          <table:table-cell table:formula="of:=MIN([.$G149])" office:value-type="float"/>
          <table:table-cell table:formula="of:=MEDIAN([.$B149])" office:value-type="float"/>
          <table:table-cell table:formula="of:=MEDIAN([.$C149])" office:value-type="float"/>
          <table:table-cell table:formula="of:=MEDIAN([.$D149])" office:value-type="float"/>
          <table:table-cell table:formula="of:=MEDIAN([.$E149])" office:value-type="float"/>
          <table:table-cell table:formula="of:=MEDIAN([.$F149])" office:value-type="float"/>
          <table:table-cell table:formula="of:=MEDIAN([.$G149])" office:value-type="float"/>
          <table:table-cell table:formula="of:=MAX([.$B149])" office:value-type="float"/>
          <table:table-cell table:formula="of:=MAX([.$C149])" office:value-type="float"/>
          <table:table-cell table:formula="of:=MAX([.$D149])" office:value-type="float"/>
          <table:table-cell table:formula="of:=MAX([.$E149])" office:value-type="float"/>
          <table:table-cell table:formula="of:=MAX([.$F149])" office:value-type="float"/>
          <table:table-cell table:formula="of:=MAX([.$G149])" office:value-type="float"/>
        </table:table-row>
        <table:table-row table:style-name="ro1">
          <table:table-cell office:value-type="string">
            <text:p>elevator-strips-simple-typed/instances/instance-38.lp</text:p>
          </table:table-cell>
          <table:table-cell office:value-type="float" office:value="2.73"/>
          <table:table-cell office:value-type="float" office:value="2.482"/>
          <table:table-cell office:value-type="float" office:value="21122.0"/>
          <table:table-cell office:value-type="float" office:value="16565.0"/>
          <table:table-cell office:value-type="float" office:value="34.0"/>
          <table:table-cell office:value-type="float" office:value="0.0"/>
          <table:table-cell table:formula="of:=MIN([.$B150])" office:value-type="float"/>
          <table:table-cell table:formula="of:=MIN([.$C150])" office:value-type="float"/>
          <table:table-cell table:formula="of:=MIN([.$D150])" office:value-type="float"/>
          <table:table-cell table:formula="of:=MIN([.$E150])" office:value-type="float"/>
          <table:table-cell table:formula="of:=MIN([.$F150])" office:value-type="float"/>
          <table:table-cell table:formula="of:=MIN([.$G150])" office:value-type="float"/>
          <table:table-cell table:formula="of:=MEDIAN([.$B150])" office:value-type="float"/>
          <table:table-cell table:formula="of:=MEDIAN([.$C150])" office:value-type="float"/>
          <table:table-cell table:formula="of:=MEDIAN([.$D150])" office:value-type="float"/>
          <table:table-cell table:formula="of:=MEDIAN([.$E150])" office:value-type="float"/>
          <table:table-cell table:formula="of:=MEDIAN([.$F150])" office:value-type="float"/>
          <table:table-cell table:formula="of:=MEDIAN([.$G150])" office:value-type="float"/>
          <table:table-cell table:formula="of:=MAX([.$B150])" office:value-type="float"/>
          <table:table-cell table:formula="of:=MAX([.$C150])" office:value-type="float"/>
          <table:table-cell table:formula="of:=MAX([.$D150])" office:value-type="float"/>
          <table:table-cell table:formula="of:=MAX([.$E150])" office:value-type="float"/>
          <table:table-cell table:formula="of:=MAX([.$F150])" office:value-type="float"/>
          <table:table-cell table:formula="of:=MAX([.$G150])" office:value-type="float"/>
        </table:table-row>
        <table:table-row table:style-name="ro1">
          <table:table-cell office:value-type="string">
            <text:p>elevator-strips-simple-typed/instances/instance-40.lp</text:p>
          </table:table-cell>
          <table:table-cell office:value-type="float" office:value="3.34"/>
          <table:table-cell office:value-type="float" office:value="3.082"/>
          <table:table-cell office:value-type="float" office:value="32697.0"/>
          <table:table-cell office:value-type="float" office:value="24354.0"/>
          <table:table-cell office:value-type="float" office:value="36.0"/>
          <table:table-cell office:value-type="float" office:value="0.0"/>
          <table:table-cell table:formula="of:=MIN([.$B151])" office:value-type="float"/>
          <table:table-cell table:formula="of:=MIN([.$C151])" office:value-type="float"/>
          <table:table-cell table:formula="of:=MIN([.$D151])" office:value-type="float"/>
          <table:table-cell table:formula="of:=MIN([.$E151])" office:value-type="float"/>
          <table:table-cell table:formula="of:=MIN([.$F151])" office:value-type="float"/>
          <table:table-cell table:formula="of:=MIN([.$G151])" office:value-type="float"/>
          <table:table-cell table:formula="of:=MEDIAN([.$B151])" office:value-type="float"/>
          <table:table-cell table:formula="of:=MEDIAN([.$C151])" office:value-type="float"/>
          <table:table-cell table:formula="of:=MEDIAN([.$D151])" office:value-type="float"/>
          <table:table-cell table:formula="of:=MEDIAN([.$E151])" office:value-type="float"/>
          <table:table-cell table:formula="of:=MEDIAN([.$F151])" office:value-type="float"/>
          <table:table-cell table:formula="of:=MEDIAN([.$G151])" office:value-type="float"/>
          <table:table-cell table:formula="of:=MAX([.$B151])" office:value-type="float"/>
          <table:table-cell table:formula="of:=MAX([.$C151])" office:value-type="float"/>
          <table:table-cell table:formula="of:=MAX([.$D151])" office:value-type="float"/>
          <table:table-cell table:formula="of:=MAX([.$E151])" office:value-type="float"/>
          <table:table-cell table:formula="of:=MAX([.$F151])" office:value-type="float"/>
          <table:table-cell table:formula="of:=MAX([.$G151])" office:value-type="float"/>
        </table:table-row>
        <table:table-row table:style-name="ro1">
          <table:table-cell office:value-type="string">
            <text:p>elevator-strips-simple-typed/instances/instance-42.lp</text:p>
          </table:table-cell>
          <table:table-cell office:value-type="float" office:value="9.54"/>
          <table:table-cell office:value-type="float" office:value="9.153"/>
          <table:table-cell office:value-type="float" office:value="94890.0"/>
          <table:table-cell office:value-type="float" office:value="75351.0"/>
          <table:table-cell office:value-type="float" office:value="50.0"/>
          <table:table-cell office:value-type="float" office:value="0.0"/>
          <table:table-cell table:formula="of:=MIN([.$B152])" office:value-type="float"/>
          <table:table-cell table:formula="of:=MIN([.$C152])" office:value-type="float"/>
          <table:table-cell table:formula="of:=MIN([.$D152])" office:value-type="float"/>
          <table:table-cell table:formula="of:=MIN([.$E152])" office:value-type="float"/>
          <table:table-cell table:formula="of:=MIN([.$F152])" office:value-type="float"/>
          <table:table-cell table:formula="of:=MIN([.$G152])" office:value-type="float"/>
          <table:table-cell table:formula="of:=MEDIAN([.$B152])" office:value-type="float"/>
          <table:table-cell table:formula="of:=MEDIAN([.$C152])" office:value-type="float"/>
          <table:table-cell table:formula="of:=MEDIAN([.$D152])" office:value-type="float"/>
          <table:table-cell table:formula="of:=MEDIAN([.$E152])" office:value-type="float"/>
          <table:table-cell table:formula="of:=MEDIAN([.$F152])" office:value-type="float"/>
          <table:table-cell table:formula="of:=MEDIAN([.$G152])" office:value-type="float"/>
          <table:table-cell table:formula="of:=MAX([.$B152])" office:value-type="float"/>
          <table:table-cell table:formula="of:=MAX([.$C152])" office:value-type="float"/>
          <table:table-cell table:formula="of:=MAX([.$D152])" office:value-type="float"/>
          <table:table-cell table:formula="of:=MAX([.$E152])" office:value-type="float"/>
          <table:table-cell table:formula="of:=MAX([.$F152])" office:value-type="float"/>
          <table:table-cell table:formula="of:=MAX([.$G152])" office:value-type="float"/>
        </table:table-row>
        <table:table-row table:style-name="ro1">
          <table:table-cell office:value-type="string">
            <text:p>elevator-strips-simple-typed/instances/instance-43.lp</text:p>
          </table:table-cell>
          <table:table-cell office:value-type="float" office:value="3.65"/>
          <table:table-cell office:value-type="float" office:value="3.248"/>
          <table:table-cell office:value-type="float" office:value="30417.0"/>
          <table:table-cell office:value-type="float" office:value="23108.0"/>
          <table:table-cell office:value-type="float" office:value="51.0"/>
          <table:table-cell office:value-type="float" office:value="0.0"/>
          <table:table-cell table:formula="of:=MIN([.$B153])" office:value-type="float"/>
          <table:table-cell table:formula="of:=MIN([.$C153])" office:value-type="float"/>
          <table:table-cell table:formula="of:=MIN([.$D153])" office:value-type="float"/>
          <table:table-cell table:formula="of:=MIN([.$E153])" office:value-type="float"/>
          <table:table-cell table:formula="of:=MIN([.$F153])" office:value-type="float"/>
          <table:table-cell table:formula="of:=MIN([.$G153])" office:value-type="float"/>
          <table:table-cell table:formula="of:=MEDIAN([.$B153])" office:value-type="float"/>
          <table:table-cell table:formula="of:=MEDIAN([.$C153])" office:value-type="float"/>
          <table:table-cell table:formula="of:=MEDIAN([.$D153])" office:value-type="float"/>
          <table:table-cell table:formula="of:=MEDIAN([.$E153])" office:value-type="float"/>
          <table:table-cell table:formula="of:=MEDIAN([.$F153])" office:value-type="float"/>
          <table:table-cell table:formula="of:=MEDIAN([.$G153])" office:value-type="float"/>
          <table:table-cell table:formula="of:=MAX([.$B153])" office:value-type="float"/>
          <table:table-cell table:formula="of:=MAX([.$C153])" office:value-type="float"/>
          <table:table-cell table:formula="of:=MAX([.$D153])" office:value-type="float"/>
          <table:table-cell table:formula="of:=MAX([.$E153])" office:value-type="float"/>
          <table:table-cell table:formula="of:=MAX([.$F153])" office:value-type="float"/>
          <table:table-cell table:formula="of:=MAX([.$G153])" office:value-type="float"/>
        </table:table-row>
        <table:table-row table:style-name="ro1">
          <table:table-cell office:value-type="string">
            <text:p>elevator-strips-simple-typed/instances/instance-44.lp</text:p>
          </table:table-cell>
          <table:table-cell office:value-type="float" office:value="85.33"/>
          <table:table-cell office:value-type="float" office:value="84.89"/>
          <table:table-cell office:value-type="float" office:value="1013692.0"/>
          <table:table-cell office:value-type="float" office:value="827786.0"/>
          <table:table-cell office:value-type="float" office:value="55.0"/>
          <table:table-cell office:value-type="float" office:value="0.0"/>
          <table:table-cell table:formula="of:=MIN([.$B154])" office:value-type="float"/>
          <table:table-cell table:formula="of:=MIN([.$C154])" office:value-type="float"/>
          <table:table-cell table:formula="of:=MIN([.$D154])" office:value-type="float"/>
          <table:table-cell table:formula="of:=MIN([.$E154])" office:value-type="float"/>
          <table:table-cell table:formula="of:=MIN([.$F154])" office:value-type="float"/>
          <table:table-cell table:formula="of:=MIN([.$G154])" office:value-type="float"/>
          <table:table-cell table:formula="of:=MEDIAN([.$B154])" office:value-type="float"/>
          <table:table-cell table:formula="of:=MEDIAN([.$C154])" office:value-type="float"/>
          <table:table-cell table:formula="of:=MEDIAN([.$D154])" office:value-type="float"/>
          <table:table-cell table:formula="of:=MEDIAN([.$E154])" office:value-type="float"/>
          <table:table-cell table:formula="of:=MEDIAN([.$F154])" office:value-type="float"/>
          <table:table-cell table:formula="of:=MEDIAN([.$G154])" office:value-type="float"/>
          <table:table-cell table:formula="of:=MAX([.$B154])" office:value-type="float"/>
          <table:table-cell table:formula="of:=MAX([.$C154])" office:value-type="float"/>
          <table:table-cell table:formula="of:=MAX([.$D154])" office:value-type="float"/>
          <table:table-cell table:formula="of:=MAX([.$E154])" office:value-type="float"/>
          <table:table-cell table:formula="of:=MAX([.$F154])" office:value-type="float"/>
          <table:table-cell table:formula="of:=MAX([.$G154])" office:value-type="float"/>
        </table:table-row>
        <table:table-row table:style-name="ro1">
          <table:table-cell office:value-type="string">
            <text:p>elevator-strips-simple-typed/instances/instance-45.lp</text:p>
          </table:table-cell>
          <table:table-cell office:value-type="float" office:value="6.18"/>
          <table:table-cell office:value-type="float" office:value="5.834"/>
          <table:table-cell office:value-type="float" office:value="45626.0"/>
          <table:table-cell office:value-type="float" office:value="36653.0"/>
          <table:table-cell office:value-type="float" office:value="48.0"/>
          <table:table-cell office:value-type="float" office:value="0.0"/>
          <table:table-cell table:formula="of:=MIN([.$B155])" office:value-type="float"/>
          <table:table-cell table:formula="of:=MIN([.$C155])" office:value-type="float"/>
          <table:table-cell table:formula="of:=MIN([.$D155])" office:value-type="float"/>
          <table:table-cell table:formula="of:=MIN([.$E155])" office:value-type="float"/>
          <table:table-cell table:formula="of:=MIN([.$F155])" office:value-type="float"/>
          <table:table-cell table:formula="of:=MIN([.$G155])" office:value-type="float"/>
          <table:table-cell table:formula="of:=MEDIAN([.$B155])" office:value-type="float"/>
          <table:table-cell table:formula="of:=MEDIAN([.$C155])" office:value-type="float"/>
          <table:table-cell table:formula="of:=MEDIAN([.$D155])" office:value-type="float"/>
          <table:table-cell table:formula="of:=MEDIAN([.$E155])" office:value-type="float"/>
          <table:table-cell table:formula="of:=MEDIAN([.$F155])" office:value-type="float"/>
          <table:table-cell table:formula="of:=MEDIAN([.$G155])" office:value-type="float"/>
          <table:table-cell table:formula="of:=MAX([.$B155])" office:value-type="float"/>
          <table:table-cell table:formula="of:=MAX([.$C155])" office:value-type="float"/>
          <table:table-cell table:formula="of:=MAX([.$D155])" office:value-type="float"/>
          <table:table-cell table:formula="of:=MAX([.$E155])" office:value-type="float"/>
          <table:table-cell table:formula="of:=MAX([.$F155])" office:value-type="float"/>
          <table:table-cell table:formula="of:=MAX([.$G155])" office:value-type="float"/>
        </table:table-row>
        <table:table-row table:style-name="ro1">
          <table:table-cell office:value-type="string">
            <text:p>elevator-strips-simple-typed/instances/instance-46.lp</text:p>
          </table:table-cell>
          <table:table-cell office:value-type="float" office:value="45.57"/>
          <table:table-cell office:value-type="float" office:value="44.901"/>
          <table:table-cell office:value-type="float" office:value="383862.0"/>
          <table:table-cell office:value-type="float" office:value="309126.0"/>
          <table:table-cell office:value-type="float" office:value="70.0"/>
          <table:table-cell office:value-type="float" office:value="0.0"/>
          <table:table-cell table:formula="of:=MIN([.$B156])" office:value-type="float"/>
          <table:table-cell table:formula="of:=MIN([.$C156])" office:value-type="float"/>
          <table:table-cell table:formula="of:=MIN([.$D156])" office:value-type="float"/>
          <table:table-cell table:formula="of:=MIN([.$E156])" office:value-type="float"/>
          <table:table-cell table:formula="of:=MIN([.$F156])" office:value-type="float"/>
          <table:table-cell table:formula="of:=MIN([.$G156])" office:value-type="float"/>
          <table:table-cell table:formula="of:=MEDIAN([.$B156])" office:value-type="float"/>
          <table:table-cell table:formula="of:=MEDIAN([.$C156])" office:value-type="float"/>
          <table:table-cell table:formula="of:=MEDIAN([.$D156])" office:value-type="float"/>
          <table:table-cell table:formula="of:=MEDIAN([.$E156])" office:value-type="float"/>
          <table:table-cell table:formula="of:=MEDIAN([.$F156])" office:value-type="float"/>
          <table:table-cell table:formula="of:=MEDIAN([.$G156])" office:value-type="float"/>
          <table:table-cell table:formula="of:=MAX([.$B156])" office:value-type="float"/>
          <table:table-cell table:formula="of:=MAX([.$C156])" office:value-type="float"/>
          <table:table-cell table:formula="of:=MAX([.$D156])" office:value-type="float"/>
          <table:table-cell table:formula="of:=MAX([.$E156])" office:value-type="float"/>
          <table:table-cell table:formula="of:=MAX([.$F156])" office:value-type="float"/>
          <table:table-cell table:formula="of:=MAX([.$G156])" office:value-type="float"/>
        </table:table-row>
        <table:table-row table:style-name="ro1">
          <table:table-cell office:value-type="string">
            <text:p>elevator-strips-simple-typed/instances/instance-47.lp</text:p>
          </table:table-cell>
          <table:table-cell office:value-type="float" office:value="17.58"/>
          <table:table-cell office:value-type="float" office:value="16.964"/>
          <table:table-cell office:value-type="float" office:value="145738.0"/>
          <table:table-cell office:value-type="float" office:value="113894.0"/>
          <table:table-cell office:value-type="float" office:value="68.0"/>
          <table:table-cell office:value-type="float" office:value="0.0"/>
          <table:table-cell table:formula="of:=MIN([.$B157])" office:value-type="float"/>
          <table:table-cell table:formula="of:=MIN([.$C157])" office:value-type="float"/>
          <table:table-cell table:formula="of:=MIN([.$D157])" office:value-type="float"/>
          <table:table-cell table:formula="of:=MIN([.$E157])" office:value-type="float"/>
          <table:table-cell table:formula="of:=MIN([.$F157])" office:value-type="float"/>
          <table:table-cell table:formula="of:=MIN([.$G157])" office:value-type="float"/>
          <table:table-cell table:formula="of:=MEDIAN([.$B157])" office:value-type="float"/>
          <table:table-cell table:formula="of:=MEDIAN([.$C157])" office:value-type="float"/>
          <table:table-cell table:formula="of:=MEDIAN([.$D157])" office:value-type="float"/>
          <table:table-cell table:formula="of:=MEDIAN([.$E157])" office:value-type="float"/>
          <table:table-cell table:formula="of:=MEDIAN([.$F157])" office:value-type="float"/>
          <table:table-cell table:formula="of:=MEDIAN([.$G157])" office:value-type="float"/>
          <table:table-cell table:formula="of:=MAX([.$B157])" office:value-type="float"/>
          <table:table-cell table:formula="of:=MAX([.$C157])" office:value-type="float"/>
          <table:table-cell table:formula="of:=MAX([.$D157])" office:value-type="float"/>
          <table:table-cell table:formula="of:=MAX([.$E157])" office:value-type="float"/>
          <table:table-cell table:formula="of:=MAX([.$F157])" office:value-type="float"/>
          <table:table-cell table:formula="of:=MAX([.$G157])" office:value-type="float"/>
        </table:table-row>
        <table:table-row table:style-name="ro1">
          <table:table-cell office:value-type="string">
            <text:p>elevator-strips-simple-typed/instances/instance-48.lp</text:p>
          </table:table-cell>
          <table:table-cell office:value-type="float" office:value="6.83"/>
          <table:table-cell office:value-type="float" office:value="6.226"/>
          <table:table-cell office:value-type="float" office:value="56931.0"/>
          <table:table-cell office:value-type="float" office:value="46054.0"/>
          <table:table-cell office:value-type="float" office:value="66.0"/>
          <table:table-cell office:value-type="float" office:value="0.0"/>
          <table:table-cell table:formula="of:=MIN([.$B158])" office:value-type="float"/>
          <table:table-cell table:formula="of:=MIN([.$C158])" office:value-type="float"/>
          <table:table-cell table:formula="of:=MIN([.$D158])" office:value-type="float"/>
          <table:table-cell table:formula="of:=MIN([.$E158])" office:value-type="float"/>
          <table:table-cell table:formula="of:=MIN([.$F158])" office:value-type="float"/>
          <table:table-cell table:formula="of:=MIN([.$G158])" office:value-type="float"/>
          <table:table-cell table:formula="of:=MEDIAN([.$B158])" office:value-type="float"/>
          <table:table-cell table:formula="of:=MEDIAN([.$C158])" office:value-type="float"/>
          <table:table-cell table:formula="of:=MEDIAN([.$D158])" office:value-type="float"/>
          <table:table-cell table:formula="of:=MEDIAN([.$E158])" office:value-type="float"/>
          <table:table-cell table:formula="of:=MEDIAN([.$F158])" office:value-type="float"/>
          <table:table-cell table:formula="of:=MEDIAN([.$G158])" office:value-type="float"/>
          <table:table-cell table:formula="of:=MAX([.$B158])" office:value-type="float"/>
          <table:table-cell table:formula="of:=MAX([.$C158])" office:value-type="float"/>
          <table:table-cell table:formula="of:=MAX([.$D158])" office:value-type="float"/>
          <table:table-cell table:formula="of:=MAX([.$E158])" office:value-type="float"/>
          <table:table-cell table:formula="of:=MAX([.$F158])" office:value-type="float"/>
          <table:table-cell table:formula="of:=MAX([.$G158])" office:value-type="float"/>
        </table:table-row>
        <table:table-row table:style-name="ro1">
          <table:table-cell office:value-type="string">
            <text:p>elevator-strips-simple-typed/instances/instance-49.lp</text:p>
          </table:table-cell>
          <table:table-cell office:value-type="float" office:value="71.86"/>
          <table:table-cell office:value-type="float" office:value="71.189"/>
          <table:table-cell office:value-type="float" office:value="628510.0"/>
          <table:table-cell office:value-type="float" office:value="540292.0"/>
          <table:table-cell office:value-type="float" office:value="69.0"/>
          <table:table-cell office:value-type="float" office:value="0.0"/>
          <table:table-cell table:formula="of:=MIN([.$B159])" office:value-type="float"/>
          <table:table-cell table:formula="of:=MIN([.$C159])" office:value-type="float"/>
          <table:table-cell table:formula="of:=MIN([.$D159])" office:value-type="float"/>
          <table:table-cell table:formula="of:=MIN([.$E159])" office:value-type="float"/>
          <table:table-cell table:formula="of:=MIN([.$F159])" office:value-type="float"/>
          <table:table-cell table:formula="of:=MIN([.$G159])" office:value-type="float"/>
          <table:table-cell table:formula="of:=MEDIAN([.$B159])" office:value-type="float"/>
          <table:table-cell table:formula="of:=MEDIAN([.$C159])" office:value-type="float"/>
          <table:table-cell table:formula="of:=MEDIAN([.$D159])" office:value-type="float"/>
          <table:table-cell table:formula="of:=MEDIAN([.$E159])" office:value-type="float"/>
          <table:table-cell table:formula="of:=MEDIAN([.$F159])" office:value-type="float"/>
          <table:table-cell table:formula="of:=MEDIAN([.$G159])" office:value-type="float"/>
          <table:table-cell table:formula="of:=MAX([.$B159])" office:value-type="float"/>
          <table:table-cell table:formula="of:=MAX([.$C159])" office:value-type="float"/>
          <table:table-cell table:formula="of:=MAX([.$D159])" office:value-type="float"/>
          <table:table-cell table:formula="of:=MAX([.$E159])" office:value-type="float"/>
          <table:table-cell table:formula="of:=MAX([.$F159])" office:value-type="float"/>
          <table:table-cell table:formula="of:=MAX([.$G159])" office:value-type="float"/>
        </table:table-row>
        <table:table-row table:style-name="ro1">
          <table:table-cell office:value-type="string">
            <text:p>elevator-strips-simple-typed/instances/instance-50.lp</text:p>
          </table:table-cell>
          <table:table-cell office:value-type="float" office:value="12.95"/>
          <table:table-cell office:value-type="float" office:value="12.316"/>
          <table:table-cell office:value-type="float" office:value="126324.0"/>
          <table:table-cell office:value-type="float" office:value="96436.0"/>
          <table:table-cell office:value-type="float" office:value="67.0"/>
          <table:table-cell office:value-type="float" office:value="0.0"/>
          <table:table-cell table:formula="of:=MIN([.$B160])" office:value-type="float"/>
          <table:table-cell table:formula="of:=MIN([.$C160])" office:value-type="float"/>
          <table:table-cell table:formula="of:=MIN([.$D160])" office:value-type="float"/>
          <table:table-cell table:formula="of:=MIN([.$E160])" office:value-type="float"/>
          <table:table-cell table:formula="of:=MIN([.$F160])" office:value-type="float"/>
          <table:table-cell table:formula="of:=MIN([.$G160])" office:value-type="float"/>
          <table:table-cell table:formula="of:=MEDIAN([.$B160])" office:value-type="float"/>
          <table:table-cell table:formula="of:=MEDIAN([.$C160])" office:value-type="float"/>
          <table:table-cell table:formula="of:=MEDIAN([.$D160])" office:value-type="float"/>
          <table:table-cell table:formula="of:=MEDIAN([.$E160])" office:value-type="float"/>
          <table:table-cell table:formula="of:=MEDIAN([.$F160])" office:value-type="float"/>
          <table:table-cell table:formula="of:=MEDIAN([.$G160])" office:value-type="float"/>
          <table:table-cell table:formula="of:=MAX([.$B160])" office:value-type="float"/>
          <table:table-cell table:formula="of:=MAX([.$C160])" office:value-type="float"/>
          <table:table-cell table:formula="of:=MAX([.$D160])" office:value-type="float"/>
          <table:table-cell table:formula="of:=MAX([.$E160])" office:value-type="float"/>
          <table:table-cell table:formula="of:=MAX([.$F160])" office:value-type="float"/>
          <table:table-cell table:formula="of:=MAX([.$G160])" office:value-type="float"/>
        </table:table-row>
        <table:table-row table:style-name="ro1">
          <table:table-cell office:value-type="string">
            <text:p>elevator-strips-simple-typed/instances/instance-51.lp</text:p>
          </table:table-cell>
          <table:table-cell office:value-type="float" office:value="282.37"/>
          <table:table-cell office:value-type="float" office:value="281.37"/>
          <table:table-cell office:value-type="float" office:value="2750179.0"/>
          <table:table-cell office:value-type="float" office:value="2210115.0"/>
          <table:table-cell office:value-type="float" office:value="102.0"/>
          <table:table-cell office:value-type="float" office:value="0.0"/>
          <table:table-cell table:formula="of:=MIN([.$B161])" office:value-type="float"/>
          <table:table-cell table:formula="of:=MIN([.$C161])" office:value-type="float"/>
          <table:table-cell table:formula="of:=MIN([.$D161])" office:value-type="float"/>
          <table:table-cell table:formula="of:=MIN([.$E161])" office:value-type="float"/>
          <table:table-cell table:formula="of:=MIN([.$F161])" office:value-type="float"/>
          <table:table-cell table:formula="of:=MIN([.$G161])" office:value-type="float"/>
          <table:table-cell table:formula="of:=MEDIAN([.$B161])" office:value-type="float"/>
          <table:table-cell table:formula="of:=MEDIAN([.$C161])" office:value-type="float"/>
          <table:table-cell table:formula="of:=MEDIAN([.$D161])" office:value-type="float"/>
          <table:table-cell table:formula="of:=MEDIAN([.$E161])" office:value-type="float"/>
          <table:table-cell table:formula="of:=MEDIAN([.$F161])" office:value-type="float"/>
          <table:table-cell table:formula="of:=MEDIAN([.$G161])" office:value-type="float"/>
          <table:table-cell table:formula="of:=MAX([.$B161])" office:value-type="float"/>
          <table:table-cell table:formula="of:=MAX([.$C161])" office:value-type="float"/>
          <table:table-cell table:formula="of:=MAX([.$D161])" office:value-type="float"/>
          <table:table-cell table:formula="of:=MAX([.$E161])" office:value-type="float"/>
          <table:table-cell table:formula="of:=MAX([.$F161])" office:value-type="float"/>
          <table:table-cell table:formula="of:=MAX([.$G161])" office:value-type="float"/>
        </table:table-row>
        <table:table-row table:style-name="ro1">
          <table:table-cell office:value-type="string">
            <text:p>elevator-strips-simple-typed/instances/instance-52.lp</text:p>
          </table:table-cell>
          <table:table-cell office:value-type="float" office:value="22.8"/>
          <table:table-cell office:value-type="float" office:value="21.93"/>
          <table:table-cell office:value-type="float" office:value="153493.0"/>
          <table:table-cell office:value-type="float" office:value="123802.0"/>
          <table:table-cell office:value-type="float" office:value="88.0"/>
          <table:table-cell office:value-type="float" office:value="0.0"/>
          <table:table-cell table:formula="of:=MIN([.$B162])" office:value-type="float"/>
          <table:table-cell table:formula="of:=MIN([.$C162])" office:value-type="float"/>
          <table:table-cell table:formula="of:=MIN([.$D162])" office:value-type="float"/>
          <table:table-cell table:formula="of:=MIN([.$E162])" office:value-type="float"/>
          <table:table-cell table:formula="of:=MIN([.$F162])" office:value-type="float"/>
          <table:table-cell table:formula="of:=MIN([.$G162])" office:value-type="float"/>
          <table:table-cell table:formula="of:=MEDIAN([.$B162])" office:value-type="float"/>
          <table:table-cell table:formula="of:=MEDIAN([.$C162])" office:value-type="float"/>
          <table:table-cell table:formula="of:=MEDIAN([.$D162])" office:value-type="float"/>
          <table:table-cell table:formula="of:=MEDIAN([.$E162])" office:value-type="float"/>
          <table:table-cell table:formula="of:=MEDIAN([.$F162])" office:value-type="float"/>
          <table:table-cell table:formula="of:=MEDIAN([.$G162])" office:value-type="float"/>
          <table:table-cell table:formula="of:=MAX([.$B162])" office:value-type="float"/>
          <table:table-cell table:formula="of:=MAX([.$C162])" office:value-type="float"/>
          <table:table-cell table:formula="of:=MAX([.$D162])" office:value-type="float"/>
          <table:table-cell table:formula="of:=MAX([.$E162])" office:value-type="float"/>
          <table:table-cell table:formula="of:=MAX([.$F162])" office:value-type="float"/>
          <table:table-cell table:formula="of:=MAX([.$G162])" office:value-type="float"/>
        </table:table-row>
        <table:table-row table:style-name="ro1">
          <table:table-cell office:value-type="string">
            <text:p>elevator-strips-simple-typed/instances/instance-53.lp</text:p>
          </table:table-cell>
          <table:table-cell office:value-type="float" office:value="900.0"/>
          <table:table-cell office:value-type="float" office:value="900.0"/>
          <table:table-cell office:value-type="float" office:value="6389721.0"/>
          <table:table-cell office:value-type="float" office:value="5524816.0"/>
          <table:table-cell office:value-type="float" office:value="108.0"/>
          <table:table-cell office:value-type="float" office:value="0.0"/>
          <table:table-cell table:formula="of:=MIN([.$B163])" office:value-type="float"/>
          <table:table-cell table:formula="of:=MIN([.$C163])" office:value-type="float"/>
          <table:table-cell table:formula="of:=MIN([.$D163])" office:value-type="float"/>
          <table:table-cell table:formula="of:=MIN([.$E163])" office:value-type="float"/>
          <table:table-cell table:formula="of:=MIN([.$F163])" office:value-type="float"/>
          <table:table-cell table:formula="of:=MIN([.$G163])" office:value-type="float"/>
          <table:table-cell table:formula="of:=MEDIAN([.$B163])" office:value-type="float"/>
          <table:table-cell table:formula="of:=MEDIAN([.$C163])" office:value-type="float"/>
          <table:table-cell table:formula="of:=MEDIAN([.$D163])" office:value-type="float"/>
          <table:table-cell table:formula="of:=MEDIAN([.$E163])" office:value-type="float"/>
          <table:table-cell table:formula="of:=MEDIAN([.$F163])" office:value-type="float"/>
          <table:table-cell table:formula="of:=MEDIAN([.$G163])" office:value-type="float"/>
          <table:table-cell table:formula="of:=MAX([.$B163])" office:value-type="float"/>
          <table:table-cell table:formula="of:=MAX([.$C163])" office:value-type="float"/>
          <table:table-cell table:formula="of:=MAX([.$D163])" office:value-type="float"/>
          <table:table-cell table:formula="of:=MAX([.$E163])" office:value-type="float"/>
          <table:table-cell table:formula="of:=MAX([.$F163])" office:value-type="float"/>
          <table:table-cell table:formula="of:=MAX([.$G163])" office:value-type="float"/>
        </table:table-row>
        <table:table-row table:style-name="ro1">
          <table:table-cell office:value-type="string">
            <text:p>elevator-strips-simple-typed/instances/instance-54.lp</text:p>
          </table:table-cell>
          <table:table-cell office:value-type="float" office:value="900.0"/>
          <table:table-cell office:value-type="float" office:value="900.0"/>
          <table:table-cell office:value-type="float" office:value="7668282.0"/>
          <table:table-cell office:value-type="float" office:value="6545417.0"/>
          <table:table-cell office:value-type="float" office:value="117.0"/>
          <table:table-cell office:value-type="float" office:value="0.0"/>
          <table:table-cell table:formula="of:=MIN([.$B164])" office:value-type="float"/>
          <table:table-cell table:formula="of:=MIN([.$C164])" office:value-type="float"/>
          <table:table-cell table:formula="of:=MIN([.$D164])" office:value-type="float"/>
          <table:table-cell table:formula="of:=MIN([.$E164])" office:value-type="float"/>
          <table:table-cell table:formula="of:=MIN([.$F164])" office:value-type="float"/>
          <table:table-cell table:formula="of:=MIN([.$G164])" office:value-type="float"/>
          <table:table-cell table:formula="of:=MEDIAN([.$B164])" office:value-type="float"/>
          <table:table-cell table:formula="of:=MEDIAN([.$C164])" office:value-type="float"/>
          <table:table-cell table:formula="of:=MEDIAN([.$D164])" office:value-type="float"/>
          <table:table-cell table:formula="of:=MEDIAN([.$E164])" office:value-type="float"/>
          <table:table-cell table:formula="of:=MEDIAN([.$F164])" office:value-type="float"/>
          <table:table-cell table:formula="of:=MEDIAN([.$G164])" office:value-type="float"/>
          <table:table-cell table:formula="of:=MAX([.$B164])" office:value-type="float"/>
          <table:table-cell table:formula="of:=MAX([.$C164])" office:value-type="float"/>
          <table:table-cell table:formula="of:=MAX([.$D164])" office:value-type="float"/>
          <table:table-cell table:formula="of:=MAX([.$E164])" office:value-type="float"/>
          <table:table-cell table:formula="of:=MAX([.$F164])" office:value-type="float"/>
          <table:table-cell table:formula="of:=MAX([.$G164])" office:value-type="float"/>
        </table:table-row>
        <table:table-row table:style-name="ro1">
          <table:table-cell office:value-type="string">
            <text:p>elevator-strips-simple-typed/instances/instance-55.lp</text:p>
          </table:table-cell>
          <table:table-cell office:value-type="float" office:value="29.72"/>
          <table:table-cell office:value-type="float" office:value="28.836"/>
          <table:table-cell office:value-type="float" office:value="295541.0"/>
          <table:table-cell office:value-type="float" office:value="234855.0"/>
          <table:table-cell office:value-type="float" office:value="89.0"/>
          <table:table-cell office:value-type="float" office:value="0.0"/>
          <table:table-cell table:formula="of:=MIN([.$B165])" office:value-type="float"/>
          <table:table-cell table:formula="of:=MIN([.$C165])" office:value-type="float"/>
          <table:table-cell table:formula="of:=MIN([.$D165])" office:value-type="float"/>
          <table:table-cell table:formula="of:=MIN([.$E165])" office:value-type="float"/>
          <table:table-cell table:formula="of:=MIN([.$F165])" office:value-type="float"/>
          <table:table-cell table:formula="of:=MIN([.$G165])" office:value-type="float"/>
          <table:table-cell table:formula="of:=MEDIAN([.$B165])" office:value-type="float"/>
          <table:table-cell table:formula="of:=MEDIAN([.$C165])" office:value-type="float"/>
          <table:table-cell table:formula="of:=MEDIAN([.$D165])" office:value-type="float"/>
          <table:table-cell table:formula="of:=MEDIAN([.$E165])" office:value-type="float"/>
          <table:table-cell table:formula="of:=MEDIAN([.$F165])" office:value-type="float"/>
          <table:table-cell table:formula="of:=MEDIAN([.$G165])" office:value-type="float"/>
          <table:table-cell table:formula="of:=MAX([.$B165])" office:value-type="float"/>
          <table:table-cell table:formula="of:=MAX([.$C165])" office:value-type="float"/>
          <table:table-cell table:formula="of:=MAX([.$D165])" office:value-type="float"/>
          <table:table-cell table:formula="of:=MAX([.$E165])" office:value-type="float"/>
          <table:table-cell table:formula="of:=MAX([.$F165])" office:value-type="float"/>
          <table:table-cell table:formula="of:=MAX([.$G165])" office:value-type="float"/>
        </table:table-row>
        <table:table-row table:style-name="ro1">
          <table:table-cell office:value-type="string">
            <text:p>elevator-strips-simple-typed/instances/instance-56.lp</text:p>
          </table:table-cell>
          <table:table-cell office:value-type="float" office:value="309.34"/>
          <table:table-cell office:value-type="float" office:value="307.909"/>
          <table:table-cell office:value-type="float" office:value="3606958.0"/>
          <table:table-cell office:value-type="float" office:value="3065623.0"/>
          <table:table-cell office:value-type="float" office:value="127.0"/>
          <table:table-cell office:value-type="float" office:value="0.0"/>
          <table:table-cell table:formula="of:=MIN([.$B166])" office:value-type="float"/>
          <table:table-cell table:formula="of:=MIN([.$C166])" office:value-type="float"/>
          <table:table-cell table:formula="of:=MIN([.$D166])" office:value-type="float"/>
          <table:table-cell table:formula="of:=MIN([.$E166])" office:value-type="float"/>
          <table:table-cell table:formula="of:=MIN([.$F166])" office:value-type="float"/>
          <table:table-cell table:formula="of:=MIN([.$G166])" office:value-type="float"/>
          <table:table-cell table:formula="of:=MEDIAN([.$B166])" office:value-type="float"/>
          <table:table-cell table:formula="of:=MEDIAN([.$C166])" office:value-type="float"/>
          <table:table-cell table:formula="of:=MEDIAN([.$D166])" office:value-type="float"/>
          <table:table-cell table:formula="of:=MEDIAN([.$E166])" office:value-type="float"/>
          <table:table-cell table:formula="of:=MEDIAN([.$F166])" office:value-type="float"/>
          <table:table-cell table:formula="of:=MEDIAN([.$G166])" office:value-type="float"/>
          <table:table-cell table:formula="of:=MAX([.$B166])" office:value-type="float"/>
          <table:table-cell table:formula="of:=MAX([.$C166])" office:value-type="float"/>
          <table:table-cell table:formula="of:=MAX([.$D166])" office:value-type="float"/>
          <table:table-cell table:formula="of:=MAX([.$E166])" office:value-type="float"/>
          <table:table-cell table:formula="of:=MAX([.$F166])" office:value-type="float"/>
          <table:table-cell table:formula="of:=MAX([.$G166])" office:value-type="float"/>
        </table:table-row>
        <table:table-row table:style-name="ro1">
          <table:table-cell office:value-type="string">
            <text:p>elevator-strips-simple-typed/instances/instance-57.lp</text:p>
          </table:table-cell>
          <table:table-cell office:value-type="float" office:value="275.94"/>
          <table:table-cell office:value-type="float" office:value="274.525"/>
          <table:table-cell office:value-type="float" office:value="2888505.0"/>
          <table:table-cell office:value-type="float" office:value="2455516.0"/>
          <table:table-cell office:value-type="float" office:value="133.0"/>
          <table:table-cell office:value-type="float" office:value="0.0"/>
          <table:table-cell table:formula="of:=MIN([.$B167])" office:value-type="float"/>
          <table:table-cell table:formula="of:=MIN([.$C167])" office:value-type="float"/>
          <table:table-cell table:formula="of:=MIN([.$D167])" office:value-type="float"/>
          <table:table-cell table:formula="of:=MIN([.$E167])" office:value-type="float"/>
          <table:table-cell table:formula="of:=MIN([.$F167])" office:value-type="float"/>
          <table:table-cell table:formula="of:=MIN([.$G167])" office:value-type="float"/>
          <table:table-cell table:formula="of:=MEDIAN([.$B167])" office:value-type="float"/>
          <table:table-cell table:formula="of:=MEDIAN([.$C167])" office:value-type="float"/>
          <table:table-cell table:formula="of:=MEDIAN([.$D167])" office:value-type="float"/>
          <table:table-cell table:formula="of:=MEDIAN([.$E167])" office:value-type="float"/>
          <table:table-cell table:formula="of:=MEDIAN([.$F167])" office:value-type="float"/>
          <table:table-cell table:formula="of:=MEDIAN([.$G167])" office:value-type="float"/>
          <table:table-cell table:formula="of:=MAX([.$B167])" office:value-type="float"/>
          <table:table-cell table:formula="of:=MAX([.$C167])" office:value-type="float"/>
          <table:table-cell table:formula="of:=MAX([.$D167])" office:value-type="float"/>
          <table:table-cell table:formula="of:=MAX([.$E167])" office:value-type="float"/>
          <table:table-cell table:formula="of:=MAX([.$F167])" office:value-type="float"/>
          <table:table-cell table:formula="of:=MAX([.$G167])" office:value-type="float"/>
        </table:table-row>
        <table:table-row table:style-name="ro1">
          <table:table-cell office:value-type="string">
            <text:p>elevator-strips-simple-typed/instances/instance-58.lp</text:p>
          </table:table-cell>
          <table:table-cell office:value-type="float" office:value="497.17"/>
          <table:table-cell office:value-type="float" office:value="495.73"/>
          <table:table-cell office:value-type="float" office:value="4971424.0"/>
          <table:table-cell office:value-type="float" office:value="4299234.0"/>
          <table:table-cell office:value-type="float" office:value="139.0"/>
          <table:table-cell office:value-type="float" office:value="0.0"/>
          <table:table-cell table:formula="of:=MIN([.$B168])" office:value-type="float"/>
          <table:table-cell table:formula="of:=MIN([.$C168])" office:value-type="float"/>
          <table:table-cell table:formula="of:=MIN([.$D168])" office:value-type="float"/>
          <table:table-cell table:formula="of:=MIN([.$E168])" office:value-type="float"/>
          <table:table-cell table:formula="of:=MIN([.$F168])" office:value-type="float"/>
          <table:table-cell table:formula="of:=MIN([.$G168])" office:value-type="float"/>
          <table:table-cell table:formula="of:=MEDIAN([.$B168])" office:value-type="float"/>
          <table:table-cell table:formula="of:=MEDIAN([.$C168])" office:value-type="float"/>
          <table:table-cell table:formula="of:=MEDIAN([.$D168])" office:value-type="float"/>
          <table:table-cell table:formula="of:=MEDIAN([.$E168])" office:value-type="float"/>
          <table:table-cell table:formula="of:=MEDIAN([.$F168])" office:value-type="float"/>
          <table:table-cell table:formula="of:=MEDIAN([.$G168])" office:value-type="float"/>
          <table:table-cell table:formula="of:=MAX([.$B168])" office:value-type="float"/>
          <table:table-cell table:formula="of:=MAX([.$C168])" office:value-type="float"/>
          <table:table-cell table:formula="of:=MAX([.$D168])" office:value-type="float"/>
          <table:table-cell table:formula="of:=MAX([.$E168])" office:value-type="float"/>
          <table:table-cell table:formula="of:=MAX([.$F168])" office:value-type="float"/>
          <table:table-cell table:formula="of:=MAX([.$G168])" office:value-type="float"/>
        </table:table-row>
        <table:table-row table:style-name="ro1">
          <table:table-cell office:value-type="string">
            <text:p>elevator-strips-simple-typed/instances/instance-59.lp</text:p>
          </table:table-cell>
          <table:table-cell office:value-type="float" office:value="287.75"/>
          <table:table-cell office:value-type="float" office:value="286.391"/>
          <table:table-cell office:value-type="float" office:value="2132097.0"/>
          <table:table-cell office:value-type="float" office:value="1845090.0"/>
          <table:table-cell office:value-type="float" office:value="125.0"/>
          <table:table-cell office:value-type="float" office:value="0.0"/>
          <table:table-cell table:formula="of:=MIN([.$B169])" office:value-type="float"/>
          <table:table-cell table:formula="of:=MIN([.$C169])" office:value-type="float"/>
          <table:table-cell table:formula="of:=MIN([.$D169])" office:value-type="float"/>
          <table:table-cell table:formula="of:=MIN([.$E169])" office:value-type="float"/>
          <table:table-cell table:formula="of:=MIN([.$F169])" office:value-type="float"/>
          <table:table-cell table:formula="of:=MIN([.$G169])" office:value-type="float"/>
          <table:table-cell table:formula="of:=MEDIAN([.$B169])" office:value-type="float"/>
          <table:table-cell table:formula="of:=MEDIAN([.$C169])" office:value-type="float"/>
          <table:table-cell table:formula="of:=MEDIAN([.$D169])" office:value-type="float"/>
          <table:table-cell table:formula="of:=MEDIAN([.$E169])" office:value-type="float"/>
          <table:table-cell table:formula="of:=MEDIAN([.$F169])" office:value-type="float"/>
          <table:table-cell table:formula="of:=MEDIAN([.$G169])" office:value-type="float"/>
          <table:table-cell table:formula="of:=MAX([.$B169])" office:value-type="float"/>
          <table:table-cell table:formula="of:=MAX([.$C169])" office:value-type="float"/>
          <table:table-cell table:formula="of:=MAX([.$D169])" office:value-type="float"/>
          <table:table-cell table:formula="of:=MAX([.$E169])" office:value-type="float"/>
          <table:table-cell table:formula="of:=MAX([.$F169])" office:value-type="float"/>
          <table:table-cell table:formula="of:=MAX([.$G169])" office:value-type="float"/>
        </table:table-row>
        <table:table-row table:style-name="ro1">
          <table:table-cell office:value-type="string">
            <text:p>freecell-strips-typed/instances/instance-1.lp</text:p>
          </table:table-cell>
          <table:table-cell office:value-type="float" office:value="115.28"/>
          <table:table-cell office:value-type="float" office:value="89.623"/>
          <table:table-cell office:value-type="float" office:value="1863.0"/>
          <table:table-cell office:value-type="float" office:value="1580.0"/>
          <table:table-cell office:value-type="float" office:value="4013.0"/>
          <table:table-cell office:value-type="float" office:value="0.0"/>
          <table:table-cell table:formula="of:=MIN([.$B170])" office:value-type="float"/>
          <table:table-cell table:formula="of:=MIN([.$C170])" office:value-type="float"/>
          <table:table-cell table:formula="of:=MIN([.$D170])" office:value-type="float"/>
          <table:table-cell table:formula="of:=MIN([.$E170])" office:value-type="float"/>
          <table:table-cell table:formula="of:=MIN([.$F170])" office:value-type="float"/>
          <table:table-cell table:formula="of:=MIN([.$G170])" office:value-type="float"/>
          <table:table-cell table:formula="of:=MEDIAN([.$B170])" office:value-type="float"/>
          <table:table-cell table:formula="of:=MEDIAN([.$C170])" office:value-type="float"/>
          <table:table-cell table:formula="of:=MEDIAN([.$D170])" office:value-type="float"/>
          <table:table-cell table:formula="of:=MEDIAN([.$E170])" office:value-type="float"/>
          <table:table-cell table:formula="of:=MEDIAN([.$F170])" office:value-type="float"/>
          <table:table-cell table:formula="of:=MEDIAN([.$G170])" office:value-type="float"/>
          <table:table-cell table:formula="of:=MAX([.$B170])" office:value-type="float"/>
          <table:table-cell table:formula="of:=MAX([.$C170])" office:value-type="float"/>
          <table:table-cell table:formula="of:=MAX([.$D170])" office:value-type="float"/>
          <table:table-cell table:formula="of:=MAX([.$E170])" office:value-type="float"/>
          <table:table-cell table:formula="of:=MAX([.$F170])" office:value-type="float"/>
          <table:table-cell table:formula="of:=MAX([.$G170])" office:value-type="float"/>
        </table:table-row>
        <table:table-row table:style-name="ro1">
          <table:table-cell office:value-type="string">
            <text:p>freecell-strips-typed/instances/instance-10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88.0"/>
          <table:table-cell office:value-type="float" office:value="0.0"/>
          <table:table-cell table:formula="of:=MIN([.$B171])" office:value-type="float"/>
          <table:table-cell table:formula="of:=MIN([.$C171])" office:value-type="float"/>
          <table:table-cell table:formula="of:=MIN([.$D171])" office:value-type="float"/>
          <table:table-cell table:formula="of:=MIN([.$E171])" office:value-type="float"/>
          <table:table-cell table:formula="of:=MIN([.$F171])" office:value-type="float"/>
          <table:table-cell table:formula="of:=MIN([.$G171])" office:value-type="float"/>
          <table:table-cell table:formula="of:=MEDIAN([.$B171])" office:value-type="float"/>
          <table:table-cell table:formula="of:=MEDIAN([.$C171])" office:value-type="float"/>
          <table:table-cell table:formula="of:=MEDIAN([.$D171])" office:value-type="float"/>
          <table:table-cell table:formula="of:=MEDIAN([.$E171])" office:value-type="float"/>
          <table:table-cell table:formula="of:=MEDIAN([.$F171])" office:value-type="float"/>
          <table:table-cell table:formula="of:=MEDIAN([.$G171])" office:value-type="float"/>
          <table:table-cell table:formula="of:=MAX([.$B171])" office:value-type="float"/>
          <table:table-cell table:formula="of:=MAX([.$C171])" office:value-type="float"/>
          <table:table-cell table:formula="of:=MAX([.$D171])" office:value-type="float"/>
          <table:table-cell table:formula="of:=MAX([.$E171])" office:value-type="float"/>
          <table:table-cell table:formula="of:=MAX([.$F171])" office:value-type="float"/>
          <table:table-cell table:formula="of:=MAX([.$G171])" office:value-type="float"/>
        </table:table-row>
        <table:table-row table:style-name="ro1">
          <table:table-cell office:value-type="string">
            <text:p>freecell-strips-typed/instances/instance-11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16.0"/>
          <table:table-cell office:value-type="float" office:value="0.0"/>
          <table:table-cell table:formula="of:=MIN([.$B172])" office:value-type="float"/>
          <table:table-cell table:formula="of:=MIN([.$C172])" office:value-type="float"/>
          <table:table-cell table:formula="of:=MIN([.$D172])" office:value-type="float"/>
          <table:table-cell table:formula="of:=MIN([.$E172])" office:value-type="float"/>
          <table:table-cell table:formula="of:=MIN([.$F172])" office:value-type="float"/>
          <table:table-cell table:formula="of:=MIN([.$G172])" office:value-type="float"/>
          <table:table-cell table:formula="of:=MEDIAN([.$B172])" office:value-type="float"/>
          <table:table-cell table:formula="of:=MEDIAN([.$C172])" office:value-type="float"/>
          <table:table-cell table:formula="of:=MEDIAN([.$D172])" office:value-type="float"/>
          <table:table-cell table:formula="of:=MEDIAN([.$E172])" office:value-type="float"/>
          <table:table-cell table:formula="of:=MEDIAN([.$F172])" office:value-type="float"/>
          <table:table-cell table:formula="of:=MEDIAN([.$G172])" office:value-type="float"/>
          <table:table-cell table:formula="of:=MAX([.$B172])" office:value-type="float"/>
          <table:table-cell table:formula="of:=MAX([.$C172])" office:value-type="float"/>
          <table:table-cell table:formula="of:=MAX([.$D172])" office:value-type="float"/>
          <table:table-cell table:formula="of:=MAX([.$E172])" office:value-type="float"/>
          <table:table-cell table:formula="of:=MAX([.$F172])" office:value-type="float"/>
          <table:table-cell table:formula="of:=MAX([.$G172])" office:value-type="float"/>
        </table:table-row>
        <table:table-row table:style-name="ro1">
          <table:table-cell office:value-type="string">
            <text:p>freecell-strips-typed/instances/instance-12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14.0"/>
          <table:table-cell office:value-type="float" office:value="0.0"/>
          <table:table-cell table:formula="of:=MIN([.$B173])" office:value-type="float"/>
          <table:table-cell table:formula="of:=MIN([.$C173])" office:value-type="float"/>
          <table:table-cell table:formula="of:=MIN([.$D173])" office:value-type="float"/>
          <table:table-cell table:formula="of:=MIN([.$E173])" office:value-type="float"/>
          <table:table-cell table:formula="of:=MIN([.$F173])" office:value-type="float"/>
          <table:table-cell table:formula="of:=MIN([.$G173])" office:value-type="float"/>
          <table:table-cell table:formula="of:=MEDIAN([.$B173])" office:value-type="float"/>
          <table:table-cell table:formula="of:=MEDIAN([.$C173])" office:value-type="float"/>
          <table:table-cell table:formula="of:=MEDIAN([.$D173])" office:value-type="float"/>
          <table:table-cell table:formula="of:=MEDIAN([.$E173])" office:value-type="float"/>
          <table:table-cell table:formula="of:=MEDIAN([.$F173])" office:value-type="float"/>
          <table:table-cell table:formula="of:=MEDIAN([.$G173])" office:value-type="float"/>
          <table:table-cell table:formula="of:=MAX([.$B173])" office:value-type="float"/>
          <table:table-cell table:formula="of:=MAX([.$C173])" office:value-type="float"/>
          <table:table-cell table:formula="of:=MAX([.$D173])" office:value-type="float"/>
          <table:table-cell table:formula="of:=MAX([.$E173])" office:value-type="float"/>
          <table:table-cell table:formula="of:=MAX([.$F173])" office:value-type="float"/>
          <table:table-cell table:formula="of:=MAX([.$G173])" office:value-type="float"/>
        </table:table-row>
        <table:table-row table:style-name="ro1">
          <table:table-cell office:value-type="string">
            <text:p>freecell-strips-typed/instances/instance-13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19.0"/>
          <table:table-cell office:value-type="float" office:value="0.0"/>
          <table:table-cell table:formula="of:=MIN([.$B174])" office:value-type="float"/>
          <table:table-cell table:formula="of:=MIN([.$C174])" office:value-type="float"/>
          <table:table-cell table:formula="of:=MIN([.$D174])" office:value-type="float"/>
          <table:table-cell table:formula="of:=MIN([.$E174])" office:value-type="float"/>
          <table:table-cell table:formula="of:=MIN([.$F174])" office:value-type="float"/>
          <table:table-cell table:formula="of:=MIN([.$G174])" office:value-type="float"/>
          <table:table-cell table:formula="of:=MEDIAN([.$B174])" office:value-type="float"/>
          <table:table-cell table:formula="of:=MEDIAN([.$C174])" office:value-type="float"/>
          <table:table-cell table:formula="of:=MEDIAN([.$D174])" office:value-type="float"/>
          <table:table-cell table:formula="of:=MEDIAN([.$E174])" office:value-type="float"/>
          <table:table-cell table:formula="of:=MEDIAN([.$F174])" office:value-type="float"/>
          <table:table-cell table:formula="of:=MEDIAN([.$G174])" office:value-type="float"/>
          <table:table-cell table:formula="of:=MAX([.$B174])" office:value-type="float"/>
          <table:table-cell table:formula="of:=MAX([.$C174])" office:value-type="float"/>
          <table:table-cell table:formula="of:=MAX([.$D174])" office:value-type="float"/>
          <table:table-cell table:formula="of:=MAX([.$E174])" office:value-type="float"/>
          <table:table-cell table:formula="of:=MAX([.$F174])" office:value-type="float"/>
          <table:table-cell table:formula="of:=MAX([.$G174])" office:value-type="float"/>
        </table:table-row>
        <table:table-row table:style-name="ro1">
          <table:table-cell office:value-type="string">
            <text:p>freecell-strips-typed/instances/instance-14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14.0"/>
          <table:table-cell office:value-type="float" office:value="0.0"/>
          <table:table-cell table:formula="of:=MIN([.$B175])" office:value-type="float"/>
          <table:table-cell table:formula="of:=MIN([.$C175])" office:value-type="float"/>
          <table:table-cell table:formula="of:=MIN([.$D175])" office:value-type="float"/>
          <table:table-cell table:formula="of:=MIN([.$E175])" office:value-type="float"/>
          <table:table-cell table:formula="of:=MIN([.$F175])" office:value-type="float"/>
          <table:table-cell table:formula="of:=MIN([.$G175])" office:value-type="float"/>
          <table:table-cell table:formula="of:=MEDIAN([.$B175])" office:value-type="float"/>
          <table:table-cell table:formula="of:=MEDIAN([.$C175])" office:value-type="float"/>
          <table:table-cell table:formula="of:=MEDIAN([.$D175])" office:value-type="float"/>
          <table:table-cell table:formula="of:=MEDIAN([.$E175])" office:value-type="float"/>
          <table:table-cell table:formula="of:=MEDIAN([.$F175])" office:value-type="float"/>
          <table:table-cell table:formula="of:=MEDIAN([.$G175])" office:value-type="float"/>
          <table:table-cell table:formula="of:=MAX([.$B175])" office:value-type="float"/>
          <table:table-cell table:formula="of:=MAX([.$C175])" office:value-type="float"/>
          <table:table-cell table:formula="of:=MAX([.$D175])" office:value-type="float"/>
          <table:table-cell table:formula="of:=MAX([.$E175])" office:value-type="float"/>
          <table:table-cell table:formula="of:=MAX([.$F175])" office:value-type="float"/>
          <table:table-cell table:formula="of:=MAX([.$G175])" office:value-type="float"/>
        </table:table-row>
        <table:table-row table:style-name="ro1">
          <table:table-cell office:value-type="string">
            <text:p>freecell-strips-typed/instances/instance-15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15.0"/>
          <table:table-cell office:value-type="float" office:value="0.0"/>
          <table:table-cell table:formula="of:=MIN([.$B176])" office:value-type="float"/>
          <table:table-cell table:formula="of:=MIN([.$C176])" office:value-type="float"/>
          <table:table-cell table:formula="of:=MIN([.$D176])" office:value-type="float"/>
          <table:table-cell table:formula="of:=MIN([.$E176])" office:value-type="float"/>
          <table:table-cell table:formula="of:=MIN([.$F176])" office:value-type="float"/>
          <table:table-cell table:formula="of:=MIN([.$G176])" office:value-type="float"/>
          <table:table-cell table:formula="of:=MEDIAN([.$B176])" office:value-type="float"/>
          <table:table-cell table:formula="of:=MEDIAN([.$C176])" office:value-type="float"/>
          <table:table-cell table:formula="of:=MEDIAN([.$D176])" office:value-type="float"/>
          <table:table-cell table:formula="of:=MEDIAN([.$E176])" office:value-type="float"/>
          <table:table-cell table:formula="of:=MEDIAN([.$F176])" office:value-type="float"/>
          <table:table-cell table:formula="of:=MEDIAN([.$G176])" office:value-type="float"/>
          <table:table-cell table:formula="of:=MAX([.$B176])" office:value-type="float"/>
          <table:table-cell table:formula="of:=MAX([.$C176])" office:value-type="float"/>
          <table:table-cell table:formula="of:=MAX([.$D176])" office:value-type="float"/>
          <table:table-cell table:formula="of:=MAX([.$E176])" office:value-type="float"/>
          <table:table-cell table:formula="of:=MAX([.$F176])" office:value-type="float"/>
          <table:table-cell table:formula="of:=MAX([.$G176])" office:value-type="float"/>
        </table:table-row>
        <table:table-row table:style-name="ro1">
          <table:table-cell office:value-type="string">
            <text:p>freecell-strips-typed/instances/instance-19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31.0"/>
          <table:table-cell office:value-type="float" office:value="0.0"/>
          <table:table-cell table:formula="of:=MIN([.$B177])" office:value-type="float"/>
          <table:table-cell table:formula="of:=MIN([.$C177])" office:value-type="float"/>
          <table:table-cell table:formula="of:=MIN([.$D177])" office:value-type="float"/>
          <table:table-cell table:formula="of:=MIN([.$E177])" office:value-type="float"/>
          <table:table-cell table:formula="of:=MIN([.$F177])" office:value-type="float"/>
          <table:table-cell table:formula="of:=MIN([.$G177])" office:value-type="float"/>
          <table:table-cell table:formula="of:=MEDIAN([.$B177])" office:value-type="float"/>
          <table:table-cell table:formula="of:=MEDIAN([.$C177])" office:value-type="float"/>
          <table:table-cell table:formula="of:=MEDIAN([.$D177])" office:value-type="float"/>
          <table:table-cell table:formula="of:=MEDIAN([.$E177])" office:value-type="float"/>
          <table:table-cell table:formula="of:=MEDIAN([.$F177])" office:value-type="float"/>
          <table:table-cell table:formula="of:=MEDIAN([.$G177])" office:value-type="float"/>
          <table:table-cell table:formula="of:=MAX([.$B177])" office:value-type="float"/>
          <table:table-cell table:formula="of:=MAX([.$C177])" office:value-type="float"/>
          <table:table-cell table:formula="of:=MAX([.$D177])" office:value-type="float"/>
          <table:table-cell table:formula="of:=MAX([.$E177])" office:value-type="float"/>
          <table:table-cell table:formula="of:=MAX([.$F177])" office:value-type="float"/>
          <table:table-cell table:formula="of:=MAX([.$G177])" office:value-type="float"/>
        </table:table-row>
        <table:table-row table:style-name="ro1">
          <table:table-cell office:value-type="string">
            <text:p>freecell-strips-typed/instances/instance-2.lp</text:p>
          </table:table-cell>
          <table:table-cell office:value-type="float" office:value="115.18"/>
          <table:table-cell office:value-type="float" office:value="89.994"/>
          <table:table-cell office:value-type="float" office:value="6124.0"/>
          <table:table-cell office:value-type="float" office:value="5316.0"/>
          <table:table-cell office:value-type="float" office:value="3977.0"/>
          <table:table-cell office:value-type="float" office:value="0.0"/>
          <table:table-cell table:formula="of:=MIN([.$B178])" office:value-type="float"/>
          <table:table-cell table:formula="of:=MIN([.$C178])" office:value-type="float"/>
          <table:table-cell table:formula="of:=MIN([.$D178])" office:value-type="float"/>
          <table:table-cell table:formula="of:=MIN([.$E178])" office:value-type="float"/>
          <table:table-cell table:formula="of:=MIN([.$F178])" office:value-type="float"/>
          <table:table-cell table:formula="of:=MIN([.$G178])" office:value-type="float"/>
          <table:table-cell table:formula="of:=MEDIAN([.$B178])" office:value-type="float"/>
          <table:table-cell table:formula="of:=MEDIAN([.$C178])" office:value-type="float"/>
          <table:table-cell table:formula="of:=MEDIAN([.$D178])" office:value-type="float"/>
          <table:table-cell table:formula="of:=MEDIAN([.$E178])" office:value-type="float"/>
          <table:table-cell table:formula="of:=MEDIAN([.$F178])" office:value-type="float"/>
          <table:table-cell table:formula="of:=MEDIAN([.$G178])" office:value-type="float"/>
          <table:table-cell table:formula="of:=MAX([.$B178])" office:value-type="float"/>
          <table:table-cell table:formula="of:=MAX([.$C178])" office:value-type="float"/>
          <table:table-cell table:formula="of:=MAX([.$D178])" office:value-type="float"/>
          <table:table-cell table:formula="of:=MAX([.$E178])" office:value-type="float"/>
          <table:table-cell table:formula="of:=MAX([.$F178])" office:value-type="float"/>
          <table:table-cell table:formula="of:=MAX([.$G178])" office:value-type="float"/>
        </table:table-row>
        <table:table-row table:style-name="ro1">
          <table:table-cell office:value-type="string">
            <text:p>freecell-strips-typed/instances/instance-3.lp</text:p>
          </table:table-cell>
          <table:table-cell office:value-type="float" office:value="112.37"/>
          <table:table-cell office:value-type="float" office:value="89.793"/>
          <table:table-cell office:value-type="float" office:value="331.0"/>
          <table:table-cell office:value-type="float" office:value="281.0"/>
          <table:table-cell office:value-type="float" office:value="3873.0"/>
          <table:table-cell office:value-type="float" office:value="0.0"/>
          <table:table-cell table:formula="of:=MIN([.$B179])" office:value-type="float"/>
          <table:table-cell table:formula="of:=MIN([.$C179])" office:value-type="float"/>
          <table:table-cell table:formula="of:=MIN([.$D179])" office:value-type="float"/>
          <table:table-cell table:formula="of:=MIN([.$E179])" office:value-type="float"/>
          <table:table-cell table:formula="of:=MIN([.$F179])" office:value-type="float"/>
          <table:table-cell table:formula="of:=MIN([.$G179])" office:value-type="float"/>
          <table:table-cell table:formula="of:=MEDIAN([.$B179])" office:value-type="float"/>
          <table:table-cell table:formula="of:=MEDIAN([.$C179])" office:value-type="float"/>
          <table:table-cell table:formula="of:=MEDIAN([.$D179])" office:value-type="float"/>
          <table:table-cell table:formula="of:=MEDIAN([.$E179])" office:value-type="float"/>
          <table:table-cell table:formula="of:=MEDIAN([.$F179])" office:value-type="float"/>
          <table:table-cell table:formula="of:=MEDIAN([.$G179])" office:value-type="float"/>
          <table:table-cell table:formula="of:=MAX([.$B179])" office:value-type="float"/>
          <table:table-cell table:formula="of:=MAX([.$C179])" office:value-type="float"/>
          <table:table-cell table:formula="of:=MAX([.$D179])" office:value-type="float"/>
          <table:table-cell table:formula="of:=MAX([.$E179])" office:value-type="float"/>
          <table:table-cell table:formula="of:=MAX([.$F179])" office:value-type="float"/>
          <table:table-cell table:formula="of:=MAX([.$G179])" office:value-type="float"/>
        </table:table-row>
        <table:table-row table:style-name="ro1">
          <table:table-cell office:value-type="string">
            <text:p>freecell-strips-typed/instances/instance-4.lp</text:p>
          </table:table-cell>
          <table:table-cell office:value-type="float" office:value="115.27"/>
          <table:table-cell office:value-type="float" office:value="89.734"/>
          <table:table-cell office:value-type="float" office:value="10134.0"/>
          <table:table-cell office:value-type="float" office:value="8943.0"/>
          <table:table-cell office:value-type="float" office:value="3876.0"/>
          <table:table-cell office:value-type="float" office:value="0.0"/>
          <table:table-cell table:formula="of:=MIN([.$B180])" office:value-type="float"/>
          <table:table-cell table:formula="of:=MIN([.$C180])" office:value-type="float"/>
          <table:table-cell table:formula="of:=MIN([.$D180])" office:value-type="float"/>
          <table:table-cell table:formula="of:=MIN([.$E180])" office:value-type="float"/>
          <table:table-cell table:formula="of:=MIN([.$F180])" office:value-type="float"/>
          <table:table-cell table:formula="of:=MIN([.$G180])" office:value-type="float"/>
          <table:table-cell table:formula="of:=MEDIAN([.$B180])" office:value-type="float"/>
          <table:table-cell table:formula="of:=MEDIAN([.$C180])" office:value-type="float"/>
          <table:table-cell table:formula="of:=MEDIAN([.$D180])" office:value-type="float"/>
          <table:table-cell table:formula="of:=MEDIAN([.$E180])" office:value-type="float"/>
          <table:table-cell table:formula="of:=MEDIAN([.$F180])" office:value-type="float"/>
          <table:table-cell table:formula="of:=MEDIAN([.$G180])" office:value-type="float"/>
          <table:table-cell table:formula="of:=MAX([.$B180])" office:value-type="float"/>
          <table:table-cell table:formula="of:=MAX([.$C180])" office:value-type="float"/>
          <table:table-cell table:formula="of:=MAX([.$D180])" office:value-type="float"/>
          <table:table-cell table:formula="of:=MAX([.$E180])" office:value-type="float"/>
          <table:table-cell table:formula="of:=MAX([.$F180])" office:value-type="float"/>
          <table:table-cell table:formula="of:=MAX([.$G180])" office:value-type="float"/>
        </table:table-row>
        <table:table-row table:style-name="ro1">
          <table:table-cell office:value-type="string">
            <text:p>freecell-strips-typed/instances/instance-5.lp</text:p>
          </table:table-cell>
          <table:table-cell office:value-type="float" office:value="114.35"/>
          <table:table-cell office:value-type="float" office:value="89.197"/>
          <table:table-cell office:value-type="float" office:value="4893.0"/>
          <table:table-cell office:value-type="float" office:value="4187.0"/>
          <table:table-cell office:value-type="float" office:value="3927.0"/>
          <table:table-cell office:value-type="float" office:value="0.0"/>
          <table:table-cell table:formula="of:=MIN([.$B181])" office:value-type="float"/>
          <table:table-cell table:formula="of:=MIN([.$C181])" office:value-type="float"/>
          <table:table-cell table:formula="of:=MIN([.$D181])" office:value-type="float"/>
          <table:table-cell table:formula="of:=MIN([.$E181])" office:value-type="float"/>
          <table:table-cell table:formula="of:=MIN([.$F181])" office:value-type="float"/>
          <table:table-cell table:formula="of:=MIN([.$G181])" office:value-type="float"/>
          <table:table-cell table:formula="of:=MEDIAN([.$B181])" office:value-type="float"/>
          <table:table-cell table:formula="of:=MEDIAN([.$C181])" office:value-type="float"/>
          <table:table-cell table:formula="of:=MEDIAN([.$D181])" office:value-type="float"/>
          <table:table-cell table:formula="of:=MEDIAN([.$E181])" office:value-type="float"/>
          <table:table-cell table:formula="of:=MEDIAN([.$F181])" office:value-type="float"/>
          <table:table-cell table:formula="of:=MEDIAN([.$G181])" office:value-type="float"/>
          <table:table-cell table:formula="of:=MAX([.$B181])" office:value-type="float"/>
          <table:table-cell table:formula="of:=MAX([.$C181])" office:value-type="float"/>
          <table:table-cell table:formula="of:=MAX([.$D181])" office:value-type="float"/>
          <table:table-cell table:formula="of:=MAX([.$E181])" office:value-type="float"/>
          <table:table-cell table:formula="of:=MAX([.$F181])" office:value-type="float"/>
          <table:table-cell table:formula="of:=MAX([.$G181])" office:value-type="float"/>
        </table:table-row>
        <table:table-row table:style-name="ro1">
          <table:table-cell office:value-type="string">
            <text:p>freecell-strips-typed/instances/instance-6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03.0"/>
          <table:table-cell office:value-type="float" office:value="0.0"/>
          <table:table-cell table:formula="of:=MIN([.$B182])" office:value-type="float"/>
          <table:table-cell table:formula="of:=MIN([.$C182])" office:value-type="float"/>
          <table:table-cell table:formula="of:=MIN([.$D182])" office:value-type="float"/>
          <table:table-cell table:formula="of:=MIN([.$E182])" office:value-type="float"/>
          <table:table-cell table:formula="of:=MIN([.$F182])" office:value-type="float"/>
          <table:table-cell table:formula="of:=MIN([.$G182])" office:value-type="float"/>
          <table:table-cell table:formula="of:=MEDIAN([.$B182])" office:value-type="float"/>
          <table:table-cell table:formula="of:=MEDIAN([.$C182])" office:value-type="float"/>
          <table:table-cell table:formula="of:=MEDIAN([.$D182])" office:value-type="float"/>
          <table:table-cell table:formula="of:=MEDIAN([.$E182])" office:value-type="float"/>
          <table:table-cell table:formula="of:=MEDIAN([.$F182])" office:value-type="float"/>
          <table:table-cell table:formula="of:=MEDIAN([.$G182])" office:value-type="float"/>
          <table:table-cell table:formula="of:=MAX([.$B182])" office:value-type="float"/>
          <table:table-cell table:formula="of:=MAX([.$C182])" office:value-type="float"/>
          <table:table-cell table:formula="of:=MAX([.$D182])" office:value-type="float"/>
          <table:table-cell table:formula="of:=MAX([.$E182])" office:value-type="float"/>
          <table:table-cell table:formula="of:=MAX([.$F182])" office:value-type="float"/>
          <table:table-cell table:formula="of:=MAX([.$G182])" office:value-type="float"/>
        </table:table-row>
        <table:table-row table:style-name="ro1">
          <table:table-cell office:value-type="string">
            <text:p>freecell-strips-typed/instances/instance-7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83.0"/>
          <table:table-cell office:value-type="float" office:value="0.0"/>
          <table:table-cell table:formula="of:=MIN([.$B183])" office:value-type="float"/>
          <table:table-cell table:formula="of:=MIN([.$C183])" office:value-type="float"/>
          <table:table-cell table:formula="of:=MIN([.$D183])" office:value-type="float"/>
          <table:table-cell table:formula="of:=MIN([.$E183])" office:value-type="float"/>
          <table:table-cell table:formula="of:=MIN([.$F183])" office:value-type="float"/>
          <table:table-cell table:formula="of:=MIN([.$G183])" office:value-type="float"/>
          <table:table-cell table:formula="of:=MEDIAN([.$B183])" office:value-type="float"/>
          <table:table-cell table:formula="of:=MEDIAN([.$C183])" office:value-type="float"/>
          <table:table-cell table:formula="of:=MEDIAN([.$D183])" office:value-type="float"/>
          <table:table-cell table:formula="of:=MEDIAN([.$E183])" office:value-type="float"/>
          <table:table-cell table:formula="of:=MEDIAN([.$F183])" office:value-type="float"/>
          <table:table-cell table:formula="of:=MEDIAN([.$G183])" office:value-type="float"/>
          <table:table-cell table:formula="of:=MAX([.$B183])" office:value-type="float"/>
          <table:table-cell table:formula="of:=MAX([.$C183])" office:value-type="float"/>
          <table:table-cell table:formula="of:=MAX([.$D183])" office:value-type="float"/>
          <table:table-cell table:formula="of:=MAX([.$E183])" office:value-type="float"/>
          <table:table-cell table:formula="of:=MAX([.$F183])" office:value-type="float"/>
          <table:table-cell table:formula="of:=MAX([.$G183])" office:value-type="float"/>
        </table:table-row>
        <table:table-row table:style-name="ro1">
          <table:table-cell office:value-type="string">
            <text:p>freecell-strips-typed/instances/instance-8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80.0"/>
          <table:table-cell office:value-type="float" office:value="0.0"/>
          <table:table-cell table:formula="of:=MIN([.$B184])" office:value-type="float"/>
          <table:table-cell table:formula="of:=MIN([.$C184])" office:value-type="float"/>
          <table:table-cell table:formula="of:=MIN([.$D184])" office:value-type="float"/>
          <table:table-cell table:formula="of:=MIN([.$E184])" office:value-type="float"/>
          <table:table-cell table:formula="of:=MIN([.$F184])" office:value-type="float"/>
          <table:table-cell table:formula="of:=MIN([.$G184])" office:value-type="float"/>
          <table:table-cell table:formula="of:=MEDIAN([.$B184])" office:value-type="float"/>
          <table:table-cell table:formula="of:=MEDIAN([.$C184])" office:value-type="float"/>
          <table:table-cell table:formula="of:=MEDIAN([.$D184])" office:value-type="float"/>
          <table:table-cell table:formula="of:=MEDIAN([.$E184])" office:value-type="float"/>
          <table:table-cell table:formula="of:=MEDIAN([.$F184])" office:value-type="float"/>
          <table:table-cell table:formula="of:=MEDIAN([.$G184])" office:value-type="float"/>
          <table:table-cell table:formula="of:=MAX([.$B184])" office:value-type="float"/>
          <table:table-cell table:formula="of:=MAX([.$C184])" office:value-type="float"/>
          <table:table-cell table:formula="of:=MAX([.$D184])" office:value-type="float"/>
          <table:table-cell table:formula="of:=MAX([.$E184])" office:value-type="float"/>
          <table:table-cell table:formula="of:=MAX([.$F184])" office:value-type="float"/>
          <table:table-cell table:formula="of:=MAX([.$G184])" office:value-type="float"/>
        </table:table-row>
        <table:table-row table:style-name="ro1">
          <table:table-cell office:value-type="string">
            <text:p>freecell-strips-typed/instances/instance-9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18.0"/>
          <table:table-cell office:value-type="float" office:value="0.0"/>
          <table:table-cell table:formula="of:=MIN([.$B185])" office:value-type="float"/>
          <table:table-cell table:formula="of:=MIN([.$C185])" office:value-type="float"/>
          <table:table-cell table:formula="of:=MIN([.$D185])" office:value-type="float"/>
          <table:table-cell table:formula="of:=MIN([.$E185])" office:value-type="float"/>
          <table:table-cell table:formula="of:=MIN([.$F185])" office:value-type="float"/>
          <table:table-cell table:formula="of:=MIN([.$G185])" office:value-type="float"/>
          <table:table-cell table:formula="of:=MEDIAN([.$B185])" office:value-type="float"/>
          <table:table-cell table:formula="of:=MEDIAN([.$C185])" office:value-type="float"/>
          <table:table-cell table:formula="of:=MEDIAN([.$D185])" office:value-type="float"/>
          <table:table-cell table:formula="of:=MEDIAN([.$E185])" office:value-type="float"/>
          <table:table-cell table:formula="of:=MEDIAN([.$F185])" office:value-type="float"/>
          <table:table-cell table:formula="of:=MEDIAN([.$G185])" office:value-type="float"/>
          <table:table-cell table:formula="of:=MAX([.$B185])" office:value-type="float"/>
          <table:table-cell table:formula="of:=MAX([.$C185])" office:value-type="float"/>
          <table:table-cell table:formula="of:=MAX([.$D185])" office:value-type="float"/>
          <table:table-cell table:formula="of:=MAX([.$E185])" office:value-type="float"/>
          <table:table-cell table:formula="of:=MAX([.$F185])" office:value-type="float"/>
          <table:table-cell table:formula="of:=MAX([.$G185])" office:value-type="float"/>
        </table:table-row>
        <table:table-row table:style-name="ro1">
          <table:table-cell office:value-type="string">
            <text:p>grid-round-2-strips/instances/instance-1.lp</text:p>
          </table:table-cell>
          <table:table-cell office:value-type="float" office:value="24.82"/>
          <table:table-cell office:value-type="float" office:value="16.35"/>
          <table:table-cell office:value-type="float" office:value="285.0"/>
          <table:table-cell office:value-type="float" office:value="148.0"/>
          <table:table-cell office:value-type="float" office:value="718.0"/>
          <table:table-cell office:value-type="float" office:value="0.0"/>
          <table:table-cell table:formula="of:=MIN([.$B186])" office:value-type="float"/>
          <table:table-cell table:formula="of:=MIN([.$C186])" office:value-type="float"/>
          <table:table-cell table:formula="of:=MIN([.$D186])" office:value-type="float"/>
          <table:table-cell table:formula="of:=MIN([.$E186])" office:value-type="float"/>
          <table:table-cell table:formula="of:=MIN([.$F186])" office:value-type="float"/>
          <table:table-cell table:formula="of:=MIN([.$G186])" office:value-type="float"/>
          <table:table-cell table:formula="of:=MEDIAN([.$B186])" office:value-type="float"/>
          <table:table-cell table:formula="of:=MEDIAN([.$C186])" office:value-type="float"/>
          <table:table-cell table:formula="of:=MEDIAN([.$D186])" office:value-type="float"/>
          <table:table-cell table:formula="of:=MEDIAN([.$E186])" office:value-type="float"/>
          <table:table-cell table:formula="of:=MEDIAN([.$F186])" office:value-type="float"/>
          <table:table-cell table:formula="of:=MEDIAN([.$G186])" office:value-type="float"/>
          <table:table-cell table:formula="of:=MAX([.$B186])" office:value-type="float"/>
          <table:table-cell table:formula="of:=MAX([.$C186])" office:value-type="float"/>
          <table:table-cell table:formula="of:=MAX([.$D186])" office:value-type="float"/>
          <table:table-cell table:formula="of:=MAX([.$E186])" office:value-type="float"/>
          <table:table-cell table:formula="of:=MAX([.$F186])" office:value-type="float"/>
          <table:table-cell table:formula="of:=MAX([.$G186])" office:value-type="float"/>
        </table:table-row>
        <table:table-row table:style-name="ro1">
          <table:table-cell office:value-type="string">
            <text:p>grid-round-2-strips/instances/instance-2.lp</text:p>
          </table:table-cell>
          <table:table-cell office:value-type="float" office:value="114.23"/>
          <table:table-cell office:value-type="float" office:value="62.329"/>
          <table:table-cell office:value-type="float" office:value="10675.0"/>
          <table:table-cell office:value-type="float" office:value="6685.0"/>
          <table:table-cell office:value-type="float" office:value="2158.0"/>
          <table:table-cell office:value-type="float" office:value="0.0"/>
          <table:table-cell table:formula="of:=MIN([.$B187])" office:value-type="float"/>
          <table:table-cell table:formula="of:=MIN([.$C187])" office:value-type="float"/>
          <table:table-cell table:formula="of:=MIN([.$D187])" office:value-type="float"/>
          <table:table-cell table:formula="of:=MIN([.$E187])" office:value-type="float"/>
          <table:table-cell table:formula="of:=MIN([.$F187])" office:value-type="float"/>
          <table:table-cell table:formula="of:=MIN([.$G187])" office:value-type="float"/>
          <table:table-cell table:formula="of:=MEDIAN([.$B187])" office:value-type="float"/>
          <table:table-cell table:formula="of:=MEDIAN([.$C187])" office:value-type="float"/>
          <table:table-cell table:formula="of:=MEDIAN([.$D187])" office:value-type="float"/>
          <table:table-cell table:formula="of:=MEDIAN([.$E187])" office:value-type="float"/>
          <table:table-cell table:formula="of:=MEDIAN([.$F187])" office:value-type="float"/>
          <table:table-cell table:formula="of:=MEDIAN([.$G187])" office:value-type="float"/>
          <table:table-cell table:formula="of:=MAX([.$B187])" office:value-type="float"/>
          <table:table-cell table:formula="of:=MAX([.$C187])" office:value-type="float"/>
          <table:table-cell table:formula="of:=MAX([.$D187])" office:value-type="float"/>
          <table:table-cell table:formula="of:=MAX([.$E187])" office:value-type="float"/>
          <table:table-cell table:formula="of:=MAX([.$F187])" office:value-type="float"/>
          <table:table-cell table:formula="of:=MAX([.$G187])" office:value-type="float"/>
        </table:table-row>
        <table:table-row table:style-name="ro1">
          <table:table-cell office:value-type="string">
            <text:p>gripper-round-1-strips/instances/instance-10.lp</text:p>
          </table:table-cell>
          <table:table-cell office:value-type="float" office:value="900.0"/>
          <table:table-cell office:value-type="float" office:value="900.0"/>
          <table:table-cell office:value-type="float" office:value="6677383.0"/>
          <table:table-cell office:value-type="float" office:value="5377363.0"/>
          <table:table-cell office:value-type="float" office:value="58.0"/>
          <table:table-cell office:value-type="float" office:value="0.0"/>
          <table:table-cell table:formula="of:=MIN([.$B188])" office:value-type="float"/>
          <table:table-cell table:formula="of:=MIN([.$C188])" office:value-type="float"/>
          <table:table-cell table:formula="of:=MIN([.$D188])" office:value-type="float"/>
          <table:table-cell table:formula="of:=MIN([.$E188])" office:value-type="float"/>
          <table:table-cell table:formula="of:=MIN([.$F188])" office:value-type="float"/>
          <table:table-cell table:formula="of:=MIN([.$G188])" office:value-type="float"/>
          <table:table-cell table:formula="of:=MEDIAN([.$B188])" office:value-type="float"/>
          <table:table-cell table:formula="of:=MEDIAN([.$C188])" office:value-type="float"/>
          <table:table-cell table:formula="of:=MEDIAN([.$D188])" office:value-type="float"/>
          <table:table-cell table:formula="of:=MEDIAN([.$E188])" office:value-type="float"/>
          <table:table-cell table:formula="of:=MEDIAN([.$F188])" office:value-type="float"/>
          <table:table-cell table:formula="of:=MEDIAN([.$G188])" office:value-type="float"/>
          <table:table-cell table:formula="of:=MAX([.$B188])" office:value-type="float"/>
          <table:table-cell table:formula="of:=MAX([.$C188])" office:value-type="float"/>
          <table:table-cell table:formula="of:=MAX([.$D188])" office:value-type="float"/>
          <table:table-cell table:formula="of:=MAX([.$E188])" office:value-type="float"/>
          <table:table-cell table:formula="of:=MAX([.$F188])" office:value-type="float"/>
          <table:table-cell table:formula="of:=MAX([.$G188])" office:value-type="float"/>
        </table:table-row>
        <table:table-row table:style-name="ro1">
          <table:table-cell office:value-type="string">
            <text:p>gripper-round-1-strips/instances/instance-11.lp</text:p>
          </table:table-cell>
          <table:table-cell office:value-type="float" office:value="900.0"/>
          <table:table-cell office:value-type="float" office:value="900.0"/>
          <table:table-cell office:value-type="float" office:value="7068260.0"/>
          <table:table-cell office:value-type="float" office:value="5931669.0"/>
          <table:table-cell office:value-type="float" office:value="54.0"/>
          <table:table-cell office:value-type="float" office:value="0.0"/>
          <table:table-cell table:formula="of:=MIN([.$B189])" office:value-type="float"/>
          <table:table-cell table:formula="of:=MIN([.$C189])" office:value-type="float"/>
          <table:table-cell table:formula="of:=MIN([.$D189])" office:value-type="float"/>
          <table:table-cell table:formula="of:=MIN([.$E189])" office:value-type="float"/>
          <table:table-cell table:formula="of:=MIN([.$F189])" office:value-type="float"/>
          <table:table-cell table:formula="of:=MIN([.$G189])" office:value-type="float"/>
          <table:table-cell table:formula="of:=MEDIAN([.$B189])" office:value-type="float"/>
          <table:table-cell table:formula="of:=MEDIAN([.$C189])" office:value-type="float"/>
          <table:table-cell table:formula="of:=MEDIAN([.$D189])" office:value-type="float"/>
          <table:table-cell table:formula="of:=MEDIAN([.$E189])" office:value-type="float"/>
          <table:table-cell table:formula="of:=MEDIAN([.$F189])" office:value-type="float"/>
          <table:table-cell table:formula="of:=MEDIAN([.$G189])" office:value-type="float"/>
          <table:table-cell table:formula="of:=MAX([.$B189])" office:value-type="float"/>
          <table:table-cell table:formula="of:=MAX([.$C189])" office:value-type="float"/>
          <table:table-cell table:formula="of:=MAX([.$D189])" office:value-type="float"/>
          <table:table-cell table:formula="of:=MAX([.$E189])" office:value-type="float"/>
          <table:table-cell table:formula="of:=MAX([.$F189])" office:value-type="float"/>
          <table:table-cell table:formula="of:=MAX([.$G189])" office:value-type="float"/>
        </table:table-row>
        <table:table-row table:style-name="ro1">
          <table:table-cell office:value-type="string">
            <text:p>gripper-round-1-strips/instances/instance-12.lp</text:p>
          </table:table-cell>
          <table:table-cell office:value-type="float" office:value="900.0"/>
          <table:table-cell office:value-type="float" office:value="900.0"/>
          <table:table-cell office:value-type="float" office:value="6670190.0"/>
          <table:table-cell office:value-type="float" office:value="5538058.0"/>
          <table:table-cell office:value-type="float" office:value="53.0"/>
          <table:table-cell office:value-type="float" office:value="0.0"/>
          <table:table-cell table:formula="of:=MIN([.$B190])" office:value-type="float"/>
          <table:table-cell table:formula="of:=MIN([.$C190])" office:value-type="float"/>
          <table:table-cell table:formula="of:=MIN([.$D190])" office:value-type="float"/>
          <table:table-cell table:formula="of:=MIN([.$E190])" office:value-type="float"/>
          <table:table-cell table:formula="of:=MIN([.$F190])" office:value-type="float"/>
          <table:table-cell table:formula="of:=MIN([.$G190])" office:value-type="float"/>
          <table:table-cell table:formula="of:=MEDIAN([.$B190])" office:value-type="float"/>
          <table:table-cell table:formula="of:=MEDIAN([.$C190])" office:value-type="float"/>
          <table:table-cell table:formula="of:=MEDIAN([.$D190])" office:value-type="float"/>
          <table:table-cell table:formula="of:=MEDIAN([.$E190])" office:value-type="float"/>
          <table:table-cell table:formula="of:=MEDIAN([.$F190])" office:value-type="float"/>
          <table:table-cell table:formula="of:=MEDIAN([.$G190])" office:value-type="float"/>
          <table:table-cell table:formula="of:=MAX([.$B190])" office:value-type="float"/>
          <table:table-cell table:formula="of:=MAX([.$C190])" office:value-type="float"/>
          <table:table-cell table:formula="of:=MAX([.$D190])" office:value-type="float"/>
          <table:table-cell table:formula="of:=MAX([.$E190])" office:value-type="float"/>
          <table:table-cell table:formula="of:=MAX([.$F190])" office:value-type="float"/>
          <table:table-cell table:formula="of:=MAX([.$G190])" office:value-type="float"/>
        </table:table-row>
        <table:table-row table:style-name="ro1">
          <table:table-cell office:value-type="string">
            <text:p>gripper-round-1-strips/instances/instance-13.lp</text:p>
          </table:table-cell>
          <table:table-cell office:value-type="float" office:value="900.0"/>
          <table:table-cell office:value-type="float" office:value="900.0"/>
          <table:table-cell office:value-type="float" office:value="6785735.0"/>
          <table:table-cell office:value-type="float" office:value="5627568.0"/>
          <table:table-cell office:value-type="float" office:value="59.0"/>
          <table:table-cell office:value-type="float" office:value="0.0"/>
          <table:table-cell table:formula="of:=MIN([.$B191])" office:value-type="float"/>
          <table:table-cell table:formula="of:=MIN([.$C191])" office:value-type="float"/>
          <table:table-cell table:formula="of:=MIN([.$D191])" office:value-type="float"/>
          <table:table-cell table:formula="of:=MIN([.$E191])" office:value-type="float"/>
          <table:table-cell table:formula="of:=MIN([.$F191])" office:value-type="float"/>
          <table:table-cell table:formula="of:=MIN([.$G191])" office:value-type="float"/>
          <table:table-cell table:formula="of:=MEDIAN([.$B191])" office:value-type="float"/>
          <table:table-cell table:formula="of:=MEDIAN([.$C191])" office:value-type="float"/>
          <table:table-cell table:formula="of:=MEDIAN([.$D191])" office:value-type="float"/>
          <table:table-cell table:formula="of:=MEDIAN([.$E191])" office:value-type="float"/>
          <table:table-cell table:formula="of:=MEDIAN([.$F191])" office:value-type="float"/>
          <table:table-cell table:formula="of:=MEDIAN([.$G191])" office:value-type="float"/>
          <table:table-cell table:formula="of:=MAX([.$B191])" office:value-type="float"/>
          <table:table-cell table:formula="of:=MAX([.$C191])" office:value-type="float"/>
          <table:table-cell table:formula="of:=MAX([.$D191])" office:value-type="float"/>
          <table:table-cell table:formula="of:=MAX([.$E191])" office:value-type="float"/>
          <table:table-cell table:formula="of:=MAX([.$F191])" office:value-type="float"/>
          <table:table-cell table:formula="of:=MAX([.$G191])" office:value-type="float"/>
        </table:table-row>
        <table:table-row table:style-name="ro1">
          <table:table-cell office:value-type="string">
            <text:p>gripper-round-1-strips/instances/instance-14.lp</text:p>
          </table:table-cell>
          <table:table-cell office:value-type="float" office:value="900.0"/>
          <table:table-cell office:value-type="float" office:value="900.0"/>
          <table:table-cell office:value-type="float" office:value="6002394.0"/>
          <table:table-cell office:value-type="float" office:value="4867250.0"/>
          <table:table-cell office:value-type="float" office:value="61.0"/>
          <table:table-cell office:value-type="float" office:value="0.0"/>
          <table:table-cell table:formula="of:=MIN([.$B192])" office:value-type="float"/>
          <table:table-cell table:formula="of:=MIN([.$C192])" office:value-type="float"/>
          <table:table-cell table:formula="of:=MIN([.$D192])" office:value-type="float"/>
          <table:table-cell table:formula="of:=MIN([.$E192])" office:value-type="float"/>
          <table:table-cell table:formula="of:=MIN([.$F192])" office:value-type="float"/>
          <table:table-cell table:formula="of:=MIN([.$G192])" office:value-type="float"/>
          <table:table-cell table:formula="of:=MEDIAN([.$B192])" office:value-type="float"/>
          <table:table-cell table:formula="of:=MEDIAN([.$C192])" office:value-type="float"/>
          <table:table-cell table:formula="of:=MEDIAN([.$D192])" office:value-type="float"/>
          <table:table-cell table:formula="of:=MEDIAN([.$E192])" office:value-type="float"/>
          <table:table-cell table:formula="of:=MEDIAN([.$F192])" office:value-type="float"/>
          <table:table-cell table:formula="of:=MEDIAN([.$G192])" office:value-type="float"/>
          <table:table-cell table:formula="of:=MAX([.$B192])" office:value-type="float"/>
          <table:table-cell table:formula="of:=MAX([.$C192])" office:value-type="float"/>
          <table:table-cell table:formula="of:=MAX([.$D192])" office:value-type="float"/>
          <table:table-cell table:formula="of:=MAX([.$E192])" office:value-type="float"/>
          <table:table-cell table:formula="of:=MAX([.$F192])" office:value-type="float"/>
          <table:table-cell table:formula="of:=MAX([.$G192])" office:value-type="float"/>
        </table:table-row>
        <table:table-row table:style-name="ro1">
          <table:table-cell office:value-type="string">
            <text:p>gripper-round-1-strips/instances/instance-15.lp</text:p>
          </table:table-cell>
          <table:table-cell office:value-type="float" office:value="900.0"/>
          <table:table-cell office:value-type="float" office:value="900.0"/>
          <table:table-cell office:value-type="float" office:value="6569987.0"/>
          <table:table-cell office:value-type="float" office:value="5457840.0"/>
          <table:table-cell office:value-type="float" office:value="58.0"/>
          <table:table-cell office:value-type="float" office:value="0.0"/>
          <table:table-cell table:formula="of:=MIN([.$B193])" office:value-type="float"/>
          <table:table-cell table:formula="of:=MIN([.$C193])" office:value-type="float"/>
          <table:table-cell table:formula="of:=MIN([.$D193])" office:value-type="float"/>
          <table:table-cell table:formula="of:=MIN([.$E193])" office:value-type="float"/>
          <table:table-cell table:formula="of:=MIN([.$F193])" office:value-type="float"/>
          <table:table-cell table:formula="of:=MIN([.$G193])" office:value-type="float"/>
          <table:table-cell table:formula="of:=MEDIAN([.$B193])" office:value-type="float"/>
          <table:table-cell table:formula="of:=MEDIAN([.$C193])" office:value-type="float"/>
          <table:table-cell table:formula="of:=MEDIAN([.$D193])" office:value-type="float"/>
          <table:table-cell table:formula="of:=MEDIAN([.$E193])" office:value-type="float"/>
          <table:table-cell table:formula="of:=MEDIAN([.$F193])" office:value-type="float"/>
          <table:table-cell table:formula="of:=MEDIAN([.$G193])" office:value-type="float"/>
          <table:table-cell table:formula="of:=MAX([.$B193])" office:value-type="float"/>
          <table:table-cell table:formula="of:=MAX([.$C193])" office:value-type="float"/>
          <table:table-cell table:formula="of:=MAX([.$D193])" office:value-type="float"/>
          <table:table-cell table:formula="of:=MAX([.$E193])" office:value-type="float"/>
          <table:table-cell table:formula="of:=MAX([.$F193])" office:value-type="float"/>
          <table:table-cell table:formula="of:=MAX([.$G193])" office:value-type="float"/>
        </table:table-row>
        <table:table-row table:style-name="ro1">
          <table:table-cell office:value-type="string">
            <text:p>gripper-round-1-strips/instances/instance-16.lp</text:p>
          </table:table-cell>
          <table:table-cell office:value-type="float" office:value="900.0"/>
          <table:table-cell office:value-type="float" office:value="900.0"/>
          <table:table-cell office:value-type="float" office:value="5872514.0"/>
          <table:table-cell office:value-type="float" office:value="4845252.0"/>
          <table:table-cell office:value-type="float" office:value="60.0"/>
          <table:table-cell office:value-type="float" office:value="0.0"/>
          <table:table-cell table:formula="of:=MIN([.$B194])" office:value-type="float"/>
          <table:table-cell table:formula="of:=MIN([.$C194])" office:value-type="float"/>
          <table:table-cell table:formula="of:=MIN([.$D194])" office:value-type="float"/>
          <table:table-cell table:formula="of:=MIN([.$E194])" office:value-type="float"/>
          <table:table-cell table:formula="of:=MIN([.$F194])" office:value-type="float"/>
          <table:table-cell table:formula="of:=MIN([.$G194])" office:value-type="float"/>
          <table:table-cell table:formula="of:=MEDIAN([.$B194])" office:value-type="float"/>
          <table:table-cell table:formula="of:=MEDIAN([.$C194])" office:value-type="float"/>
          <table:table-cell table:formula="of:=MEDIAN([.$D194])" office:value-type="float"/>
          <table:table-cell table:formula="of:=MEDIAN([.$E194])" office:value-type="float"/>
          <table:table-cell table:formula="of:=MEDIAN([.$F194])" office:value-type="float"/>
          <table:table-cell table:formula="of:=MEDIAN([.$G194])" office:value-type="float"/>
          <table:table-cell table:formula="of:=MAX([.$B194])" office:value-type="float"/>
          <table:table-cell table:formula="of:=MAX([.$C194])" office:value-type="float"/>
          <table:table-cell table:formula="of:=MAX([.$D194])" office:value-type="float"/>
          <table:table-cell table:formula="of:=MAX([.$E194])" office:value-type="float"/>
          <table:table-cell table:formula="of:=MAX([.$F194])" office:value-type="float"/>
          <table:table-cell table:formula="of:=MAX([.$G194])" office:value-type="float"/>
        </table:table-row>
        <table:table-row table:style-name="ro1">
          <table:table-cell office:value-type="string">
            <text:p>gripper-round-1-strips/instances/instance-17.lp</text:p>
          </table:table-cell>
          <table:table-cell office:value-type="float" office:value="900.0"/>
          <table:table-cell office:value-type="float" office:value="900.0"/>
          <table:table-cell office:value-type="float" office:value="6007948.0"/>
          <table:table-cell office:value-type="float" office:value="4948392.0"/>
          <table:table-cell office:value-type="float" office:value="62.0"/>
          <table:table-cell office:value-type="float" office:value="0.0"/>
          <table:table-cell table:formula="of:=MIN([.$B195])" office:value-type="float"/>
          <table:table-cell table:formula="of:=MIN([.$C195])" office:value-type="float"/>
          <table:table-cell table:formula="of:=MIN([.$D195])" office:value-type="float"/>
          <table:table-cell table:formula="of:=MIN([.$E195])" office:value-type="float"/>
          <table:table-cell table:formula="of:=MIN([.$F195])" office:value-type="float"/>
          <table:table-cell table:formula="of:=MIN([.$G195])" office:value-type="float"/>
          <table:table-cell table:formula="of:=MEDIAN([.$B195])" office:value-type="float"/>
          <table:table-cell table:formula="of:=MEDIAN([.$C195])" office:value-type="float"/>
          <table:table-cell table:formula="of:=MEDIAN([.$D195])" office:value-type="float"/>
          <table:table-cell table:formula="of:=MEDIAN([.$E195])" office:value-type="float"/>
          <table:table-cell table:formula="of:=MEDIAN([.$F195])" office:value-type="float"/>
          <table:table-cell table:formula="of:=MEDIAN([.$G195])" office:value-type="float"/>
          <table:table-cell table:formula="of:=MAX([.$B195])" office:value-type="float"/>
          <table:table-cell table:formula="of:=MAX([.$C195])" office:value-type="float"/>
          <table:table-cell table:formula="of:=MAX([.$D195])" office:value-type="float"/>
          <table:table-cell table:formula="of:=MAX([.$E195])" office:value-type="float"/>
          <table:table-cell table:formula="of:=MAX([.$F195])" office:value-type="float"/>
          <table:table-cell table:formula="of:=MAX([.$G195])" office:value-type="float"/>
        </table:table-row>
        <table:table-row table:style-name="ro1">
          <table:table-cell office:value-type="string">
            <text:p>gripper-round-1-strips/instances/instance-18.lp</text:p>
          </table:table-cell>
          <table:table-cell office:value-type="float" office:value="900.0"/>
          <table:table-cell office:value-type="float" office:value="900.0"/>
          <table:table-cell office:value-type="float" office:value="5715233.0"/>
          <table:table-cell office:value-type="float" office:value="4779742.0"/>
          <table:table-cell office:value-type="float" office:value="63.0"/>
          <table:table-cell office:value-type="float" office:value="0.0"/>
          <table:table-cell table:formula="of:=MIN([.$B196])" office:value-type="float"/>
          <table:table-cell table:formula="of:=MIN([.$C196])" office:value-type="float"/>
          <table:table-cell table:formula="of:=MIN([.$D196])" office:value-type="float"/>
          <table:table-cell table:formula="of:=MIN([.$E196])" office:value-type="float"/>
          <table:table-cell table:formula="of:=MIN([.$F196])" office:value-type="float"/>
          <table:table-cell table:formula="of:=MIN([.$G196])" office:value-type="float"/>
          <table:table-cell table:formula="of:=MEDIAN([.$B196])" office:value-type="float"/>
          <table:table-cell table:formula="of:=MEDIAN([.$C196])" office:value-type="float"/>
          <table:table-cell table:formula="of:=MEDIAN([.$D196])" office:value-type="float"/>
          <table:table-cell table:formula="of:=MEDIAN([.$E196])" office:value-type="float"/>
          <table:table-cell table:formula="of:=MEDIAN([.$F196])" office:value-type="float"/>
          <table:table-cell table:formula="of:=MEDIAN([.$G196])" office:value-type="float"/>
          <table:table-cell table:formula="of:=MAX([.$B196])" office:value-type="float"/>
          <table:table-cell table:formula="of:=MAX([.$C196])" office:value-type="float"/>
          <table:table-cell table:formula="of:=MAX([.$D196])" office:value-type="float"/>
          <table:table-cell table:formula="of:=MAX([.$E196])" office:value-type="float"/>
          <table:table-cell table:formula="of:=MAX([.$F196])" office:value-type="float"/>
          <table:table-cell table:formula="of:=MAX([.$G196])" office:value-type="float"/>
        </table:table-row>
        <table:table-row table:style-name="ro1">
          <table:table-cell office:value-type="string">
            <text:p>gripper-round-1-strips/instances/instance-19.lp</text:p>
          </table:table-cell>
          <table:table-cell office:value-type="float" office:value="900.0"/>
          <table:table-cell office:value-type="float" office:value="900.0"/>
          <table:table-cell office:value-type="float" office:value="5691591.0"/>
          <table:table-cell office:value-type="float" office:value="4672865.0"/>
          <table:table-cell office:value-type="float" office:value="71.0"/>
          <table:table-cell office:value-type="float" office:value="0.0"/>
          <table:table-cell table:formula="of:=MIN([.$B197])" office:value-type="float"/>
          <table:table-cell table:formula="of:=MIN([.$C197])" office:value-type="float"/>
          <table:table-cell table:formula="of:=MIN([.$D197])" office:value-type="float"/>
          <table:table-cell table:formula="of:=MIN([.$E197])" office:value-type="float"/>
          <table:table-cell table:formula="of:=MIN([.$F197])" office:value-type="float"/>
          <table:table-cell table:formula="of:=MIN([.$G197])" office:value-type="float"/>
          <table:table-cell table:formula="of:=MEDIAN([.$B197])" office:value-type="float"/>
          <table:table-cell table:formula="of:=MEDIAN([.$C197])" office:value-type="float"/>
          <table:table-cell table:formula="of:=MEDIAN([.$D197])" office:value-type="float"/>
          <table:table-cell table:formula="of:=MEDIAN([.$E197])" office:value-type="float"/>
          <table:table-cell table:formula="of:=MEDIAN([.$F197])" office:value-type="float"/>
          <table:table-cell table:formula="of:=MEDIAN([.$G197])" office:value-type="float"/>
          <table:table-cell table:formula="of:=MAX([.$B197])" office:value-type="float"/>
          <table:table-cell table:formula="of:=MAX([.$C197])" office:value-type="float"/>
          <table:table-cell table:formula="of:=MAX([.$D197])" office:value-type="float"/>
          <table:table-cell table:formula="of:=MAX([.$E197])" office:value-type="float"/>
          <table:table-cell table:formula="of:=MAX([.$F197])" office:value-type="float"/>
          <table:table-cell table:formula="of:=MAX([.$G197])" office:value-type="float"/>
        </table:table-row>
        <table:table-row table:style-name="ro1">
          <table:table-cell office:value-type="string">
            <text:p>gripper-round-1-strips/instances/instance-20.lp</text:p>
          </table:table-cell>
          <table:table-cell office:value-type="float" office:value="900.0"/>
          <table:table-cell office:value-type="float" office:value="900.0"/>
          <table:table-cell office:value-type="float" office:value="5496270.0"/>
          <table:table-cell office:value-type="float" office:value="4550089.0"/>
          <table:table-cell office:value-type="float" office:value="68.0"/>
          <table:table-cell office:value-type="float" office:value="0.0"/>
          <table:table-cell table:formula="of:=MIN([.$B198])" office:value-type="float"/>
          <table:table-cell table:formula="of:=MIN([.$C198])" office:value-type="float"/>
          <table:table-cell table:formula="of:=MIN([.$D198])" office:value-type="float"/>
          <table:table-cell table:formula="of:=MIN([.$E198])" office:value-type="float"/>
          <table:table-cell table:formula="of:=MIN([.$F198])" office:value-type="float"/>
          <table:table-cell table:formula="of:=MIN([.$G198])" office:value-type="float"/>
          <table:table-cell table:formula="of:=MEDIAN([.$B198])" office:value-type="float"/>
          <table:table-cell table:formula="of:=MEDIAN([.$C198])" office:value-type="float"/>
          <table:table-cell table:formula="of:=MEDIAN([.$D198])" office:value-type="float"/>
          <table:table-cell table:formula="of:=MEDIAN([.$E198])" office:value-type="float"/>
          <table:table-cell table:formula="of:=MEDIAN([.$F198])" office:value-type="float"/>
          <table:table-cell table:formula="of:=MEDIAN([.$G198])" office:value-type="float"/>
          <table:table-cell table:formula="of:=MAX([.$B198])" office:value-type="float"/>
          <table:table-cell table:formula="of:=MAX([.$C198])" office:value-type="float"/>
          <table:table-cell table:formula="of:=MAX([.$D198])" office:value-type="float"/>
          <table:table-cell table:formula="of:=MAX([.$E198])" office:value-type="float"/>
          <table:table-cell table:formula="of:=MAX([.$F198])" office:value-type="float"/>
          <table:table-cell table:formula="of:=MAX([.$G198])" office:value-type="float"/>
        </table:table-row>
        <table:table-row table:style-name="ro1">
          <table:table-cell office:value-type="string">
            <text:p>gripper-round-1-strips/instances/instance-4.lp</text:p>
          </table:table-cell>
          <table:table-cell office:value-type="float" office:value="28.63"/>
          <table:table-cell office:value-type="float" office:value="28.554"/>
          <table:table-cell office:value-type="float" office:value="443190.0"/>
          <table:table-cell office:value-type="float" office:value="353615.0"/>
          <table:table-cell office:value-type="float" office:value="21.0"/>
          <table:table-cell office:value-type="float" office:value="0.0"/>
          <table:table-cell table:formula="of:=MIN([.$B199])" office:value-type="float"/>
          <table:table-cell table:formula="of:=MIN([.$C199])" office:value-type="float"/>
          <table:table-cell table:formula="of:=MIN([.$D199])" office:value-type="float"/>
          <table:table-cell table:formula="of:=MIN([.$E199])" office:value-type="float"/>
          <table:table-cell table:formula="of:=MIN([.$F199])" office:value-type="float"/>
          <table:table-cell table:formula="of:=MIN([.$G199])" office:value-type="float"/>
          <table:table-cell table:formula="of:=MEDIAN([.$B199])" office:value-type="float"/>
          <table:table-cell table:formula="of:=MEDIAN([.$C199])" office:value-type="float"/>
          <table:table-cell table:formula="of:=MEDIAN([.$D199])" office:value-type="float"/>
          <table:table-cell table:formula="of:=MEDIAN([.$E199])" office:value-type="float"/>
          <table:table-cell table:formula="of:=MEDIAN([.$F199])" office:value-type="float"/>
          <table:table-cell table:formula="of:=MEDIAN([.$G199])" office:value-type="float"/>
          <table:table-cell table:formula="of:=MAX([.$B199])" office:value-type="float"/>
          <table:table-cell table:formula="of:=MAX([.$C199])" office:value-type="float"/>
          <table:table-cell table:formula="of:=MAX([.$D199])" office:value-type="float"/>
          <table:table-cell table:formula="of:=MAX([.$E199])" office:value-type="float"/>
          <table:table-cell table:formula="of:=MAX([.$F199])" office:value-type="float"/>
          <table:table-cell table:formula="of:=MAX([.$G199])" office:value-type="float"/>
        </table:table-row>
        <table:table-row table:style-name="ro1">
          <table:table-cell office:value-type="string">
            <text:p>gripper-round-1-strips/instances/instance-5.lp</text:p>
          </table:table-cell>
          <table:table-cell office:value-type="float" office:value="900.0"/>
          <table:table-cell office:value-type="float" office:value="900.0"/>
          <table:table-cell office:value-type="float" office:value="7204216.0"/>
          <table:table-cell office:value-type="float" office:value="6095926.0"/>
          <table:table-cell office:value-type="float" office:value="40.0"/>
          <table:table-cell office:value-type="float" office:value="0.0"/>
          <table:table-cell table:formula="of:=MIN([.$B200])" office:value-type="float"/>
          <table:table-cell table:formula="of:=MIN([.$C200])" office:value-type="float"/>
          <table:table-cell table:formula="of:=MIN([.$D200])" office:value-type="float"/>
          <table:table-cell table:formula="of:=MIN([.$E200])" office:value-type="float"/>
          <table:table-cell table:formula="of:=MIN([.$F200])" office:value-type="float"/>
          <table:table-cell table:formula="of:=MIN([.$G200])" office:value-type="float"/>
          <table:table-cell table:formula="of:=MEDIAN([.$B200])" office:value-type="float"/>
          <table:table-cell table:formula="of:=MEDIAN([.$C200])" office:value-type="float"/>
          <table:table-cell table:formula="of:=MEDIAN([.$D200])" office:value-type="float"/>
          <table:table-cell table:formula="of:=MEDIAN([.$E200])" office:value-type="float"/>
          <table:table-cell table:formula="of:=MEDIAN([.$F200])" office:value-type="float"/>
          <table:table-cell table:formula="of:=MEDIAN([.$G200])" office:value-type="float"/>
          <table:table-cell table:formula="of:=MAX([.$B200])" office:value-type="float"/>
          <table:table-cell table:formula="of:=MAX([.$C200])" office:value-type="float"/>
          <table:table-cell table:formula="of:=MAX([.$D200])" office:value-type="float"/>
          <table:table-cell table:formula="of:=MAX([.$E200])" office:value-type="float"/>
          <table:table-cell table:formula="of:=MAX([.$F200])" office:value-type="float"/>
          <table:table-cell table:formula="of:=MAX([.$G200])" office:value-type="float"/>
        </table:table-row>
        <table:table-row table:style-name="ro1">
          <table:table-cell office:value-type="string">
            <text:p>gripper-round-1-strips/instances/instance-6.lp</text:p>
          </table:table-cell>
          <table:table-cell office:value-type="float" office:value="900.0"/>
          <table:table-cell office:value-type="float" office:value="900.0"/>
          <table:table-cell office:value-type="float" office:value="7298967.0"/>
          <table:table-cell office:value-type="float" office:value="6111915.0"/>
          <table:table-cell office:value-type="float" office:value="48.0"/>
          <table:table-cell office:value-type="float" office:value="0.0"/>
          <table:table-cell table:formula="of:=MIN([.$B201])" office:value-type="float"/>
          <table:table-cell table:formula="of:=MIN([.$C201])" office:value-type="float"/>
          <table:table-cell table:formula="of:=MIN([.$D201])" office:value-type="float"/>
          <table:table-cell table:formula="of:=MIN([.$E201])" office:value-type="float"/>
          <table:table-cell table:formula="of:=MIN([.$F201])" office:value-type="float"/>
          <table:table-cell table:formula="of:=MIN([.$G201])" office:value-type="float"/>
          <table:table-cell table:formula="of:=MEDIAN([.$B201])" office:value-type="float"/>
          <table:table-cell table:formula="of:=MEDIAN([.$C201])" office:value-type="float"/>
          <table:table-cell table:formula="of:=MEDIAN([.$D201])" office:value-type="float"/>
          <table:table-cell table:formula="of:=MEDIAN([.$E201])" office:value-type="float"/>
          <table:table-cell table:formula="of:=MEDIAN([.$F201])" office:value-type="float"/>
          <table:table-cell table:formula="of:=MEDIAN([.$G201])" office:value-type="float"/>
          <table:table-cell table:formula="of:=MAX([.$B201])" office:value-type="float"/>
          <table:table-cell table:formula="of:=MAX([.$C201])" office:value-type="float"/>
          <table:table-cell table:formula="of:=MAX([.$D201])" office:value-type="float"/>
          <table:table-cell table:formula="of:=MAX([.$E201])" office:value-type="float"/>
          <table:table-cell table:formula="of:=MAX([.$F201])" office:value-type="float"/>
          <table:table-cell table:formula="of:=MAX([.$G201])" office:value-type="float"/>
        </table:table-row>
        <table:table-row table:style-name="ro1">
          <table:table-cell office:value-type="string">
            <text:p>gripper-round-1-strips/instances/instance-7.lp</text:p>
          </table:table-cell>
          <table:table-cell office:value-type="float" office:value="900.0"/>
          <table:table-cell office:value-type="float" office:value="900.0"/>
          <table:table-cell office:value-type="float" office:value="7418556.0"/>
          <table:table-cell office:value-type="float" office:value="6214324.0"/>
          <table:table-cell office:value-type="float" office:value="45.0"/>
          <table:table-cell office:value-type="float" office:value="0.0"/>
          <table:table-cell table:formula="of:=MIN([.$B202])" office:value-type="float"/>
          <table:table-cell table:formula="of:=MIN([.$C202])" office:value-type="float"/>
          <table:table-cell table:formula="of:=MIN([.$D202])" office:value-type="float"/>
          <table:table-cell table:formula="of:=MIN([.$E202])" office:value-type="float"/>
          <table:table-cell table:formula="of:=MIN([.$F202])" office:value-type="float"/>
          <table:table-cell table:formula="of:=MIN([.$G202])" office:value-type="float"/>
          <table:table-cell table:formula="of:=MEDIAN([.$B202])" office:value-type="float"/>
          <table:table-cell table:formula="of:=MEDIAN([.$C202])" office:value-type="float"/>
          <table:table-cell table:formula="of:=MEDIAN([.$D202])" office:value-type="float"/>
          <table:table-cell table:formula="of:=MEDIAN([.$E202])" office:value-type="float"/>
          <table:table-cell table:formula="of:=MEDIAN([.$F202])" office:value-type="float"/>
          <table:table-cell table:formula="of:=MEDIAN([.$G202])" office:value-type="float"/>
          <table:table-cell table:formula="of:=MAX([.$B202])" office:value-type="float"/>
          <table:table-cell table:formula="of:=MAX([.$C202])" office:value-type="float"/>
          <table:table-cell table:formula="of:=MAX([.$D202])" office:value-type="float"/>
          <table:table-cell table:formula="of:=MAX([.$E202])" office:value-type="float"/>
          <table:table-cell table:formula="of:=MAX([.$F202])" office:value-type="float"/>
          <table:table-cell table:formula="of:=MAX([.$G202])" office:value-type="float"/>
        </table:table-row>
        <table:table-row table:style-name="ro1">
          <table:table-cell office:value-type="string">
            <text:p>gripper-round-1-strips/instances/instance-8.lp</text:p>
          </table:table-cell>
          <table:table-cell office:value-type="float" office:value="900.0"/>
          <table:table-cell office:value-type="float" office:value="900.0"/>
          <table:table-cell office:value-type="float" office:value="6891500.0"/>
          <table:table-cell office:value-type="float" office:value="5574349.0"/>
          <table:table-cell office:value-type="float" office:value="53.0"/>
          <table:table-cell office:value-type="float" office:value="0.0"/>
          <table:table-cell table:formula="of:=MIN([.$B203])" office:value-type="float"/>
          <table:table-cell table:formula="of:=MIN([.$C203])" office:value-type="float"/>
          <table:table-cell table:formula="of:=MIN([.$D203])" office:value-type="float"/>
          <table:table-cell table:formula="of:=MIN([.$E203])" office:value-type="float"/>
          <table:table-cell table:formula="of:=MIN([.$F203])" office:value-type="float"/>
          <table:table-cell table:formula="of:=MIN([.$G203])" office:value-type="float"/>
          <table:table-cell table:formula="of:=MEDIAN([.$B203])" office:value-type="float"/>
          <table:table-cell table:formula="of:=MEDIAN([.$C203])" office:value-type="float"/>
          <table:table-cell table:formula="of:=MEDIAN([.$D203])" office:value-type="float"/>
          <table:table-cell table:formula="of:=MEDIAN([.$E203])" office:value-type="float"/>
          <table:table-cell table:formula="of:=MEDIAN([.$F203])" office:value-type="float"/>
          <table:table-cell table:formula="of:=MEDIAN([.$G203])" office:value-type="float"/>
          <table:table-cell table:formula="of:=MAX([.$B203])" office:value-type="float"/>
          <table:table-cell table:formula="of:=MAX([.$C203])" office:value-type="float"/>
          <table:table-cell table:formula="of:=MAX([.$D203])" office:value-type="float"/>
          <table:table-cell table:formula="of:=MAX([.$E203])" office:value-type="float"/>
          <table:table-cell table:formula="of:=MAX([.$F203])" office:value-type="float"/>
          <table:table-cell table:formula="of:=MAX([.$G203])" office:value-type="float"/>
        </table:table-row>
        <table:table-row table:style-name="ro1">
          <table:table-cell office:value-type="string">
            <text:p>gripper-round-1-strips/instances/instance-9.lp</text:p>
          </table:table-cell>
          <table:table-cell office:value-type="float" office:value="900.0"/>
          <table:table-cell office:value-type="float" office:value="900.0"/>
          <table:table-cell office:value-type="float" office:value="6922163.0"/>
          <table:table-cell office:value-type="float" office:value="5854191.0"/>
          <table:table-cell office:value-type="float" office:value="50.0"/>
          <table:table-cell office:value-type="float" office:value="0.0"/>
          <table:table-cell table:formula="of:=MIN([.$B204])" office:value-type="float"/>
          <table:table-cell table:formula="of:=MIN([.$C204])" office:value-type="float"/>
          <table:table-cell table:formula="of:=MIN([.$D204])" office:value-type="float"/>
          <table:table-cell table:formula="of:=MIN([.$E204])" office:value-type="float"/>
          <table:table-cell table:formula="of:=MIN([.$F204])" office:value-type="float"/>
          <table:table-cell table:formula="of:=MIN([.$G204])" office:value-type="float"/>
          <table:table-cell table:formula="of:=MEDIAN([.$B204])" office:value-type="float"/>
          <table:table-cell table:formula="of:=MEDIAN([.$C204])" office:value-type="float"/>
          <table:table-cell table:formula="of:=MEDIAN([.$D204])" office:value-type="float"/>
          <table:table-cell table:formula="of:=MEDIAN([.$E204])" office:value-type="float"/>
          <table:table-cell table:formula="of:=MEDIAN([.$F204])" office:value-type="float"/>
          <table:table-cell table:formula="of:=MEDIAN([.$G204])" office:value-type="float"/>
          <table:table-cell table:formula="of:=MAX([.$B204])" office:value-type="float"/>
          <table:table-cell table:formula="of:=MAX([.$C204])" office:value-type="float"/>
          <table:table-cell table:formula="of:=MAX([.$D204])" office:value-type="float"/>
          <table:table-cell table:formula="of:=MAX([.$E204])" office:value-type="float"/>
          <table:table-cell table:formula="of:=MAX([.$F204])" office:value-type="float"/>
          <table:table-cell table:formula="of:=MAX([.$G204])" office:value-type="float"/>
        </table:table-row>
        <table:table-row table:style-name="ro1">
          <table:table-cell office:value-type="string">
            <text:p>logistics-round-1-strips/instances/instance-1.lp</text:p>
          </table:table-cell>
          <table:table-cell office:value-type="float" office:value="0.35"/>
          <table:table-cell office:value-type="float" office:value="0.264"/>
          <table:table-cell office:value-type="float" office:value="155.0"/>
          <table:table-cell office:value-type="float" office:value="17.0"/>
          <table:table-cell office:value-type="float" office:value="21.0"/>
          <table:table-cell office:value-type="float" office:value="0.0"/>
          <table:table-cell table:formula="of:=MIN([.$B205])" office:value-type="float"/>
          <table:table-cell table:formula="of:=MIN([.$C205])" office:value-type="float"/>
          <table:table-cell table:formula="of:=MIN([.$D205])" office:value-type="float"/>
          <table:table-cell table:formula="of:=MIN([.$E205])" office:value-type="float"/>
          <table:table-cell table:formula="of:=MIN([.$F205])" office:value-type="float"/>
          <table:table-cell table:formula="of:=MIN([.$G205])" office:value-type="float"/>
          <table:table-cell table:formula="of:=MEDIAN([.$B205])" office:value-type="float"/>
          <table:table-cell table:formula="of:=MEDIAN([.$C205])" office:value-type="float"/>
          <table:table-cell table:formula="of:=MEDIAN([.$D205])" office:value-type="float"/>
          <table:table-cell table:formula="of:=MEDIAN([.$E205])" office:value-type="float"/>
          <table:table-cell table:formula="of:=MEDIAN([.$F205])" office:value-type="float"/>
          <table:table-cell table:formula="of:=MEDIAN([.$G205])" office:value-type="float"/>
          <table:table-cell table:formula="of:=MAX([.$B205])" office:value-type="float"/>
          <table:table-cell table:formula="of:=MAX([.$C205])" office:value-type="float"/>
          <table:table-cell table:formula="of:=MAX([.$D205])" office:value-type="float"/>
          <table:table-cell table:formula="of:=MAX([.$E205])" office:value-type="float"/>
          <table:table-cell table:formula="of:=MAX([.$F205])" office:value-type="float"/>
          <table:table-cell table:formula="of:=MAX([.$G205])" office:value-type="float"/>
        </table:table-row>
        <table:table-row table:style-name="ro1">
          <table:table-cell office:value-type="string">
            <text:p>logistics-round-1-strips/instances/instance-10.lp</text:p>
          </table:table-cell>
          <table:table-cell office:value-type="float" office:value="337.42"/>
          <table:table-cell office:value-type="float" office:value="327.769"/>
          <table:table-cell office:value-type="float" office:value="557648.0"/>
          <table:table-cell office:value-type="float" office:value="448978.0"/>
          <table:table-cell office:value-type="float" office:value="1050.0"/>
          <table:table-cell office:value-type="float" office:value="0.0"/>
          <table:table-cell table:formula="of:=MIN([.$B206])" office:value-type="float"/>
          <table:table-cell table:formula="of:=MIN([.$C206])" office:value-type="float"/>
          <table:table-cell table:formula="of:=MIN([.$D206])" office:value-type="float"/>
          <table:table-cell table:formula="of:=MIN([.$E206])" office:value-type="float"/>
          <table:table-cell table:formula="of:=MIN([.$F206])" office:value-type="float"/>
          <table:table-cell table:formula="of:=MIN([.$G206])" office:value-type="float"/>
          <table:table-cell table:formula="of:=MEDIAN([.$B206])" office:value-type="float"/>
          <table:table-cell table:formula="of:=MEDIAN([.$C206])" office:value-type="float"/>
          <table:table-cell table:formula="of:=MEDIAN([.$D206])" office:value-type="float"/>
          <table:table-cell table:formula="of:=MEDIAN([.$E206])" office:value-type="float"/>
          <table:table-cell table:formula="of:=MEDIAN([.$F206])" office:value-type="float"/>
          <table:table-cell table:formula="of:=MEDIAN([.$G206])" office:value-type="float"/>
          <table:table-cell table:formula="of:=MAX([.$B206])" office:value-type="float"/>
          <table:table-cell table:formula="of:=MAX([.$C206])" office:value-type="float"/>
          <table:table-cell table:formula="of:=MAX([.$D206])" office:value-type="float"/>
          <table:table-cell table:formula="of:=MAX([.$E206])" office:value-type="float"/>
          <table:table-cell table:formula="of:=MAX([.$F206])" office:value-type="float"/>
          <table:table-cell table:formula="of:=MAX([.$G206])" office:value-type="float"/>
        </table:table-row>
        <table:table-row table:style-name="ro1">
          <table:table-cell office:value-type="string">
            <text:p>logistics-round-1-strips/instances/instance-11.lp</text:p>
          </table:table-cell>
          <table:table-cell office:value-type="float" office:value="1.48"/>
          <table:table-cell office:value-type="float" office:value="1.176"/>
          <table:table-cell office:value-type="float" office:value="5048.0"/>
          <table:table-cell office:value-type="float" office:value="125.0"/>
          <table:table-cell office:value-type="float" office:value="77.0"/>
          <table:table-cell office:value-type="float" office:value="0.0"/>
          <table:table-cell table:formula="of:=MIN([.$B207])" office:value-type="float"/>
          <table:table-cell table:formula="of:=MIN([.$C207])" office:value-type="float"/>
          <table:table-cell table:formula="of:=MIN([.$D207])" office:value-type="float"/>
          <table:table-cell table:formula="of:=MIN([.$E207])" office:value-type="float"/>
          <table:table-cell table:formula="of:=MIN([.$F207])" office:value-type="float"/>
          <table:table-cell table:formula="of:=MIN([.$G207])" office:value-type="float"/>
          <table:table-cell table:formula="of:=MEDIAN([.$B207])" office:value-type="float"/>
          <table:table-cell table:formula="of:=MEDIAN([.$C207])" office:value-type="float"/>
          <table:table-cell table:formula="of:=MEDIAN([.$D207])" office:value-type="float"/>
          <table:table-cell table:formula="of:=MEDIAN([.$E207])" office:value-type="float"/>
          <table:table-cell table:formula="of:=MEDIAN([.$F207])" office:value-type="float"/>
          <table:table-cell table:formula="of:=MEDIAN([.$G207])" office:value-type="float"/>
          <table:table-cell table:formula="of:=MAX([.$B207])" office:value-type="float"/>
          <table:table-cell table:formula="of:=MAX([.$C207])" office:value-type="float"/>
          <table:table-cell table:formula="of:=MAX([.$D207])" office:value-type="float"/>
          <table:table-cell table:formula="of:=MAX([.$E207])" office:value-type="float"/>
          <table:table-cell table:formula="of:=MAX([.$F207])" office:value-type="float"/>
          <table:table-cell table:formula="of:=MAX([.$G207])" office:value-type="float"/>
        </table:table-row>
        <table:table-row table:style-name="ro1">
          <table:table-cell office:value-type="string">
            <text:p>logistics-round-1-strips/instances/instance-12.lp</text:p>
          </table:table-cell>
          <table:table-cell office:value-type="float" office:value="80.53"/>
          <table:table-cell office:value-type="float" office:value="54.921"/>
          <table:table-cell office:value-type="float" office:value="8923.0"/>
          <table:table-cell office:value-type="float" office:value="124.0"/>
          <table:table-cell office:value-type="float" office:value="2580.0"/>
          <table:table-cell office:value-type="float" office:value="0.0"/>
          <table:table-cell table:formula="of:=MIN([.$B208])" office:value-type="float"/>
          <table:table-cell table:formula="of:=MIN([.$C208])" office:value-type="float"/>
          <table:table-cell table:formula="of:=MIN([.$D208])" office:value-type="float"/>
          <table:table-cell table:formula="of:=MIN([.$E208])" office:value-type="float"/>
          <table:table-cell table:formula="of:=MIN([.$F208])" office:value-type="float"/>
          <table:table-cell table:formula="of:=MIN([.$G208])" office:value-type="float"/>
          <table:table-cell table:formula="of:=MEDIAN([.$B208])" office:value-type="float"/>
          <table:table-cell table:formula="of:=MEDIAN([.$C208])" office:value-type="float"/>
          <table:table-cell table:formula="of:=MEDIAN([.$D208])" office:value-type="float"/>
          <table:table-cell table:formula="of:=MEDIAN([.$E208])" office:value-type="float"/>
          <table:table-cell table:formula="of:=MEDIAN([.$F208])" office:value-type="float"/>
          <table:table-cell table:formula="of:=MEDIAN([.$G208])" office:value-type="float"/>
          <table:table-cell table:formula="of:=MAX([.$B208])" office:value-type="float"/>
          <table:table-cell table:formula="of:=MAX([.$C208])" office:value-type="float"/>
          <table:table-cell table:formula="of:=MAX([.$D208])" office:value-type="float"/>
          <table:table-cell table:formula="of:=MAX([.$E208])" office:value-type="float"/>
          <table:table-cell table:formula="of:=MAX([.$F208])" office:value-type="float"/>
          <table:table-cell table:formula="of:=MAX([.$G208])" office:value-type="float"/>
        </table:table-row>
        <table:table-row table:style-name="ro1">
          <table:table-cell office:value-type="string">
            <text:p>logistics-round-1-strips/instances/instance-13.lp</text:p>
          </table:table-cell>
          <table:table-cell office:value-type="float" office:value="117.84"/>
          <table:table-cell office:value-type="float" office:value="81.192"/>
          <table:table-cell office:value-type="float" office:value="7882.0"/>
          <table:table-cell office:value-type="float" office:value="122.0"/>
          <table:table-cell office:value-type="float" office:value="3786.0"/>
          <table:table-cell office:value-type="float" office:value="0.0"/>
          <table:table-cell table:formula="of:=MIN([.$B209])" office:value-type="float"/>
          <table:table-cell table:formula="of:=MIN([.$C209])" office:value-type="float"/>
          <table:table-cell table:formula="of:=MIN([.$D209])" office:value-type="float"/>
          <table:table-cell table:formula="of:=MIN([.$E209])" office:value-type="float"/>
          <table:table-cell table:formula="of:=MIN([.$F209])" office:value-type="float"/>
          <table:table-cell table:formula="of:=MIN([.$G209])" office:value-type="float"/>
          <table:table-cell table:formula="of:=MEDIAN([.$B209])" office:value-type="float"/>
          <table:table-cell table:formula="of:=MEDIAN([.$C209])" office:value-type="float"/>
          <table:table-cell table:formula="of:=MEDIAN([.$D209])" office:value-type="float"/>
          <table:table-cell table:formula="of:=MEDIAN([.$E209])" office:value-type="float"/>
          <table:table-cell table:formula="of:=MEDIAN([.$F209])" office:value-type="float"/>
          <table:table-cell table:formula="of:=MEDIAN([.$G209])" office:value-type="float"/>
          <table:table-cell table:formula="of:=MAX([.$B209])" office:value-type="float"/>
          <table:table-cell table:formula="of:=MAX([.$C209])" office:value-type="float"/>
          <table:table-cell table:formula="of:=MAX([.$D209])" office:value-type="float"/>
          <table:table-cell table:formula="of:=MAX([.$E209])" office:value-type="float"/>
          <table:table-cell table:formula="of:=MAX([.$F209])" office:value-type="float"/>
          <table:table-cell table:formula="of:=MAX([.$G209])" office:value-type="float"/>
        </table:table-row>
        <table:table-row table:style-name="ro1">
          <table:table-cell office:value-type="string">
            <text:p>logistics-round-1-strips/instances/instance-14.lp</text:p>
          </table:table-cell>
          <table:table-cell office:value-type="float" office:value="26.66"/>
          <table:table-cell office:value-type="float" office:value="20.161"/>
          <table:table-cell office:value-type="float" office:value="20256.0"/>
          <table:table-cell office:value-type="float" office:value="389.0"/>
          <table:table-cell office:value-type="float" office:value="967.0"/>
          <table:table-cell office:value-type="float" office:value="0.0"/>
          <table:table-cell table:formula="of:=MIN([.$B210])" office:value-type="float"/>
          <table:table-cell table:formula="of:=MIN([.$C210])" office:value-type="float"/>
          <table:table-cell table:formula="of:=MIN([.$D210])" office:value-type="float"/>
          <table:table-cell table:formula="of:=MIN([.$E210])" office:value-type="float"/>
          <table:table-cell table:formula="of:=MIN([.$F210])" office:value-type="float"/>
          <table:table-cell table:formula="of:=MIN([.$G210])" office:value-type="float"/>
          <table:table-cell table:formula="of:=MEDIAN([.$B210])" office:value-type="float"/>
          <table:table-cell table:formula="of:=MEDIAN([.$C210])" office:value-type="float"/>
          <table:table-cell table:formula="of:=MEDIAN([.$D210])" office:value-type="float"/>
          <table:table-cell table:formula="of:=MEDIAN([.$E210])" office:value-type="float"/>
          <table:table-cell table:formula="of:=MEDIAN([.$F210])" office:value-type="float"/>
          <table:table-cell table:formula="of:=MEDIAN([.$G210])" office:value-type="float"/>
          <table:table-cell table:formula="of:=MAX([.$B210])" office:value-type="float"/>
          <table:table-cell table:formula="of:=MAX([.$C210])" office:value-type="float"/>
          <table:table-cell table:formula="of:=MAX([.$D210])" office:value-type="float"/>
          <table:table-cell table:formula="of:=MAX([.$E210])" office:value-type="float"/>
          <table:table-cell table:formula="of:=MAX([.$F210])" office:value-type="float"/>
          <table:table-cell table:formula="of:=MAX([.$G210])" office:value-type="float"/>
        </table:table-row>
        <table:table-row table:style-name="ro1">
          <table:table-cell office:value-type="string">
            <text:p>logistics-round-1-strips/instances/instance-15.lp</text:p>
          </table:table-cell>
          <table:table-cell office:value-type="float" office:value="2.58"/>
          <table:table-cell office:value-type="float" office:value="1.988"/>
          <table:table-cell office:value-type="float" office:value="6327.0"/>
          <table:table-cell office:value-type="float" office:value="1400.0"/>
          <table:table-cell office:value-type="float" office:value="105.0"/>
          <table:table-cell office:value-type="float" office:value="0.0"/>
          <table:table-cell table:formula="of:=MIN([.$B211])" office:value-type="float"/>
          <table:table-cell table:formula="of:=MIN([.$C211])" office:value-type="float"/>
          <table:table-cell table:formula="of:=MIN([.$D211])" office:value-type="float"/>
          <table:table-cell table:formula="of:=MIN([.$E211])" office:value-type="float"/>
          <table:table-cell table:formula="of:=MIN([.$F211])" office:value-type="float"/>
          <table:table-cell table:formula="of:=MIN([.$G211])" office:value-type="float"/>
          <table:table-cell table:formula="of:=MEDIAN([.$B211])" office:value-type="float"/>
          <table:table-cell table:formula="of:=MEDIAN([.$C211])" office:value-type="float"/>
          <table:table-cell table:formula="of:=MEDIAN([.$D211])" office:value-type="float"/>
          <table:table-cell table:formula="of:=MEDIAN([.$E211])" office:value-type="float"/>
          <table:table-cell table:formula="of:=MEDIAN([.$F211])" office:value-type="float"/>
          <table:table-cell table:formula="of:=MEDIAN([.$G211])" office:value-type="float"/>
          <table:table-cell table:formula="of:=MAX([.$B211])" office:value-type="float"/>
          <table:table-cell table:formula="of:=MAX([.$C211])" office:value-type="float"/>
          <table:table-cell table:formula="of:=MAX([.$D211])" office:value-type="float"/>
          <table:table-cell table:formula="of:=MAX([.$E211])" office:value-type="float"/>
          <table:table-cell table:formula="of:=MAX([.$F211])" office:value-type="float"/>
          <table:table-cell table:formula="of:=MAX([.$G211])" office:value-type="float"/>
        </table:table-row>
        <table:table-row table:style-name="ro1">
          <table:table-cell office:value-type="string">
            <text:p>logistics-round-1-strips/instances/instance-16.lp</text:p>
          </table:table-cell>
          <table:table-cell office:value-type="float" office:value="25.83"/>
          <table:table-cell office:value-type="float" office:value="18.062"/>
          <table:table-cell office:value-type="float" office:value="12759.0"/>
          <table:table-cell office:value-type="float" office:value="260.0"/>
          <table:table-cell office:value-type="float" office:value="924.0"/>
          <table:table-cell office:value-type="float" office:value="0.0"/>
          <table:table-cell table:formula="of:=MIN([.$B212])" office:value-type="float"/>
          <table:table-cell table:formula="of:=MIN([.$C212])" office:value-type="float"/>
          <table:table-cell table:formula="of:=MIN([.$D212])" office:value-type="float"/>
          <table:table-cell table:formula="of:=MIN([.$E212])" office:value-type="float"/>
          <table:table-cell table:formula="of:=MIN([.$F212])" office:value-type="float"/>
          <table:table-cell table:formula="of:=MIN([.$G212])" office:value-type="float"/>
          <table:table-cell table:formula="of:=MEDIAN([.$B212])" office:value-type="float"/>
          <table:table-cell table:formula="of:=MEDIAN([.$C212])" office:value-type="float"/>
          <table:table-cell table:formula="of:=MEDIAN([.$D212])" office:value-type="float"/>
          <table:table-cell table:formula="of:=MEDIAN([.$E212])" office:value-type="float"/>
          <table:table-cell table:formula="of:=MEDIAN([.$F212])" office:value-type="float"/>
          <table:table-cell table:formula="of:=MEDIAN([.$G212])" office:value-type="float"/>
          <table:table-cell table:formula="of:=MAX([.$B212])" office:value-type="float"/>
          <table:table-cell table:formula="of:=MAX([.$C212])" office:value-type="float"/>
          <table:table-cell table:formula="of:=MAX([.$D212])" office:value-type="float"/>
          <table:table-cell table:formula="of:=MAX([.$E212])" office:value-type="float"/>
          <table:table-cell table:formula="of:=MAX([.$F212])" office:value-type="float"/>
          <table:table-cell table:formula="of:=MAX([.$G212])" office:value-type="float"/>
        </table:table-row>
        <table:table-row table:style-name="ro1">
          <table:table-cell office:value-type="string">
            <text:p>logistics-round-1-strips/instances/instance-17.lp</text:p>
          </table:table-cell>
          <table:table-cell office:value-type="float" office:value="4.99"/>
          <table:table-cell office:value-type="float" office:value="3.807"/>
          <table:table-cell office:value-type="float" office:value="6824.0"/>
          <table:table-cell office:value-type="float" office:value="270.0"/>
          <table:table-cell office:value-type="float" office:value="200.0"/>
          <table:table-cell office:value-type="float" office:value="0.0"/>
          <table:table-cell table:formula="of:=MIN([.$B213])" office:value-type="float"/>
          <table:table-cell table:formula="of:=MIN([.$C213])" office:value-type="float"/>
          <table:table-cell table:formula="of:=MIN([.$D213])" office:value-type="float"/>
          <table:table-cell table:formula="of:=MIN([.$E213])" office:value-type="float"/>
          <table:table-cell table:formula="of:=MIN([.$F213])" office:value-type="float"/>
          <table:table-cell table:formula="of:=MIN([.$G213])" office:value-type="float"/>
          <table:table-cell table:formula="of:=MEDIAN([.$B213])" office:value-type="float"/>
          <table:table-cell table:formula="of:=MEDIAN([.$C213])" office:value-type="float"/>
          <table:table-cell table:formula="of:=MEDIAN([.$D213])" office:value-type="float"/>
          <table:table-cell table:formula="of:=MEDIAN([.$E213])" office:value-type="float"/>
          <table:table-cell table:formula="of:=MEDIAN([.$F213])" office:value-type="float"/>
          <table:table-cell table:formula="of:=MEDIAN([.$G213])" office:value-type="float"/>
          <table:table-cell table:formula="of:=MAX([.$B213])" office:value-type="float"/>
          <table:table-cell table:formula="of:=MAX([.$C213])" office:value-type="float"/>
          <table:table-cell table:formula="of:=MAX([.$D213])" office:value-type="float"/>
          <table:table-cell table:formula="of:=MAX([.$E213])" office:value-type="float"/>
          <table:table-cell table:formula="of:=MAX([.$F213])" office:value-type="float"/>
          <table:table-cell table:formula="of:=MAX([.$G213])" office:value-type="float"/>
        </table:table-row>
        <table:table-row table:style-name="ro1">
          <table:table-cell office:value-type="string">
            <text:p>logistics-round-1-strips/instances/instance-19.lp</text:p>
          </table:table-cell>
          <table:table-cell office:value-type="float" office:value="900.0"/>
          <table:table-cell office:value-type="float" office:value="900.0"/>
          <table:table-cell office:value-type="float" office:value="3693130.0"/>
          <table:table-cell office:value-type="float" office:value="3421076.0"/>
          <table:table-cell office:value-type="float" office:value="2601.0"/>
          <table:table-cell office:value-type="float" office:value="0.0"/>
          <table:table-cell table:formula="of:=MIN([.$B214])" office:value-type="float"/>
          <table:table-cell table:formula="of:=MIN([.$C214])" office:value-type="float"/>
          <table:table-cell table:formula="of:=MIN([.$D214])" office:value-type="float"/>
          <table:table-cell table:formula="of:=MIN([.$E214])" office:value-type="float"/>
          <table:table-cell table:formula="of:=MIN([.$F214])" office:value-type="float"/>
          <table:table-cell table:formula="of:=MIN([.$G214])" office:value-type="float"/>
          <table:table-cell table:formula="of:=MEDIAN([.$B214])" office:value-type="float"/>
          <table:table-cell table:formula="of:=MEDIAN([.$C214])" office:value-type="float"/>
          <table:table-cell table:formula="of:=MEDIAN([.$D214])" office:value-type="float"/>
          <table:table-cell table:formula="of:=MEDIAN([.$E214])" office:value-type="float"/>
          <table:table-cell table:formula="of:=MEDIAN([.$F214])" office:value-type="float"/>
          <table:table-cell table:formula="of:=MEDIAN([.$G214])" office:value-type="float"/>
          <table:table-cell table:formula="of:=MAX([.$B214])" office:value-type="float"/>
          <table:table-cell table:formula="of:=MAX([.$C214])" office:value-type="float"/>
          <table:table-cell table:formula="of:=MAX([.$D214])" office:value-type="float"/>
          <table:table-cell table:formula="of:=MAX([.$E214])" office:value-type="float"/>
          <table:table-cell table:formula="of:=MAX([.$F214])" office:value-type="float"/>
          <table:table-cell table:formula="of:=MAX([.$G214])" office:value-type="float"/>
        </table:table-row>
        <table:table-row table:style-name="ro1">
          <table:table-cell office:value-type="string">
            <text:p>logistics-round-1-strips/instances/instance-2.lp</text:p>
          </table:table-cell>
          <table:table-cell office:value-type="float" office:value="1.12"/>
          <table:table-cell office:value-type="float" office:value="0.882"/>
          <table:table-cell office:value-type="float" office:value="499.0"/>
          <table:table-cell office:value-type="float" office:value="49.0"/>
          <table:table-cell office:value-type="float" office:value="55.0"/>
          <table:table-cell office:value-type="float" office:value="0.0"/>
          <table:table-cell table:formula="of:=MIN([.$B215])" office:value-type="float"/>
          <table:table-cell table:formula="of:=MIN([.$C215])" office:value-type="float"/>
          <table:table-cell table:formula="of:=MIN([.$D215])" office:value-type="float"/>
          <table:table-cell table:formula="of:=MIN([.$E215])" office:value-type="float"/>
          <table:table-cell table:formula="of:=MIN([.$F215])" office:value-type="float"/>
          <table:table-cell table:formula="of:=MIN([.$G215])" office:value-type="float"/>
          <table:table-cell table:formula="of:=MEDIAN([.$B215])" office:value-type="float"/>
          <table:table-cell table:formula="of:=MEDIAN([.$C215])" office:value-type="float"/>
          <table:table-cell table:formula="of:=MEDIAN([.$D215])" office:value-type="float"/>
          <table:table-cell table:formula="of:=MEDIAN([.$E215])" office:value-type="float"/>
          <table:table-cell table:formula="of:=MEDIAN([.$F215])" office:value-type="float"/>
          <table:table-cell table:formula="of:=MEDIAN([.$G215])" office:value-type="float"/>
          <table:table-cell table:formula="of:=MAX([.$B215])" office:value-type="float"/>
          <table:table-cell table:formula="of:=MAX([.$C215])" office:value-type="float"/>
          <table:table-cell table:formula="of:=MAX([.$D215])" office:value-type="float"/>
          <table:table-cell table:formula="of:=MAX([.$E215])" office:value-type="float"/>
          <table:table-cell table:formula="of:=MAX([.$F215])" office:value-type="float"/>
          <table:table-cell table:formula="of:=MAX([.$G215])" office:value-type="float"/>
        </table:table-row>
        <table:table-row table:style-name="ro1">
          <table:table-cell office:value-type="string">
            <text:p>logistics-round-1-strips/instances/instance-21.lp</text:p>
          </table:table-cell>
          <table:table-cell office:value-type="float" office:value="139.84"/>
          <table:table-cell office:value-type="float" office:value="93.884"/>
          <table:table-cell office:value-type="float" office:value="21572.0"/>
          <table:table-cell office:value-type="float" office:value="382.0"/>
          <table:table-cell office:value-type="float" office:value="4176.0"/>
          <table:table-cell office:value-type="float" office:value="0.0"/>
          <table:table-cell table:formula="of:=MIN([.$B216])" office:value-type="float"/>
          <table:table-cell table:formula="of:=MIN([.$C216])" office:value-type="float"/>
          <table:table-cell table:formula="of:=MIN([.$D216])" office:value-type="float"/>
          <table:table-cell table:formula="of:=MIN([.$E216])" office:value-type="float"/>
          <table:table-cell table:formula="of:=MIN([.$F216])" office:value-type="float"/>
          <table:table-cell table:formula="of:=MIN([.$G216])" office:value-type="float"/>
          <table:table-cell table:formula="of:=MEDIAN([.$B216])" office:value-type="float"/>
          <table:table-cell table:formula="of:=MEDIAN([.$C216])" office:value-type="float"/>
          <table:table-cell table:formula="of:=MEDIAN([.$D216])" office:value-type="float"/>
          <table:table-cell table:formula="of:=MEDIAN([.$E216])" office:value-type="float"/>
          <table:table-cell table:formula="of:=MEDIAN([.$F216])" office:value-type="float"/>
          <table:table-cell table:formula="of:=MEDIAN([.$G216])" office:value-type="float"/>
          <table:table-cell table:formula="of:=MAX([.$B216])" office:value-type="float"/>
          <table:table-cell table:formula="of:=MAX([.$C216])" office:value-type="float"/>
          <table:table-cell table:formula="of:=MAX([.$D216])" office:value-type="float"/>
          <table:table-cell table:formula="of:=MAX([.$E216])" office:value-type="float"/>
          <table:table-cell table:formula="of:=MAX([.$F216])" office:value-type="float"/>
          <table:table-cell table:formula="of:=MAX([.$G216])" office:value-type="float"/>
        </table:table-row>
        <table:table-row table:style-name="ro1">
          <table:table-cell office:value-type="string">
            <text:p>logistics-round-1-strips/instances/instance-23.lp</text:p>
          </table:table-cell>
          <table:table-cell office:value-type="float" office:value="147.32"/>
          <table:table-cell office:value-type="float" office:value="145.752"/>
          <table:table-cell office:value-type="float" office:value="440342.0"/>
          <table:table-cell office:value-type="float" office:value="367171.0"/>
          <table:table-cell office:value-type="float" office:value="313.0"/>
          <table:table-cell office:value-type="float" office:value="0.0"/>
          <table:table-cell table:formula="of:=MIN([.$B217])" office:value-type="float"/>
          <table:table-cell table:formula="of:=MIN([.$C217])" office:value-type="float"/>
          <table:table-cell table:formula="of:=MIN([.$D217])" office:value-type="float"/>
          <table:table-cell table:formula="of:=MIN([.$E217])" office:value-type="float"/>
          <table:table-cell table:formula="of:=MIN([.$F217])" office:value-type="float"/>
          <table:table-cell table:formula="of:=MIN([.$G217])" office:value-type="float"/>
          <table:table-cell table:formula="of:=MEDIAN([.$B217])" office:value-type="float"/>
          <table:table-cell table:formula="of:=MEDIAN([.$C217])" office:value-type="float"/>
          <table:table-cell table:formula="of:=MEDIAN([.$D217])" office:value-type="float"/>
          <table:table-cell table:formula="of:=MEDIAN([.$E217])" office:value-type="float"/>
          <table:table-cell table:formula="of:=MEDIAN([.$F217])" office:value-type="float"/>
          <table:table-cell table:formula="of:=MEDIAN([.$G217])" office:value-type="float"/>
          <table:table-cell table:formula="of:=MAX([.$B217])" office:value-type="float"/>
          <table:table-cell table:formula="of:=MAX([.$C217])" office:value-type="float"/>
          <table:table-cell table:formula="of:=MAX([.$D217])" office:value-type="float"/>
          <table:table-cell table:formula="of:=MAX([.$E217])" office:value-type="float"/>
          <table:table-cell table:formula="of:=MAX([.$F217])" office:value-type="float"/>
          <table:table-cell table:formula="of:=MAX([.$G217])" office:value-type="float"/>
        </table:table-row>
        <table:table-row table:style-name="ro1">
          <table:table-cell office:value-type="string">
            <text:p>logistics-round-1-strips/instances/instance-24.lp</text:p>
          </table:table-cell>
          <table:table-cell office:value-type="float" office:value="84.76"/>
          <table:table-cell office:value-type="float" office:value="56.673"/>
          <table:table-cell office:value-type="float" office:value="13253.0"/>
          <table:table-cell office:value-type="float" office:value="204.0"/>
          <table:table-cell office:value-type="float" office:value="2615.0"/>
          <table:table-cell office:value-type="float" office:value="0.0"/>
          <table:table-cell table:formula="of:=MIN([.$B218])" office:value-type="float"/>
          <table:table-cell table:formula="of:=MIN([.$C218])" office:value-type="float"/>
          <table:table-cell table:formula="of:=MIN([.$D218])" office:value-type="float"/>
          <table:table-cell table:formula="of:=MIN([.$E218])" office:value-type="float"/>
          <table:table-cell table:formula="of:=MIN([.$F218])" office:value-type="float"/>
          <table:table-cell table:formula="of:=MIN([.$G218])" office:value-type="float"/>
          <table:table-cell table:formula="of:=MEDIAN([.$B218])" office:value-type="float"/>
          <table:table-cell table:formula="of:=MEDIAN([.$C218])" office:value-type="float"/>
          <table:table-cell table:formula="of:=MEDIAN([.$D218])" office:value-type="float"/>
          <table:table-cell table:formula="of:=MEDIAN([.$E218])" office:value-type="float"/>
          <table:table-cell table:formula="of:=MEDIAN([.$F218])" office:value-type="float"/>
          <table:table-cell table:formula="of:=MEDIAN([.$G218])" office:value-type="float"/>
          <table:table-cell table:formula="of:=MAX([.$B218])" office:value-type="float"/>
          <table:table-cell table:formula="of:=MAX([.$C218])" office:value-type="float"/>
          <table:table-cell table:formula="of:=MAX([.$D218])" office:value-type="float"/>
          <table:table-cell table:formula="of:=MAX([.$E218])" office:value-type="float"/>
          <table:table-cell table:formula="of:=MAX([.$F218])" office:value-type="float"/>
          <table:table-cell table:formula="of:=MAX([.$G218])" office:value-type="float"/>
        </table:table-row>
        <table:table-row table:style-name="ro1">
          <table:table-cell office:value-type="string">
            <text:p>logistics-round-1-strips/instances/instance-3.lp</text:p>
          </table:table-cell>
          <table:table-cell office:value-type="float" office:value="4.32"/>
          <table:table-cell office:value-type="float" office:value="3.239"/>
          <table:table-cell office:value-type="float" office:value="1642.0"/>
          <table:table-cell office:value-type="float" office:value="111.0"/>
          <table:table-cell office:value-type="float" office:value="181.0"/>
          <table:table-cell office:value-type="float" office:value="0.0"/>
          <table:table-cell table:formula="of:=MIN([.$B219])" office:value-type="float"/>
          <table:table-cell table:formula="of:=MIN([.$C219])" office:value-type="float"/>
          <table:table-cell table:formula="of:=MIN([.$D219])" office:value-type="float"/>
          <table:table-cell table:formula="of:=MIN([.$E219])" office:value-type="float"/>
          <table:table-cell table:formula="of:=MIN([.$F219])" office:value-type="float"/>
          <table:table-cell table:formula="of:=MIN([.$G219])" office:value-type="float"/>
          <table:table-cell table:formula="of:=MEDIAN([.$B219])" office:value-type="float"/>
          <table:table-cell table:formula="of:=MEDIAN([.$C219])" office:value-type="float"/>
          <table:table-cell table:formula="of:=MEDIAN([.$D219])" office:value-type="float"/>
          <table:table-cell table:formula="of:=MEDIAN([.$E219])" office:value-type="float"/>
          <table:table-cell table:formula="of:=MEDIAN([.$F219])" office:value-type="float"/>
          <table:table-cell table:formula="of:=MEDIAN([.$G219])" office:value-type="float"/>
          <table:table-cell table:formula="of:=MAX([.$B219])" office:value-type="float"/>
          <table:table-cell table:formula="of:=MAX([.$C219])" office:value-type="float"/>
          <table:table-cell table:formula="of:=MAX([.$D219])" office:value-type="float"/>
          <table:table-cell table:formula="of:=MAX([.$E219])" office:value-type="float"/>
          <table:table-cell table:formula="of:=MAX([.$F219])" office:value-type="float"/>
          <table:table-cell table:formula="of:=MAX([.$G219])" office:value-type="float"/>
        </table:table-row>
        <table:table-row table:style-name="ro1">
          <table:table-cell office:value-type="string">
            <text:p>logistics-round-1-strips/instances/instance-4.lp</text:p>
          </table:table-cell>
          <table:table-cell office:value-type="float" office:value="7.68"/>
          <table:table-cell office:value-type="float" office:value="5.812"/>
          <table:table-cell office:value-type="float" office:value="2779.0"/>
          <table:table-cell office:value-type="float" office:value="190.0"/>
          <table:table-cell office:value-type="float" office:value="317.0"/>
          <table:table-cell office:value-type="float" office:value="0.0"/>
          <table:table-cell table:formula="of:=MIN([.$B220])" office:value-type="float"/>
          <table:table-cell table:formula="of:=MIN([.$C220])" office:value-type="float"/>
          <table:table-cell table:formula="of:=MIN([.$D220])" office:value-type="float"/>
          <table:table-cell table:formula="of:=MIN([.$E220])" office:value-type="float"/>
          <table:table-cell table:formula="of:=MIN([.$F220])" office:value-type="float"/>
          <table:table-cell table:formula="of:=MIN([.$G220])" office:value-type="float"/>
          <table:table-cell table:formula="of:=MEDIAN([.$B220])" office:value-type="float"/>
          <table:table-cell table:formula="of:=MEDIAN([.$C220])" office:value-type="float"/>
          <table:table-cell table:formula="of:=MEDIAN([.$D220])" office:value-type="float"/>
          <table:table-cell table:formula="of:=MEDIAN([.$E220])" office:value-type="float"/>
          <table:table-cell table:formula="of:=MEDIAN([.$F220])" office:value-type="float"/>
          <table:table-cell table:formula="of:=MEDIAN([.$G220])" office:value-type="float"/>
          <table:table-cell table:formula="of:=MAX([.$B220])" office:value-type="float"/>
          <table:table-cell table:formula="of:=MAX([.$C220])" office:value-type="float"/>
          <table:table-cell table:formula="of:=MAX([.$D220])" office:value-type="float"/>
          <table:table-cell table:formula="of:=MAX([.$E220])" office:value-type="float"/>
          <table:table-cell table:formula="of:=MAX([.$F220])" office:value-type="float"/>
          <table:table-cell table:formula="of:=MAX([.$G220])" office:value-type="float"/>
        </table:table-row>
        <table:table-row table:style-name="ro1">
          <table:table-cell office:value-type="string">
            <text:p>logistics-round-1-strips/instances/instance-6.lp</text:p>
          </table:table-cell>
          <table:table-cell office:value-type="float" office:value="12.1"/>
          <table:table-cell office:value-type="float" office:value="9.073"/>
          <table:table-cell office:value-type="float" office:value="5264.0"/>
          <table:table-cell office:value-type="float" office:value="500.0"/>
          <table:table-cell office:value-type="float" office:value="486.0"/>
          <table:table-cell office:value-type="float" office:value="0.0"/>
          <table:table-cell table:formula="of:=MIN([.$B221])" office:value-type="float"/>
          <table:table-cell table:formula="of:=MIN([.$C221])" office:value-type="float"/>
          <table:table-cell table:formula="of:=MIN([.$D221])" office:value-type="float"/>
          <table:table-cell table:formula="of:=MIN([.$E221])" office:value-type="float"/>
          <table:table-cell table:formula="of:=MIN([.$F221])" office:value-type="float"/>
          <table:table-cell table:formula="of:=MIN([.$G221])" office:value-type="float"/>
          <table:table-cell table:formula="of:=MEDIAN([.$B221])" office:value-type="float"/>
          <table:table-cell table:formula="of:=MEDIAN([.$C221])" office:value-type="float"/>
          <table:table-cell table:formula="of:=MEDIAN([.$D221])" office:value-type="float"/>
          <table:table-cell table:formula="of:=MEDIAN([.$E221])" office:value-type="float"/>
          <table:table-cell table:formula="of:=MEDIAN([.$F221])" office:value-type="float"/>
          <table:table-cell table:formula="of:=MEDIAN([.$G221])" office:value-type="float"/>
          <table:table-cell table:formula="of:=MAX([.$B221])" office:value-type="float"/>
          <table:table-cell table:formula="of:=MAX([.$C221])" office:value-type="float"/>
          <table:table-cell table:formula="of:=MAX([.$D221])" office:value-type="float"/>
          <table:table-cell table:formula="of:=MAX([.$E221])" office:value-type="float"/>
          <table:table-cell table:formula="of:=MAX([.$F221])" office:value-type="float"/>
          <table:table-cell table:formula="of:=MAX([.$G221])" office:value-type="float"/>
        </table:table-row>
        <table:table-row table:style-name="ro1">
          <table:table-cell office:value-type="string">
            <text:p>logistics-round-1-strips/instances/instance-7.lp</text:p>
          </table:table-cell>
          <table:table-cell office:value-type="float" office:value="2.9"/>
          <table:table-cell office:value-type="float" office:value="2.254"/>
          <table:table-cell office:value-type="float" office:value="2075.0"/>
          <table:table-cell office:value-type="float" office:value="122.0"/>
          <table:table-cell office:value-type="float" office:value="125.0"/>
          <table:table-cell office:value-type="float" office:value="0.0"/>
          <table:table-cell table:formula="of:=MIN([.$B222])" office:value-type="float"/>
          <table:table-cell table:formula="of:=MIN([.$C222])" office:value-type="float"/>
          <table:table-cell table:formula="of:=MIN([.$D222])" office:value-type="float"/>
          <table:table-cell table:formula="of:=MIN([.$E222])" office:value-type="float"/>
          <table:table-cell table:formula="of:=MIN([.$F222])" office:value-type="float"/>
          <table:table-cell table:formula="of:=MIN([.$G222])" office:value-type="float"/>
          <table:table-cell table:formula="of:=MEDIAN([.$B222])" office:value-type="float"/>
          <table:table-cell table:formula="of:=MEDIAN([.$C222])" office:value-type="float"/>
          <table:table-cell table:formula="of:=MEDIAN([.$D222])" office:value-type="float"/>
          <table:table-cell table:formula="of:=MEDIAN([.$E222])" office:value-type="float"/>
          <table:table-cell table:formula="of:=MEDIAN([.$F222])" office:value-type="float"/>
          <table:table-cell table:formula="of:=MEDIAN([.$G222])" office:value-type="float"/>
          <table:table-cell table:formula="of:=MAX([.$B222])" office:value-type="float"/>
          <table:table-cell table:formula="of:=MAX([.$C222])" office:value-type="float"/>
          <table:table-cell table:formula="of:=MAX([.$D222])" office:value-type="float"/>
          <table:table-cell table:formula="of:=MAX([.$E222])" office:value-type="float"/>
          <table:table-cell table:formula="of:=MAX([.$F222])" office:value-type="float"/>
          <table:table-cell table:formula="of:=MAX([.$G222])" office:value-type="float"/>
        </table:table-row>
        <table:table-row table:style-name="ro1">
          <table:table-cell office:value-type="string">
            <text:p>logistics-round-1-strips/instances/instance-8.lp</text:p>
          </table:table-cell>
          <table:table-cell office:value-type="float" office:value="13.42"/>
          <table:table-cell office:value-type="float" office:value="10.071"/>
          <table:table-cell office:value-type="float" office:value="3270.0"/>
          <table:table-cell office:value-type="float" office:value="179.0"/>
          <table:table-cell office:value-type="float" office:value="507.0"/>
          <table:table-cell office:value-type="float" office:value="0.0"/>
          <table:table-cell table:formula="of:=MIN([.$B223])" office:value-type="float"/>
          <table:table-cell table:formula="of:=MIN([.$C223])" office:value-type="float"/>
          <table:table-cell table:formula="of:=MIN([.$D223])" office:value-type="float"/>
          <table:table-cell table:formula="of:=MIN([.$E223])" office:value-type="float"/>
          <table:table-cell table:formula="of:=MIN([.$F223])" office:value-type="float"/>
          <table:table-cell table:formula="of:=MIN([.$G223])" office:value-type="float"/>
          <table:table-cell table:formula="of:=MEDIAN([.$B223])" office:value-type="float"/>
          <table:table-cell table:formula="of:=MEDIAN([.$C223])" office:value-type="float"/>
          <table:table-cell table:formula="of:=MEDIAN([.$D223])" office:value-type="float"/>
          <table:table-cell table:formula="of:=MEDIAN([.$E223])" office:value-type="float"/>
          <table:table-cell table:formula="of:=MEDIAN([.$F223])" office:value-type="float"/>
          <table:table-cell table:formula="of:=MEDIAN([.$G223])" office:value-type="float"/>
          <table:table-cell table:formula="of:=MAX([.$B223])" office:value-type="float"/>
          <table:table-cell table:formula="of:=MAX([.$C223])" office:value-type="float"/>
          <table:table-cell table:formula="of:=MAX([.$D223])" office:value-type="float"/>
          <table:table-cell table:formula="of:=MAX([.$E223])" office:value-type="float"/>
          <table:table-cell table:formula="of:=MAX([.$F223])" office:value-type="float"/>
          <table:table-cell table:formula="of:=MAX([.$G223])" office:value-type="float"/>
        </table:table-row>
        <table:table-row table:style-name="ro1">
          <table:table-cell office:value-type="string">
            <text:p>logistics-round-1-strips/instances/instance-9.lp</text:p>
          </table:table-cell>
          <table:table-cell office:value-type="float" office:value="18.67"/>
          <table:table-cell office:value-type="float" office:value="14.112"/>
          <table:table-cell office:value-type="float" office:value="12982.0"/>
          <table:table-cell office:value-type="float" office:value="2303.0"/>
          <table:table-cell office:value-type="float" office:value="659.0"/>
          <table:table-cell office:value-type="float" office:value="0.0"/>
          <table:table-cell table:formula="of:=MIN([.$B224])" office:value-type="float"/>
          <table:table-cell table:formula="of:=MIN([.$C224])" office:value-type="float"/>
          <table:table-cell table:formula="of:=MIN([.$D224])" office:value-type="float"/>
          <table:table-cell table:formula="of:=MIN([.$E224])" office:value-type="float"/>
          <table:table-cell table:formula="of:=MIN([.$F224])" office:value-type="float"/>
          <table:table-cell table:formula="of:=MIN([.$G224])" office:value-type="float"/>
          <table:table-cell table:formula="of:=MEDIAN([.$B224])" office:value-type="float"/>
          <table:table-cell table:formula="of:=MEDIAN([.$C224])" office:value-type="float"/>
          <table:table-cell table:formula="of:=MEDIAN([.$D224])" office:value-type="float"/>
          <table:table-cell table:formula="of:=MEDIAN([.$E224])" office:value-type="float"/>
          <table:table-cell table:formula="of:=MEDIAN([.$F224])" office:value-type="float"/>
          <table:table-cell table:formula="of:=MEDIAN([.$G224])" office:value-type="float"/>
          <table:table-cell table:formula="of:=MAX([.$B224])" office:value-type="float"/>
          <table:table-cell table:formula="of:=MAX([.$C224])" office:value-type="float"/>
          <table:table-cell table:formula="of:=MAX([.$D224])" office:value-type="float"/>
          <table:table-cell table:formula="of:=MAX([.$E224])" office:value-type="float"/>
          <table:table-cell table:formula="of:=MAX([.$F224])" office:value-type="float"/>
          <table:table-cell table:formula="of:=MAX([.$G224])" office:value-type="float"/>
        </table:table-row>
        <table:table-row table:style-name="ro1">
          <table:table-cell office:value-type="string">
            <text:p>mystery-round-1-strips/instances/instance-10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47.0"/>
          <table:table-cell office:value-type="float" office:value="0.0"/>
          <table:table-cell table:formula="of:=MIN([.$B225])" office:value-type="float"/>
          <table:table-cell table:formula="of:=MIN([.$C225])" office:value-type="float"/>
          <table:table-cell table:formula="of:=MIN([.$D225])" office:value-type="float"/>
          <table:table-cell table:formula="of:=MIN([.$E225])" office:value-type="float"/>
          <table:table-cell table:formula="of:=MIN([.$F225])" office:value-type="float"/>
          <table:table-cell table:formula="of:=MIN([.$G225])" office:value-type="float"/>
          <table:table-cell table:formula="of:=MEDIAN([.$B225])" office:value-type="float"/>
          <table:table-cell table:formula="of:=MEDIAN([.$C225])" office:value-type="float"/>
          <table:table-cell table:formula="of:=MEDIAN([.$D225])" office:value-type="float"/>
          <table:table-cell table:formula="of:=MEDIAN([.$E225])" office:value-type="float"/>
          <table:table-cell table:formula="of:=MEDIAN([.$F225])" office:value-type="float"/>
          <table:table-cell table:formula="of:=MEDIAN([.$G225])" office:value-type="float"/>
          <table:table-cell table:formula="of:=MAX([.$B225])" office:value-type="float"/>
          <table:table-cell table:formula="of:=MAX([.$C225])" office:value-type="float"/>
          <table:table-cell table:formula="of:=MAX([.$D225])" office:value-type="float"/>
          <table:table-cell table:formula="of:=MAX([.$E225])" office:value-type="float"/>
          <table:table-cell table:formula="of:=MAX([.$F225])" office:value-type="float"/>
          <table:table-cell table:formula="of:=MAX([.$G225])" office:value-type="float"/>
        </table:table-row>
        <table:table-row table:style-name="ro1">
          <table:table-cell office:value-type="string">
            <text:p>mystery-round-1-strips/instances/instance-13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105.0"/>
          <table:table-cell office:value-type="float" office:value="0.0"/>
          <table:table-cell table:formula="of:=MIN([.$B226])" office:value-type="float"/>
          <table:table-cell table:formula="of:=MIN([.$C226])" office:value-type="float"/>
          <table:table-cell table:formula="of:=MIN([.$D226])" office:value-type="float"/>
          <table:table-cell table:formula="of:=MIN([.$E226])" office:value-type="float"/>
          <table:table-cell table:formula="of:=MIN([.$F226])" office:value-type="float"/>
          <table:table-cell table:formula="of:=MIN([.$G226])" office:value-type="float"/>
          <table:table-cell table:formula="of:=MEDIAN([.$B226])" office:value-type="float"/>
          <table:table-cell table:formula="of:=MEDIAN([.$C226])" office:value-type="float"/>
          <table:table-cell table:formula="of:=MEDIAN([.$D226])" office:value-type="float"/>
          <table:table-cell table:formula="of:=MEDIAN([.$E226])" office:value-type="float"/>
          <table:table-cell table:formula="of:=MEDIAN([.$F226])" office:value-type="float"/>
          <table:table-cell table:formula="of:=MEDIAN([.$G226])" office:value-type="float"/>
          <table:table-cell table:formula="of:=MAX([.$B226])" office:value-type="float"/>
          <table:table-cell table:formula="of:=MAX([.$C226])" office:value-type="float"/>
          <table:table-cell table:formula="of:=MAX([.$D226])" office:value-type="float"/>
          <table:table-cell table:formula="of:=MAX([.$E226])" office:value-type="float"/>
          <table:table-cell table:formula="of:=MAX([.$F226])" office:value-type="float"/>
          <table:table-cell table:formula="of:=MAX([.$G226])" office:value-type="float"/>
        </table:table-row>
        <table:table-row table:style-name="ro1">
          <table:table-cell office:value-type="string">
            <text:p>mystery-round-1-strips/instances/instance-15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56.0"/>
          <table:table-cell office:value-type="float" office:value="0.0"/>
          <table:table-cell table:formula="of:=MIN([.$B227])" office:value-type="float"/>
          <table:table-cell table:formula="of:=MIN([.$C227])" office:value-type="float"/>
          <table:table-cell table:formula="of:=MIN([.$D227])" office:value-type="float"/>
          <table:table-cell table:formula="of:=MIN([.$E227])" office:value-type="float"/>
          <table:table-cell table:formula="of:=MIN([.$F227])" office:value-type="float"/>
          <table:table-cell table:formula="of:=MIN([.$G227])" office:value-type="float"/>
          <table:table-cell table:formula="of:=MEDIAN([.$B227])" office:value-type="float"/>
          <table:table-cell table:formula="of:=MEDIAN([.$C227])" office:value-type="float"/>
          <table:table-cell table:formula="of:=MEDIAN([.$D227])" office:value-type="float"/>
          <table:table-cell table:formula="of:=MEDIAN([.$E227])" office:value-type="float"/>
          <table:table-cell table:formula="of:=MEDIAN([.$F227])" office:value-type="float"/>
          <table:table-cell table:formula="of:=MEDIAN([.$G227])" office:value-type="float"/>
          <table:table-cell table:formula="of:=MAX([.$B227])" office:value-type="float"/>
          <table:table-cell table:formula="of:=MAX([.$C227])" office:value-type="float"/>
          <table:table-cell table:formula="of:=MAX([.$D227])" office:value-type="float"/>
          <table:table-cell table:formula="of:=MAX([.$E227])" office:value-type="float"/>
          <table:table-cell table:formula="of:=MAX([.$F227])" office:value-type="float"/>
          <table:table-cell table:formula="of:=MAX([.$G227])" office:value-type="float"/>
        </table:table-row>
        <table:table-row table:style-name="ro1">
          <table:table-cell office:value-type="string">
            <text:p>mystery-round-1-strips/instances/instance-17.lp</text:p>
          </table:table-cell>
          <table:table-cell office:value-type="float" office:value="900.0"/>
          <table:table-cell office:value-type="float" office:value="900.0"/>
          <table:table-cell office:value-type="float" office:value="0.0"/>
          <table:table-cell office:value-type="float" office:value="0.0"/>
          <table:table-cell office:value-type="float" office:value="8031.0"/>
          <table:table-cell office:value-type="float" office:value="0.0"/>
          <table:table-cell table:formula="of:=MIN([.$B228])" office:value-type="float"/>
          <table:table-cell table:formula="of:=MIN([.$C228])" office:value-type="float"/>
          <table:table-cell table:formula="of:=MIN([.$D228])" office:value-type="float"/>
          <table:table-cell table:formula="of:=MIN([.$E228])" office:value-type="float"/>
          <table:table-cell table:formula="of:=MIN([.$F228])" office:value-type="float"/>
          <table:table-cell table:formula="of:=MIN([.$G228])" office:value-type="float"/>
          <table:table-cell table:formula="of:=MEDIAN([.$B228])" office:value-type="float"/>
          <table:table-cell table:formula="of:=MEDIAN([.$C228])" office:value-type="float"/>
          <table:table-cell table:formula="of:=MEDIAN([.$D228])" office:value-type="float"/>
          <table:table-cell table:formula="of:=MEDIAN([.$E228])" office:value-type="float"/>
          <table:table-cell table:formula="of:=MEDIAN([.$F228])" office:value-type="float"/>
          <table:table-cell table:formula="of:=MEDIAN([.$G228])" office:value-type="float"/>
          <table:table-cell table:formula="of:=MAX([.$B228])" office:value-type="float"/>
          <table:table-cell table:formula="of:=MAX([.$C228])" office:value-type="float"/>
          <table:table-cell table:formula="of:=MAX([.$D228])" office:value-type="float"/>
          <table:table-cell table:formula="of:=MAX([.$E228])" office:value-type="float"/>
          <table:table-cell table:formula="of:=MAX([.$F228])" office:value-type="float"/>
          <table:table-cell table:formula="of:=MAX([.$G228])" office:value-type="float"/>
        </table:table-row>
        <table:table-row table:style-name="ro1">
          <table:table-cell office:value-type="string">
            <text:p>mystery-round-1-strips/instances/instance-19.lp</text:p>
          </table:table-cell>
          <table:table-cell office:value-type="float" office:value="61.25"/>
          <table:table-cell office:value-type="float" office:value="47.231"/>
          <table:table-cell office:value-type="float" office:value="775.0"/>
          <table:table-cell office:value-type="float" office:value="207.0"/>
          <table:table-cell office:value-type="float" office:value="1997.0"/>
          <table:table-cell office:value-type="float" office:value="0.0"/>
          <table:table-cell table:formula="of:=MIN([.$B229])" office:value-type="float"/>
          <table:table-cell table:formula="of:=MIN([.$C229])" office:value-type="float"/>
          <table:table-cell table:formula="of:=MIN([.$D229])" office:value-type="float"/>
          <table:table-cell table:formula="of:=MIN([.$E229])" office:value-type="float"/>
          <table:table-cell table:formula="of:=MIN([.$F229])" office:value-type="float"/>
          <table:table-cell table:formula="of:=MIN([.$G229])" office:value-type="float"/>
          <table:table-cell table:formula="of:=MEDIAN([.$B229])" office:value-type="float"/>
          <table:table-cell table:formula="of:=MEDIAN([.$C229])" office:value-type="float"/>
          <table:table-cell table:formula="of:=MEDIAN([.$D229])" office:value-type="float"/>
          <table:table-cell table:formula="of:=MEDIAN([.$E229])" office:value-type="float"/>
          <table:table-cell table:formula="of:=MEDIAN([.$F229])" office:value-type="float"/>
          <table:table-cell table:formula="of:=MEDIAN([.$G229])" office:value-type="float"/>
          <table:table-cell table:formula="of:=MAX([.$B229])" office:value-type="float"/>
          <table:table-cell table:formula="of:=MAX([.$C229])" office:value-type="float"/>
          <table:table-cell table:formula="of:=MAX([.$D229])" office:value-type="float"/>
          <table:table-cell table:formula="of:=MAX([.$E229])" office:value-type="float"/>
          <table:table-cell table:formula="of:=MAX([.$F229])" office:value-type="float"/>
          <table:table-cell table:formula="of:=MAX([.$G229])" office:value-type="float"/>
        </table:table-row>
        <table:table-row table:style-name="ro1">
          <table:table-cell office:value-type="string">
            <text:p>mystery-round-1-strips/instances/instance-2.lp</text:p>
          </table:table-cell>
          <table:table-cell office:value-type="float" office:value="21.06"/>
          <table:table-cell office:value-type="float" office:value="16.855"/>
          <table:table-cell office:value-type="float" office:value="214.0"/>
          <table:table-cell office:value-type="float" office:value="75.0"/>
          <table:table-cell office:value-type="float" office:value="727.0"/>
          <table:table-cell office:value-type="float" office:value="0.0"/>
          <table:table-cell table:formula="of:=MIN([.$B230])" office:value-type="float"/>
          <table:table-cell table:formula="of:=MIN([.$C230])" office:value-type="float"/>
          <table:table-cell table:formula="of:=MIN([.$D230])" office:value-type="float"/>
          <table:table-cell table:formula="of:=MIN([.$E230])" office:value-type="float"/>
          <table:table-cell table:formula="of:=MIN([.$F230])" office:value-type="float"/>
          <table:table-cell table:formula="of:=MIN([.$G230])" office:value-type="float"/>
          <table:table-cell table:formula="of:=MEDIAN([.$B230])" office:value-type="float"/>
          <table:table-cell table:formula="of:=MEDIAN([.$C230])" office:value-type="float"/>
          <table:table-cell table:formula="of:=MEDIAN([.$D230])" office:value-type="float"/>
          <table:table-cell table:formula="of:=MEDIAN([.$E230])" office:value-type="float"/>
          <table:table-cell table:formula="of:=MEDIAN([.$F230])" office:value-type="float"/>
          <table:table-cell table:formula="of:=MEDIAN([.$G230])" office:value-type="float"/>
          <table:table-cell table:formula="of:=MAX([.$B230])" office:value-type="float"/>
          <table:table-cell table:formula="of:=MAX([.$C230])" office:value-type="float"/>
          <table:table-cell table:formula="of:=MAX([.$D230])" office:value-type="float"/>
          <table:table-cell table:formula="of:=MAX([.$E230])" office:value-type="float"/>
          <table:table-cell table:formula="of:=MAX([.$F230])" office:value-type="float"/>
          <table:table-cell table:formula="of:=MAX([.$G230])" office:value-type="float"/>
        </table:table-row>
        <table:table-row table:style-name="ro1">
          <table:table-cell office:value-type="string">
            <text:p>mystery-round-1-strips/instances/instance-20.lp</text:p>
          </table:table-cell>
          <table:table-cell office:value-type="float" office:value="62.73"/>
          <table:table-cell office:value-type="float" office:value="46.731"/>
          <table:table-cell office:value-type="float" office:value="7548.0"/>
          <table:table-cell office:value-type="float" office:value="1590.0"/>
          <table:table-cell office:value-type="float" office:value="2084.0"/>
          <table:table-cell office:value-type="float" office:value="0.0"/>
          <table:table-cell table:formula="of:=MIN([.$B231])" office:value-type="float"/>
          <table:table-cell table:formula="of:=MIN([.$C231])" office:value-type="float"/>
          <table:table-cell table:formula="of:=MIN([.$D231])" office:value-type="float"/>
          <table:table-cell table:formula="of:=MIN([.$E231])" office:value-type="float"/>
          <table:table-cell table:formula="of:=MIN([.$F231])" office:value-type="float"/>
          <table:table-cell table:formula="of:=MIN([.$G231])" office:value-type="float"/>
          <table:table-cell table:formula="of:=MEDIAN([.$B231])" office:value-type="float"/>
          <table:table-cell table:formula="of:=MEDIAN([.$C231])" office:value-type="float"/>
          <table:table-cell table:formula="of:=MEDIAN([.$D231])" office:value-type="float"/>
          <table:table-cell table:formula="of:=MEDIAN([.$E231])" office:value-type="float"/>
          <table:table-cell table:formula="of:=MEDIAN([.$F231])" office:value-type="float"/>
          <table:table-cell table:formula="of:=MEDIAN([.$G231])" office:value-type="float"/>
          <table:table-cell table:formula="of:=MAX([.$B231])" office:value-type="float"/>
          <table:table-cell table:formula="of:=MAX([.$C231])" office:value-type="float"/>
          <table:table-cell table:formula="of:=MAX([.$D231])" office:value-type="float"/>
          <table:table-cell table:formula="of:=MAX([.$E231])" office:value-type="float"/>
          <table:table-cell table:formula="of:=MAX([.$F231])" office:value-type="float"/>
          <table:table-cell table:formula="of:=MAX([.$G231])" office:value-type="float"/>
        </table:table-row>
        <table:table-row table:style-name="ro1">
          <table:table-cell office:value-type="string">
            <text:p>mystery-round-1-strips/instances/instance-26.lp</text:p>
          </table:table-cell>
          <table:table-cell office:value-type="float" office:value="4.56"/>
          <table:table-cell office:value-type="float" office:value="3.66"/>
          <table:table-cell office:value-type="float" office:value="160.0"/>
          <table:table-cell office:value-type="float" office:value="51.0"/>
          <table:table-cell office:value-type="float" office:value="193.0"/>
          <table:table-cell office:value-type="float" office:value="0.0"/>
          <table:table-cell table:formula="of:=MIN([.$B232])" office:value-type="float"/>
          <table:table-cell table:formula="of:=MIN([.$C232])" office:value-type="float"/>
          <table:table-cell table:formula="of:=MIN([.$D232])" office:value-type="float"/>
          <table:table-cell table:formula="of:=MIN([.$E232])" office:value-type="float"/>
          <table:table-cell table:formula="of:=MIN([.$F232])" office:value-type="float"/>
          <table:table-cell table:formula="of:=MIN([.$G232])" office:value-type="float"/>
          <table:table-cell table:formula="of:=MEDIAN([.$B232])" office:value-type="float"/>
          <table:table-cell table:formula="of:=MEDIAN([.$C232])" office:value-type="float"/>
          <table:table-cell table:formula="of:=MEDIAN([.$D232])" office:value-type="float"/>
          <table:table-cell table:formula="of:=MEDIAN([.$E232])" office:value-type="float"/>
          <table:table-cell table:formula="of:=MEDIAN([.$F232])" office:value-type="float"/>
          <table:table-cell table:formula="of:=MEDIAN([.$G232])" office:value-type="float"/>
          <table:table-cell table:formula="of:=MAX([.$B232])" office:value-type="float"/>
          <table:table-cell table:formula="of:=MAX([.$C232])" office:value-type="float"/>
          <table:table-cell table:formula="of:=MAX([.$D232])" office:value-type="float"/>
          <table:table-cell table:formula="of:=MAX([.$E232])" office:value-type="float"/>
          <table:table-cell table:formula="of:=MAX([.$F232])" office:value-type="float"/>
          <table:table-cell table:formula="of:=MAX([.$G232])" office:value-type="float"/>
        </table:table-row>
        <table:table-row table:style-name="ro1">
          <table:table-cell office:value-type="string">
            <text:p>mystery-round-1-strips/instances/instance-27.lp</text:p>
          </table:table-cell>
          <table:table-cell office:value-type="float" office:value="2.54"/>
          <table:table-cell office:value-type="float" office:value="2.129"/>
          <table:table-cell office:value-type="float" office:value="52.0"/>
          <table:table-cell office:value-type="float" office:value="19.0"/>
          <table:table-cell office:value-type="float" office:value="133.0"/>
          <table:table-cell office:value-type="float" office:value="0.0"/>
          <table:table-cell table:formula="of:=MIN([.$B233])" office:value-type="float"/>
          <table:table-cell table:formula="of:=MIN([.$C233])" office:value-type="float"/>
          <table:table-cell table:formula="of:=MIN([.$D233])" office:value-type="float"/>
          <table:table-cell table:formula="of:=MIN([.$E233])" office:value-type="float"/>
          <table:table-cell table:formula="of:=MIN([.$F233])" office:value-type="float"/>
          <table:table-cell table:formula="of:=MIN([.$G233])" office:value-type="float"/>
          <table:table-cell table:formula="of:=MEDIAN([.$B233])" office:value-type="float"/>
          <table:table-cell table:formula="of:=MEDIAN([.$C233])" office:value-type="float"/>
          <table:table-cell table:formula="of:=MEDIAN([.$D233])" office:value-type="float"/>
          <table:table-cell table:formula="of:=MEDIAN([.$E233])" office:value-type="float"/>
          <table:table-cell table:formula="of:=MEDIAN([.$F233])" office:value-type="float"/>
          <table:table-cell table:formula="of:=MEDIAN([.$G233])" office:value-type="float"/>
          <table:table-cell table:formula="of:=MAX([.$B233])" office:value-type="float"/>
          <table:table-cell table:formula="of:=MAX([.$C233])" office:value-type="float"/>
          <table:table-cell table:formula="of:=MAX([.$D233])" office:value-type="float"/>
          <table:table-cell table:formula="of:=MAX([.$E233])" office:value-type="float"/>
          <table:table-cell table:formula="of:=MAX([.$F233])" office:value-type="float"/>
          <table:table-cell table:formula="of:=MAX([.$G233])" office:value-type="float"/>
        </table:table-row>
        <table:table-row table:style-name="ro1">
          <table:table-cell office:value-type="string">
            <text:p>mystery-round-1-strips/instances/instance-29.lp</text:p>
          </table:table-cell>
          <table:table-cell office:value-type="float" office:value="3.96"/>
          <table:table-cell office:value-type="float" office:value="3.316"/>
          <table:table-cell office:value-type="float" office:value="36.0"/>
          <table:table-cell office:value-type="float" office:value="16.0"/>
          <table:table-cell office:value-type="float" office:value="165.0"/>
          <table:table-cell office:value-type="float" office:value="0.0"/>
          <table:table-cell table:formula="of:=MIN([.$B234])" office:value-type="float"/>
          <table:table-cell table:formula="of:=MIN([.$C234])" office:value-type="float"/>
          <table:table-cell table:formula="of:=MIN([.$D234])" office:value-type="float"/>
          <table:table-cell table:formula="of:=MIN([.$E234])" office:value-type="float"/>
          <table:table-cell table:formula="of:=MIN([.$F234])" office:value-type="float"/>
          <table:table-cell table:formula="of:=MIN([.$G234])" office:value-type="float"/>
          <table:table-cell table:formula="of:=MEDIAN([.$B234])" office:value-type="float"/>
          <table:table-cell table:formula="of:=MEDIAN([.$C234])" office:value-type="float"/>
          <table:table-cell table:formula="of:=MEDIAN([.$D234])" office:value-type="float"/>
          <table:table-cell table:formula="of:=MEDIAN([.$E234])" office:value-type="float"/>
          <table:table-cell table:formula="of:=MEDIAN([.$F234])" office:value-type="float"/>
          <table:table-cell table:formula="of:=MEDIAN([.$G234])" office:value-type="float"/>
          <table:table-cell table:formula="of:=MAX([.$B234])" office:value-type="float"/>
          <table:table-cell table:formula="of:=MAX([.$C234])" office:value-type="float"/>
          <table:table-cell table:formula="of:=MAX([.$D234])" office:value-type="float"/>
          <table:table-cell table:formula="of:=MAX([.$E234])" office:value-type="float"/>
          <table:table-cell table:formula="of:=MAX([.$F234])" office:value-type="float"/>
          <table:table-cell table:formula="of:=MAX([.$G234])" office:value-type="float"/>
        </table:table-row>
        <table:table-row table:style-name="ro1">
          <table:table-cell office:value-type="string">
            <text:p>mystery-round-1-strips/instances/instance-3.lp</text:p>
          </table:table-cell>
          <table:table-cell office:value-type="float" office:value="4.34"/>
          <table:table-cell office:value-type="float" office:value="3.566"/>
          <table:table-cell office:value-type="float" office:value="35.0"/>
          <table:table-cell office:value-type="float" office:value="8.0"/>
          <table:table-cell office:value-type="float" office:value="187.0"/>
          <table:table-cell office:value-type="float" office:value="0.0"/>
          <table:table-cell table:formula="of:=MIN([.$B235])" office:value-type="float"/>
          <table:table-cell table:formula="of:=MIN([.$C235])" office:value-type="float"/>
          <table:table-cell table:formula="of:=MIN([.$D235])" office:value-type="float"/>
          <table:table-cell table:formula="of:=MIN([.$E235])" office:value-type="float"/>
          <table:table-cell table:formula="of:=MIN([.$F235])" office:value-type="float"/>
          <table:table-cell table:formula="of:=MIN([.$G235])" office:value-type="float"/>
          <table:table-cell table:formula="of:=MEDIAN([.$B235])" office:value-type="float"/>
          <table:table-cell table:formula="of:=MEDIAN([.$C235])" office:value-type="float"/>
          <table:table-cell table:formula="of:=MEDIAN([.$D235])" office:value-type="float"/>
          <table:table-cell table:formula="of:=MEDIAN([.$E235])" office:value-type="float"/>
          <table:table-cell table:formula="of:=MEDIAN([.$F235])" office:value-type="float"/>
          <table:table-cell table:formula="of:=MEDIAN([.$G235])" office:value-type="float"/>
          <table:table-cell table:formula="of:=MAX([.$B235])" office:value-type="float"/>
          <table:table-cell table:formula="of:=MAX([.$C235])" office:value-type="float"/>
          <table:table-cell table:formula="of:=MAX([.$D235])" office:value-type="float"/>
          <table:table-cell table:formula="of:=MAX([.$E235])" office:value-type="float"/>
          <table:table-cell table:formula="of:=MAX([.$F235])" office:value-type="float"/>
          <table:table-cell table:formula="of:=MAX([.$G235])" office:value-type="float"/>
        </table:table-row>
        <table:table-row table:style-name="ro1">
          <table:table-cell office:value-type="string">
            <text:p>mystery-round-1-strips/instances/instance-30.lp</text:p>
          </table:table-cell>
          <table:table-cell office:value-type="float" office:value="23.42"/>
          <table:table-cell office:value-type="float" office:value="18.859"/>
          <table:table-cell office:value-type="float" office:value="553.0"/>
          <table:table-cell office:value-type="float" office:value="219.0"/>
          <table:table-cell office:value-type="float" office:value="932.0"/>
          <table:table-cell office:value-type="float" office:value="0.0"/>
          <table:table-cell table:formula="of:=MIN([.$B236])" office:value-type="float"/>
          <table:table-cell table:formula="of:=MIN([.$C236])" office:value-type="float"/>
          <table:table-cell table:formula="of:=MIN([.$D236])" office:value-type="float"/>
          <table:table-cell table:formula="of:=MIN([.$E236])" office:value-type="float"/>
          <table:table-cell table:formula="of:=MIN([.$F236])" office:value-type="float"/>
          <table:table-cell table:formula="of:=MIN([.$G236])" office:value-type="float"/>
          <table:table-cell table:formula="of:=MEDIAN([.$B236])" office:value-type="float"/>
          <table:table-cell table:formula="of:=MEDIAN([.$C236])" office:value-type="float"/>
          <table:table-cell table:formula="of:=MEDIAN([.$D236])" office:value-type="float"/>
          <table:table-cell table:formula="of:=MEDIAN([.$E236])" office:value-type="float"/>
          <table:table-cell table:formula="of:=MEDIAN([.$F236])" office:value-type="float"/>
          <table:table-cell table:formula="of:=MEDIAN([.$G236])" office:value-type="float"/>
          <table:table-cell table:formula="of:=MAX([.$B236])" office:value-type="float"/>
          <table:table-cell table:formula="of:=MAX([.$C236])" office:value-type="float"/>
          <table:table-cell table:formula="of:=MAX([.$D236])" office:value-type="float"/>
          <table:table-cell table:formula="of:=MAX([.$E236])" office:value-type="float"/>
          <table:table-cell table:formula="of:=MAX([.$F236])" office:value-type="float"/>
          <table:table-cell table:formula="of:=MAX([.$G236])" office:value-type="float"/>
        </table:table-row>
        <table:table-row table:style-name="ro1">
          <table:table-cell office:value-type="string">
            <text:p>mystery-round-1-strips/instances/instance-6.lp</text:p>
          </table:table-cell>
          <table:table-cell office:value-type="float" office:value="155.68"/>
          <table:table-cell office:value-type="float" office:value="107.3"/>
          <table:table-cell office:value-type="float" office:value="13318.0"/>
          <table:table-cell office:value-type="float" office:value="5091.0"/>
          <table:table-cell office:value-type="float" office:value="4504.0"/>
          <table:table-cell office:value-type="float" office:value="0.0"/>
          <table:table-cell table:formula="of:=MIN([.$B237])" office:value-type="float"/>
          <table:table-cell table:formula="of:=MIN([.$C237])" office:value-type="float"/>
          <table:table-cell table:formula="of:=MIN([.$D237])" office:value-type="float"/>
          <table:table-cell table:formula="of:=MIN([.$E237])" office:value-type="float"/>
          <table:table-cell table:formula="of:=MIN([.$F237])" office:value-type="float"/>
          <table:table-cell table:formula="of:=MIN([.$G237])" office:value-type="float"/>
          <table:table-cell table:formula="of:=MEDIAN([.$B237])" office:value-type="float"/>
          <table:table-cell table:formula="of:=MEDIAN([.$C237])" office:value-type="float"/>
          <table:table-cell table:formula="of:=MEDIAN([.$D237])" office:value-type="float"/>
          <table:table-cell table:formula="of:=MEDIAN([.$E237])" office:value-type="float"/>
          <table:table-cell table:formula="of:=MEDIAN([.$F237])" office:value-type="float"/>
          <table:table-cell table:formula="of:=MEDIAN([.$G237])" office:value-type="float"/>
          <table:table-cell table:formula="of:=MAX([.$B237])" office:value-type="float"/>
          <table:table-cell table:formula="of:=MAX([.$C237])" office:value-type="float"/>
          <table:table-cell table:formula="of:=MAX([.$D237])" office:value-type="float"/>
          <table:table-cell table:formula="of:=MAX([.$E237])" office:value-type="float"/>
          <table:table-cell table:formula="of:=MAX([.$F237])" office:value-type="float"/>
          <table:table-cell table:formula="of:=MAX([.$G237])" office:value-type="float"/>
        </table:table-row>
        <table:table-row table:style-name="ro1">
          <table:table-cell office:value-type="string">
            <text:p>mystery-round-1-strips/instances/instance-9.lp</text:p>
          </table:table-cell>
          <table:table-cell office:value-type="float" office:value="9.04"/>
          <table:table-cell office:value-type="float" office:value="7.325"/>
          <table:table-cell office:value-type="float" office:value="122.0"/>
          <table:table-cell office:value-type="float" office:value="41.0"/>
          <table:table-cell office:value-type="float" office:value="353.0"/>
          <table:table-cell office:value-type="float" office:value="0.0"/>
          <table:table-cell table:formula="of:=MIN([.$B238])" office:value-type="float"/>
          <table:table-cell table:formula="of:=MIN([.$C238])" office:value-type="float"/>
          <table:table-cell table:formula="of:=MIN([.$D238])" office:value-type="float"/>
          <table:table-cell table:formula="of:=MIN([.$E238])" office:value-type="float"/>
          <table:table-cell table:formula="of:=MIN([.$F238])" office:value-type="float"/>
          <table:table-cell table:formula="of:=MIN([.$G238])" office:value-type="float"/>
          <table:table-cell table:formula="of:=MEDIAN([.$B238])" office:value-type="float"/>
          <table:table-cell table:formula="of:=MEDIAN([.$C238])" office:value-type="float"/>
          <table:table-cell table:formula="of:=MEDIAN([.$D238])" office:value-type="float"/>
          <table:table-cell table:formula="of:=MEDIAN([.$E238])" office:value-type="float"/>
          <table:table-cell table:formula="of:=MEDIAN([.$F238])" office:value-type="float"/>
          <table:table-cell table:formula="of:=MEDIAN([.$G238])" office:value-type="float"/>
          <table:table-cell table:formula="of:=MAX([.$B238])" office:value-type="float"/>
          <table:table-cell table:formula="of:=MAX([.$C238])" office:value-type="float"/>
          <table:table-cell table:formula="of:=MAX([.$D238])" office:value-type="float"/>
          <table:table-cell table:formula="of:=MAX([.$E238])" office:value-type="float"/>
          <table:table-cell table:formula="of:=MAX([.$F238])" office:value-type="float"/>
          <table:table-cell table:formula="of:=MAX([.$G2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38])" office:value-type="float"/>
          <table:table-cell table:formula="of:=SUM([.C3:.C238])" office:value-type="float"/>
          <table:table-cell table:formula="of:=SUM([.D3:.D238])" office:value-type="float"/>
          <table:table-cell table:formula="of:=SUM([.E3:.E238])" office:value-type="float"/>
          <table:table-cell table:formula="of:=SUM([.F3:.F238])" office:value-type="float"/>
          <table:table-cell table:formula="of:=SUM([.G3:.G238])" office:value-type="float"/>
          <table:table-cell table:formula="of:=SUM([.H3:.H238])" office:value-type="float"/>
          <table:table-cell table:formula="of:=SUM([.I3:.I238])" office:value-type="float"/>
          <table:table-cell table:formula="of:=SUM([.J3:.J238])" office:value-type="float"/>
          <table:table-cell table:formula="of:=SUM([.K3:.K238])" office:value-type="float"/>
          <table:table-cell table:formula="of:=SUM([.L3:.L238])" office:value-type="float"/>
          <table:table-cell table:formula="of:=SUM([.M3:.M238])" office:value-type="float"/>
          <table:table-cell table:formula="of:=SUM([.N3:.N238])" office:value-type="float"/>
          <table:table-cell table:formula="of:=SUM([.O3:.O238])" office:value-type="float"/>
          <table:table-cell table:formula="of:=SUM([.P3:.P238])" office:value-type="float"/>
          <table:table-cell table:formula="of:=SUM([.Q3:.Q238])" office:value-type="float"/>
          <table:table-cell table:formula="of:=SUM([.R3:.R238])" office:value-type="float"/>
          <table:table-cell table:formula="of:=SUM([.S3:.S238])" office:value-type="float"/>
          <table:table-cell table:formula="of:=SUM([.T3:.T238])" office:value-type="float"/>
          <table:table-cell table:formula="of:=SUM([.U3:.U238])" office:value-type="float"/>
          <table:table-cell table:formula="of:=SUM([.V3:.V238])" office:value-type="float"/>
          <table:table-cell table:formula="of:=SUM([.W3:.W238])" office:value-type="float"/>
          <table:table-cell table:formula="of:=SUM([.X3:.X238])" office:value-type="float"/>
          <table:table-cell table:formula="of:=SUM([.Y3:.Y2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38])" office:value-type="float"/>
          <table:table-cell table:formula="of:=AVERAGE([.C3:.C238])" office:value-type="float"/>
          <table:table-cell table:formula="of:=AVERAGE([.D3:.D238])" office:value-type="float"/>
          <table:table-cell table:formula="of:=AVERAGE([.E3:.E238])" office:value-type="float"/>
          <table:table-cell table:formula="of:=AVERAGE([.F3:.F238])" office:value-type="float"/>
          <table:table-cell table:formula="of:=AVERAGE([.G3:.G238])" office:value-type="float"/>
          <table:table-cell table:formula="of:=AVERAGE([.H3:.H238])" office:value-type="float"/>
          <table:table-cell table:formula="of:=AVERAGE([.I3:.I238])" office:value-type="float"/>
          <table:table-cell table:formula="of:=AVERAGE([.J3:.J238])" office:value-type="float"/>
          <table:table-cell table:formula="of:=AVERAGE([.K3:.K238])" office:value-type="float"/>
          <table:table-cell table:formula="of:=AVERAGE([.L3:.L238])" office:value-type="float"/>
          <table:table-cell table:formula="of:=AVERAGE([.M3:.M238])" office:value-type="float"/>
          <table:table-cell table:formula="of:=AVERAGE([.N3:.N238])" office:value-type="float"/>
          <table:table-cell table:formula="of:=AVERAGE([.O3:.O238])" office:value-type="float"/>
          <table:table-cell table:formula="of:=AVERAGE([.P3:.P238])" office:value-type="float"/>
          <table:table-cell table:formula="of:=AVERAGE([.Q3:.Q238])" office:value-type="float"/>
          <table:table-cell table:formula="of:=AVERAGE([.R3:.R238])" office:value-type="float"/>
          <table:table-cell table:formula="of:=AVERAGE([.S3:.S238])" office:value-type="float"/>
          <table:table-cell table:formula="of:=AVERAGE([.T3:.T238])" office:value-type="float"/>
          <table:table-cell table:formula="of:=AVERAGE([.U3:.U238])" office:value-type="float"/>
          <table:table-cell table:formula="of:=AVERAGE([.V3:.V238])" office:value-type="float"/>
          <table:table-cell table:formula="of:=AVERAGE([.W3:.W238])" office:value-type="float"/>
          <table:table-cell table:formula="of:=AVERAGE([.X3:.X238])" office:value-type="float"/>
          <table:table-cell table:formula="of:=AVERAGE([.Y3:.Y2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38])" office:value-type="float"/>
          <table:table-cell table:formula="of:=STDEV([.C3:.C238])" office:value-type="float"/>
          <table:table-cell table:formula="of:=STDEV([.D3:.D238])" office:value-type="float"/>
          <table:table-cell table:formula="of:=STDEV([.E3:.E238])" office:value-type="float"/>
          <table:table-cell table:formula="of:=STDEV([.F3:.F238])" office:value-type="float"/>
          <table:table-cell table:formula="of:=STDEV([.G3:.G238])" office:value-type="float"/>
          <table:table-cell table:formula="of:=STDEV([.H3:.H238])" office:value-type="float"/>
          <table:table-cell table:formula="of:=STDEV([.I3:.I238])" office:value-type="float"/>
          <table:table-cell table:formula="of:=STDEV([.J3:.J238])" office:value-type="float"/>
          <table:table-cell table:formula="of:=STDEV([.K3:.K238])" office:value-type="float"/>
          <table:table-cell table:formula="of:=STDEV([.L3:.L238])" office:value-type="float"/>
          <table:table-cell table:formula="of:=STDEV([.M3:.M238])" office:value-type="float"/>
          <table:table-cell table:formula="of:=STDEV([.N3:.N238])" office:value-type="float"/>
          <table:table-cell table:formula="of:=STDEV([.O3:.O238])" office:value-type="float"/>
          <table:table-cell table:formula="of:=STDEV([.P3:.P238])" office:value-type="float"/>
          <table:table-cell table:formula="of:=STDEV([.Q3:.Q238])" office:value-type="float"/>
          <table:table-cell table:formula="of:=STDEV([.R3:.R238])" office:value-type="float"/>
          <table:table-cell table:formula="of:=STDEV([.S3:.S238])" office:value-type="float"/>
          <table:table-cell table:formula="of:=STDEV([.T3:.T238])" office:value-type="float"/>
          <table:table-cell table:formula="of:=STDEV([.U3:.U238])" office:value-type="float"/>
          <table:table-cell table:formula="of:=STDEV([.V3:.V238])" office:value-type="float"/>
          <table:table-cell table:formula="of:=STDEV([.W3:.W238])" office:value-type="float"/>
          <table:table-cell table:formula="of:=STDEV([.X3:.X238])" office:value-type="float"/>
          <table:table-cell table:formula="of:=STDEV([.Y3:.Y2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38]-[.$H3:.$H238])^2)^0.5" office:value-type="float"/>
          <table:table-cell table:number-matrix-columns-spanned="1" table:number-matrix-rows-spanned="1" table:formula="of:=SUM(([.C3:.C238]-[.$I3:.$I238])^2)^0.5" office:value-type="float"/>
          <table:table-cell table:number-matrix-columns-spanned="1" table:number-matrix-rows-spanned="1" table:formula="of:=SUM(([.D3:.D238]-[.$J3:.$J238])^2)^0.5" office:value-type="float"/>
          <table:table-cell table:number-matrix-columns-spanned="1" table:number-matrix-rows-spanned="1" table:formula="of:=SUM(([.E3:.E238]-[.$K3:.$K238])^2)^0.5" office:value-type="float"/>
          <table:table-cell table:number-matrix-columns-spanned="1" table:number-matrix-rows-spanned="1" table:formula="of:=SUM(([.F3:.F238]-[.$L3:.$L238])^2)^0.5" office:value-type="float"/>
          <table:table-cell table:number-matrix-columns-spanned="1" table:number-matrix-rows-spanned="1" table:formula="of:=SUM(([.G3:.G238]-[.$M3:.$M2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38]=[.$H3:.$H238])" office:value-type="float"/>
          <table:table-cell table:number-matrix-columns-spanned="1" table:number-matrix-rows-spanned="1" table:formula="of:=SUM([.C3:.C238]=[.$I3:.$I238])" office:value-type="float"/>
          <table:table-cell table:number-matrix-columns-spanned="1" table:number-matrix-rows-spanned="1" table:formula="of:=SUM([.D3:.D238]=[.$J3:.$J238])" office:value-type="float"/>
          <table:table-cell table:number-matrix-columns-spanned="1" table:number-matrix-rows-spanned="1" table:formula="of:=SUM([.E3:.E238]=[.$K3:.$K238])" office:value-type="float"/>
          <table:table-cell table:number-matrix-columns-spanned="1" table:number-matrix-rows-spanned="1" table:formula="of:=SUM([.F3:.F238]=[.$L3:.$L238])" office:value-type="float"/>
          <table:table-cell table:number-matrix-columns-spanned="1" table:number-matrix-rows-spanned="1" table:formula="of:=SUM([.G3:.G238]=[.$M3:.$M2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38]&lt;[.$N3:.$N238])" office:value-type="float"/>
          <table:table-cell table:number-matrix-columns-spanned="1" table:number-matrix-rows-spanned="1" table:formula="of:=SUM([.C3:.C238]&lt;[.$O3:.$O238])" office:value-type="float"/>
          <table:table-cell table:number-matrix-columns-spanned="1" table:number-matrix-rows-spanned="1" table:formula="of:=SUM([.D3:.D238]&lt;[.$P3:.$P238])" office:value-type="float"/>
          <table:table-cell table:number-matrix-columns-spanned="1" table:number-matrix-rows-spanned="1" table:formula="of:=SUM([.E3:.E238]&lt;[.$Q3:.$Q238])" office:value-type="float"/>
          <table:table-cell table:number-matrix-columns-spanned="1" table:number-matrix-rows-spanned="1" table:formula="of:=SUM([.F3:.F238]&lt;[.$R3:.$R238])" office:value-type="float"/>
          <table:table-cell table:number-matrix-columns-spanned="1" table:number-matrix-rows-spanned="1" table:formula="of:=SUM([.G3:.G238]&lt;[.$S3:.$S2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38]&gt;[.$N3:.$N238])" office:value-type="float"/>
          <table:table-cell table:number-matrix-columns-spanned="1" table:number-matrix-rows-spanned="1" table:formula="of:=SUM([.C3:.C238]&gt;[.$O3:.$O238])" office:value-type="float"/>
          <table:table-cell table:number-matrix-columns-spanned="1" table:number-matrix-rows-spanned="1" table:formula="of:=SUM([.D3:.D238]&gt;[.$P3:.$P238])" office:value-type="float"/>
          <table:table-cell table:number-matrix-columns-spanned="1" table:number-matrix-rows-spanned="1" table:formula="of:=SUM([.E3:.E238]&gt;[.$Q3:.$Q238])" office:value-type="float"/>
          <table:table-cell table:number-matrix-columns-spanned="1" table:number-matrix-rows-spanned="1" table:formula="of:=SUM([.F3:.F238]&gt;[.$R3:.$R238])" office:value-type="float"/>
          <table:table-cell table:number-matrix-columns-spanned="1" table:number-matrix-rows-spanned="1" table:formula="of:=SUM([.G3:.G238]&gt;[.$S3:.$S2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38]=[.$T3:.$T238])" office:value-type="float"/>
          <table:table-cell table:number-matrix-columns-spanned="1" table:number-matrix-rows-spanned="1" table:formula="of:=SUM([.C3:.C238]=[.$U3:.$U238])" office:value-type="float"/>
          <table:table-cell table:number-matrix-columns-spanned="1" table:number-matrix-rows-spanned="1" table:formula="of:=SUM([.D3:.D238]=[.$V3:.$V238])" office:value-type="float"/>
          <table:table-cell table:number-matrix-columns-spanned="1" table:number-matrix-rows-spanned="1" table:formula="of:=SUM([.E3:.E238]=[.$W3:.$W238])" office:value-type="float"/>
          <table:table-cell table:number-matrix-columns-spanned="1" table:number-matrix-rows-spanned="1" table:formula="of:=SUM([.F3:.F238]=[.$X3:.$X238])" office:value-type="float"/>
          <table:table-cell table:number-matrix-columns-spanned="1" table:number-matrix-rows-spanned="1" table:formula="of:=SUM([.G3:.G238]=[.$Y3:.$Y2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row table:style-name="ro1">
          <table:table-cell office:value-type="string">
            <text:p/>
          </table:table-cell>
          <table:table-cell office:value-type="string">
            <text:p>empty-1/bas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mem</text:p>
          </table:table-cell>
          <table:table-cell office:value-type="string">
            <text:p>ngadded</text:p>
          </table:table-cell>
        </table:table-row>
        <table:table-row table:style-name="ro1">
          <table:table-cell office:value-type="string">
            <text:p>HanoiTower</text:p>
          </table:table-cell>
          <table:table-cell table:formula="of:=AVERAGE([Instances.B3:Instances.B22])" office:value-type="float"/>
          <table:table-cell table:formula="of:=AVERAGE([Instances.C3:Instances.C22])" office:value-type="float"/>
          <table:table-cell table:formula="of:=AVERAGE([Instances.D3:Instances.D22])" office:value-type="float"/>
          <table:table-cell table:formula="of:=AVERAGE([Instances.E3:Instances.E22])" office:value-type="float"/>
          <table:table-cell table:formula="of:=AVERAGE([Instances.F3:Instances.F22])" office:value-type="float"/>
          <table:table-cell table:formula="of:=AVERAGE([Instances.G3:Instances.G22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</table:table-row>
        <table:table-row table:style-name="ro1">
          <table:table-cell office:value-type="string">
            <text:p>Labyrinth</text:p>
          </table:table-cell>
          <table:table-cell table:formula="of:=AVERAGE([Instances.B23:Instances.B42])" office:value-type="float"/>
          <table:table-cell table:formula="of:=AVERAGE([Instances.C23:Instances.C42])" office:value-type="float"/>
          <table:table-cell table:formula="of:=AVERAGE([Instances.D23:Instances.D42])" office:value-type="float"/>
          <table:table-cell table:formula="of:=AVERAGE([Instances.E23:Instances.E42])" office:value-type="float"/>
          <table:table-cell table:formula="of:=AVERAGE([Instances.F23:Instances.F42])" office:value-type="float"/>
          <table:table-cell table:formula="of:=AVERAGE([Instances.G23:Instances.G4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</table:table-row>
        <table:table-row table:style-name="ro1">
          <table:table-cell office:value-type="string">
            <text:p>Nomistery</text:p>
          </table:table-cell>
          <table:table-cell table:formula="of:=AVERAGE([Instances.B43:Instances.B62])" office:value-type="float"/>
          <table:table-cell table:formula="of:=AVERAGE([Instances.C43:Instances.C62])" office:value-type="float"/>
          <table:table-cell table:formula="of:=AVERAGE([Instances.D43:Instances.D62])" office:value-type="float"/>
          <table:table-cell table:formula="of:=AVERAGE([Instances.E43:Instances.E62])" office:value-type="float"/>
          <table:table-cell table:formula="of:=AVERAGE([Instances.F43:Instances.F62])" office:value-type="float"/>
          <table:table-cell table:formula="of:=AVERAGE([Instances.G43:Instances.G62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</table:table-row>
        <table:table-row table:style-name="ro1">
          <table:table-cell office:value-type="string">
            <text:p>RicochetRobots</text:p>
          </table:table-cell>
          <table:table-cell table:formula="of:=AVERAGE([Instances.B63:Instances.B82])" office:value-type="float"/>
          <table:table-cell table:formula="of:=AVERAGE([Instances.C63:Instances.C82])" office:value-type="float"/>
          <table:table-cell table:formula="of:=AVERAGE([Instances.D63:Instances.D82])" office:value-type="float"/>
          <table:table-cell table:formula="of:=AVERAGE([Instances.E63:Instances.E82])" office:value-type="float"/>
          <table:table-cell table:formula="of:=AVERAGE([Instances.F63:Instances.F82])" office:value-type="float"/>
          <table:table-cell table:formula="of:=AVERAGE([Instances.G63:Instances.G8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</table:table-row>
        <table:table-row table:style-name="ro1">
          <table:table-cell office:value-type="string">
            <text:p>Visit-all</text:p>
          </table:table-cell>
          <table:table-cell table:formula="of:=AVERAGE([Instances.B83:Instances.B102])" office:value-type="float"/>
          <table:table-cell table:formula="of:=AVERAGE([Instances.C83:Instances.C102])" office:value-type="float"/>
          <table:table-cell table:formula="of:=AVERAGE([Instances.D83:Instances.D102])" office:value-type="float"/>
          <table:table-cell table:formula="of:=AVERAGE([Instances.E83:Instances.E102])" office:value-type="float"/>
          <table:table-cell table:formula="of:=AVERAGE([Instances.F83:Instances.F102])" office:value-type="float"/>
          <table:table-cell table:formula="of:=AVERAGE([Instances.G83:Instances.G102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</table:table-row>
        <table:table-row table:style-name="ro1">
          <table:table-cell office:value-type="string">
            <text:p>blocks-strips-typed/instances</text:p>
          </table:table-cell>
          <table:table-cell table:formula="of:=AVERAGE([Instances.B103:Instances.B122])" office:value-type="float"/>
          <table:table-cell table:formula="of:=AVERAGE([Instances.C103:Instances.C122])" office:value-type="float"/>
          <table:table-cell table:formula="of:=AVERAGE([Instances.D103:Instances.D122])" office:value-type="float"/>
          <table:table-cell table:formula="of:=AVERAGE([Instances.E103:Instances.E122])" office:value-type="float"/>
          <table:table-cell table:formula="of:=AVERAGE([Instances.F103:Instances.F122])" office:value-type="float"/>
          <table:table-cell table:formula="of:=AVERAGE([Instances.G103:Instances.G122])" office:value-type="float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</table:table-row>
        <table:table-row table:style-name="ro1">
          <table:table-cell office:value-type="string">
            <text:p>depots-strips-automatic/instances</text:p>
          </table:table-cell>
          <table:table-cell table:formula="of:=AVERAGE([Instances.B123:Instances.B140])" office:value-type="float"/>
          <table:table-cell table:formula="of:=AVERAGE([Instances.C123:Instances.C140])" office:value-type="float"/>
          <table:table-cell table:formula="of:=AVERAGE([Instances.D123:Instances.D140])" office:value-type="float"/>
          <table:table-cell table:formula="of:=AVERAGE([Instances.E123:Instances.E140])" office:value-type="float"/>
          <table:table-cell table:formula="of:=AVERAGE([Instances.F123:Instances.F140])" office:value-type="float"/>
          <table:table-cell table:formula="of:=AVERAGE([Instances.G123:Instances.G140])" office:value-type="float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</table:table-row>
        <table:table-row table:style-name="ro1">
          <table:table-cell office:value-type="string">
            <text:p>driverlog-strips-automatic/instances</text:p>
          </table:table-cell>
          <table:table-cell table:formula="of:=AVERAGE([Instances.B141:Instances.B149])" office:value-type="float"/>
          <table:table-cell table:formula="of:=AVERAGE([Instances.C141:Instances.C149])" office:value-type="float"/>
          <table:table-cell table:formula="of:=AVERAGE([Instances.D141:Instances.D149])" office:value-type="float"/>
          <table:table-cell table:formula="of:=AVERAGE([Instances.E141:Instances.E149])" office:value-type="float"/>
          <table:table-cell table:formula="of:=AVERAGE([Instances.F141:Instances.F149])" office:value-type="float"/>
          <table:table-cell table:formula="of:=AVERAGE([Instances.G141:Instances.G149])" office:value-type="float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</table:table-row>
        <table:table-row table:style-name="ro1">
          <table:table-cell office:value-type="string">
            <text:p>elevator-strips-simple-typed/instances</text:p>
          </table:table-cell>
          <table:table-cell table:formula="of:=AVERAGE([Instances.B150:Instances.B169])" office:value-type="float"/>
          <table:table-cell table:formula="of:=AVERAGE([Instances.C150:Instances.C169])" office:value-type="float"/>
          <table:table-cell table:formula="of:=AVERAGE([Instances.D150:Instances.D169])" office:value-type="float"/>
          <table:table-cell table:formula="of:=AVERAGE([Instances.E150:Instances.E169])" office:value-type="float"/>
          <table:table-cell table:formula="of:=AVERAGE([Instances.F150:Instances.F169])" office:value-type="float"/>
          <table:table-cell table:formula="of:=AVERAGE([Instances.G150:Instances.G169])" office:value-type="float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</table:table-row>
        <table:table-row table:style-name="ro1">
          <table:table-cell office:value-type="string">
            <text:p>freecell-strips-typed/instances</text:p>
          </table:table-cell>
          <table:table-cell table:formula="of:=AVERAGE([Instances.B170:Instances.B185])" office:value-type="float"/>
          <table:table-cell table:formula="of:=AVERAGE([Instances.C170:Instances.C185])" office:value-type="float"/>
          <table:table-cell table:formula="of:=AVERAGE([Instances.D170:Instances.D185])" office:value-type="float"/>
          <table:table-cell table:formula="of:=AVERAGE([Instances.E170:Instances.E185])" office:value-type="float"/>
          <table:table-cell table:formula="of:=AVERAGE([Instances.F170:Instances.F185])" office:value-type="float"/>
          <table:table-cell table:formula="of:=AVERAGE([Instances.G170:Instances.G185])" office:value-type="float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</table:table-row>
        <table:table-row table:style-name="ro1">
          <table:table-cell office:value-type="string">
            <text:p>grid-round-2-strips/instances</text:p>
          </table:table-cell>
          <table:table-cell table:formula="of:=AVERAGE([Instances.B186:Instances.B187])" office:value-type="float"/>
          <table:table-cell table:formula="of:=AVERAGE([Instances.C186:Instances.C187])" office:value-type="float"/>
          <table:table-cell table:formula="of:=AVERAGE([Instances.D186:Instances.D187])" office:value-type="float"/>
          <table:table-cell table:formula="of:=AVERAGE([Instances.E186:Instances.E187])" office:value-type="float"/>
          <table:table-cell table:formula="of:=AVERAGE([Instances.F186:Instances.F187])" office:value-type="float"/>
          <table:table-cell table:formula="of:=AVERAGE([Instances.G186:Instances.G187])" office:value-type="float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</table:table-row>
        <table:table-row table:style-name="ro1">
          <table:table-cell office:value-type="string">
            <text:p>gripper-round-1-strips/instances</text:p>
          </table:table-cell>
          <table:table-cell table:formula="of:=AVERAGE([Instances.B188:Instances.B204])" office:value-type="float"/>
          <table:table-cell table:formula="of:=AVERAGE([Instances.C188:Instances.C204])" office:value-type="float"/>
          <table:table-cell table:formula="of:=AVERAGE([Instances.D188:Instances.D204])" office:value-type="float"/>
          <table:table-cell table:formula="of:=AVERAGE([Instances.E188:Instances.E204])" office:value-type="float"/>
          <table:table-cell table:formula="of:=AVERAGE([Instances.F188:Instances.F204])" office:value-type="float"/>
          <table:table-cell table:formula="of:=AVERAGE([Instances.G188:Instances.G204])" office:value-type="float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</table:table-row>
        <table:table-row table:style-name="ro1">
          <table:table-cell office:value-type="string">
            <text:p>logistics-round-1-strips/instances</text:p>
          </table:table-cell>
          <table:table-cell table:formula="of:=AVERAGE([Instances.B205:Instances.B224])" office:value-type="float"/>
          <table:table-cell table:formula="of:=AVERAGE([Instances.C205:Instances.C224])" office:value-type="float"/>
          <table:table-cell table:formula="of:=AVERAGE([Instances.D205:Instances.D224])" office:value-type="float"/>
          <table:table-cell table:formula="of:=AVERAGE([Instances.E205:Instances.E224])" office:value-type="float"/>
          <table:table-cell table:formula="of:=AVERAGE([Instances.F205:Instances.F224])" office:value-type="float"/>
          <table:table-cell table:formula="of:=AVERAGE([Instances.G205:Instances.G224])" office:value-type="float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</table:table-row>
        <table:table-row table:style-name="ro1">
          <table:table-cell office:value-type="string">
            <text:p>mystery-round-1-strips/instances</text:p>
          </table:table-cell>
          <table:table-cell table:formula="of:=AVERAGE([Instances.B225:Instances.B238])" office:value-type="float"/>
          <table:table-cell table:formula="of:=AVERAGE([Instances.C225:Instances.C238])" office:value-type="float"/>
          <table:table-cell table:formula="of:=AVERAGE([Instances.D225:Instances.D238])" office:value-type="float"/>
          <table:table-cell table:formula="of:=AVERAGE([Instances.E225:Instances.E238])" office:value-type="float"/>
          <table:table-cell table:formula="of:=AVERAGE([Instances.F225:Instances.F238])" office:value-type="float"/>
          <table:table-cell table:formula="of:=AVERAGE([Instances.G225:Instances.G238])" office:value-type="float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6])" office:value-type="float"/>
          <table:table-cell table:formula="of:=SUM([.C3:.C16])" office:value-type="float"/>
          <table:table-cell table:formula="of:=SUM([.D3:.D16])" office:value-type="float"/>
          <table:table-cell table:formula="of:=SUM([.E3:.E16])" office:value-type="float"/>
          <table:table-cell table:formula="of:=SUM([.F3:.F16])" office:value-type="float"/>
          <table:table-cell table:formula="of:=SUM([.G3:.G16])" office:value-type="float"/>
          <table:table-cell table:formula="of:=SUM([.H3:.H16])" office:value-type="float"/>
          <table:table-cell table:formula="of:=SUM([.I3:.I16])" office:value-type="float"/>
          <table:table-cell table:formula="of:=SUM([.J3:.J16])" office:value-type="float"/>
          <table:table-cell table:formula="of:=SUM([.K3:.K16])" office:value-type="float"/>
          <table:table-cell table:formula="of:=SUM([.L3:.L16])" office:value-type="float"/>
          <table:table-cell table:formula="of:=SUM([.M3:.M16])" office:value-type="float"/>
          <table:table-cell table:formula="of:=SUM([.N3:.N16])" office:value-type="float"/>
          <table:table-cell table:formula="of:=SUM([.O3:.O16])" office:value-type="float"/>
          <table:table-cell table:formula="of:=SUM([.P3:.P16])" office:value-type="float"/>
          <table:table-cell table:formula="of:=SUM([.Q3:.Q16])" office:value-type="float"/>
          <table:table-cell table:formula="of:=SUM([.R3:.R16])" office:value-type="float"/>
          <table:table-cell table:formula="of:=SUM([.S3:.S16])" office:value-type="float"/>
          <table:table-cell table:formula="of:=SUM([.T3:.T16])" office:value-type="float"/>
          <table:table-cell table:formula="of:=SUM([.U3:.U16])" office:value-type="float"/>
          <table:table-cell table:formula="of:=SUM([.V3:.V16])" office:value-type="float"/>
          <table:table-cell table:formula="of:=SUM([.W3:.W16])" office:value-type="float"/>
          <table:table-cell table:formula="of:=SUM([.X3:.X16])" office:value-type="float"/>
          <table:table-cell table:formula="of:=SUM([.Y3:.Y16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6])" office:value-type="float"/>
          <table:table-cell table:formula="of:=AVERAGE([.C3:.C16])" office:value-type="float"/>
          <table:table-cell table:formula="of:=AVERAGE([.D3:.D16])" office:value-type="float"/>
          <table:table-cell table:formula="of:=AVERAGE([.E3:.E16])" office:value-type="float"/>
          <table:table-cell table:formula="of:=AVERAGE([.F3:.F16])" office:value-type="float"/>
          <table:table-cell table:formula="of:=AVERAGE([.G3:.G16])" office:value-type="float"/>
          <table:table-cell table:formula="of:=AVERAGE([.H3:.H16])" office:value-type="float"/>
          <table:table-cell table:formula="of:=AVERAGE([.I3:.I16])" office:value-type="float"/>
          <table:table-cell table:formula="of:=AVERAGE([.J3:.J16])" office:value-type="float"/>
          <table:table-cell table:formula="of:=AVERAGE([.K3:.K16])" office:value-type="float"/>
          <table:table-cell table:formula="of:=AVERAGE([.L3:.L16])" office:value-type="float"/>
          <table:table-cell table:formula="of:=AVERAGE([.M3:.M16])" office:value-type="float"/>
          <table:table-cell table:formula="of:=AVERAGE([.N3:.N16])" office:value-type="float"/>
          <table:table-cell table:formula="of:=AVERAGE([.O3:.O16])" office:value-type="float"/>
          <table:table-cell table:formula="of:=AVERAGE([.P3:.P16])" office:value-type="float"/>
          <table:table-cell table:formula="of:=AVERAGE([.Q3:.Q16])" office:value-type="float"/>
          <table:table-cell table:formula="of:=AVERAGE([.R3:.R16])" office:value-type="float"/>
          <table:table-cell table:formula="of:=AVERAGE([.S3:.S16])" office:value-type="float"/>
          <table:table-cell table:formula="of:=AVERAGE([.T3:.T16])" office:value-type="float"/>
          <table:table-cell table:formula="of:=AVERAGE([.U3:.U16])" office:value-type="float"/>
          <table:table-cell table:formula="of:=AVERAGE([.V3:.V16])" office:value-type="float"/>
          <table:table-cell table:formula="of:=AVERAGE([.W3:.W16])" office:value-type="float"/>
          <table:table-cell table:formula="of:=AVERAGE([.X3:.X16])" office:value-type="float"/>
          <table:table-cell table:formula="of:=AVERAGE([.Y3:.Y16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6])" office:value-type="float"/>
          <table:table-cell table:formula="of:=STDEV([.C3:.C16])" office:value-type="float"/>
          <table:table-cell table:formula="of:=STDEV([.D3:.D16])" office:value-type="float"/>
          <table:table-cell table:formula="of:=STDEV([.E3:.E16])" office:value-type="float"/>
          <table:table-cell table:formula="of:=STDEV([.F3:.F16])" office:value-type="float"/>
          <table:table-cell table:formula="of:=STDEV([.G3:.G16])" office:value-type="float"/>
          <table:table-cell table:formula="of:=STDEV([.H3:.H16])" office:value-type="float"/>
          <table:table-cell table:formula="of:=STDEV([.I3:.I16])" office:value-type="float"/>
          <table:table-cell table:formula="of:=STDEV([.J3:.J16])" office:value-type="float"/>
          <table:table-cell table:formula="of:=STDEV([.K3:.K16])" office:value-type="float"/>
          <table:table-cell table:formula="of:=STDEV([.L3:.L16])" office:value-type="float"/>
          <table:table-cell table:formula="of:=STDEV([.M3:.M16])" office:value-type="float"/>
          <table:table-cell table:formula="of:=STDEV([.N3:.N16])" office:value-type="float"/>
          <table:table-cell table:formula="of:=STDEV([.O3:.O16])" office:value-type="float"/>
          <table:table-cell table:formula="of:=STDEV([.P3:.P16])" office:value-type="float"/>
          <table:table-cell table:formula="of:=STDEV([.Q3:.Q16])" office:value-type="float"/>
          <table:table-cell table:formula="of:=STDEV([.R3:.R16])" office:value-type="float"/>
          <table:table-cell table:formula="of:=STDEV([.S3:.S16])" office:value-type="float"/>
          <table:table-cell table:formula="of:=STDEV([.T3:.T16])" office:value-type="float"/>
          <table:table-cell table:formula="of:=STDEV([.U3:.U16])" office:value-type="float"/>
          <table:table-cell table:formula="of:=STDEV([.V3:.V16])" office:value-type="float"/>
          <table:table-cell table:formula="of:=STDEV([.W3:.W16])" office:value-type="float"/>
          <table:table-cell table:formula="of:=STDEV([.X3:.X16])" office:value-type="float"/>
          <table:table-cell table:formula="of:=STDEV([.Y3:.Y16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6]-[.$H3:.$H16])^2)^0.5" office:value-type="float"/>
          <table:table-cell table:number-matrix-columns-spanned="1" table:number-matrix-rows-spanned="1" table:formula="of:=SUM(([.C3:.C16]-[.$I3:.$I16])^2)^0.5" office:value-type="float"/>
          <table:table-cell table:number-matrix-columns-spanned="1" table:number-matrix-rows-spanned="1" table:formula="of:=SUM(([.D3:.D16]-[.$J3:.$J16])^2)^0.5" office:value-type="float"/>
          <table:table-cell table:number-matrix-columns-spanned="1" table:number-matrix-rows-spanned="1" table:formula="of:=SUM(([.E3:.E16]-[.$K3:.$K16])^2)^0.5" office:value-type="float"/>
          <table:table-cell table:number-matrix-columns-spanned="1" table:number-matrix-rows-spanned="1" table:formula="of:=SUM(([.F3:.F16]-[.$L3:.$L16])^2)^0.5" office:value-type="float"/>
          <table:table-cell table:number-matrix-columns-spanned="1" table:number-matrix-rows-spanned="1" table:formula="of:=SUM(([.G3:.G16]-[.$M3:.$M16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6]=[.$H3:.$H16])" office:value-type="float"/>
          <table:table-cell table:number-matrix-columns-spanned="1" table:number-matrix-rows-spanned="1" table:formula="of:=SUM([.C3:.C16]=[.$I3:.$I16])" office:value-type="float"/>
          <table:table-cell table:number-matrix-columns-spanned="1" table:number-matrix-rows-spanned="1" table:formula="of:=SUM([.D3:.D16]=[.$J3:.$J16])" office:value-type="float"/>
          <table:table-cell table:number-matrix-columns-spanned="1" table:number-matrix-rows-spanned="1" table:formula="of:=SUM([.E3:.E16]=[.$K3:.$K16])" office:value-type="float"/>
          <table:table-cell table:number-matrix-columns-spanned="1" table:number-matrix-rows-spanned="1" table:formula="of:=SUM([.F3:.F16]=[.$L3:.$L16])" office:value-type="float"/>
          <table:table-cell table:number-matrix-columns-spanned="1" table:number-matrix-rows-spanned="1" table:formula="of:=SUM([.G3:.G16]=[.$M3:.$M16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6]&lt;[.$N3:.$N16])" office:value-type="float"/>
          <table:table-cell table:number-matrix-columns-spanned="1" table:number-matrix-rows-spanned="1" table:formula="of:=SUM([.C3:.C16]&lt;[.$O3:.$O16])" office:value-type="float"/>
          <table:table-cell table:number-matrix-columns-spanned="1" table:number-matrix-rows-spanned="1" table:formula="of:=SUM([.D3:.D16]&lt;[.$P3:.$P16])" office:value-type="float"/>
          <table:table-cell table:number-matrix-columns-spanned="1" table:number-matrix-rows-spanned="1" table:formula="of:=SUM([.E3:.E16]&lt;[.$Q3:.$Q16])" office:value-type="float"/>
          <table:table-cell table:number-matrix-columns-spanned="1" table:number-matrix-rows-spanned="1" table:formula="of:=SUM([.F3:.F16]&lt;[.$R3:.$R16])" office:value-type="float"/>
          <table:table-cell table:number-matrix-columns-spanned="1" table:number-matrix-rows-spanned="1" table:formula="of:=SUM([.G3:.G16]&lt;[.$S3:.$S16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6]&gt;[.$N3:.$N16])" office:value-type="float"/>
          <table:table-cell table:number-matrix-columns-spanned="1" table:number-matrix-rows-spanned="1" table:formula="of:=SUM([.C3:.C16]&gt;[.$O3:.$O16])" office:value-type="float"/>
          <table:table-cell table:number-matrix-columns-spanned="1" table:number-matrix-rows-spanned="1" table:formula="of:=SUM([.D3:.D16]&gt;[.$P3:.$P16])" office:value-type="float"/>
          <table:table-cell table:number-matrix-columns-spanned="1" table:number-matrix-rows-spanned="1" table:formula="of:=SUM([.E3:.E16]&gt;[.$Q3:.$Q16])" office:value-type="float"/>
          <table:table-cell table:number-matrix-columns-spanned="1" table:number-matrix-rows-spanned="1" table:formula="of:=SUM([.F3:.F16]&gt;[.$R3:.$R16])" office:value-type="float"/>
          <table:table-cell table:number-matrix-columns-spanned="1" table:number-matrix-rows-spanned="1" table:formula="of:=SUM([.G3:.G16]&gt;[.$S3:.$S16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6]=[.$T3:.$T16])" office:value-type="float"/>
          <table:table-cell table:number-matrix-columns-spanned="1" table:number-matrix-rows-spanned="1" table:formula="of:=SUM([.C3:.C16]=[.$U3:.$U16])" office:value-type="float"/>
          <table:table-cell table:number-matrix-columns-spanned="1" table:number-matrix-rows-spanned="1" table:formula="of:=SUM([.D3:.D16]=[.$V3:.$V16])" office:value-type="float"/>
          <table:table-cell table:number-matrix-columns-spanned="1" table:number-matrix-rows-spanned="1" table:formula="of:=SUM([.E3:.E16]=[.$W3:.$W16])" office:value-type="float"/>
          <table:table-cell table:number-matrix-columns-spanned="1" table:number-matrix-rows-spanned="1" table:formula="of:=SUM([.F3:.F16]=[.$X3:.$X16])" office:value-type="float"/>
          <table:table-cell table:number-matrix-columns-spanned="1" table:number-matrix-rows-spanned="1" table:formula="of:=SUM([.G3:.G16]=[.$Y3:.$Y16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